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6.6979in" fo:margin-left="0in" fo:margin-right="-0.0049in" table:align="margins"/>
    </style:style>
    <style:style style:name="categories.A" style:family="table-column">
      <style:table-column-properties style:column-width="1.5625in" style:rel-column-width="15288*"/>
    </style:style>
    <style:style style:name="categories.B" style:family="table-column">
      <style:table-column-properties style:column-width="5.1354in" style:rel-column-width="50247*"/>
    </style:style>
    <style:style style:name="categories.A1" style:family="table-cell">
      <style:table-cell-properties fo:padding="0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0"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text-properties fo:font-style="normal" style:font-style-asian="normal" style:font-style-complex="normal"/>
    </style:style>
    <style:style style:name="P12" style:family="paragraph" style:parent-style-name="First_20_line_20_indent">
      <style:paragraph-properties>
        <style:tab-stops>
          <style:tab-stop style:position="2.2083in"/>
        </style:tab-stops>
      </style:paragraph-properties>
      <style:text-properties fo:font-style="normal" style:font-style-asian="normal" style:font-style-complex="normal"/>
    </style:style>
    <style:style style:name="P13" style:family="paragraph" style:parent-style-name="First_20_line_20_indent">
      <style:text-properties fo:font-style="normal" fo:font-weight="normal" style:font-style-asian="normal" style:font-weight-asian="normal" style:font-style-complex="normal" style:font-weight-complex="normal"/>
    </style:style>
    <style:style style:name="P14" style:family="paragraph" style:parent-style-name="First_20_line_20_indent">
      <style:text-properties style:text-underline-style="none" fo:font-weight="normal" style:font-weight-asian="normal" style:font-weight-complex="normal"/>
    </style:style>
    <style:style style:name="P15" style:family="paragraph" style:parent-style-name="First_20_line_20_indent">
      <style:text-properties fo:font-style="italic" style:font-style-asian="italic" style:font-style-complex="italic"/>
    </style:style>
    <style:style style:name="P16" style:family="paragraph" style:parent-style-name="First_20_line_20_indent">
      <style:paragraph-properties>
        <style:tab-stops>
          <style:tab-stop style:position="2.2083in"/>
        </style:tab-stops>
      </style:paragraph-properties>
      <style:text-properties fo:font-style="italic" style:font-style-asian="italic" style:font-style-complex="italic"/>
    </style:style>
    <style:style style:name="P17" style:family="paragraph" style:parent-style-name="First_20_line_20_indent">
      <style:text-properties fo:font-style="italic" fo:font-weight="normal" style:font-style-asian="italic" style:font-weight-asian="normal" style:font-style-complex="italic" style:font-weight-complex="normal"/>
    </style:style>
    <style:style style:name="P18" style:family="paragraph" style:parent-style-name="First_20_line_20_indent">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19"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20" style:family="paragraph" style:parent-style-name="First_20_line_20_indent">
      <style:paragraph-properties>
        <style:tab-stops>
          <style:tab-stop style:position="2.2083in"/>
        </style:tab-stops>
      </style:paragraph-properties>
      <style:text-properties fo:font-style="italic" style:text-underline-style="none" fo:font-weight="normal" style:font-style-asian="italic" style:font-weight-asian="normal" style:font-style-complex="italic" style:font-weight-complex="normal"/>
    </style:style>
    <style:style style:name="P21" style:family="paragraph" style:parent-style-name="First_20_line_20_indent">
      <style:text-properties fo:font-weight="normal" style:font-weight-asian="normal" style:font-weight-complex="normal"/>
    </style:style>
    <style:style style:name="P22" style:family="paragraph" style:parent-style-name="First_20_line_20_indent">
      <style:paragraph-properties>
        <style:tab-stops>
          <style:tab-stop style:position="2.2083in"/>
        </style:tab-stops>
      </style:paragraph-properties>
    </style:style>
    <style:style style:name="P23" style:family="paragraph" style:parent-style-name="Standard">
      <style:text-properties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fo:font-style="italic" style:text-underline-style="none" fo:font-weight="normal" style:font-style-asian="italic" style:font-weight-asian="normal" style:font-style-complex="italic" style:font-weight-complex="normal"/>
    </style:style>
    <style:style style:name="P25" style:family="paragraph" style:parent-style-name="Quotations">
      <style:text-properties fo:font-style="normal" style:font-style-asian="normal" style:font-style-complex="normal"/>
    </style:style>
    <style:style style:name="P26" style:family="paragraph" style:parent-style-name="Quotations">
      <style:text-properties fo:font-weight="normal" style:font-weight-asian="normal" style:font-weight-complex="normal"/>
    </style:style>
    <style:style style:name="P27" style:family="paragraph" style:parent-style-name="Quotations">
      <style:text-properties fo:font-style="italic" fo:font-weight="normal" style:font-style-asian="italic" style:font-weight-asian="normal" style:font-style-complex="italic" style:font-weight-complex="normal"/>
    </style:style>
    <style:style style:name="P28" style:family="paragraph" style:parent-style-name="Index">
      <style:text-properties fo:font-style="normal" style:font-style-asian="normal" style:font-style-complex="normal"/>
    </style:style>
    <style:style style:name="P29" style:family="paragraph" style:parent-style-name="First_20_line_20_indent">
      <style:paragraph-properties fo:margin-left="0in" fo:margin-right="0in" fo:text-indent="0.1965in" style:auto-text-indent="false"/>
      <style:text-properties fo:font-style="normal" style:text-underline-style="none" fo:font-weight="normal" style:font-style-asian="normal" style:font-weight-asian="normal" style:font-style-complex="normal" style:font-weight-complex="normal"/>
    </style:style>
    <style:style style:name="P30" style:family="paragraph" style:parent-style-name="Text_20_body" style:list-style-name="L1">
      <style:text-properties fo:font-style="normal" style:font-style-asian="normal" style:font-style-complex="normal"/>
    </style:style>
    <style:style style:name="P31" style:family="paragraph" style:parent-style-name="Text_20_body" style:list-style-name="L4"/>
    <style:style style:name="P32" style:family="paragraph" style:parent-style-name="Text_20_body" style:list-style-name="L7"/>
    <style:style style:name="P33" style:family="paragraph" style:parent-style-name="Heading_20_1">
      <style:paragraph-properties fo:break-before="page"/>
    </style:style>
    <style:style style:name="P34"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35" style:family="paragraph" style:parent-style-name="Heading_20_1">
      <style:paragraph-properties fo:break-before="page"/>
      <style:text-properties fo:font-style="normal" style:font-style-asian="normal" style:font-style-complex="normal"/>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Heading_20_2">
      <style:text-properties fo:font-style="italic" style:text-underline-style="none" fo:font-weight="bold" style:font-style-asian="italic" style:font-weight-asian="bold" style:font-style-complex="italic" style:font-weight-complex="bold"/>
    </style:style>
    <style:style style:name="P38" style:family="paragraph" style:parent-style-name="Heading_20_2">
      <style:text-properties fo:font-style="italic" style:font-style-asian="italic" style:font-style-complex="italic"/>
    </style:style>
    <style:style style:name="P39" style:family="paragraph" style:parent-style-name="Heading_20_2">
      <style:text-properties style:text-underline-style="none"/>
    </style:style>
    <style:style style:name="P40" style:family="paragraph" style:parent-style-name="Heading_20_2">
      <style:text-properties fo:font-weight="bold" style:font-weight-asian="bold" style:font-weight-complex="bold"/>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First_20_line_20_indent" style:list-style-name="L2"/>
    <style:style style:name="P43" style:family="paragraph" style:parent-style-name="First_20_line_20_indent" style:list-style-name="L3"/>
    <style:style style:name="P44" style:family="paragraph" style:parent-style-name="First_20_line_20_indent" style:list-style-name="L5"/>
    <style:style style:name="P45"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6" style:family="paragraph" style:parent-style-name="First_20_line_20_indent" style:list-style-name="L6">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7" style:family="paragraph" style:parent-style-name="First_20_line_20_indent" style:list-style-name="L8">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8" style:family="paragraph" style:parent-style-name="First_20_line_20_indent" style:list-style-name="L9">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9" style:family="paragraph" style:parent-style-name="First_20_line_20_indent" style:list-style-name="L11">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50" style:family="paragraph" style:parent-style-name="First_20_line_20_indent" style:list-style-name="L10"/>
    <style:style style:name="P51" style:family="paragraph" style:parent-style-name="First_20_line_20_indent" style:list-style-name="L12"/>
    <style:style style:name="P52" style:family="paragraph" style:parent-style-name="First_20_line_20_indent">
      <style:paragraph-properties>
        <style:tab-stops>
          <style:tab-stop style:position="2.2083in"/>
        </style:tab-stops>
      </style:paragraph-properties>
      <style:text-properties fo:font-style="italic" style:text-underline-style="none" fo:font-weight="normal" style:font-style-asian="italic" style:font-weight-asian="normal" style:font-style-complex="italic" style:font-weight-complex="normal"/>
    </style:style>
    <style:style style:name="P53" style:family="paragraph" style:parent-style-name="First_20_line_20_indent">
      <style:paragraph-properties>
        <style:tab-stops>
          <style:tab-stop style:position="2.2083in"/>
        </style:tab-stops>
      </style:paragraph-properties>
    </style:style>
    <style:style style:name="P54" style:family="paragraph" style:parent-style-name="First_20_line_20_indent">
      <style:paragraph-properties fo:margin-left="0in" fo:margin-right="0in" fo:text-indent="0in" style:auto-text-indent="false"/>
    </style:style>
    <style:style style:name="P55" style:family="paragraph" style:parent-style-name="Quotations" style:list-style-name="L2"/>
    <style:style style:name="P56" style:family="paragraph" style:parent-style-name="Heading_20_3">
      <style:text-properties fo:font-size="13pt" fo:font-style="italic" style:font-size-asian="13pt" style:font-style-asian="italic" style:font-size-complex="13pt" style:font-style-complex="italic"/>
    </style:style>
    <style:style style:name="P57" style:family="paragraph" style:parent-style-name="Heading_20_3">
      <style:text-properties fo:font-style="italic" fo:font-weight="bold" style:font-style-asian="italic" style:font-weight-asian="bold" style:font-style-complex="italic" style:font-weight-complex="bold"/>
    </style:style>
    <style:style style:name="P58" style:family="paragraph" style:parent-style-name="Heading_20_3">
      <style:text-properties fo:font-style="italic" style:font-style-asian="italic" style:font-style-complex="italic"/>
    </style:style>
    <style:style style:name="P59" style:family="paragraph" style:parent-style-name="Heading_20_3">
      <style:text-properties fo:font-style="italic" style:text-underline-style="none" fo:font-weight="bold" style:font-style-asian="italic" style:font-weight-asian="bold" style:font-style-complex="italic" style:font-weight-complex="bold"/>
    </style:style>
    <style:style style:name="P60" style:family="paragraph" style:parent-style-name="Heading_20_3">
      <style:text-properties fo:font-weight="bold" style:font-weight-asian="bold" style:font-weight-complex="bold"/>
    </style:style>
    <style:style style:name="P61" style:family="paragraph" style:parent-style-name="Heading_20_3">
      <style:text-properties style:text-underline-style="none"/>
    </style:style>
    <style:style style:name="P62" style:family="paragraph" style:parent-style-name="Heading_20_3">
      <style:text-properties style:text-underline-style="none" fo:font-weight="bold" style:font-weight-asian="bold" style:font-weight-complex="bold"/>
    </style:style>
    <style:style style:name="P6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style:language-asian="ja" style:country-asian="JP"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none"/>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style:language-asian="ja" style:country-asian="JP"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language="en" fo:country="GB"/>
    </style:style>
    <style:style style:name="T24" style:family="text">
      <style:text-properties style:font-name="Times New Roman" fo:font-style="normal" style:text-underline-style="none" fo:font-weight="bold" style:font-style-asian="normal" style:font-weight-asian="bold" style:font-style-complex="normal" style:font-weight-complex="bold"/>
    </style:style>
    <style:style style:name="T25" style:family="text">
      <style:text-properties style:font-name="Times New Roman" fo:font-style="normal" style:text-underline-style="none" fo:font-weight="normal" style:font-style-asian="normal" style:font-weight-asian="normal" style:font-style-complex="normal" style:font-weight-complex="normal"/>
    </style:style>
    <style:style style:name="T26" style:family="text">
      <style:text-properties style:font-name="Times New Roman" fo:font-style="normal" style:text-underline-style="none" fo:font-weight="normal" style:language-asian="ja" style:country-asian="JP" style:font-style-asian="normal" style:font-weight-asian="normal" style:font-style-complex="normal" style:font-weight-complex="normal"/>
    </style:style>
    <style:style style:name="T27" style:family="text">
      <style:text-properties style:font-name="Times New Roman" fo:font-style="normal" style:text-underline-style="none" style:font-style-asian="normal" style:font-style-complex="normal"/>
    </style:style>
    <style:style style:name="T28" style:family="text">
      <style:text-properties style:font-name="Times New Roman" fo:font-style="normal" style:text-underline-style="none" style:language-asian="ja" style:country-asian="JP" style:font-style-asian="normal" style:font-style-complex="normal"/>
    </style:style>
    <style:style style:name="T29" style:family="text">
      <style:text-properties style:font-name="Times New Roman" style:text-underline-style="none"/>
    </style:style>
    <style:style style:name="T30" style:family="text">
      <style:text-properties style:font-name="Times New Roman" style:text-underline-style="none" fo:font-weight="bold" style:font-weight-asian="bold" style:font-weight-complex="bold"/>
    </style:style>
    <style:style style:name="T31" style:family="text">
      <style:text-properties style:font-name="Times New Roman" style:text-underline-style="none" fo:font-weight="normal" style:language-asian="ja" style:country-asian="JP" style:font-weight-asian="normal" style:font-weight-complex="normal"/>
    </style:style>
    <style:style style:name="T32" style:family="text">
      <style:text-properties style:font-name="Times New Roman" style:text-underline-style="none" style:language-asian="ja" style:country-asian="JP"/>
    </style:style>
    <style:style style:name="T33" style:family="text">
      <style:text-properties style:font-name="Times New Roman" fo:font-style="italic" style:text-underline-style="none" fo:font-weight="normal" style:font-style-asian="italic" style:font-weight-asian="normal" style:font-style-complex="italic" style:font-weight-complex="normal"/>
    </style:style>
    <style:style style:name="T34" style:family="text">
      <style:text-properties style:font-name="Times New Roman" fo:font-style="italic" style:text-underline-style="none" fo:font-weight="normal" style:language-asian="ja" style:country-asian="JP" style:font-style-asian="italic" style:font-weight-asian="normal" style:font-style-complex="italic" style:font-weight-complex="normal"/>
    </style:style>
    <style:style style:name="T35" style:family="text">
      <style:text-properties style:font-name="Times New Roman" fo:font-style="italic" style:text-underline-style="none" style:font-style-asian="italic" style:font-style-complex="italic"/>
    </style:style>
    <style:style style:name="T36" style:family="text">
      <style:text-properties style:font-name="Times New Roman" fo:font-style="italic" style:text-underline-style="none" style:language-asian="ja" style:country-asian="JP" style:font-style-asian="italic" style:font-style-complex="italic"/>
    </style:style>
    <style:style style:name="T37" style:family="text">
      <style:text-properties style:font-name="Arial" fo:font-style="italic" style:text-underline-style="none" style:font-style-asian="italic" style:font-style-complex="italic"/>
    </style:style>
    <style:style style:name="T38" style:family="text">
      <style:text-properties style:font-name="Arial" fo:font-style="italic" style:text-underline-style="none" style:language-asian="ja" style:country-asian="JP" style:font-style-asian="italic" style:font-style-complex="italic"/>
    </style:style>
    <style:style style:name="T39" style:family="text">
      <style:text-properties style:font-name="Arial" style:text-underline-style="none" style:language-asian="ja" style:country-asian="JP"/>
    </style:style>
    <style:style style:name="T40" style:family="text">
      <style:text-properties style:font-name="Arial" fo:font-style="normal" style:text-underline-style="none" style:language-asian="ja" style:country-asian="JP" style:font-style-asian="normal" style:font-style-complex="normal"/>
    </style:style>
    <style:style style:name="T41" style:family="text">
      <style:text-properties style:font-name="Times New Roman" fo:font-style="normal" style:text-underline-style="none" style:language-asian="ja" style:country-asian="JP" style:font-style-asian="normal" style:font-style-complex="normal"/>
    </style:style>
    <style:style style:name="T42" style:family="text">
      <style:text-properties style:font-name="Times New Roman" fo:font-style="italic" style:text-underline-style="none" style:language-asian="ja" style:country-asian="JP"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gittarius Users' Reference</text:p>
      <text:p text:style-name="Subtitle">version 0.1.4</text:p>
      <text:p text:style-name="Text_20_body">This document is a manual for Sagittarius, a Mostly R6RS Scheme implementation. This is for version 0.1.4.</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36"><text:s/>1 Introduction<text:tab/>3</text:p>
          <text:p text:style-name="P41"><text:s/>1.1 Overview of Sagittarius<text:tab/>3</text:p>
          <text:p text:style-name="P41"><text:s/>1.2 Notations<text:tab/>3</text:p>
          <text:p text:style-name="P36"><text:s/>2 Programming in Sagittarius<text:tab/>5</text:p>
          <text:p text:style-name="P41"><text:s/>2.1 Invoking sash<text:tab/>5</text:p>
          <text:p text:style-name="P41"><text:s/>2.2 Writing Scheme scripts<text:tab/>5</text:p>
          <text:p text:style-name="P36"><text:s/>3 Libraries<text:tab/>6</text:p>
          <text:p text:style-name="P41"><text:s/>3.1 (rnrs (6))<text:tab/>6</text:p>
          <text:p text:style-name="P41"><text:s/>3.2 (rnrs base (6))<text:tab/>6</text:p>
          <text:p text:style-name="P63"><text:s/>3.2.1 Variable definitions<text:tab/>7</text:p>
          <text:p text:style-name="P63"><text:s/>3.2.2 Syntax definitions<text:tab/>7</text:p>
          <text:p text:style-name="P63"><text:s/>3.2.3 Quotation<text:tab/>7</text:p>
          <text:p text:style-name="P63"><text:s/>3.2.4 Procedures<text:tab/>8</text:p>
          <text:p text:style-name="P63"><text:s/>3.2.5 Conditionals<text:tab/>9</text:p>
          <text:p text:style-name="P63"><text:s/>3.2.6 Assignment<text:tab/>9</text:p>
          <text:p text:style-name="P63"><text:s/>3.2.7 Derived conditionals<text:tab/>9</text:p>
          <text:p text:style-name="P63"><text:s/>3.2.8 Binding constructs<text:tab/>10</text:p>
          <text:p text:style-name="P63"><text:s/>3.2.9 Sequencing<text:tab/>12</text:p>
          <text:p text:style-name="P63"><text:s/>3.2.10 Equivalence predicates<text:tab/>12</text:p>
          <text:p text:style-name="P63"><text:s/>3.2.11 Procedure predicate<text:tab/>13</text:p>
          <text:p text:style-name="P63"><text:s/>3.2.12 Numerical type predicates<text:tab/>13</text:p>
          <text:p text:style-name="P63"><text:s/>3.2.13 Generic conversion<text:tab/>13</text:p>
          <text:p text:style-name="P63"><text:s/>3.2.14 Arithmetic operations<text:tab/>14</text:p>
          <text:p text:style-name="P63"><text:s/>3.2.15 Numerical input and output<text:tab/>16</text:p>
          <text:p text:style-name="P63"><text:s/>3.2.16 Booleans<text:tab/>17</text:p>
          <text:p text:style-name="P63"><text:s/>3.2.17 Pairs and lists<text:tab/>17</text:p>
          <text:p text:style-name="P63"><text:s/>3.2.18 Symbols<text:tab/>19</text:p>
          <text:p text:style-name="P63"><text:s/>3.2.19 Characters<text:tab/>19</text:p>
          <text:p text:style-name="P63"><text:s/>3.2.20 Strings<text:tab/>19</text:p>
          <text:p text:style-name="P63"><text:s/>3.2.21 Vectors<text:tab/>20</text:p>
          <text:p text:style-name="P63"><text:s/>3.2.22 Errors and violations<text:tab/>22</text:p>
          <text:p text:style-name="P63"><text:s/>3.2.23 Control features<text:tab/>22</text:p>
          <text:p text:style-name="P63"><text:s/>3.2.24 Iteration<text:tab/>23</text:p>
          <text:p text:style-name="P63"><text:s/>3.2.25 Quasiquote<text:tab/>23</text:p>
          <text:p text:style-name="P63"><text:s/>3.2.26 Binding constructs for syntactic keywords<text:tab/>23</text:p>
          <text:p text:style-name="P63"><text:s/>3.2.27 Macro transformers<text:tab/>24</text:p>
          <text:p text:style-name="P41"><text:s/>3.3 (rnrs unicode (6))<text:tab/>25</text:p>
          <text:p text:style-name="P63"><text:s/>3.3.1 Characters<text:tab/>25</text:p>
          <text:p text:style-name="P63"><text:s/>3.3.2 Strings<text:tab/>26</text:p>
          <text:p text:style-name="P41"><text:s/>3.4 (rnrs bytevectors (6)<text:tab/>27</text:p>
          <text:p text:style-name="P63"><text:s/>3.4.1 General operations<text:tab/>27</text:p>
          <text:p text:style-name="P63"><text:s/>3.4.2 Operation on bytes and octets<text:tab/>28</text:p>
          <text:p text:style-name="P63"><text:soft-page-break/><text:s/>3.4.3 Operations on integers of arbitary size<text:tab/>29</text:p>
          <text:p text:style-name="P63"><text:s/>3.4.4 Operation on 16-bit integers<text:tab/>30</text:p>
          <text:p text:style-name="P63"><text:s/>3.4.5 Operation on 32-bit integers<text:tab/>30</text:p>
          <text:p text:style-name="P63"><text:s/>3.4.6 Operation on 64-bit integers<text:tab/>31</text:p>
          <text:p text:style-name="P63"><text:s/>3.4.7 Operation on IEEE-754 representations<text:tab/>31</text:p>
          <text:p text:style-name="P63"><text:s/>3.4.8 Operation on strings<text:tab/>32</text:p>
          <text:p text:style-name="P41"><text:s/>3.5 (rnrs lists (6))<text:tab/>33</text:p>
          <text:p text:style-name="P41"><text:s/>3.6 (rnrs sorting (6)<text:tab/>35</text:p>
          <text:p text:style-name="P41"><text:s/>3.7 (rnrs control (6))<text:tab/>35</text:p>
          <text:p text:style-name="P41"><text:s/>3.8 (rnrs records syntactic (6))<text:tab/>37</text:p>
          <text:p text:style-name="P41"><text:s/>3.9 (rnrs records procedural (6))<text:tab/>42</text:p>
          <text:p text:style-name="P41"><text:s/>3.10 (rnrs records inspection (6))<text:tab/>45</text:p>
          <text:p text:style-name="P41"><text:s/>3.11 (rnrs exceptions (6))<text:tab/>45</text:p>
          <text:p text:style-name="P41"><text:s/>3.12 (rnrs conditions (6))<text:tab/>46</text:p>
          <text:p text:style-name="P63"><text:s/>3.12.1 Standard condition types<text:tab/>47</text:p>
          <text:p text:style-name="P41"><text:s/>3.13 (rnrs io ports) and (rnrs io simple)<text:tab/>49</text:p>
          <text:p text:style-name="P63"><text:s/>3.13.1 Condition types<text:tab/>49</text:p>
          <text:p text:style-name="P63"><text:s/>3.13.2 Filename<text:tab/>50</text:p>
          <text:p text:style-name="P63"><text:s/>3.13.3 Buffer modes<text:tab/>50</text:p>
          <text:p text:style-name="P63"><text:s/>3.13.4 Transcoders<text:tab/>50</text:p>
          <text:p text:style-name="P63"><text:s/>3.13.5 End-of-file object<text:tab/>52</text:p>
          <text:p text:style-name="P63"><text:s/>3.13.6 Input and output ports<text:tab/>52</text:p>
          <text:p text:style-name="P63"><text:s/>3.13.7 Input ports<text:tab/>53</text:p>
          <text:p text:style-name="P63"><text:s/>3.13.8 Binary input<text:tab/>55</text:p>
          <text:p text:style-name="P63"><text:s/>3.13.9 Textual Input<text:tab/>55</text:p>
          <text:p text:style-name="P63"><text:s/>3.13.10 Output ports<text:tab/>57</text:p>
          <text:p text:style-name="P63"><text:s/>3.13.11 Binary output<text:tab/>58</text:p>
          <text:p text:style-name="P63"><text:s/>3.13.12 Textual output<text:tab/>59</text:p>
          <text:p text:style-name="P63"><text:s/>3.13.13 Input/output ports<text:tab/>59</text:p>
          <text:p text:style-name="P63"><text:s/>3.13.14 Simple I/O<text:tab/>59</text:p>
          <text:p text:style-name="P41"><text:s/>3.14 (rnrs files (6))<text:tab/>61</text:p>
          <text:p text:style-name="P41"><text:s/>3.15 (rnrs programs (6))<text:tab/>61</text:p>
          <text:p text:style-name="P41"><text:s/>3.16 Arithmetic libraries<text:tab/>61</text:p>
          <text:p text:style-name="P63"><text:s/>3.16.1 Fixnum<text:tab/>61</text:p>
          <text:p text:style-name="P63"><text:s/>3.16.2 Flonums<text:tab/>66</text:p>
          <text:p text:style-name="P63"><text:s/>3.16.3 Exact bitwise arithmetic<text:tab/>68</text:p>
          <text:p text:style-name="P41"><text:s/>3.17 (rnrs syntax-case (6))<text:tab/>71</text:p>
        </text:index-body>
      </text:table-of-content>
      <text:p text:style-name="Text_20_body"/>
      <text:h text:style-name="P33"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11">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10">Reader has two mode. One is R6RS mode and other one is</text:span></text:span></text:span><text:span text:style-name="Strong_20_Emphasis"><text:span text:style-name="Strong_20_Emphasis"><text:span text:style-name="T11"> </text:span></text:span></text:span><text:span text:style-name="Strong_20_Emphasis"><text:span text:style-name="T10">compatible mode. Default mode is R6RS <text:s/>you can switch with </text:span></text:span><text:span text:style-name="T18">#!compatible</text:span> hash-bang which describe later. In compatible mode, reader also can read keyword which start with “<text:span text:style-name="T17">:</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23">behaviour.</text:span> And also export symbol. If you do not define exported symbol, Sagittarius, then, won't raise error until it will be called. I'm not sure if this is <text:span text:style-name="T23">convenient</text:span> or not. So this <text:span text:style-name="T23">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23">imposted</text:span> at the last will be used.</text:p>
      <text:p text:style-name="Text_20_body"><text:span text:style-name="T10">Almost everything is first class object. The syntax keyword “</text:span><text:span text:style-name="T18">export</text:span>” is not.</text:p>
      <text:h text:style-name="Heading_20_2" text:outline-level="2">Notations</text:h>
      <text:p text:style-name="Text_20_body">In this manual, each entry is represented like this.</text:p>
      <text:p text:style-name="Text_20_body"><text:span text:style-name="Example"><text:span text:style-name="T12">Category:</text:span></text:span><text:span text:style-name="T14"> </text:span><text:span text:style-name="T15">foo </text:span><text:span text:style-name="T19">arg1 arg2</text:span></text:p>
      <text:p text:style-name="P9"><text:soft-page-break/>[spec] Description foo …</text:p>
      <text:p text:style-name="P3"><text:span text:style-name="T16">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23"/>
      <text:p text:style-name="P23">For functions, <text:span text:style-name="T23">syntaxes</text:span>, or macros, the the entry may be followed by one or more arguments. In the argumuents list, following notations may appear.</text:p>
      <text:p text:style-name="P23"/>
      <text:p text:style-name="P24">arg …</text:p>
      <text:p text:style-name="P14">Indicates zero or more arguments</text:p>
      <text:p text:style-name="P4">:optional x y z</text:p>
      <text:p text:style-name="P4">:optional (x x-default) (y y-default) (z z-default)</text:p>
      <text:p text:style-name="First_20_line_20_indent"><text:span text:style-name="T16">Indicates is may take up to three optional arguments. The second form specifies default values for </text:span><text:span text:style-name="T19">x</text:span><text:span text:style-name="T16"> and </text:span><text:span text:style-name="T19">y</text:span><text:span text:style-name="T1">. This is either builtin functions or closures which defined with </text:span><text:span text:style-name="T19">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9">The entry works as specified in “Revised^6 Report of Algorithmic Language Scheme.”. If it is marked as "[R6RS+]", the entry has additional functionality.</text:p>
      <text:p text:style-name="Text_20_body"><text:span text:style-name="T1">[SRFI-</text:span><text:span text:style-name="T19">n</text:span><text:span text:style-name="T1">]</text:span></text:p>
      <text:p text:style-name="Text_20_body"><text:span text:style-name="T1">[SRFI-</text:span><text:span text:style-name="T19">n</text:span><text:span text:style-name="T1">+]</text:span></text:p>
      <text:p text:style-name="First_20_line_20_indent"><text:span text:style-name="T1">The entry works as specified in SRFI-</text:span><text:span text:style-name="T19">n</text:span><text:span text:style-name="T1">. If it is marked as "[SRFI-</text:span><text:span text:style-name="T19">n</text:span><text:span text:style-name="T1">+]", the entry has additional functionality.</text:span></text:p>
      <text:h text:style-name="P34" text:outline-level="1">Programming in Sagittarius</text:h>
      <text:h text:style-name="P37" text:outline-level="2">Invoking sash</text:h>
      <text:p text:style-name="P5"><text:span text:style-name="T14">Sagittarius can be used either as an independent Schame interpreter or an embedded Scheme librar. The interpreter which comes with Sagittarius destribution is a program named </text:span><text:span text:style-name="T20">sash</text:span><text:span text:style-name="T14">.</text:span></text:p>
      <text:p text:style-name="Index"><text:span text:style-name="Source_20_Text"><text:span text:style-name="T5">Program:</text:span></text:span><text:span text:style-name="T2">sash </text:span><text:span text:style-name="T19">[options] scheme-file arg …</text:span></text:p>
      <text:p text:style-name="First_20_line_20_indent"><text:span text:style-name="T16">Unfortunately, </text:span><text:span text:style-name="T19">sash</text:span><text:span text:style-name="T1"> does not have interactive mode for now. So you always need to give a </text:span><text:span text:style-name="T19">scheme-file </text:span><text:span text:style-name="T1">to </text:span><text:span text:style-name="T19">sash</text:span><text:span text:style-name="T1">. Detail </text:span><text:span text:style-name="T19">options</text:span><text:span text:style-name="T1"> are given with option </text:span><text:span text:style-name="T19">“-h”</text:span><text:span text:style-name="T1">.</text:span></text:p>
      <text:h text:style-name="Heading_20_2" text:outline-level="2">Writing Scheme scripts</text:h>
      <text:p text:style-name="Text_20_body">When a Scheme file is given to <text:span text:style-name="T17">sash</text:span><text:span text:style-name="T7">, it bounds an internal variable to list of the remaining command-line arguments which you can get with </text:span><text:span text:style-name="T17">command-line</text:span><text:span text:style-name="T7"> procedure, then loads the Scheme program. If the first line of </text:span><text:span text:style-name="T17">scheme-file</text:span><text:span text:style-name="T7"> begins with “</text:span><text:span text:style-name="T17">#!</text:span><text:span text:style-name="T7">”, then </text:span><text:span text:style-name="T17">sash</text:span><text:span text:style-name="T7">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7">#!/usr</text:span></text:span><text:span text:style-name="Teletype"><text:span text:style-name="T7">/local/bin/sash</text:span></text:span></text:p>
      <text:p text:style-name="P7">or,</text:p>
      <text:p text:style-name="Text_20_body"><text:span text:style-name="Teletype"><text:span text:style-name="T7">#!/bin/env sash</text:span></text:span></text:p>
      <text:p text:style-name="Text_20_body"><text:span text:style-name="T7">The second form uses “</text:span><text:span text:style-name="T17">shell trampoline</text:span><text:span text:style-name="T7">” technique so that the script works as far as </text:span><text:span text:style-name="T17">sash </text:span><text:span text:style-name="T7">is in the PATH.</text:span></text:p>
      <text:p text:style-name="Text_20_body"><text:span text:style-name="T7">After the script file is successfully loaded, then </text:span><text:span text:style-name="T17">sash</text:span><text:span text:style-name="T7"> will process all toplevel expression the same as Perl.</text:span></text:p>
      <text:p text:style-name="Text_20_body"><text:span text:style-name="T7">Now I show a simple example below. This script works like </text:span><text:span text:style-name="T17">cat(1)</text:span><text:span text:style-name="T7">, without any command-line option processing and error handling.</text:span></text:p>
      <text:p text:style-name="Text_20_body"><text:span text:style-name="Teletype"><text:span text:style-name="T7">#!/usr/local/bin/sash</text:span></text:span></text:p>
      <text:p text:style-name="Text_20_body"><text:span text:style-name="Teletype"><text:span text:style-name="T7">(import (rnrs))</text:span></text:span></text:p>
      <text:p text:style-name="Text_20_body"><text:span text:style-name="Teletype"><text:span text:style-name="T7">(let ((args (command-line)))</text:span></text:span></text:p>
      <text:p text:style-name="Text_20_body"><text:span text:style-name="Teletype"><text:span text:style-name="T7"><text:s text:c="2"/>(unless (null? (cdr args))</text:span></text:span></text:p>
      <text:p text:style-name="Text_20_body"><text:span text:style-name="Teletype"><text:span text:style-name="T7"><text:s text:c="4"/>(for-each (lambda (file)</text:span></text:span></text:p>
      <text:p text:style-name="Text_20_body"><text:span text:style-name="Teletype"><text:span text:style-name="T7"><text:tab/><text:tab/>(call-with-input-file file</text:span></text:span></text:p>
      <text:p text:style-name="Text_20_body"><text:span text:style-name="Teletype"><text:span text:style-name="T7"><text:tab/><text:tab/> <text:s/>(lambda (in)</text:span></text:span></text:p>
      <text:p text:style-name="Text_20_body"><text:span text:style-name="Teletype"><text:span text:style-name="T7"><text:tab/><text:tab/> <text:s text:c="3"/>(display (get-string-all in)))))</text:span></text:span></text:p>
      <text:p text:style-name="Text_20_body"><text:span text:style-name="Teletype"><text:span text:style-name="T7"><text:tab/> <text:s text:c="5"/>(cdr args)))</text:span></text:span></text:p>
      <text:p text:style-name="Text_20_body"><text:span text:style-name="Teletype"><text:span text:style-name="T7"><text:s text:c="2"/>0)</text:span></text:span></text:p>
      <text:p text:style-name="P7"/>
      <text:h text:style-name="P35" text:outline-level="1">Libraries</text:h>
      <text:p text:style-name="Text_20_body"><text:span text:style-name="T7">Sagittarius works with library even toplevel expressions are belong to a library named “</text:span><text:span text:style-name="T17">user</text:span><text:span text:style-name="T7">”. Here I list up all libraries. Some libraries contain the same procedure ie. </text:span><text:span text:style-name="T17">assoc</text:span><text:span text:style-name="T7"> which is in </text:span><text:span text:style-name="T17">(rnrs (6))</text:span><text:span text:style-name="T7"> and </text:span><text:span text:style-name="T17">(srfi :1 lists)</text:span><text:span text:style-name="T7">. In this case I will put a pointer to other library's section.</text:span></text:p>
      <text:p text:style-name="Text_20_body"><text:span text:style-name="T7">If library specifies its version, Sagittarius, however, ignores it. This </text:span>behaviour<text:span text:style-name="T7"> may change in future.</text:span></text:p>
      <text:h text:style-name="P38" text:outline-level="2">(rnrs (6))</text:h>
      <text:p text:style-name="Index"><text:span text:style-name="Source_20_Text"><text:span text:style-name="T6">Library:</text:span></text:span> <text:span text:style-name="T11">(rnrs (6))</text:span></text:p>
      <text:p text:style-name="First_20_line_20_indent">[R6RS] The library <text:span text:style-name="T17">(rnrs (6)</text:span> is required by R6RS. It just export all symbols from the libraries which are listed below.</text:p>
      <text:p text:style-name="First_20_line_20_indent">Most of these libraries documentations are from R6RS specification.</text:p>
      <text:list xml:id="list34355947" text:style-name="L1">
        <text:list-item>
          <text:p text:style-name="P30">(rnrs base (6))</text:p>
        </text:list-item>
        <text:list-item>
          <text:p text:style-name="P30">(rnrs unicode (6)</text:p>
        </text:list-item>
        <text:list-item>
          <text:p text:style-name="P30">(rnrs bytevector (6))</text:p>
        </text:list-item>
        <text:list-item>
          <text:p text:style-name="P30">(rnrs lists (6))</text:p>
        </text:list-item>
        <text:list-item>
          <text:p text:style-name="P30">(rnrs sorting (6))</text:p>
        </text:list-item>
        <text:list-item>
          <text:p text:style-name="P30">(rnrs control (6))</text:p>
        </text:list-item>
        <text:list-item>
          <text:p text:style-name="P30">(rnrs records syntactic (6))</text:p>
        </text:list-item>
        <text:list-item>
          <text:p text:style-name="P30">(rnrs records procedural (6))</text:p>
        </text:list-item>
        <text:list-item>
          <text:p text:style-name="P30">(rnrs records inspection (6))</text:p>
        </text:list-item>
        <text:list-item>
          <text:p text:style-name="P30">(rnrs exceptions (6))</text:p>
        </text:list-item>
        <text:list-item>
          <text:p text:style-name="P30">(rnrs conditions (6))</text:p>
        </text:list-item>
        <text:list-item>
          <text:p text:style-name="P30">(rnrs io ports (6))</text:p>
        </text:list-item>
        <text:list-item>
          <text:p text:style-name="P30">(rnrs io simple (6))</text:p>
        </text:list-item>
        <text:list-item>
          <text:p text:style-name="P30">(rnrs files (6))</text:p>
        </text:list-item>
        <text:list-item>
          <text:p text:style-name="P30">(rnrs programs (6))</text:p>
        </text:list-item>
        <text:list-item>
          <text:p text:style-name="P30">(rnrs arithmetic fixnums (6))</text:p>
        </text:list-item>
        <text:list-item>
          <text:p text:style-name="P30">(rnrs arithmetic flonums (6))</text:p>
        </text:list-item>
        <text:list-item>
          <text:p text:style-name="P30">(rnrs arithmetic bitwise (6))</text:p>
        </text:list-item>
        <text:list-item>
          <text:p text:style-name="P30">(rnrs syntax-case (6))</text:p>
        </text:list-item>
        <text:list-item>
          <text:p text:style-name="P30">(rnrs hashtables (6))</text:p>
        </text:list-item>
        <text:list-item>
          <text:p text:style-name="P30">(rnrs enums (6))</text:p>
        </text:list-item>
      </text:list>
      <text:h text:style-name="Heading_20_2" text:outline-level="2">(rnrs base (6))</text:h>
      <text:p text:style-name="Index"><text:span text:style-name="Source_20_Text"><text:span text:style-name="T12">Library:</text:span></text:span><text:span text:style-name="T11">(rnrs base (6))</text:span></text:p>
      <text:p text:style-name="First_20_line_20_indent"><text:span text:style-name="T14">[R6RS] </text:span>This library exports many of the procedure and syntax bindings that are traditionally associated with Scheme.</text:p>
      <text:h text:style-name="P56" text:outline-level="3"><text:soft-page-break/>Variable definitions</text:h>
      <text:p text:style-name="Index"><text:span text:style-name="Category">Syntax:</text:span><text:span text:style-name="T11">define </text:span><text:span text:style-name="T18">variable expression</text:span></text:p>
      <text:p text:style-name="Index"><text:span text:style-name="Category">Syntax:</text:span><text:span text:style-name="T11">define </text:span><text:span text:style-name="T18">variable</text:span></text:p>
      <text:p text:style-name="Index"><text:span text:style-name="Category">Syntax:</text:span><text:span text:style-name="T11">define </text:span><text:span text:style-name="T18">(variable formals) body …</text:span></text:p>
      <text:p text:style-name="Index"><text:span text:style-name="Category"><text:span text:style-name="T9">Syntax:</text:span></text:span><text:span text:style-name="T8">define</text:span><text:span text:style-name="T22"> </text:span><text:span text:style-name="T18">(variable . formal) body ...</text:span></text:p>
      <text:p text:style-name="First_20_line_20_indent"><text:span text:style-name="T10">[R6RS] The </text:span><text:span text:style-name="T18">define</text:span><text:span text:style-name="T10"> form is a </text:span><text:span text:style-name="T18">definition</text:span><text:span text:style-name="T10"> used to create variable bindings and may appear anywhere other definitions may appear.</text:span></text:p>
      <text:p text:style-name="First_20_line_20_indent">The first from of define binds <text:span text:style-name="T17">variable</text:span> to a new location before assigning the value of <text:span text:style-name="T17">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7">variable</text:span> <text:span text:style-name="T17">unspecified</text:span>)</text:p>
      <text:p text:style-name="First_20_line_20_indent">where <text:span text:style-name="T17">unspecified</text:span> is a side-effect-free expression returning an unspecified value.</text:p>
      <text:p text:style-name="First_20_line_20_indent">In the third form of define, <text:span text:style-name="T17">formals</text:span> must be either a sequence of zero or more variables, or a sequence of one or more variables followed by a dot . and another variable. This form is equivalent to</text:p>
      <text:p text:style-name="Quotations">(define <text:span text:style-name="T17">variable</text:span> (lambda (<text:span text:style-name="T17">formals</text:span>) <text:span text:style-name="T17">body …</text:span>)).</text:p>
      <text:p text:style-name="First_20_line_20_indent">In the fourth form of define, <text:span text:style-name="T17">formal</text:span> must be a single variable. This form is equivalent to</text:p>
      <text:p text:style-name="Quotations">(define <text:span text:style-name="T17">variable</text:span> (lambda <text:span text:style-name="T17">formal</text:span> <text:span text:style-name="T17">body …</text:span>)).</text:p>
      <text:h text:style-name="P56" text:outline-level="3">Syntax definitions</text:h>
      <text:p text:style-name="Index"><text:span text:style-name="Category">Syntax:</text:span><text:span text:style-name="T11">define-syntax</text:span><text:span text:style-name="T10"> </text:span><text:span text:style-name="T18">keyword expression</text:span></text:p>
      <text:p text:style-name="P11"><text:span text:style-name="T10">[R6RS] The define-syntax form is a </text:span><text:span text:style-name="T18">definition </text:span><text:span text:style-name="T10">used to create keyword bindings and may appear anywhere other definitions may appear.</text:span></text:p>
      <text:p text:style-name="P11"><text:span text:style-name="T10">Binds </text:span><text:span text:style-name="T18">keyword</text:span><text:span text:style-name="T10"> to the value of </text:span><text:span text:style-name="T18">expression</text:span><text:span text:style-name="T10">, which must evaluate, at macro-expansion time, to a transformer.</text:span></text:p>
      <text:h text:style-name="P57" text:outline-level="3">Quotation</text:h>
      <text:p text:style-name="Index"><text:span text:style-name="Category"><text:span text:style-name="T10">Syntax:</text:span></text:span><text:span text:style-name="T11">quote</text:span> <text:span text:style-name="T17">datum</text:span></text:p>
      <text:p text:style-name="P11">[R6RS] <text:span text:style-name="T17">quote</text:span> evaluates to the datum value represented by <text:span text:style-name="T17">datum</text:span></text:p>
      <text:p text:style-name="P25">(quote a) <text:s text:c="22"/>⇒ <text:s/>a</text:p>
      <text:p text:style-name="P25">(quote #(a b c)) <text:s text:c="12"/>⇒ <text:s/>#(a b c)</text:p>
      <text:p text:style-name="P25">(quote (+ 1 2)) <text:s text:c="13"/>⇒ <text:s/>(+ 1 2)</text:p>
      <text:h text:style-name="Heading_20_3" text:outline-level="3"><text:soft-page-break/>Procedures</text:h>
      <text:p text:style-name="Index"><text:span text:style-name="Category"><text:span text:style-name="T7">Syntax:</text:span></text:span><text:span text:style-name="T11">lambda</text:span><text:span text:style-name="T10"> </text:span><text:span text:style-name="T18">formals body …</text:span></text:p>
      <text:p text:style-name="P11"><text:span text:style-name="T10">[R6RS]A </text:span><text:span text:style-name="T18">lambda</text:span><text:span text:style-name="T10"> expression evaluates to a procedure. The environment in effect when the lambda expression is evaluated is remembered as part of the procedure. When the procedure is later called with some arguments, the environment in which the </text:span><text:span text:style-name="T18">lambda</text:span><text:span text:style-name="T10"> expression was evaluated is extended by binding the variables in the parameter list to fresh locations, and the resulting argument values are stored in those locations. Then, the expressions in the </text:span><text:span text:style-name="T18">body</text:span><text:span text:style-name="T10"> of the </text:span><text:span text:style-name="T18">lambda</text:span><text:span text:style-name="T10"> expression are evaluated sequentially in the extended environment. The results of the last expression in the body are returned as the results of the procedure call.</text:span></text:p>
      <text:p text:style-name="P26">(lambda (x) (+ x x)) <text:s text:c="12"/>⇒ <text:s/>a procedure</text:p>
      <text:p text:style-name="P26">((lambda (x) (+ x x)) 4) <text:s text:c="7"/>⇒ <text:s/>8</text:p>
      <text:p text:style-name="P26">((lambda (x)</text:p>
      <text:p text:style-name="P26"><text:s text:c="3"/>(define (p y) (+ y 1))</text:p>
      <text:p text:style-name="P26"><text:s text:c="3"/>(+ (p x) x)) 5) <text:s text:c="19"/>⇒ 11</text:p>
      <text:p text:style-name="P26"/>
      <text:p text:style-name="P26">(define reverse-subtract (lambda (x y) (- y x)))</text:p>
      <text:p text:style-name="P26">(reverse-subtract 7 10) <text:s text:c="9"/>⇒ <text:s/>3</text:p>
      <text:p text:style-name="P26"/>
      <text:p text:style-name="P26">(define add4 (let ((x 4)) (lambda (y) (+ x y))))</text:p>
      <text:p text:style-name="P26">(add4 6) <text:s text:c="31"/>⇒ <text:s/>10</text:p>
      <text:p text:style-name="First_20_line_20_indent"><text:span text:style-name="T18">Formals</text:span><text:span text:style-name="T10"> must have one of the following forms:</text:span></text:p>
      <text:list xml:id="list34333303" text:style-name="L2">
        <text:list-item>
          <text:p text:style-name="P42">(&lt;<text:span text:style-name="T17">variable1</text:span>&gt; ...): The procedure takes a fixed number of arguments; when the procedure is called, the arguments are stored in the bindings of the corresponding variables.</text:p>
        </text:list-item>
        <text:list-item>
          <text:p text:style-name="P42">&lt;<text:span text:style-name="T17">variable</text:span>&gt;: The procedure takes any number of arguments; when the procedure is called, the sequence of arguments is converted into a newly allocated list, and the list is stored in the binding of the &lt;<text:span text:style-name="T17">variable</text:span>&gt;.</text:p>
        </text:list-item>
        <text:list-item>
          <text:p text:style-name="P42">(&lt;<text:span text:style-name="T17">variable1</text:span>&gt; ... &lt;<text:span text:style-name="T17">variablen</text:span>&gt; . &lt;<text:span text:style-name="T17">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55">((lambda x x) 3 4 5 6) <text:s text:c="17"/>⇒ <text:s/>(3 4 5 6)</text:p>
          <text:p text:style-name="P55">((lambda (x y . z) z) <text:s/>3 4 5 6) <text:s text:c="6"/>⇒ <text:s/>(5 6)</text:p>
        </text:list-item>
      </text:list>
      <text:p text:style-name="First_20_line_20_indent">Any <text:span text:style-name="T17">variable</text:span> must not appear more than once in <text:span text:style-name="T17">formals</text:span>.</text:p>
      <text:h text:style-name="Heading_20_3" text:outline-level="3"><text:soft-page-break/>Conditionals</text:h>
      <text:p text:style-name="Index"><text:span text:style-name="Category">Syntax:</text:span><text:span text:style-name="T11">if</text:span><text:span text:style-name="T10"> </text:span><text:span text:style-name="T18">test consequent alternate</text:span></text:p>
      <text:p text:style-name="Index"><text:span text:style-name="Category"><text:span text:style-name="T9">Syntax:</text:span></text:span><text:span text:style-name="T8">if</text:span><text:span text:style-name="T18"> test consequent</text:span></text:p>
      <text:p text:style-name="First_20_line_20_indent"><text:span text:style-name="T10">[R6RS]An </text:span><text:span text:style-name="T18">if</text:span><text:span text:style-name="T10"> expression is evaluated as follows: first, </text:span><text:span text:style-name="T18">test</text:span><text:span text:style-name="T10"> is evaluated. If it yields a true value, then </text:span><text:span text:style-name="T18">consequent</text:span><text:span text:style-name="T10"> is evaluated and its values are returned. Otherwise </text:span><text:span text:style-name="T18">alternate</text:span><text:span text:style-name="T10"> is evaluated and its values are returned. If </text:span><text:span text:style-name="T18">test</text:span><text:span text:style-name="T10"> yields #f and no </text:span><text:span text:style-name="T18">alternate</text:span><text:span text:style-name="T10"> is specified, then the result of the expression is unspecified.</text:span></text:p>
      <text:h text:style-name="P60" text:outline-level="3">Assignment</text:h>
      <text:p text:style-name="Index"><text:span text:style-name="Category"><text:span text:style-name="T10">Syntax:</text:span></text:span><text:span text:style-name="T11">set!</text:span><text:span text:style-name="T10"> </text:span><text:span text:style-name="T18">variable expression</text:span></text:p>
      <text:p text:style-name="P11"><text:span text:style-name="T10">[R6RS] </text:span><text:span text:style-name="T18">Expression</text:span><text:span text:style-name="T10"> is evaluated, and the resulting value is stored in the location to which </text:span><text:span text:style-name="T18">variable</text:span><text:span text:style-name="T10"> is bound. </text:span><text:span text:style-name="T18">Variable</text:span><text:span text:style-name="T10"> must be bound either in some regionenclosing the set! expression or at the top level. The result of the set! expression is unspecified.</text:span></text:p>
      <text:p text:style-name="P11"><text:span text:style-name="T10">NB: R6RS requires to throw syntax violation if </text:span><text:span text:style-name="T18">variable </text:span><text:span text:style-name="T10">referes immutable binding. In Sagittarius, however, it won't throw any error.</text:span></text:p>
      <text:h text:style-name="P60" text:outline-level="3">Derived conditionals</text:h>
      <text:p text:style-name="Index"><text:span text:style-name="Category"><text:span text:style-name="T9">Syntax:</text:span></text:span><text:span text:style-name="T8">cond</text:span><text:span text:style-name="T18"> clause …</text:span></text:p>
      <text:p text:style-name="P11"><text:span text:style-name="T10">[R6RS] Each </text:span><text:span text:style-name="T18">clause</text:span><text:span text:style-name="T10"> must be the form</text:span></text:p>
      <text:p text:style-name="P17">(test expression …)</text:p>
      <text:p text:style-name="P17">(test =&gt; expression)</text:p>
      <text:p text:style-name="P15"><text:span text:style-name="T10">(</text:span><text:span text:style-name="T9">else </text:span><text:span text:style-name="T10">expression …)</text:span></text:p>
      <text:p text:style-name="P13">The last form can appear only in the last clause.</text:p>
      <text:p text:style-name="P11">A <text:span text:style-name="T17">cond</text:span> expression is evaluated by evaluating the <text:span text:style-name="T17">test</text:span> expressions of successive <text:span text:style-name="T17">clause</text:span>s in order until one of them evaluates to a true value. When a <text:span text:style-name="T17">test</text:span> evaluates to a true value, then the remaining <text:span text:style-name="T17">expression</text:span>s in its <text:span text:style-name="T17">clause</text:span> are evaluated in order, and the results of the last <text:span text:style-name="T17">expression</text:span> in the <text:span text:style-name="T17">clause</text:span> are returned as the results of the entire <text:span text:style-name="T17">cond</text:span> expression. If the selected <text:span text:style-name="T17">clause</text:span> contains only the <text:span text:style-name="T17">test</text:span> and no <text:span text:style-name="T17">expression</text:span>s, then the value of the <text:span text:style-name="T17">test</text:span> is returned as the result. If the selected <text:span text:style-name="T17">clause</text:span> uses the<text:span text:style-name="T17"> =&gt;</text:span> alternate form, then the <text:span text:style-name="T17">expression</text:span> is evaluated. Its value must be a procedure. This procedure should accept one argument; it is called on the value of the <text:span text:style-name="T17">test</text:span> and the values returned by this procedure are returned by the <text:span text:style-name="T17">cond</text:span> expression. If all <text:span text:style-name="T17">test</text:span>s evaluate to #f, and there is no else clause, then the conditional expression returns unspecified values; if there is an else clause, then its <text:span text:style-name="T17">expression</text:span>s are evaluated, and the values of the last one are returned.</text:p>
      <text:p text:style-name="Index"><text:span text:style-name="Category"><text:span text:style-name="T9">Syntax:</text:span></text:span><text:span text:style-name="T8">case</text:span><text:span text:style-name="T18"> key clause …</text:span></text:p>
      <text:p text:style-name="P11"><text:span text:style-name="T10">[R6RS] </text:span><text:span text:style-name="T18">Key</text:span><text:span text:style-name="T10"> must be an expression. Each </text:span><text:span text:style-name="T18">clause</text:span><text:span text:style-name="T10"> must have one of the following forms:</text:span></text:p>
      <text:p text:style-name="P11"><text:span text:style-name="T10">((</text:span><text:span text:style-name="T18">datum </text:span><text:span text:style-name="T10">...) </text:span><text:span text:style-name="T18">expression </text:span><text:span text:style-name="T10">...)</text:span></text:p>
      <text:p text:style-name="P11"><text:span text:style-name="T10">(else </text:span><text:span text:style-name="T18">expression </text:span><text:span text:style-name="T10">…)</text:span></text:p>
      <text:p text:style-name="P13">The last form can appear only in the last clause.</text:p>
      <text:p text:style-name="P11"><text:span text:style-name="T10">A </text:span><text:span text:style-name="T18">case</text:span><text:span text:style-name="T10"> expression is evaluated as follows. </text:span><text:span text:style-name="T18">Key</text:span><text:span text:style-name="T10"> is evaluated and its result is compared using eqv? against the data represented by the </text:span><text:span text:style-name="T18">datum</text:span><text:span text:style-name="T10">s of each </text:span><text:span text:style-name="T18">clause</text:span><text:span text:style-name="T10"> in turn, proceeding in order from left to </text:span><text:span text:style-name="T10">right through the set of clauses. If the result of evaluating </text:span><text:span text:style-name="T18">key</text:span><text:span text:style-name="T10"> is equivalent to a datum of a </text:span><text:span text:style-name="T18">clause</text:span><text:span text:style-name="T10">, the corresponding </text:span><text:span text:style-name="T18">expression</text:span><text:span text:style-name="T10">s are evaluated from left to right and the results of the last expression </text:span><text:span text:style-name="T10">in the </text:span><text:span text:style-name="T18">clause</text:span><text:span text:style-name="T10"> are returned as the results of the case expression. Otherwise, the comparison process continues. If the result of evaluating </text:span><text:span text:style-name="T18">key</text:span><text:span text:style-name="T10"> is different from every datum in each set, then if there is an else clause its expressions are evaluated and the results of the last are the results of the case </text:span><text:soft-page-break/><text:span text:style-name="T10">expression; otherwise the case expression returns unspecified values.</text:span></text:p>
      <text:p text:style-name="Index"><text:span text:style-name="Category"><text:span text:style-name="T9">Syntax:</text:span></text:span><text:span text:style-name="Category"><text:span text:style-name="T24">and</text:span></text:span><text:span text:style-name="T18"> test …</text:span></text:p>
      <text:p text:style-name="P11"><text:span text:style-name="T10">[R6RS] If there are no </text:span><text:span text:style-name="T18">test</text:span><text:span text:style-name="T10">s, #t is returned. Otherwise, the </text:span><text:span text:style-name="T18">test</text:span><text:span text:style-name="T10"> expressions are evaluated from left to right until a </text:span><text:span text:style-name="T18">test</text:span><text:span text:style-name="T10"> returns #f or the last </text:span><text:span text:style-name="T18">test</text:span><text:span text:style-name="T10"> is reached. In the former case, the and expression returns #f without evaluating the remaining expressions. In the latter case, the last expression is evaluated and its values are returned.</text:span></text:p>
      <text:p text:style-name="P26">(and (= 2 2) (&gt; 2 1)) <text:s text:c="10"/>⇒ <text:s/>#t</text:p>
      <text:p text:style-name="P26">(and (= 2 2) (&lt; 2 1)) <text:s text:c="10"/>⇒ <text:s/>#f</text:p>
      <text:p text:style-name="P26">(and 1 2 'c '(f g)) <text:s text:c="16"/>⇒ <text:s/>(f g)</text:p>
      <text:p text:style-name="P26">(and) <text:s text:c="34"/>⇒ <text:s/>#t</text:p>
      <text:p text:style-name="Index"><text:span text:style-name="Category"><text:span text:style-name="T9">Syntax:</text:span></text:span><text:span text:style-name="Category"><text:span text:style-name="T24">or</text:span></text:span><text:span text:style-name="T18"> test …</text:span></text:p>
      <text:p text:style-name="First_20_line_20_indent"><text:span text:style-name="T10">[R6RS] If there are no </text:span><text:span text:style-name="T18">test</text:span><text:span text:style-name="T10">s, #f is returned. Otherwise, the </text:span><text:span text:style-name="T18">test</text:span><text:span text:style-name="T10"> expressions are evaluated from left to right until a </text:span><text:span text:style-name="T18">test</text:span><text:span text:style-name="T10"> returns a true value or the last </text:span><text:span text:style-name="T18">test</text:span><text:span text:style-name="T10"> is reached. In the former case, the or expression returns val without evaluating the remaining expressions. In the latter case, the last expression is evaluated and its values are returned.</text:span></text:p>
      <text:p text:style-name="P26">(or (= 2 2) (&gt; 2 1)) <text:s text:c="19"/>⇒ <text:s/>#t</text:p>
      <text:p text:style-name="P26">(or (= 2 2) (&lt; 2 1)) <text:s text:c="19"/>⇒ <text:s/>#t</text:p>
      <text:p text:style-name="P26">(or #f #f #f) <text:s text:c="8"/>⇒ <text:s/>#f</text:p>
      <text:p text:style-name="P26">(or '(b c) (/ 3 0)) <text:s text:c="20"/>⇒ <text:s/>(b c)</text:p>
      <text:h text:style-name="P60" text:outline-level="3">Binding constructs</text:h>
      <text:p text:style-name="Index"><text:span text:style-name="Category"><text:span text:style-name="T9">Syntax:</text:span></text:span><text:span text:style-name="Category"><text:span text:style-name="T24">let</text:span></text:span><text:span text:style-name="T18"> bindings body …</text:span></text:p>
      <text:p text:style-name="P11"><text:span text:style-name="T10">[R6RS] </text:span><text:span text:style-name="T18">Bindings</text:span><text:span text:style-name="T10"> must have the form</text:span></text:p>
      <text:p text:style-name="Quotations"><text:span text:style-name="T10">((</text:span><text:span text:style-name="T18">variable1</text:span><text:span text:style-name="T10"> </text:span><text:span text:style-name="T18">init1</text:span><text:span text:style-name="T10">) ...),</text:span></text:p>
      <text:p text:style-name="First_20_line_20_indent">where each <text:span text:style-name="T17">init</text:span> is an expression.Any variable must not appear more than once in the <text:span text:style-name="T17">variable</text:span>s.</text:p>
      <text:p text:style-name="First_20_line_20_indent">The <text:span text:style-name="T17">init</text:span>s are evaluated in the current environment (in some unspecified order), the <text:span text:style-name="T17">variable</text:span>s are bound to fresh locations holding the results, the <text:span text:style-name="T17">body</text:span> is evaluated in the extended environment, and the values of the last expression of <text:span text:style-name="T17">body</text:span> are returned. Each binding of a <text:span text:style-name="T17">variable</text:span> has <text:span text:style-name="T17">body</text:span> as its region.</text:p>
      <text:p text:style-name="Index"><text:span text:style-name="Category"><text:span text:style-name="T9">Syntax:</text:span></text:span><text:span text:style-name="Category"><text:span text:style-name="T24">let*</text:span></text:span><text:span text:style-name="T18"> bindings body …</text:span></text:p>
      <text:p text:style-name="P11"><text:span text:style-name="T10">[R6RS] </text:span><text:span text:style-name="T18">Bindings</text:span><text:span text:style-name="T10"> must have the form</text:span></text:p>
      <text:p text:style-name="Quotations"><text:span text:style-name="T10">((</text:span><text:span text:style-name="T18">variable1</text:span><text:span text:style-name="T10"> </text:span><text:span text:style-name="T18">init1</text:span><text:span text:style-name="T10">) ...),</text:span></text:p>
      <text:p text:style-name="First_20_line_20_indent"><text:span text:style-name="T10">where each </text:span><text:span text:style-name="T18">init</text:span><text:span text:style-name="T10"> is an expression.</text:span></text:p>
      <text:p text:style-name="First_20_line_20_indent"><text:span text:style-name="T10">The </text:span><text:span text:style-name="T18">let*</text:span><text:span text:style-name="T10"> form is similar to let, but the </text:span><text:span text:style-name="T18">init</text:span><text:span text:style-name="T10">s are evaluated and bindings created sequentially from left to right, with the regionof each binding including the bindings to its right as well as </text:span><text:span text:style-name="T18">body</text:span><text:span text:style-name="T10">. Thus </text:span><text:span text:style-name="T10">the second </text:span><text:span text:style-name="T18">init</text:span><text:span text:style-name="T10"> is evaluated in an environment in which the first binding is visible and initialized, and so on.</text:span></text:p>
      <text:p text:style-name="Index"><text:soft-page-break/><text:span text:style-name="Category"><text:span text:style-name="T9">Syntax:</text:span></text:span><text:span text:style-name="Category"><text:span text:style-name="T24">letrec</text:span></text:span><text:span text:style-name="T18"> bindings body …</text:span></text:p>
      <text:p text:style-name="P11"><text:span text:style-name="T10">[R6RS]</text:span><text:span text:style-name="T18">Bindings</text:span><text:span text:style-name="T10"> must have the form</text:span></text:p>
      <text:p text:style-name="Quotations"><text:span text:style-name="T10">((</text:span><text:span text:style-name="T18">variable1</text:span><text:span text:style-name="T10"> </text:span><text:span text:style-name="T18">init1</text:span><text:span text:style-name="T10">) ...),</text:span></text:p>
      <text:p text:style-name="P11"><text:span text:style-name="T10">where each </text:span><text:span text:style-name="T18">init</text:span><text:span text:style-name="T10"> is an expression.Any variable must not appear more than once in the </text:span><text:span text:style-name="T18">variable</text:span><text:span text:style-name="T10">s.</text:span></text:p>
      <text:p text:style-name="P11">The <text:span text:style-name="T17">variable</text:span>s are bound to fresh locations, the <text:span text:style-name="T17">init</text:span>s are evaluated in the resulting environment (in some unspecified order), each <text:span text:style-name="T17">variable</text:span> is assigned to the result of the corresponding <text:span text:style-name="T17">init</text:span>, the <text:span text:style-name="T17">body</text:span> is evaluated in the resulting environment, and the values of the last expression in <text:span text:style-name="T17">body</text:span> are returned. Each binding of a <text:span text:style-name="T17">variable</text:span> has the entire letrec expression as its region, making it possible to define mutually recursive procedures.</text:p>
      <text:p text:style-name="P11">It should be possible to evaluate each <text:span text:style-name="T17">init</text:span> without assigning or referring to the value of any <text:span text:style-name="T17">variable</text:span>. In the most common uses of letrec, all the <text:span text:style-name="T17">init</text:span>s are <text:span text:style-name="T17">lambda</text:span> expressions and the restriction is satisfied automatically.</text:p>
      <text:p text:style-name="Index"><text:span text:style-name="Category"><text:span text:style-name="T9">Syntax:</text:span></text:span><text:span text:style-name="Category"><text:span text:style-name="T24">letrec*</text:span></text:span><text:span text:style-name="T18"> bindings body …</text:span></text:p>
      <text:p text:style-name="P11"><text:span text:style-name="T10">[R6RS]</text:span><text:span text:style-name="T18">Bindings</text:span><text:span text:style-name="T10"> must have the form</text:span></text:p>
      <text:p text:style-name="Quotations"><text:span text:style-name="T10">((</text:span><text:span text:style-name="T18">variable1</text:span><text:span text:style-name="T10"> </text:span><text:span text:style-name="T18">init1</text:span><text:span text:style-name="T10">) ...),</text:span></text:p>
      <text:p text:style-name="P11"><text:span text:style-name="T10">where each </text:span><text:span text:style-name="T18">init</text:span><text:span text:style-name="T10"> is an expression.Any variable must not appear more than once in the </text:span><text:span text:style-name="T18">variable</text:span><text:span text:style-name="T10">s.</text:span></text:p>
      <text:p text:style-name="P11"><text:span text:style-name="T10">The </text:span><text:span text:style-name="T18">variable</text:span><text:span text:style-name="T10">s are bound to fresh locations, each </text:span><text:span text:style-name="T18">variable</text:span><text:span text:style-name="T10"> is assigned in left-to-right order to the result of evaluating the corresponding </text:span><text:span text:style-name="T18">init</text:span><text:span text:style-name="T10">, the </text:span><text:span text:style-name="T18">body</text:span><text:span text:style-name="T10"> is evaluated in the resulting environment, and the values of the last expression in </text:span><text:span text:style-name="T18">body</text:span><text:span text:style-name="T10"> are returned. Despite the left-to-right evaluation and assignment order, each binding of a </text:span><text:span text:style-name="T18">variable</text:span><text:span text:style-name="T10"> has the entire </text:span><text:span text:style-name="T18">letrec*</text:span><text:span text:style-name="T10"> expression as its region, making it possible to define mutually recursive procedures.</text:span></text:p>
      <text:p text:style-name="P11"><text:span text:style-name="T10">It must be possible to evaluate each </text:span><text:span text:style-name="T18">init</text:span><text:span text:style-name="T10"> without assigning or referring to the value of the corresponding </text:span><text:span text:style-name="T18">variable</text:span><text:span text:style-name="T10"> or the </text:span><text:span text:style-name="T18">variable</text:span><text:span text:style-name="T10"> of any of the bindings that follow it in </text:span><text:span text:style-name="T18">bindings.</text:span></text:p>
      <text:p text:style-name="Index"><text:span text:style-name="Category"><text:span text:style-name="T9">Syntax:</text:span></text:span><text:span text:style-name="Category"><text:span text:style-name="T24">let-values</text:span></text:span><text:span text:style-name="T18"> mv-bindings body …</text:span></text:p>
      <text:p text:style-name="P11"><text:span text:style-name="T10">[R6RS]</text:span><text:span text:style-name="T18">Mv-vindings</text:span><text:span text:style-name="T10"> must have the form</text:span></text:p>
      <text:p text:style-name="P27">((formals init1) ...),</text:p>
      <text:p text:style-name="P11"><text:span text:style-name="T10">where each </text:span><text:span text:style-name="T18">init</text:span><text:span text:style-name="T10"> is an expression. Any variable must not appear more than once in the set of </text:span><text:span text:style-name="T18">formals</text:span><text:span text:style-name="T10">.</text:span></text:p>
      <text:p text:style-name="P11"><text:span text:style-name="T10">The </text:span><text:span text:style-name="T18">init</text:span><text:span text:style-name="T10">s are evaluated in the current environment (in some unspecified order), and the variables occurring in the </text:span><text:span text:style-name="T18">formals</text:span><text:span text:style-name="T10"> are bound to fresh locations containing the values returned by the </text:span><text:span text:style-name="T18">init</text:span><text:span text:style-name="T10">s, where the </text:span><text:span text:style-name="T18">formals</text:span><text:span text:style-name="T10"> are matched to the return values in the same way that the </text:span><text:span text:style-name="T18">formals</text:span><text:span text:style-name="T10"> in a </text:span><text:span text:style-name="T18">lambda</text:span><text:span text:style-name="T10"> expression are matched to the arguments in a procedure call. Then, the </text:span><text:span text:style-name="T18">body</text:span><text:span text:style-name="T10"> is evaluated in the extended environment, and the values of the last expression of </text:span><text:span text:style-name="T18">body</text:span><text:span text:style-name="T10"> are returned. Each binding of a variable has </text:span><text:span text:style-name="T18">body</text:span><text:span text:style-name="T10"> as its region.If the </text:span><text:span text:style-name="T18">formals</text:span><text:span text:style-name="T10"> do not match, an exception with condition type </text:span><text:span text:style-name="T18">&amp;assertion</text:span><text:span text:style-name="T10"> is raised.</text:span></text:p>
      <text:p text:style-name="Index"><text:span text:style-name="Category"><text:span text:style-name="T9">Syntax:</text:span></text:span><text:span text:style-name="Category"><text:span text:style-name="T24">let-values*</text:span></text:span><text:span text:style-name="T18"> mv-bindings body …</text:span></text:p>
      <text:p text:style-name="P11"><text:span text:style-name="T10">[R6RS]</text:span><text:span text:style-name="T18">Mv-vindings</text:span><text:span text:style-name="T10"> must have the form</text:span></text:p>
      <text:p text:style-name="P27">((formals init1) ...),</text:p>
      <text:p text:style-name="P11"><text:span text:style-name="T10">where each </text:span><text:span text:style-name="T18">init</text:span><text:span text:style-name="T10"> is an expression. <text:s/>In each </text:span><text:span text:style-name="T18">formals</text:span><text:span text:style-name="T10">, any variable must not appear more than once.</text:span></text:p>
      <text:p text:style-name="P11"><text:span text:style-name="T10">The </text:span><text:span text:style-name="T18">let*-values</text:span><text:span text:style-name="T10"> form is similar to </text:span><text:span text:style-name="T18">let-values</text:span><text:span text:style-name="T10">, but the </text:span><text:span text:style-name="T18">init</text:span><text:span text:style-name="T10">s are evaluated and bindings created </text:span><text:span text:style-name="T10">sequentially from left to right, with the regionof the bindings of each </text:span><text:span text:style-name="T18">formals</text:span><text:span text:style-name="T10"> including the bindings to its right as well as </text:span><text:span text:style-name="T18">body</text:span><text:span text:style-name="T10">. Thus the second </text:span><text:span text:style-name="T18">init</text:span><text:span text:style-name="T10"> is evaluated in an environment in which the </text:span><text:soft-page-break/><text:span text:style-name="T10">bindings of the first </text:span><text:span text:style-name="T18">formals</text:span><text:span text:style-name="T10"> is visible and initialized, and so on.</text:span></text:p>
      <text:h text:style-name="P60" text:outline-level="3">Sequencing</text:h>
      <text:p text:style-name="Index"><text:span text:style-name="Category"><text:span text:style-name="T7">Syntax:</text:span></text:span><text:span text:style-name="Category"><text:span text:style-name="T24">begin</text:span></text:span><text:span text:style-name="T17"> form …</text:span></text:p>
      <text:p text:style-name="Index"><text:span text:style-name="Category"><text:span text:style-name="T7">Syntax:</text:span></text:span><text:span text:style-name="Category"><text:span text:style-name="T24">begin</text:span></text:span><text:span text:style-name="T17"> expression …</text:span></text:p>
      <text:p text:style-name="P11">[R6RS]The <text:span text:style-name="T17">begin</text:span> keyword has two different roles, depending on its context:</text:p>
      <text:list xml:id="list34349932" text:style-name="L3">
        <text:list-item>
          <text:p text:style-name="P43">It may appear as a form in a <text:span text:style-name="T20">body</text:span> , <text:span text:style-name="T17">library body</text:span>, or <text:span text:style-name="T17">top-level body</text:span>, or directly nested in a begin form that appears in a body. In this case, the begin form must have the shape specified in the first header line. This use of begin acts as a splicing form - the forms inside the <text:span text:style-name="T17">body</text:span> are spliced into the surrounding body, as if the begin wrapper were not actually present.</text:p>
          <text:p text:style-name="P43">A <text:span text:style-name="T17">begin</text:span> form in a <text:span text:style-name="T17">body</text:span> or <text:span text:style-name="T17">library body</text:span> must be non-empty if it appears after the first <text:span text:style-name="T17">expression</text:span> within the body.</text:p>
        </text:list-item>
        <text:list-item>
          <text:p text:style-name="P43">It may appear as an ordinary expression and must have the shape specified in the second header line. In this case, the <text:span text:style-name="T17">expression</text:span>s are evaluated sequentially from left to right, and the values of the last <text:span text:style-name="T17">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7">predicate</text:span> is a procedure that always returns a boolean value (#t or #f). An <text:span text:style-name="T17">equivalence predicate</text:span> is the computational analogue of a mathematical equivalence relation (it is symmetric, reflexive, and transitive). Of the equivalence predicates described in this section, <text:span text:style-name="T17">eq?</text:span> is the finest or most discriminating, and <text:span text:style-name="T17">equal?</text:span> is the coarsest. The <text:span text:style-name="T17">eqv?</text:span> predicate is slightly less discriminating than <text:span text:style-name="T17">eq?</text:span>.</text:p>
      <text:p text:style-name="Index"><text:span text:style-name="Category"><text:span text:style-name="T7">Function:</text:span></text:span><text:span text:style-name="Category"><text:span text:style-name="T24">eq?</text:span></text:span><text:span text:style-name="T17"> obj1 obj2</text:span></text:p>
      <text:p text:style-name="Index"><text:span text:style-name="Category"><text:span text:style-name="T7">Function:</text:span></text:span><text:span text:style-name="Category"><text:span text:style-name="T24">eqv?</text:span></text:span><text:span text:style-name="T17"> obj1 obj2</text:span></text:p>
      <text:p text:style-name="Index"><text:span text:style-name="Category"><text:span text:style-name="T7">Function:</text:span></text:span><text:span text:style-name="Category"><text:span text:style-name="T24">equal?</text:span></text:span><text:span text:style-name="T17"> obj1 obj2</text:span></text:p>
      <text:p text:style-name="First_20_line_20_indent">[R6RS] <text:span text:style-name="T17">eq?</text:span> only sees if the given two objects are the same object or not, <text:span text:style-name="T17">eqv? co</text:span><text:span text:style-name="T7">mpares numbers.</text:span><text:span text:style-name="T17">equal?</text:span><text:span text:style-name="T7"> compares the values equivalence.</text:span></text:p>
      <text:p text:style-name="P11">On Sagittarius Scheme interned symbol, keyword(only compatible mode), character, literal string, boolean, fixnum, and '() are used as the same objects. If these objects indicates the same value then eq? Returns #t.</text:p>
      <text:p text:style-name="P11">The following examples are not specified R6RS. But it is always good to know how it works.</text:p>
      <text:p text:style-name="P25">(let ((p (lambda (x) x)))</text:p>
      <text:p text:style-name="P25"><text:s text:c="2"/>(eqv? p p)) <text:s text:c="15"/>⇒ #t</text:p>
      <text:p text:style-name="P25">(eqv? "" "") <text:s text:c="16"/>⇒ #t (literal strings are the same objects, so even “abc” and “abc” return #t)</text:p>
      <text:p text:style-name="P25">(eqv? ’#() ’#()) <text:s text:c="11"/>⇒ #f</text:p>
      <text:p text:style-name="P25">(eqv? (lambda (x) x)</text:p>
      <text:p text:style-name="P25"><text:s text:c="6"/>(lambda (x) x)) <text:s text:c="11"/>⇒ #f</text:p>
      <text:p text:style-name="P25">(eqv? (lambda (x) x)</text:p>
      <text:p text:style-name="P25"><text:soft-page-break/><text:s text:c="6"/>(lambda (y) y)) <text:s text:c="11"/>⇒ #f</text:p>
      <text:p text:style-name="P25">(eqv? +nan.0 +nan.0) <text:s text:c="9"/>⇒ #f</text:p>
      <text:h text:style-name="Heading_20_3" text:outline-level="3">Procedure predicate</text:h>
      <text:p text:style-name="Index"><text:span text:style-name="Category"><text:span text:style-name="T7">Function:</text:span></text:span><text:span text:style-name="Category"><text:span text:style-name="T24">procedure?</text:span></text:span><text:span text:style-name="T17"> obj</text:span></text:p>
      <text:p text:style-name="P11">[R6RS] Returns #t if obj is a procedure, otherwise returns #f.</text:p>
      <text:h text:style-name="Heading_20_3" text:outline-level="3">Numerical type predicates</text:h>
      <text:p text:style-name="Index"><text:span text:style-name="Category"><text:span text:style-name="T7">Function:</text:span></text:span><text:span text:style-name="Category"><text:span text:style-name="T24">number?</text:span></text:span><text:span text:style-name="T17"> obj</text:span></text:p>
      <text:p text:style-name="Index"><text:span text:style-name="Category"><text:span text:style-name="T7">Function:</text:span></text:span><text:span text:style-name="Category"><text:span text:style-name="T24">complex?</text:span></text:span><text:span text:style-name="T17"> obj</text:span></text:p>
      <text:p text:style-name="Index"><text:span text:style-name="Category"><text:span text:style-name="T7">Function:</text:span></text:span><text:span text:style-name="Category"><text:span text:style-name="T24">real?</text:span></text:span><text:span text:style-name="T17"> obj</text:span></text:p>
      <text:p text:style-name="Index"><text:span text:style-name="Category"><text:span text:style-name="T7">Function:</text:span></text:span><text:span text:style-name="Category"><text:span text:style-name="T24">rational?</text:span></text:span><text:span text:style-name="T17"> obj</text:span></text:p>
      <text:p text:style-name="Index"><text:span text:style-name="Category"><text:span text:style-name="T7">Function:</text:span></text:span><text:span text:style-name="Category"><text:span text:style-name="T24">integer?</text:span></text:span><text:span text:style-name="T17"> obj</text:span></text:p>
      <text:p text:style-name="P11">[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1">If <text:span text:style-name="T17">z</text:span> is a complex number object, then (<text:span text:style-name="T17">real</text:span>? <text:span text:style-name="T17">z</text:span>) is true if and only if (<text:span text:style-name="T17">zero?</text:span> (<text:span text:style-name="T17">imag-part</text:span> <text:span text:style-name="T17">z</text:span>)) and (<text:span text:style-name="T17">exact?</text:span> (<text:span text:style-name="T17">imag-part</text:span> <text:span text:style-name="T17">z</text:span>)) are both true.</text:p>
      <text:p text:style-name="P11">If <text:span text:style-name="T17">x</text:span> is a real number object, then (<text:span text:style-name="T17">rational? x</text:span>) is true if and only if there exist exact integer objects <text:span text:style-name="T17">k1</text:span> and <text:span text:style-name="T17">k2</text:span> such that (<text:span text:style-name="T17">= x</text:span> (<text:span text:style-name="T17">/ k1 k2</text:span>)) and (<text:span text:style-name="T17">=</text:span> (<text:span text:style-name="T17">numerator x</text:span>) <text:span text:style-name="T17">k1</text:span>) and (<text:span text:style-name="T17">=</text:span> (<text:span text:style-name="T17">denominator x</text:span>) <text:span text:style-name="T17">k2</text:span>) are all true. Thus infinities and NaNs are not rational number objects.</text:p>
      <text:p text:style-name="P11">If <text:span text:style-name="T17">q</text:span> is a rational number objects, then (<text:span text:style-name="T17">integer? q</text:span>) is true if and only if (<text:span text:style-name="T17">=</text:span> (<text:span text:style-name="T17">denominator q</text:span>) <text:span text:style-name="T17">1</text:span>) is true. If q is not a rational number object, then (<text:span text:style-name="T17">integer? q</text:span>) is #f.</text:p>
      <text:p text:style-name="Index"><text:span text:style-name="Category"><text:span text:style-name="T7">Function:</text:span></text:span><text:span text:style-name="Category"><text:span text:style-name="T24">real-valued?</text:span></text:span><text:span text:style-name="T17"> obj</text:span></text:p>
      <text:p text:style-name="Index"><text:span text:style-name="Category"><text:span text:style-name="T7">Function:</text:span></text:span><text:span text:style-name="Category"><text:span text:style-name="T24">rational-valued?</text:span></text:span><text:span text:style-name="T17"> obj</text:span></text:p>
      <text:p text:style-name="Index"><text:span text:style-name="Category"><text:span text:style-name="T7">Function:</text:span></text:span><text:span text:style-name="Category"><text:span text:style-name="T24">integer-valued?</text:span></text:span><text:span text:style-name="T17"> obj</text:span></text:p>
      <text:p text:style-name="P11">[R6RS] These numerical type predicates can be applied to any kind of argument. The <text:span text:style-name="T17">real-valued?</text:span> procedure returns #t if the object is a number object and is equal in the sense of <text:span text:style-name="T17">=</text:span> to some real number object, or if the object is a NaN, or a complex number object whose real part is a NaN and whose imaginary part is zero in the sense of <text:span text:style-name="T17">zero?</text:span>. The <text:span text:style-name="T17">rational-valued?</text:span> and <text:span text:style-name="T17">integer-valued?</text:span> procedures return #t if the object is a number object and is equal in the sense of <text:span text:style-name="T17">=</text:span> to some object of the named type, and otherwise they return #f.</text:p>
      <text:p text:style-name="Index"><text:span text:style-name="Category"><text:span text:style-name="T7">Function:</text:span></text:span><text:span text:style-name="Category"><text:span text:style-name="T24">exact?</text:span></text:span><text:span text:style-name="T17"> obj</text:span></text:p>
      <text:p text:style-name="Index"><text:span text:style-name="Category"><text:span text:style-name="T7">Function:</text:span></text:span><text:span text:style-name="Category"><text:span text:style-name="T24">inexact?</text:span></text:span><text:span text:style-name="T17"> obj</text:span></text:p>
      <text:p text:style-name="P11">[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7">Function:</text:span></text:span><text:span text:style-name="Category"><text:span text:style-name="T24">exact</text:span></text:span><text:span text:style-name="T17"> z</text:span></text:p>
      <text:p text:style-name="Index"><text:span text:style-name="Category"><text:span text:style-name="T7">Function:</text:span></text:span><text:span text:style-name="Category"><text:span text:style-name="T24">inexact</text:span></text:span><text:span text:style-name="T17"> z</text:span></text:p>
      <text:p text:style-name="P11">[R6RS] The <text:span text:style-name="T17">inexact</text:span> procedure returns an inexact representation of <text:span text:style-name="T17">z</text:span>. If inexact number objects of the appropriate type have bounded precision, then the value returned is an inexact number object that is nearest to the argument.</text:p>
      <text:p text:style-name="P11"><text:soft-page-break/>The <text:span text:style-name="T17">exact</text:span> procedure returns an exact representation of <text:span text:style-name="T17">z</text:span>. The value returned is the exact number object that is numerically closest to the argument; in most cases, the result of this procedure should be numerically equal to its argument.</text:p>
      <text:h text:style-name="Heading_20_3" text:outline-level="3">Arithmetic operations</text:h>
      <text:p text:style-name="Index"><text:span text:style-name="Category"><text:span text:style-name="T7">Function:</text:span></text:span><text:span text:style-name="Category"><text:span text:style-name="T24">=</text:span></text:span><text:span text:style-name="T17"> z1 z2 z3 …</text:span></text:p>
      <text:p text:style-name="Index"><text:span text:style-name="Category"><text:span text:style-name="T7">Function:</text:span></text:span><text:span text:style-name="Category"><text:span text:style-name="T24">&gt;</text:span></text:span><text:span text:style-name="T9"> </text:span><text:span text:style-name="T18">x</text:span><text:span text:style-name="T17">1 x2 x3 …</text:span></text:p>
      <text:p text:style-name="Index"><text:span text:style-name="Category"><text:span text:style-name="T7">Function:</text:span></text:span><text:span text:style-name="Category"><text:span text:style-name="T24">&lt;</text:span></text:span><text:span text:style-name="T9"> </text:span><text:span text:style-name="T18">x</text:span><text:span text:style-name="T17">1 x2 x3 …</text:span></text:p>
      <text:p text:style-name="Index"><text:span text:style-name="Category"><text:span text:style-name="T7">Function:</text:span></text:span><text:span text:style-name="Category"><text:span text:style-name="T24">&gt;=</text:span></text:span><text:span text:style-name="T9"> </text:span><text:span text:style-name="T18">x</text:span><text:span text:style-name="T17">1 x2 x3 …</text:span></text:p>
      <text:p text:style-name="Index"><text:span text:style-name="Category"><text:span text:style-name="T7">Function:</text:span></text:span><text:span text:style-name="Category"><text:span text:style-name="T24">&lt;=</text:span></text:span><text:span text:style-name="T9"> </text:span><text:span text:style-name="T18">x</text:span><text:span text:style-name="T17">1 x2 x3 …</text:span></text:p>
      <text:p text:style-name="P11">[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7">Function:</text:span></text:span><text:span text:style-name="Category"><text:span text:style-name="T24">zero?</text:span></text:span><text:span text:style-name="T17"> z</text:span></text:p>
      <text:p text:style-name="Index"><text:span text:style-name="Category"><text:span text:style-name="T7">Function:</text:span></text:span><text:span text:style-name="Category"><text:span text:style-name="T24">positive?</text:span></text:span><text:span text:style-name="T17"> z</text:span></text:p>
      <text:p text:style-name="Index"><text:span text:style-name="Category"><text:span text:style-name="T7">Function:</text:span></text:span><text:span text:style-name="Category"><text:span text:style-name="T24">negative</text:span></text:span><text:span text:style-name="Category"><text:span text:style-name="T24">?</text:span></text:span><text:span text:style-name="T17"> z</text:span></text:p>
      <text:p text:style-name="Index"><text:span text:style-name="Category"><text:span text:style-name="T7">Function:</text:span></text:span><text:span text:style-name="Category"><text:span text:style-name="T24">odd?</text:span></text:span><text:span text:style-name="T17"> z</text:span></text:p>
      <text:p text:style-name="Index"><text:span text:style-name="Category"><text:span text:style-name="T7">Function:</text:span></text:span><text:span text:style-name="Category"><text:span text:style-name="T24">even?</text:span></text:span><text:span text:style-name="T17"> z</text:span></text:p>
      <text:p text:style-name="Index"><text:span text:style-name="Category"><text:span text:style-name="T7">Function:</text:span></text:span><text:span text:style-name="Category"><text:span text:style-name="T24">finite</text:span></text:span><text:span text:style-name="Category"><text:span text:style-name="T24">?</text:span></text:span><text:span text:style-name="T17"> z</text:span></text:p>
      <text:p text:style-name="Index"><text:span text:style-name="Category"><text:span text:style-name="T7">Function:</text:span></text:span><text:span text:style-name="Category"><text:span text:style-name="T24">infinite</text:span></text:span><text:span text:style-name="Category"><text:span text:style-name="T24">?</text:span></text:span><text:span text:style-name="T17"> z</text:span></text:p>
      <text:p text:style-name="Index"><text:span text:style-name="Category"><text:span text:style-name="T7">Function:</text:span></text:span><text:span text:style-name="Category"><text:span text:style-name="T24">nan</text:span></text:span><text:span text:style-name="Category"><text:span text:style-name="T24">?</text:span></text:span><text:span text:style-name="T17"> z</text:span></text:p>
      <text:p text:style-name="P11">[R6RS] These numerical predicates test a number object for a particular property, returning #t or #f. The <text:span text:style-name="T17">zero?</text:span> procedure tests if the number object is = to zero, <text:span text:style-name="T17">positive?</text:span> tests whether it is greater than zero, <text:span text:style-name="T17">negative?</text:span> tests whether it is less than zero, <text:span text:style-name="T17">odd?</text:span> tests whether it is odd, <text:span text:style-name="T17">even?</text:span> tests whether it is even,<text:span text:style-name="T17"> finite? </text:span>tests whether it is not an infinity and not a NaN, <text:span text:style-name="T17">infinite?</text:span> tests whether it is an infinity, <text:span text:style-name="T17">nan?</text:span> tests whether it is a NaN.</text:p>
      <text:p text:style-name="Index"><text:span text:style-name="Category"><text:span text:style-name="T7">Function:</text:span></text:span><text:span text:style-name="Category"><text:span text:style-name="T24">max</text:span></text:span><text:span text:style-name="T9"> </text:span><text:span text:style-name="T18">x</text:span><text:span text:style-name="T17">1 x2 …</text:span></text:p>
      <text:p text:style-name="P28"><text:span text:style-name="Category">Function:</text:span><text:span text:style-name="Category"><text:span text:style-name="T30">min</text:span></text:span><text:span text:style-name="T10"> </text:span><text:span text:style-name="T18">x</text:span><text:span text:style-name="T17">1 x2 …</text:span></text:p>
      <text:p text:style-name="P11">[R6RS]<text:span text:style-name="T17"> </text:span>These procedures return the maximum or minimum of their arguments.</text:p>
      <text:p text:style-name="Index"><text:span text:style-name="Category"><text:span text:style-name="T7">Function:</text:span></text:span><text:span text:style-name="Category"><text:span text:style-name="T24">+</text:span></text:span><text:span text:style-name="T9"> </text:span><text:span text:style-name="T18">z</text:span><text:span text:style-name="T17"> …</text:span></text:p>
      <text:p text:style-name="P28"><text:span text:style-name="Category">Function:</text:span><text:span text:style-name="Category"><text:span text:style-name="T30">*</text:span></text:span><text:span text:style-name="T10"> </text:span><text:span text:style-name="T18">z</text:span><text:span text:style-name="T17"> …</text:span></text:p>
      <text:p text:style-name="P11">[R6RS] These procedures return the sum or product of their arguments.</text:p>
      <text:p text:style-name="Index"><text:span text:style-name="Category"><text:span text:style-name="T7">Function:</text:span></text:span><text:span text:style-name="Category"><text:span text:style-name="T24">-</text:span></text:span><text:span text:style-name="T9"> </text:span><text:span text:style-name="T18">z</text:span><text:span text:style-name="T17"> …</text:span></text:p>
      <text:p text:style-name="P28"><text:span text:style-name="Category">Function:</text:span><text:span text:style-name="Category"><text:span text:style-name="T30">-</text:span></text:span><text:span text:style-name="T10"> </text:span><text:span text:style-name="T18">z1 z2</text:span><text:span text:style-name="T17"> …</text:span></text:p>
      <text:p text:style-name="P11">[R6RS] With two or more arguments, this procedures returns the difference of its arguments, associating to the left. With one argument, however, it returns the additive inverse of its argument.</text:p>
      <text:p text:style-name="P11">If this procedure is applied to mixed non-rational real and non-real complex arguments, it returns an unspecified number object.</text:p>
      <text:p text:style-name="Index"><text:span text:style-name="Category"><text:span text:style-name="T7">Function:</text:span></text:span><text:span text:style-name="Category"><text:span text:style-name="T24">/</text:span></text:span><text:span text:style-name="T9"> </text:span><text:span text:style-name="T18">z</text:span><text:span text:style-name="T17"> …</text:span></text:p>
      <text:p text:style-name="P28"><text:span text:style-name="Category">Function:</text:span><text:span text:style-name="Category"><text:span text:style-name="T30">/</text:span></text:span><text:span text:style-name="T10"> </text:span><text:span text:style-name="T18">z1 z2</text:span><text:span text:style-name="T17"> …</text:span></text:p>
      <text:p text:style-name="P11">[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1">If this procedure is applied to mixed non-rational real and non-real complex arguments, it returns an unspecified number object.</text:p>
      <text:p text:style-name="P11">In R6RS, it requires to raise <text:span text:style-name="T17">&amp;assertion</text:span> when the divisor was 0, on Sagittarius, however, it <text:soft-page-break/>returns NaN or infinite number when it is running with compatible mode. In R6RS mode it raises <text:span text:style-name="T17">&amp;assertion</text:span>.</text:p>
      <text:p text:style-name="P28"><text:span text:style-name="Category">Function:</text:span><text:span text:style-name="Category"><text:span text:style-name="T30">abs</text:span></text:span><text:span text:style-name="T10"> </text:span><text:span text:style-name="T18">x</text:span></text:p>
      <text:p text:style-name="P11">[R6RS] Returns the absolute value of its argument.</text:p>
      <text:p text:style-name="Index"><text:span text:style-name="Category"><text:span text:style-name="T7">Function:</text:span></text:span><text:span text:style-name="Category"><text:span text:style-name="T24">div-and-mod</text:span></text:span><text:span text:style-name="T9"> </text:span><text:span text:style-name="T18">x1</text:span><text:span text:style-name="T17"> x2</text:span></text:p>
      <text:p text:style-name="Index"><text:span text:style-name="Category"><text:span text:style-name="T7">Function:</text:span></text:span><text:span text:style-name="Category"><text:span text:style-name="T24">div</text:span></text:span><text:span text:style-name="T9"> </text:span><text:span text:style-name="T18">x1</text:span><text:span text:style-name="T17"> x2</text:span></text:p>
      <text:p text:style-name="Index"><text:span text:style-name="Category"><text:span text:style-name="T7">Function:</text:span></text:span><text:span text:style-name="Category"><text:span text:style-name="T24">mod</text:span></text:span><text:span text:style-name="T9"> </text:span><text:span text:style-name="T18">x1</text:span><text:span text:style-name="T17"> x2</text:span></text:p>
      <text:p text:style-name="Index"><text:span text:style-name="Category"><text:span text:style-name="T7">Function:</text:span></text:span><text:span text:style-name="Category"><text:span text:style-name="T24">div0-and-mod0</text:span></text:span><text:span text:style-name="T9"> </text:span><text:span text:style-name="T18">x1</text:span><text:span text:style-name="T17"> x2</text:span></text:p>
      <text:p text:style-name="Index"><text:span text:style-name="Category"><text:span text:style-name="T7">Function:</text:span></text:span><text:span text:style-name="Category"><text:span text:style-name="T24">div0</text:span></text:span><text:span text:style-name="T9"> </text:span><text:span text:style-name="T18">x1</text:span><text:span text:style-name="T17"> x2</text:span></text:p>
      <text:p text:style-name="Index"><text:span text:style-name="Category"><text:span text:style-name="T7">Function:</text:span></text:span><text:span text:style-name="Category"><text:span text:style-name="T24">mod0</text:span></text:span><text:span text:style-name="T9"> </text:span><text:span text:style-name="T18">x1</text:span><text:span text:style-name="T17"> x2</text:span></text:p>
      <text:p text:style-name="First_20_line_20_indent"><text:span text:style-name="T7">[R6RS] These procedures implement number-theoretic integer division and return the results of the corresponding mathematical operations. In each case, </text:span><text:span text:style-name="T17">x1</text:span><text:span text:style-name="T7"> must be neither infinite nor a NaN, and </text:span><text:span text:style-name="T17">x2</text:span><text:span text:style-name="T7"> must be nonzero; otherwise, an exception with condition type </text:span><text:span text:style-name="T17">&amp;assertion</text:span><text:span text:style-name="T7"> is raised.</text:span></text:p>
      <text:p text:style-name="Index"><text:span text:style-name="Category"><text:span text:style-name="T7">Function:</text:span></text:span><text:span text:style-name="Category"><text:span text:style-name="T24">gcd</text:span></text:span><text:span text:style-name="T9"> </text:span><text:span text:style-name="T18">n1</text:span><text:span text:style-name="T17"> …</text:span></text:p>
      <text:p text:style-name="Index"><text:span text:style-name="Category"><text:span text:style-name="T7">Function:</text:span></text:span><text:span text:style-name="Category"><text:span text:style-name="T24">lcm</text:span></text:span><text:span text:style-name="T9"> </text:span><text:span text:style-name="T18">n1</text:span><text:span text:style-name="T17"> …</text:span></text:p>
      <text:p text:style-name="P11">[R6RS] These procedures return the greatest common divisor or least common multiple of their arguments. The result is always non-negative.</text:p>
      <text:p text:style-name="Index"><text:span text:style-name="Category"><text:span text:style-name="T7">Function:</text:span></text:span><text:span text:style-name="Category"><text:span text:style-name="T24">numerator</text:span></text:span><text:span text:style-name="T9"> </text:span><text:span text:style-name="T18">q</text:span></text:p>
      <text:p text:style-name="Index"><text:span text:style-name="Category"><text:span text:style-name="T7">Function:</text:span></text:span><text:span text:style-name="Category"><text:span text:style-name="T24">denominator</text:span></text:span><text:span text:style-name="T9"> </text:span><text:span text:style-name="T18">q</text:span></text:p>
      <text:p text:style-name="P11">[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7">Function:</text:span></text:span><text:span text:style-name="Category"><text:span text:style-name="T24">floor</text:span></text:span><text:span text:style-name="T9"> </text:span><text:span text:style-name="T18">x</text:span></text:p>
      <text:p text:style-name="Index"><text:span text:style-name="Category"><text:span text:style-name="T7">Function:</text:span></text:span><text:span text:style-name="Category"><text:span text:style-name="T24">ceiling</text:span></text:span><text:span text:style-name="T9"> </text:span><text:span text:style-name="T18">x</text:span></text:p>
      <text:p text:style-name="Index"><text:span text:style-name="Category"><text:span text:style-name="T7">Function:</text:span></text:span><text:span text:style-name="Category"><text:span text:style-name="T24">truncate</text:span></text:span><text:span text:style-name="T9"> </text:span><text:span text:style-name="T18">x</text:span></text:p>
      <text:p text:style-name="Index"><text:span text:style-name="Category"><text:span text:style-name="T7">Function:</text:span></text:span><text:span text:style-name="Category"><text:span text:style-name="T24">round</text:span></text:span><text:span text:style-name="T9"> </text:span><text:span text:style-name="T18">x</text:span></text:p>
      <text:p text:style-name="First_20_line_20_indent"><text:span text:style-name="T7">[R6RS] These procedures return inexact integer objects for inexact arguments that are not infinities or NaNs, and exact integer objects for exact rational arguments. For such arguments, </text:span><text:span text:style-name="T17">floor</text:span><text:span text:style-name="T7"> returns the largest integer object not larger than </text:span><text:span text:style-name="T17">x</text:span><text:span text:style-name="T7">. The </text:span><text:span text:style-name="T17">ceiling</text:span><text:span text:style-name="T7"> procedure returns the smallest integer object not smaller than </text:span><text:span text:style-name="T17">x</text:span><text:span text:style-name="T7">. The </text:span><text:span text:style-name="T17">truncate</text:span><text:span text:style-name="T7"> procedure returns the integer object closest to </text:span><text:span text:style-name="T17">x</text:span><text:span text:style-name="T7"> whose absolute value is not larger than the absolute value of </text:span><text:span text:style-name="T17">x</text:span><text:span text:style-name="T7">. The </text:span><text:span text:style-name="T17">round</text:span><text:span text:style-name="T7"> procedure returns the closest integer object to </text:span><text:span text:style-name="T17">x</text:span><text:span text:style-name="T7">, rounding to even when </text:span><text:span text:style-name="T17">x</text:span><text:span text:style-name="T7">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7">Function:</text:span></text:span><text:span text:style-name="Category"><text:span text:style-name="T24">rationalize</text:span></text:span><text:span text:style-name="T9"> </text:span><text:span text:style-name="T18">x1 x2</text:span></text:p>
      <text:p text:style-name="First_20_line_20_indent"><text:span text:style-name="T7">[R6RS] The </text:span><text:span text:style-name="T17">rationalize</text:span><text:span text:style-name="T7"> procedure returns the a number object representing the </text:span><text:span text:style-name="T17">simplest</text:span><text:span text:style-name="T7"> rational number differing from </text:span><text:span text:style-name="T17">x1</text:span><text:span text:style-name="T7"> by no more than </text:span><text:span text:style-name="T17">x2</text:span><text:span text:style-name="T7">.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7">Function:</text:span></text:span><text:span text:style-name="Category"><text:span text:style-name="T24">exp</text:span></text:span><text:span text:style-name="T9"> </text:span><text:span text:style-name="T18">x</text:span></text:p>
      <text:p text:style-name="Index"><text:span text:style-name="Category"><text:span text:style-name="T7">Function:</text:span></text:span><text:span text:style-name="Category"><text:span text:style-name="T24">log</text:span></text:span><text:span text:style-name="T9"> </text:span><text:span text:style-name="T18">x</text:span></text:p>
      <text:p text:style-name="Index"><text:span text:style-name="Category"><text:span text:style-name="T7">Function:</text:span></text:span><text:span text:style-name="Category"><text:span text:style-name="T24">log</text:span></text:span><text:span text:style-name="T9"> </text:span><text:span text:style-name="T18">x1 x2</text:span></text:p>
      <text:p text:style-name="Index"><text:span text:style-name="Category"><text:span text:style-name="T7">Function:</text:span></text:span><text:span text:style-name="Category"><text:span text:style-name="T24">sin</text:span></text:span><text:span text:style-name="T9"> </text:span><text:span text:style-name="T18">x</text:span></text:p>
      <text:p text:style-name="Index"><text:span text:style-name="Category"><text:span text:style-name="T7">Function:</text:span></text:span><text:span text:style-name="Category"><text:span text:style-name="T24">cos</text:span></text:span><text:span text:style-name="T9"> </text:span><text:span text:style-name="T18">x</text:span></text:p>
      <text:p text:style-name="Index"><text:span text:style-name="Category"><text:span text:style-name="T7">Function:</text:span></text:span><text:span text:style-name="Category"><text:span text:style-name="T24">tan</text:span></text:span><text:span text:style-name="T9"> </text:span><text:span text:style-name="T18">x</text:span></text:p>
      <text:p text:style-name="Index"><text:soft-page-break/><text:span text:style-name="Category"><text:span text:style-name="T7">Function:</text:span></text:span><text:span text:style-name="Category"><text:span text:style-name="T24">asin</text:span></text:span><text:span text:style-name="T9"> </text:span><text:span text:style-name="T18">x</text:span></text:p>
      <text:p text:style-name="Index"><text:span text:style-name="Category"><text:span text:style-name="T7">Function:</text:span></text:span><text:span text:style-name="Category"><text:span text:style-name="T24">acos</text:span></text:span><text:span text:style-name="T9"> </text:span><text:span text:style-name="T18">x</text:span></text:p>
      <text:p text:style-name="Index"><text:span text:style-name="Category"><text:span text:style-name="T7">Function:</text:span></text:span><text:span text:style-name="Category"><text:span text:style-name="T24">atan</text:span></text:span><text:span text:style-name="T9"> </text:span><text:span text:style-name="T18">x</text:span></text:p>
      <text:p text:style-name="Index"><text:span text:style-name="Category"><text:span text:style-name="T7">Function:</text:span></text:span><text:span text:style-name="Category"><text:span text:style-name="T24">atan</text:span></text:span><text:span text:style-name="T9"> </text:span><text:span text:style-name="T18">x1 x2</text:span></text:p>
      <text:p text:style-name="First_20_line_20_indent"><text:span text:style-name="T7">[R6RS] These procedures compute the usual transcendental functions. The </text:span><text:span text:style-name="T17">exp</text:span><text:span text:style-name="T7"> procedure computes the base-e exponential of </text:span><text:span text:style-name="T17">z</text:span><text:span text:style-name="T7">. The </text:span><text:span text:style-name="T17">log</text:span><text:span text:style-name="T7"> procedure with a single argument computes the natural logarithm of </text:span><text:span text:style-name="T17">z</text:span><text:span text:style-name="T7"> (not the base-ten logarithm); (</text:span><text:span text:style-name="T17">log</text:span><text:span text:style-name="T7"> </text:span><text:span text:style-name="T17">z1 z2</text:span><text:span text:style-name="T7">) computes the base-</text:span><text:span text:style-name="T17">z2</text:span><text:span text:style-name="T7"> logarithm of </text:span><text:span text:style-name="T17">z1</text:span><text:span text:style-name="T7">. The </text:span><text:span text:style-name="T17">asin</text:span><text:span text:style-name="T7">, </text:span><text:span text:style-name="T17">acos</text:span><text:span text:style-name="T7">, and </text:span><text:span text:style-name="T17">atan</text:span><text:span text:style-name="T7"> procedures compute arcsine, arccosine, and arctangent, respectively. The two-argument variant of </text:span><text:span text:style-name="T17">atan</text:span><text:span text:style-name="T7"> computes (</text:span><text:span text:style-name="T17">angle</text:span><text:span text:style-name="T7"> (</text:span><text:span text:style-name="T17">make-rectangular x2 x1</text:span><text:span text:style-name="T7">)).</text:span></text:p>
      <text:p text:style-name="Index"><text:span text:style-name="Category"><text:span text:style-name="T7">Function:</text:span></text:span><text:span text:style-name="Category"><text:span text:style-name="T24">sqrt</text:span></text:span><text:span text:style-name="T9"> </text:span><text:span text:style-name="T18">z</text:span></text:p>
      <text:p text:style-name="P11">[R6RS] Returns the principal square root of z. For rational z, the result has either positive real part, or zero real part and non-negative imaginary part.</text:p>
      <text:p text:style-name="First_20_line_20_indent"><text:span text:style-name="T7">The </text:span><text:span text:style-name="T17">sqrt</text:span><text:span text:style-name="T7"> procedure may return an inexact result even when given an exact argument.</text:span></text:p>
      <text:p text:style-name="Index"><text:span text:style-name="Category"><text:span text:style-name="T7">Function:</text:span></text:span><text:span text:style-name="Category"><text:span text:style-name="T24">expt</text:span></text:span><text:span text:style-name="T9"> </text:span><text:span text:style-name="T18">z1 z2</text:span></text:p>
      <text:p text:style-name="First_20_line_20_indent"><text:span text:style-name="T7">[R6RS] Returns </text:span><text:span text:style-name="T17">z1</text:span><text:span text:style-name="T7"> raised to the power </text:span><text:span text:style-name="T17">z2</text:span><text:span text:style-name="T7">. For nonzero </text:span><text:span text:style-name="T17">z1</text:span><text:span text:style-name="T7">, this is </text:span><text:span text:style-name="T7"><draw:frame draw:style-name="fr1" draw:name="オブジェクト1" text:anchor-type="as-char" svg:width="0.5161in" svg:height="0.2075in" draw:z-index="0"><draw:object xlink:href="./Object 1" xlink:type="simple" xlink:show="embed" xlink:actuate="onLoad"/><draw:image xlink:href="./ObjectReplacements/Object 1" xlink:type="simple" xlink:show="embed" xlink:actuate="onLoad"/></draw:frame></text:span><text:span text:style-name="T7">. 0.0z is 1.0 if </text:span><text:span text:style-name="T17">z</text:span><text:span text:style-name="T7"> = 0.0, and 0.0 if (r</text:span><text:span text:style-name="T17">eal-part z</text:span><text:span text:style-name="T7">) is positive. For other cases in which the first argument is zero, either an exception is raised with condition type </text:span><text:span text:style-name="T17">&amp;implementation-restriction</text:span><text:span text:style-name="T7">, or an unspecified number object is returned.</text:span></text:p>
      <text:p text:style-name="First_20_line_20_indent"><text:span text:style-name="T7">For an exact real number object </text:span><text:span text:style-name="T17">z1</text:span><text:span text:style-name="T7"> and an exact integer object </text:span><text:span text:style-name="T17">z2</text:span><text:span text:style-name="T7">, (</text:span><text:span text:style-name="T17">expt z1 z2</text:span><text:span text:style-name="T7">) must return an exact result. For all other values of z1 and </text:span><text:span text:style-name="T17">z2</text:span><text:span text:style-name="T7">, (</text:span><text:span text:style-name="T17">expt z1 z2</text:span><text:span text:style-name="T7">) may return an inexact result, even when both </text:span><text:span text:style-name="T17">z1</text:span><text:span text:style-name="T7"> and </text:span><text:span text:style-name="T17">z2</text:span><text:span text:style-name="T7"> are exact.</text:span></text:p>
      <text:p text:style-name="Index"><text:span text:style-name="Category"><text:span text:style-name="T7">Function:</text:span></text:span><text:span text:style-name="Category"><text:span text:style-name="T24">make-rectangular</text:span></text:span><text:span text:style-name="T9"> </text:span><text:span text:style-name="T18">x1 x2</text:span></text:p>
      <text:p text:style-name="Index"><text:span text:style-name="Category"><text:span text:style-name="T7">Function:</text:span></text:span><text:span text:style-name="Category"><text:span text:style-name="T24">make-polar</text:span></text:span><text:span text:style-name="T9"> </text:span><text:span text:style-name="T18">x3 x4</text:span></text:p>
      <text:p text:style-name="Index"><text:span text:style-name="Category"><text:span text:style-name="T7">Function:</text:span></text:span><text:span text:style-name="Category"><text:span text:style-name="T24">real-part</text:span></text:span><text:span text:style-name="T9"> </text:span><text:span text:style-name="T18">z</text:span></text:p>
      <text:p text:style-name="Index"><text:span text:style-name="Category"><text:span text:style-name="T7">Function:</text:span></text:span><text:span text:style-name="Category"><text:span text:style-name="T24">imag-part</text:span></text:span><text:span text:style-name="T9"> </text:span><text:span text:style-name="T18">z</text:span></text:p>
      <text:p text:style-name="Index"><text:span text:style-name="Category"><text:span text:style-name="T7">Function:</text:span></text:span><text:span text:style-name="Category"><text:span text:style-name="T24">magnitude</text:span></text:span><text:span text:style-name="T9"> </text:span><text:span text:style-name="T18">z</text:span></text:p>
      <text:p text:style-name="Index"><text:span text:style-name="Category"><text:span text:style-name="T7">Function:</text:span></text:span><text:span text:style-name="Category"><text:span text:style-name="T24">angle</text:span></text:span><text:span text:style-name="T9"> </text:span><text:span text:style-name="T18">z</text:span></text:p>
      <text:p text:style-name="First_20_line_20_indent"><text:span text:style-name="T7">[R6RS] Suppose </text:span><text:span text:style-name="T17">a1, a2, a3</text:span><text:span text:style-name="T7">, and </text:span><text:span text:style-name="T17">a4</text:span><text:span text:style-name="T7"> are real numbers, and </text:span><text:span text:style-name="T17">c</text:span><text:span text:style-name="T7"> is a complex number such that the following holds:</text:span></text:p>
      <text:p text:style-name="P11"><draw:frame draw:style-name="fr1" draw:name="オブジェクト2" text:anchor-type="as-char" svg:width="1.3535in" svg:height="0.2075in" draw:z-index="1"><draw:object xlink:href="./Object 2" xlink:type="simple" xlink:show="embed" xlink:actuate="onLoad"/><draw:image xlink:href="./ObjectReplacements/Object 2" xlink:type="simple" xlink:show="embed" xlink:actuate="onLoad"/></draw:frame></text:p>
      <text:p text:style-name="First_20_line_20_indent"><text:span text:style-name="T7">Then, if </text:span><text:span text:style-name="T17">x1, x2, x3</text:span><text:span text:style-name="T7">, and </text:span><text:span text:style-name="T17">x4</text:span><text:span text:style-name="T7"> are number objects representing </text:span><text:span text:style-name="T17">a1, a2, a3</text:span><text:span text:style-name="T7">, and </text:span><text:span text:style-name="T17">a4</text:span><text:span text:style-name="T7">, respectively, (</text:span><text:span text:style-name="T17">make-rectangular x1 x2</text:span><text:span text:style-name="T7">) returns </text:span><text:span text:style-name="T17">c</text:span><text:span text:style-name="T7">, and (</text:span><text:span text:style-name="T17">make-polar x3 x4</text:span><text:span text:style-name="T7">) returns</text:span><text:span text:style-name="T17"> c.</text:span></text:p>
      <text:h text:style-name="P58" text:outline-level="3">Numerical input and output</text:h>
      <text:p text:style-name="Index"><text:span text:style-name="Category"><text:span text:style-name="T7">Function:</text:span></text:span><text:span text:style-name="Category"><text:span text:style-name="T24">number-&gt;string</text:span></text:span><text:span text:style-name="T9"> </text:span><text:span text:style-name="T18">z :optional radix precision</text:span></text:p>
      <text:p text:style-name="First_20_line_20_indent"><text:span text:style-name="T7">[R6RS+] </text:span><text:span text:style-name="T17">Radix</text:span><text:span text:style-name="T7"> must be an exact integer object, between 2, and 32. If omitted, radix defaults to 10. In Sagittarius </text:span><text:span text:style-name="T17">precision </text:span><text:span text:style-name="T7">will be ignored. The </text:span><text:span text:style-name="T17">number-&gt;string</text:span><text:span text:style-name="T7"> procedure takes a number object and a radix and returns as a string an external representation of the given number object in the given radix such that</text:span></text:p>
      <text:p text:style-name="P15">(let ((number z) (radix radix))</text:p>
      <text:p text:style-name="P15"><text:s text:c="2"/>(eqv? (string-&gt;number</text:p>
      <text:p text:style-name="P15"><text:s text:c="10"/>(number-&gt;string number radix)</text:p>
      <text:p text:style-name="P15"><text:s text:c="10"/>radix)</text:p>
      <text:p text:style-name="P15"><text:s text:c="8"/>number))</text:p>
      <text:p text:style-name="P11">is true.</text:p>
      <text:p text:style-name="Index"><text:soft-page-break/><text:span text:style-name="Category"><text:span text:style-name="T7">Function:</text:span></text:span><text:span text:style-name="Category"><text:span text:style-name="T24">string-&gt;number</text:span></text:span><text:span text:style-name="T9"> </text:span><text:span text:style-name="T18">string :optional radix</text:span></text:p>
      <text:p text:style-name="First_20_line_20_indent"><text:span text:style-name="T7">[R6RS+] Returns a number object with maximally precise representation expressed by the given string. </text:span><text:span text:style-name="T17">Radix</text:span><text:span text:style-name="T7"> must be an exact integer object, between 2, and 32. If supplied, </text:span><text:span text:style-name="T17">radix</text:span><text:span text:style-name="T7"> is a default radix that may be overridden by an explicit radix prefix in </text:span><text:span text:style-name="T17">string</text:span><text:span text:style-name="T7"> (e.g., "#o177"). If </text:span><text:span text:style-name="T17">radix</text:span><text:span text:style-name="T7"> is not supplied, then the default radix is 10. If string is not a syntactically valid notation for a number object or a notation for a rational number object with a zero denominator, then </text:span><text:span text:style-name="T17">string-&gt;number</text:span><text:span text:style-name="T7"> returns #f.</text:span></text:p>
      <text:p text:style-name="First_20_line_20_indent"><text:span text:style-name="T7">These </text:span><text:span text:style-name="T17">number-&gt;string</text:span><text:span text:style-name="T7"> and </text:span><text:span text:style-name="T17">string-&gt;number</text:span><text:span text:style-name="T7">'s resolutions of </text:span><text:span text:style-name="T17">radix </text:span><text:span text:style-name="T7">are taken from Gauche.</text:span></text:p>
      <text:h text:style-name="P58" text:outline-level="3">Booleans</text:h>
      <text:p text:style-name="Index"><text:span text:style-name="Category"><text:span text:style-name="T7">Function:</text:span></text:span><text:span text:style-name="Category"><text:span text:style-name="T24">not</text:span></text:span><text:span text:style-name="T9"> </text:span><text:span text:style-name="T18">obj</text:span></text:p>
      <text:p text:style-name="P11">[R6RS] Returns #t if <text:span text:style-name="T17">obj</text:span> is #f, and returns #f otherwise.</text:p>
      <text:p text:style-name="Index"><text:span text:style-name="Category"><text:span text:style-name="T7">Function:</text:span></text:span><text:span text:style-name="Category"><text:span text:style-name="T24">boolean?</text:span></text:span><text:span text:style-name="T9"> </text:span><text:span text:style-name="T18">obj</text:span></text:p>
      <text:p text:style-name="P11">[R6RS] Returns #t if <text:span text:style-name="T17">obj</text:span> is either #t or #f and returns #f otherwise.</text:p>
      <text:p text:style-name="Index"><text:span text:style-name="Category"><text:span text:style-name="T7">Function:</text:span></text:span><text:span text:style-name="Category"><text:span text:style-name="T24">boolean=?</text:span></text:span><text:span text:style-name="T9"> </text:span><text:span text:style-name="T18">bool1 bool2 …</text:span></text:p>
      <text:p text:style-name="P11">[R6RS] Returns #t if the booleans are the same.</text:p>
      <text:h text:style-name="Heading_20_3" text:outline-level="3">Pairs and lists</text:h>
      <text:p text:style-name="Text_20_body">A <text:span text:style-name="T17">pair</text:span> is a compound structure with two fields called the car and cdr fields (for historical reasons). Pairs are created by the procedure <text:span text:style-name="T17">cons</text:span>. The car and cdr fields are accessed by the procedures <text:span text:style-name="T17">car</text:span> and <text:span text:style-name="T17">cdr</text:span>.</text:p>
      <text:p text:style-name="Text_20_body">Pairs are used primarily to represent lists. A list can be defined recursively as either the empty listor a pair whose cdr is a list. More precisely, the set of lists is defined as the smallest set <text:span text:style-name="T17">X</text:span> such that</text:p>
      <text:list xml:id="list34340686" text:style-name="L4">
        <text:list-item>
          <text:p text:style-name="P31">The empty list is in </text:p>
        </text:list-item>
        <text:list-item>
          <text:p text:style-name="P31"><text:span text:style-name="T7">If </text:span><text:span text:style-name="T17">list</text:span><text:span text:style-name="T7"> is in </text:span><text:span text:style-name="T17">X</text:span><text:span text:style-name="T7">, then any pair whose cdr field contains </text:span><text:span text:style-name="T17">list</text:span><text:span text:style-name="T7"> is also in </text:span><text:span text:style-name="T17">X</text:span><text:span text:style-name="T7">.</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7">A chain of pairs not ending in the empty list is called an </text:span><text:span text:style-name="T17">improper</text:span><text:span text:style-name="T7"> </text:span><text:span text:style-name="T17">list</text:span><text:span text:style-name="T7">. Note that an improper list is not a list. The list and dotted notations can be combined to represent improper lists:</text:span></text:p>
      <text:p text:style-name="P11">(a b c . d)</text:p>
      <text:p text:style-name="P7">is equivalent to</text:p>
      <text:p text:style-name="P11">(a . (b . (c . d)))</text:p>
      <text:p text:style-name="P7">Whether a given pair is a list depends upon what is stored in the cdr field.</text:p>
      <text:p text:style-name="Index"><text:span text:style-name="Category"><text:span text:style-name="T7">Function:</text:span></text:span><text:span text:style-name="Category"><text:span text:style-name="T24">pair?</text:span></text:span><text:span text:style-name="T9"> </text:span><text:span text:style-name="T18">obj</text:span></text:p>
      <text:p text:style-name="P11">[R6RS] Returns #t if obj is a pair, and otherwise returns #f.</text:p>
      <text:p text:style-name="Index"><text:span text:style-name="Category"><text:span text:style-name="T7">Function:</text:span></text:span><text:span text:style-name="Category"><text:span text:style-name="T24">cons</text:span></text:span><text:span text:style-name="T9"> </text:span><text:span text:style-name="T18">obj1 obj2</text:span></text:p>
      <text:p text:style-name="P11">[R6RS] Returns a newly allocated pair whose car is <text:span text:style-name="T17">obj1</text:span> and whose cdr is <text:span text:style-name="T17">obj2</text:span>. The pair is guaranteed to be different (in the sense of eqv?) from every existing object.</text:p>
      <text:p text:style-name="Index"><text:span text:style-name="Category"><text:span text:style-name="T7">Function:</text:span></text:span><text:span text:style-name="Category"><text:span text:style-name="T24">car</text:span></text:span><text:span text:style-name="T9"> </text:span><text:span text:style-name="T18">pair</text:span></text:p>
      <text:p text:style-name="Index"><text:span text:style-name="Category"><text:span text:style-name="T9">Function:</text:span></text:span><text:span text:style-name="Category"><text:span text:style-name="T24">cdr</text:span></text:span><text:span text:style-name="T9"> </text:span><text:span text:style-name="T18">pair</text:span></text:p>
      <text:p text:style-name="P11"><text:soft-page-break/>[R6RS] Returns the contents of the <text:span text:style-name="T17">car/cdr</text:span> field of <text:span text:style-name="T17">pair</text:span>.</text:p>
      <text:p text:style-name="Index"><text:span text:style-name="Category"><text:span text:style-name="T7">Function:</text:span></text:span><text:span text:style-name="Category"><text:span text:style-name="T24">caar</text:span></text:span><text:span text:style-name="T9"> </text:span><text:span text:style-name="T18">pair</text:span></text:p>
      <text:p text:style-name="Index"><text:span text:style-name="Category"><text:span text:style-name="T9">Function:</text:span></text:span><text:span text:style-name="Category"><text:span text:style-name="T24">cadr</text:span></text:span><text:span text:style-name="T9"> </text:span><text:span text:style-name="T18">pair</text:span></text:p>
      <text:p text:style-name="Index"><text:s/><text:span text:style-name="T11">:</text:span></text:p>
      <text:p text:style-name="Index"><text:span text:style-name="Category"><text:span text:style-name="T9">Function:</text:span></text:span><text:span text:style-name="Category"><text:span text:style-name="T24">cadddr</text:span></text:span><text:span text:style-name="T9"> </text:span><text:span text:style-name="T18">pair</text:span></text:p>
      <text:p text:style-name="Index"><text:span text:style-name="Category"><text:span text:style-name="T9">Function:</text:span></text:span><text:span text:style-name="Category"><text:span text:style-name="T24">cddddr</text:span></text:span><text:span text:style-name="T9"> </text:span><text:span text:style-name="T18">pair</text:span></text:p>
      <text:p text:style-name="P11">[R6RS] These procedures are compositions of car and cdr, where for example <text:span text:style-name="T17">caddr</text:span> could be defined by</text:p>
      <text:p text:style-name="P11"><text:span text:style-name="T17">(define caddr (lambda (x) (car (cdr (cdr x)))))</text:span>.</text:p>
      <text:p text:style-name="P11">Arbitrary compositions, up to four deep, are provided. There are twenty-eight of these procedures in all.</text:p>
      <text:p text:style-name="Index"><text:span text:style-name="Category"><text:span text:style-name="T9">Function:</text:span></text:span><text:span text:style-name="Category"><text:span text:style-name="T24">null?</text:span></text:span><text:span text:style-name="T9"> </text:span><text:span text:style-name="T18">obj</text:span></text:p>
      <text:p text:style-name="P11">[R6RS] Returns #t if obj is the empty list, #fotherwise.</text:p>
      <text:p text:style-name="Index"><text:span text:style-name="Category"><text:span text:style-name="T9">Function:</text:span></text:span><text:span text:style-name="Category"><text:span text:style-name="T24">list?</text:span></text:span><text:span text:style-name="T9"> </text:span><text:span text:style-name="T18">obj</text:span></text:p>
      <text:p text:style-name="P11">[R6RS] Returns #t if obj is a list, #f otherwise. By definition, all lists are chains of pairs that have finite length and are terminated by the empty list.</text:p>
      <text:p text:style-name="Index"><text:span text:style-name="Category"><text:span text:style-name="T9">Function:</text:span></text:span><text:span text:style-name="Category"><text:span text:style-name="T24">length</text:span></text:span><text:span text:style-name="T9"> </text:span><text:span text:style-name="T18">list</text:span></text:p>
      <text:p text:style-name="P11">[R6RS+] Returns the length of <text:span text:style-name="T17">list</text:span>. If the <text:span text:style-name="T17">list </text:span>is <text:span text:style-name="T17">improper list</text:span>, it returns -1 If the <text:span text:style-name="T17">list</text:span> is <text:span text:style-name="T17">infinite list</text:span> , it returns -2.</text:p>
      <text:p text:style-name="Index"><text:span text:style-name="Category"><text:span text:style-name="T9">Function:</text:span></text:span><text:span text:style-name="Category"><text:span text:style-name="T24">append</text:span></text:span><text:span text:style-name="T9"> </text:span><text:span text:style-name="T18">list … obj</text:span></text:p>
      <text:p text:style-name="P11">[R6RS] Returns a possibly improper list consisting of the elements of the first <text:span text:style-name="T17">list</text:span> followed by the elements of the other <text:span text:style-name="T17">lists</text:span>, with <text:span text:style-name="T17">obj</text:span> as the cdr of the final pair. An improper list results if <text:span text:style-name="T17">obj</text:span> is not a list.</text:p>
      <text:p text:style-name="Index"><text:span text:style-name="Category"><text:span text:style-name="T9">Function:</text:span></text:span><text:span text:style-name="Category"><text:span text:style-name="T24">reverse</text:span></text:span><text:span text:style-name="T9"> </text:span><text:span text:style-name="T18">list</text:span></text:p>
      <text:p text:style-name="P11">[R6RS] Returns a newly allocated list consisting of the elements of <text:span text:style-name="T17">list</text:span> in reverse order.</text:p>
      <text:p text:style-name="Index"><text:span text:style-name="Category"><text:span text:style-name="T9">Function:</text:span></text:span><text:span text:style-name="Category"><text:span text:style-name="T24">list-tail</text:span></text:span><text:span text:style-name="T9"> </text:span><text:span text:style-name="T18">list k :optional fallback</text:span></text:p>
      <text:p text:style-name="P11">[R6RS+] The <text:span text:style-name="T17">list-tail</text:span> procedure returns the subchain of pairs of <text:span text:style-name="T17">list</text:span> obtained by omitting the first <text:span text:style-name="T17">k</text:span> elements.If <text:span text:style-name="T17">fallback</text:span> is given and <text:span text:style-name="T17">k</text:span> is out of range, it returns <text:span text:style-name="T17">fallback</text:span> otherwise throw <text:span text:style-name="T17">error. </text:span></text:p>
      <text:p text:style-name="Index"><text:span text:style-name="Category"><text:span text:style-name="T9">Function:</text:span></text:span><text:span text:style-name="Category"><text:span text:style-name="T24">list-ref</text:span></text:span><text:span text:style-name="T9"> </text:span><text:span text:style-name="T18">list k :optional fallback</text:span></text:p>
      <text:p text:style-name="P11">[R6RS+] The <text:span text:style-name="T17">list-ref</text:span> procedure returns the <text:span text:style-name="T20">k</text:span>th element of list.If <text:span text:style-name="T17">fallback</text:span> is given and <text:span text:style-name="T17">k</text:span> is out of range, it returns <text:span text:style-name="T17">fallback</text:span> otherwise throw <text:span text:style-name="T17">error. </text:span></text:p>
      <text:p text:style-name="P11">Note: The error thrown by the <text:span text:style-name="T17">list-tail</text:span> or <text:span text:style-name="T17">list-ref</text:span>is just <text:span text:style-name="T17">string. </text:span>This may be replaced by <text:span text:style-name="T17">&amp;assertion</text:span>.</text:p>
      <text:p text:style-name="P11">These <text:span text:style-name="T17">list-tail </text:span>and <text:span text:style-name="T17">list-ref</text:span>'s behaviours are taken from Gauche.</text:p>
      <text:p text:style-name="Index"><text:span text:style-name="Category"><text:span text:style-name="T9">Function:</text:span></text:span><text:span text:style-name="Category"><text:span text:style-name="T24">map</text:span></text:span><text:span text:style-name="T9"> </text:span><text:span text:style-name="T18">proc list1 list2…</text:span></text:p>
      <text:p text:style-name="P11">[R6RS+] The <text:span text:style-name="T17">map</text:span> procedure applies <text:span text:style-name="T17">proc</text:span> element-wise to the elements of the <text:span text:style-name="T17">lists</text:span> and returns a list of the results, in order. The order in which <text:span text:style-name="T17">proc</text:span> is applied to the elements of the lists is unspecified. If multiple returns occur from <text:span text:style-name="T17">map</text:span>, the <text:span text:style-name="T17">values</text:span> returned by earlier returns are not mutated. If the given <text:span text:style-name="T17">lists</text:span> are not the same length, when the shortest list is processed the <text:span text:style-name="T17">map</text:span> will stop.</text:p>
      <text:p text:style-name="Index"><text:span text:style-name="Category"><text:span text:style-name="T9">Function:</text:span></text:span><text:span text:style-name="Category"><text:span text:style-name="T24">for-each</text:span></text:span><text:span text:style-name="T9"> </text:span><text:span text:style-name="T18">proc list1 list2 …</text:span></text:p>
      <text:p text:style-name="P11">[R6RS+] The <text:span text:style-name="T17">for-each</text:span> procedure applies <text:span text:style-name="T17">proc</text:span> element-wise to the elements of the <text:span text:style-name="T17">lists</text:span> for its side effects, in order from the first elements to the last. The return values of for-each are unspecified. If the given <text:span text:style-name="T17">lists</text:span> are not the same length, when the shortest list is processed the <text:span text:style-name="T17">for-each</text:span> will stop.</text:p>
      <text:p text:style-name="P11"><text:soft-page-break/>These <text:span text:style-name="T17">map </text:span>and <text:span text:style-name="T17">for-each</text:span>'s behaviours are taken from Gauche.</text:p>
      <text:h text:style-name="Heading_20_3" text:outline-level="3">Symbols</text:h>
      <text:p text:style-name="Index"><text:span text:style-name="Category"><text:span text:style-name="T7">Function:</text:span></text:span><text:span text:style-name="Category"><text:span text:style-name="T24">symbol?</text:span></text:span><text:span text:style-name="T17"> obj</text:span></text:p>
      <text:p text:style-name="P11">[R6RS] Returns #t if obj is a symbol, otherwise returns #f.</text:p>
      <text:p text:style-name="Index"><text:span text:style-name="Category"><text:span text:style-name="T7">Function:</text:span></text:span><text:span text:style-name="Category"><text:span text:style-name="T24">symbol-&gt;string</text:span></text:span><text:span text:style-name="T17"> symbol</text:span></text:p>
      <text:p text:style-name="P11">[R6RS] Returns the name of <text:span text:style-name="T17">symbol</text:span> as an<text:span text:style-name="T17"> immutable string.</text:span></text:p>
      <text:p text:style-name="Index"><text:span text:style-name="Category"><text:span text:style-name="T7">Function:</text:span></text:span><text:span text:style-name="Category"><text:span text:style-name="T24">symbol=?</text:span></text:span><text:span text:style-name="T17"> symbol1 symbol2 …</text:span></text:p>
      <text:p text:style-name="P11">[R6RS] Returns #t if the <text:span text:style-name="T17">symbols</text:span> are the same, i.e., if their names are spelled the same.</text:p>
      <text:p text:style-name="Index"><text:span text:style-name="Category"><text:span text:style-name="T7">Function:</text:span></text:span><text:span text:style-name="Category"><text:span text:style-name="T24">string-&gt;symbol</text:span></text:span><text:span text:style-name="T17"> string</text:span></text:p>
      <text:p text:style-name="P11">[R6RS] Returns the symbol whose name is <text:span text:style-name="T17">string</text:span>.</text:p>
      <text:h text:style-name="Heading_20_3" text:outline-level="3">Characters</text:h>
      <text:p text:style-name="Text_20_body"><text:span text:style-name="T17">Characters</text:span> are objects that represent Unicode scalar values.</text:p>
      <text:p text:style-name="Index"><text:span text:style-name="Category"><text:span text:style-name="T7">Function:</text:span></text:span><text:span text:style-name="Category"><text:span text:style-name="T24">char?</text:span></text:span><text:span text:style-name="T17"> obj</text:span></text:p>
      <text:p text:style-name="P11">[R6RS] Returns #t if obj is a character, otherwise returns #f.</text:p>
      <text:p text:style-name="Index"><text:span text:style-name="Category"><text:span text:style-name="T7">Function:</text:span></text:span><text:span text:style-name="Category"><text:span text:style-name="T24">char-&gt;integer</text:span></text:span><text:span text:style-name="T17"> char</text:span></text:p>
      <text:p text:style-name="Index"><text:span text:style-name="Category"><text:span text:style-name="T7">Function:</text:span></text:span><text:span text:style-name="Category"><text:span text:style-name="T24">integer-&gt;char</text:span></text:span><text:span text:style-name="T17"> sv</text:span></text:p>
      <text:p text:style-name="P11">[R6RS] <text:span text:style-name="T17">Sv</text:span> must be a Unicode scalar value, i.e., a non-negative exact integer object in [0, #xD7FF] ∪ [#xE000, #x10FFFF].</text:p>
      <text:p text:style-name="P11">Given a character, <text:span text:style-name="T17">char-&gt;integer</text:span> returns its Unicode scalar value as an exact integer object. For a Unicode scalar value <text:span text:style-name="T17">sv</text:span>, <text:span text:style-name="T17">integer-&gt;char</text:span> returns its associated character.</text:p>
      <text:p text:style-name="Index"><text:span text:style-name="Category"><text:span text:style-name="T7">Function:</text:span></text:span><text:span text:style-name="Category"><text:span text:style-name="T24">char=?</text:span></text:span><text:span text:style-name="T17"> char1 char2 char3 …</text:span></text:p>
      <text:p text:style-name="Index"><text:span text:style-name="Category"><text:span text:style-name="T7">Function:</text:span></text:span><text:span text:style-name="Category"><text:span text:style-name="T24">char=?</text:span></text:span><text:span text:style-name="T17"> char1 char2 char3 …</text:span></text:p>
      <text:p text:style-name="Index"><text:span text:style-name="Category"><text:span text:style-name="T7">Function:</text:span></text:span><text:span text:style-name="Category"><text:span text:style-name="T24">char=?</text:span></text:span><text:span text:style-name="T17"> char1 char2 char3 …</text:span></text:p>
      <text:p text:style-name="Index"><text:span text:style-name="Category"><text:span text:style-name="T7">Function:</text:span></text:span><text:span text:style-name="Category"><text:span text:style-name="T24">char=?</text:span></text:span><text:span text:style-name="T17"> char1 char2 char3 …</text:span></text:p>
      <text:p text:style-name="P11">[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7">length</text:span> of a string is the number of characters that it contains. This number is fixed when the string is created. The <text:span text:style-name="T17">valid indices</text:span> of a string are the integers less than the length of the string. The first character of a string has index 0, the second has index 1, and so on.</text:p>
      <text:p text:style-name="Index"><text:span text:style-name="Category"><text:span text:style-name="T7">Function:</text:span></text:span><text:span text:style-name="Category"><text:span text:style-name="T24">string?</text:span></text:span><text:span text:style-name="T17"> obj</text:span></text:p>
      <text:p text:style-name="P11">[R6RS] Returns #t if obj is a string, otherwise returns #f.</text:p>
      <text:p text:style-name="Index"><text:span text:style-name="Category"><text:span text:style-name="T7">Function:</text:span></text:span><text:span text:style-name="Category"><text:span text:style-name="T24">make-string?</text:span></text:span><text:span text:style-name="T17"> k :optional char</text:span></text:p>
      <text:p text:style-name="P11">[R6RS] Returns a newly allocated string of length <text:span text:style-name="T17">k</text:span>. If <text:span text:style-name="T17">char</text:span> is given, then all elements of the string are initialized to <text:span text:style-name="T17">char</text:span>, otherwise the contents of the string are <text:span text:style-name="T17">#\space</text:span>.</text:p>
      <text:p text:style-name="P11">These are equivalence:</text:p>
      <text:p text:style-name="P15">(make-string 10) = (make-string 10 #\space)</text:p>
      <text:p text:style-name="Index"><text:span text:style-name="Category"><text:span text:style-name="T7">Function:</text:span></text:span><text:span text:style-name="Category"><text:span text:style-name="T24">string</text:span></text:span><text:span text:style-name="T17"> char …</text:span></text:p>
      <text:p text:style-name="P11">[R6RS] Returns a newly allocated string composed of the arguments.</text:p>
      <text:p text:style-name="Index"><text:soft-page-break/><text:span text:style-name="Category"><text:span text:style-name="T7">Function:</text:span></text:span><text:span text:style-name="Category"><text:span text:style-name="T24">string-length</text:span></text:span><text:span text:style-name="T17"> string</text:span></text:p>
      <text:p text:style-name="P11">[R6RS] Returns the number of characters in the given <text:span text:style-name="T17">string</text:span> as an exact integer object.</text:p>
      <text:p text:style-name="Index"><text:span text:style-name="Category"><text:span text:style-name="T7">Function:</text:span></text:span><text:span text:style-name="Category"><text:span text:style-name="T24">string-ref</text:span></text:span><text:span text:style-name="T17"> string k :optional fallback</text:span></text:p>
      <text:p text:style-name="P11">[R6RS+] The string-ref procedure returns character. If a third argument is given ant <text:span text:style-name="T17">k</text:span> is not a valid index, it returns <text:span text:style-name="T17">fallback</text:span>, otherwise raises <text:span text:style-name="T17">&amp;assertion</text:span>.</text:p>
      <text:p text:style-name="P11"><text:span text:style-name="T17">k</text:span> of string using zero-origin indexing.</text:p>
      <text:p text:style-name="Index"><text:span text:style-name="Category"><text:span text:style-name="T7">Function:</text:span></text:span><text:span text:style-name="Category"><text:span text:style-name="T24">string=?</text:span></text:span><text:span text:style-name="T17"> string1 string2 string3 …</text:span></text:p>
      <text:p text:style-name="P11">[R6RS] Returns #t if the <text:span text:style-name="T17">strings</text:span> are the same length and contain the same characters in the same positions. Otherwise, the <text:span text:style-name="T17">string=?</text:span> procedure returns #f.</text:p>
      <text:p text:style-name="Index"><text:span text:style-name="Category"><text:span text:style-name="T7">Function:</text:span></text:span><text:span text:style-name="Category"><text:span text:style-name="T24">string&lt;?</text:span></text:span><text:span text:style-name="T17"> string1 string2 string3 …</text:span></text:p>
      <text:p text:style-name="Index"><text:span text:style-name="Category"><text:span text:style-name="T7">Function:</text:span></text:span><text:span text:style-name="Category"><text:span text:style-name="T24">string&gt;?</text:span></text:span><text:span text:style-name="T17"> string1 string2 string3 …</text:span></text:p>
      <text:p text:style-name="Index"><text:span text:style-name="Category"><text:span text:style-name="T7">Function:</text:span></text:span><text:span text:style-name="Category"><text:span text:style-name="T24">string&lt;=?</text:span></text:span><text:span text:style-name="T17"> string1 string2 string3 …</text:span></text:p>
      <text:p text:style-name="Index"><text:span text:style-name="Category"><text:span text:style-name="T7">Function:</text:span></text:span><text:span text:style-name="Category"><text:span text:style-name="T24">string&gt;=?</text:span></text:span><text:span text:style-name="T17"> string1 string2 string3 …</text:span></text:p>
      <text:p text:style-name="P11">[R6RS] These procedures are the lexicographic extensions to strings of the corresponding orderings on characters. For example, <text:span text:style-name="T17">string&lt;?</text:span> is the lexicographic ordering on strings induced by the ordering <text:span text:style-name="T17">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7">Function:</text:span></text:span><text:span text:style-name="Category"><text:span text:style-name="T24">substring</text:span></text:span><text:span text:style-name="T17"> string start end</text:span></text:p>
      <text:p text:style-name="P11">[R6RS] <text:span text:style-name="T17">String</text:span> must be a string, and <text:span text:style-name="T17">start</text:span> and <text:span text:style-name="T17">end</text:span> must be exact integer objects satisfying</text:p>
      <text:p text:style-name="P11">0 ≤ start ≤ end ≤ (string-length string).</text:p>
      <text:p text:style-name="P11">The <text:span text:style-name="T17">substring</text:span> procedure returns a newly allocated string formed from the characters of <text:span text:style-name="T17">string</text:span> beginning with index <text:span text:style-name="T17">start</text:span> (inclusive) and ending with index <text:span text:style-name="T17">end</text:span> (exclusive).</text:p>
      <text:p text:style-name="Index"><text:span text:style-name="Category"><text:span text:style-name="T7">Function:</text:span></text:span><text:span text:style-name="Category"><text:span text:style-name="T24">string-append</text:span></text:span><text:span text:style-name="T17"> string …</text:span></text:p>
      <text:p text:style-name="P11">[R6RS] Returns a newly allocated string whose characters form the concatenation of the given strings.</text:p>
      <text:p text:style-name="Index"><text:span text:style-name="Category"><text:span text:style-name="T7">Function:</text:span></text:span><text:span text:style-name="Category"><text:span text:style-name="T24">string-&gt;list</text:span></text:span><text:span text:style-name="T17"> string</text:span></text:p>
      <text:p text:style-name="Index"><text:span text:style-name="Category"><text:span text:style-name="T7">Function:</text:span></text:span><text:span text:style-name="Category"><text:span text:style-name="T24">list-&gt;string</text:span></text:span><text:span text:style-name="T17"> list</text:span></text:p>
      <text:p text:style-name="P11">[R6RS] List must be a list of characters. The <text:span text:style-name="T17">string-&gt;list</text:span> procedure returns a newly allocated list of the characters that make up the given <text:span text:style-name="T17">string</text:span>. The <text:span text:style-name="T17">list-&gt;string</text:span> procedure returns a newly allocated string formed from the characters in <text:span text:style-name="T17">list</text:span>. The <text:span text:style-name="T17">string-&gt;list</text:span> and <text:span text:style-name="T17">list-&gt;string</text:span> procedures are inverses so far as <text:span text:style-name="T17">equal?</text:span> is concerned.</text:p>
      <text:p text:style-name="Index"><text:span text:style-name="Category"><text:span text:style-name="T7">Function:</text:span></text:span><text:span text:style-name="Category"><text:span text:style-name="T24">string-for-each</text:span></text:span><text:span text:style-name="T17"> proc string1 string2 …</text:span></text:p>
      <text:p text:style-name="P11">[R6RS+] <text:span text:style-name="T17">Proc</text:span> should accept as many arguments as there are <text:span text:style-name="T17">strings</text:span>. The <text:span text:style-name="T17">string-for-each</text:span> procedure applies <text:span text:style-name="T17">proc</text:span> element-wise to the characters of the <text:span text:style-name="T17">strings</text:span> for its side effects, in order from the first characters to the last. The return values of <text:span text:style-name="T17">string-for-each</text:span> are unspecified.</text:p>
      <text:p text:style-name="P11">Analogous to <text:span text:style-name="T17">for-each</text:span>.</text:p>
      <text:p text:style-name="Index"><text:span text:style-name="Category"><text:span text:style-name="T7">Function:</text:span></text:span><text:span text:style-name="Category"><text:span text:style-name="T24">string-copy</text:span></text:span><text:span text:style-name="T17"> string</text:span></text:p>
      <text:p text:style-name="P11">[R6RS] Returns a newly allocated copy of the given <text:span text:style-name="T17">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he <text:span text:style-name="T17">length</text:span> of a vector is the number of elements that it contains. This number is a non-negative integer that is fixed when the vector is created. The <text:span text:style-name="T17">valid indices</text:span>of a vector are the exact non-<text:soft-page-break/>negative integer objects less than the length of the vector. The first element in a vector is indexed by zero, and the last element is indexed by one less than the length of the vector.</text:p>
      <text:p text:style-name="Text_20_body">In R6RS <text:span text:style-name="T17">vector constants</text:span><text:span text:style-name="T7"> must be quoted like list costants, on Sagittarius, however, it does not have to be. So you can write it either way.</text:span></text:p>
      <text:p text:style-name="Index"><text:span text:style-name="Category"><text:span text:style-name="T7">Function:</text:span></text:span><text:span text:style-name="Category"><text:span text:style-name="T24">vector?</text:span></text:span><text:span text:style-name="T17"> obj</text:span></text:p>
      <text:p text:style-name="P11">[R6RS] Returns #t if <text:span text:style-name="T17">obj</text:span> is a vector. Otherwise the procedure returns #f.</text:p>
      <text:p text:style-name="Index"><text:span text:style-name="Category"><text:span text:style-name="T7">Function:</text:span></text:span><text:span text:style-name="Category"><text:span text:style-name="T24">make-vector</text:span></text:span><text:span text:style-name="T17"> k :optional fill</text:span></text:p>
      <text:p text:style-name="P11">[R6RS] Returns a newly allocated vector of <text:span text:style-name="T17">k</text:span> elements. If a second argument is given, then each element is initialized to <text:span text:style-name="T17">fill</text:span>. Otherwise the initial contents of each element is unspecified.</text:p>
      <text:p text:style-name="Index"><text:span text:style-name="Category"><text:span text:style-name="T7">Function:</text:span></text:span><text:span text:style-name="Category"><text:span text:style-name="T24">vector</text:span></text:span><text:span text:style-name="T17"> obj …</text:span></text:p>
      <text:p text:style-name="P11">[R6RS] Returns a newly allocated vector whose elements contain the given arguments. Analogous to list.</text:p>
      <text:p text:style-name="Index"><text:span text:style-name="Category"><text:span text:style-name="T7">Function:</text:span></text:span><text:span text:style-name="Category"><text:span text:style-name="T24">vector-length</text:span></text:span><text:span text:style-name="T17"> vector</text:span></text:p>
      <text:p text:style-name="P11">[R6RS] Returns the number of elements in <text:span text:style-name="T17">vector</text:span> as an exact integer object.</text:p>
      <text:p text:style-name="Index"><text:span text:style-name="Category"><text:span text:style-name="T7">Function:</text:span></text:span><text:span text:style-name="Category"><text:span text:style-name="T24">vector-ref</text:span></text:span><text:span text:style-name="T17"> vector k :optional fallback</text:span></text:p>
      <text:p text:style-name="P11">[R6RS+] The <text:span text:style-name="T17">vector-ref</text:span> procedure returns the contents of element <text:span text:style-name="T17">k</text:span> of <text:span text:style-name="T17">vector</text:span>. If a third argument is given and <text:span text:style-name="T17">k </text:span>is not a valid index, it returns <text:span text:style-name="T17">fallback,</text:span> otherwise raises <text:span text:style-name="T17">&amp;assertion</text:span>.</text:p>
      <text:p text:style-name="Index"><text:span text:style-name="Category"><text:span text:style-name="T7">Function:</text:span></text:span><text:span text:style-name="Category"><text:span text:style-name="T24">vector-set!</text:span></text:span><text:span text:style-name="T17">vector k obj</text:span></text:p>
      <text:p text:style-name="P11">[R6RS] <text:span text:style-name="T17">K</text:span> must be a valid index of <text:span text:style-name="T17">vector</text:span>. The <text:span text:style-name="T17">vector-set!</text:span> procedure stores <text:span text:style-name="T17">obj</text:span> in element <text:span text:style-name="T17">k</text:span> of <text:span text:style-name="T17">vector</text:span>, and returns unspecified values.</text:p>
      <text:p text:style-name="P11">It raises <text:span text:style-name="T17">&amp;assertion</text:span> when it attempt to modify immutable vector on R6RS mode.</text:p>
      <text:p text:style-name="Index"><text:span text:style-name="Category"><text:span text:style-name="T7">Function:</text:span></text:span><text:span text:style-name="Category"><text:span text:style-name="T24">vector-&gt;list</text:span></text:span><text:span text:style-name="T17"> vector :optional start end</text:span></text:p>
      <text:p text:style-name="Index"><text:span text:style-name="Category"><text:span text:style-name="T7">Function:</text:span></text:span><text:span text:style-name="Category"><text:span text:style-name="T24">list-&gt;vector</text:span></text:span><text:span text:style-name="T17"> list :optional start end</text:span></text:p>
      <text:p text:style-name="P11">[R6RS+] The <text:span text:style-name="T17">vector-&gt;list</text:span> procedure returns a newly allocated list of the objects contained in the elements of <text:span text:style-name="T17">vector</text:span>. The<text:span text:style-name="T17"> list-&gt;vector</text:span> procedure returns a newly created vector initialized to the elements of the list <text:span text:style-name="T17">list</text:span>. The optional <text:span text:style-name="T17">start</text:span> and <text:span text:style-name="T17">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7">Function:</text:span></text:span><text:span text:style-name="Category"><text:span text:style-name="T24">vector-fill!</text:span></text:span><text:span text:style-name="T17">vector fill</text:span></text:p>
      <text:p text:style-name="P11">[R6RS] Stores <text:span text:style-name="T17">fill</text:span> in every element of <text:span text:style-name="T17">vector</text:span> and returns unspecified values.</text:p>
      <text:p text:style-name="Index"><text:span text:style-name="Category"><text:span text:style-name="T7">Function:</text:span></text:span><text:span text:style-name="Category"><text:span text:style-name="T24">vector-map </text:span></text:span><text:span text:style-name="Category"><text:span text:style-name="T33">proc </text:span></text:span><text:span text:style-name="T17">vector1 vector2 …</text:span></text:p>
      <text:p text:style-name="P11">[R6RS+] <text:span text:style-name="T17">Proc</text:span> should accept as many arguments as there are <text:span text:style-name="T17">vectors</text:span>. The <text:span text:style-name="T17">vector-map</text:span> procedure applies <text:span text:style-name="T17">proc</text:span> element-wise to the elements of the <text:span text:style-name="T17">vectors</text:span> and returns a vector of the results, in order. If multiple returns occur from <text:span text:style-name="T17">vector-map</text:span>, the return values returned by earlier returns are not mutated.</text:p>
      <text:p text:style-name="P11"/>
      <text:p text:style-name="P11">Analogous to <text:span text:style-name="T17">map</text:span>.</text:p>
      <text:p text:style-name="Index"><text:span text:style-name="Category"><text:span text:style-name="T7">Function:</text:span></text:span><text:span text:style-name="Category"><text:span text:style-name="T24">vector-for-each </text:span></text:span><text:span text:style-name="Category"><text:span text:style-name="T33">proc </text:span></text:span><text:span text:style-name="T17">vector1 vector2 …</text:span></text:p>
      <text:p text:style-name="P11">[R6RS+] <text:span text:style-name="T17">Proc</text:span> should accept as many arguments as there are <text:span text:style-name="T17">vectors</text:span>. The <text:span text:style-name="T17">vector-for-each</text:span> <text:soft-page-break/>procedure applies <text:span text:style-name="T17">proc</text:span> element-wise to the elements of the <text:span text:style-name="T17">vectors</text:span> for its side effects, in order from the first elements to the last. The return values of <text:span text:style-name="T17">vector-for-each</text:span> are unspecified.</text:p>
      <text:p text:style-name="P11">Analogous to <text:span text:style-name="T17">for-each</text:span>.</text:p>
      <text:h text:style-name="Heading_20_3" text:outline-level="3">Errors and violations</text:h>
      <text:p text:style-name="Index"><text:span text:style-name="Category"><text:span text:style-name="T7">Function:</text:span></text:span><text:span text:style-name="Category"><text:span text:style-name="T24">error </text:span></text:span><text:span text:style-name="Category"><text:span text:style-name="T33">who message irritant</text:span></text:span><text:span text:style-name="T17"> …</text:span></text:p>
      <text:p text:style-name="Index"><text:span text:style-name="Category"><text:span text:style-name="T7">Function:</text:span></text:span><text:span text:style-name="Category"><text:span text:style-name="T24">assertion-violation </text:span></text:span><text:span text:style-name="Category"><text:span text:style-name="T33">who message irritant</text:span></text:span><text:span text:style-name="T17"> …</text:span></text:p>
      <text:p text:style-name="P11">[R6RS] <text:span text:style-name="T17">Who</text:span> must be a string or a symbol or #f. <text:span text:style-name="T17">Message</text:span> must be a string. The <text:span text:style-name="T17">irritants</text:span> are arbitrary objects.</text:p>
      <text:p text:style-name="P11">These procedures raise an exception. The <text:span text:style-name="T17">error</text:span> procedure should be called when an error has occurred, typically caused by something that has gone wrong in the interaction of the program with the external world or the user. The <text:span text:style-name="T17">assertion-violation</text:span> procedure should be called when an invalid call to a procedure was made, either passing an invalid number of arguments, or passing an argument that it is not specified to handle.</text:p>
      <text:p text:style-name="P11">The <text:span text:style-name="T17">who</text:span> argument should describe the procedure or operation that detected the exception. The <text:span text:style-name="T17">message</text:span> argument should describe the exceptional situation. The <text:span text:style-name="T17">irritants</text:span> should be the arguments to the operation that detected the operation.</text:p>
      <text:h text:style-name="Heading_20_3" text:outline-level="3">Control features</text:h>
      <text:p text:style-name="Index"><text:span text:style-name="Category"><text:span text:style-name="T7">Function:</text:span></text:span><text:span text:style-name="Category"><text:span text:style-name="T24">apply </text:span></text:span><text:span text:style-name="Category"><text:span text:style-name="T33">proc arg1</text:span></text:span><text:span text:style-name="T17"> …rest-args</text:span></text:p>
      <text:p text:style-name="P11">[R6RS] <text:span text:style-name="T17">Rest-args</text:span> must be a list. <text:span text:style-name="T17">Proc</text:span> should accept <text:span text:style-name="T17">n</text:span> arguments, where n is number of <text:span text:style-name="T17">args</text:span> plus the length of <text:span text:style-name="T17">rest-args</text:span>. The <text:span text:style-name="T17">apply</text:span> procedure calls <text:span text:style-name="T17">proc</text:span> with the elements of the list <text:span text:style-name="T17">(append (list arg1 ...) rest-args)</text:span> as the actual arguments.</text:p>
      <text:p text:style-name="P11">If a call to <text:span text:style-name="T17">apply</text:span> occurs in a tail context, the call to <text:span text:style-name="T17">proc</text:span> is also in a tail context.</text:p>
      <text:p text:style-name="Index"><text:span text:style-name="Category"><text:span text:style-name="T7">Function:</text:span></text:span><text:span text:style-name="Category"><text:span text:style-name="T24">call-with-current-continuation </text:span></text:span><text:span text:style-name="Category"><text:span text:style-name="T33">proc</text:span></text:span></text:p>
      <text:p text:style-name="Index"><text:span text:style-name="Category"><text:span text:style-name="T9">Function:</text:span></text:span><text:span text:style-name="Category"><text:span text:style-name="T24">call/cc </text:span></text:span><text:span text:style-name="Category"><text:span text:style-name="T33">proc</text:span></text:span></text:p>
      <text:p text:style-name="P11">[R6RS] <text:span text:style-name="T17">Proc</text:span> should accept one argument. The procedure <text:span text:style-name="T17">call-with-current-continuation</text:span> (which is the same as the procedure <text:span text:style-name="T17">call/cc</text:span>) packages the current continuation as an “escape procedure”and passes it as an argument to <text:span text:style-name="T17">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7">before</text:span> and <text:span text:style-name="T17">after</text:span> procedures installed using <text:span text:style-name="T17">dynamic-wind</text:span>.</text:p>
      <text:p text:style-name="P11">The escape procedure accepts the same number of arguments as the continuation of the original call to <text:span text:style-name="T17">call-with-current-continuation</text:span>.</text:p>
      <text:p text:style-name="Index"><text:span text:style-name="Category"><text:span text:style-name="T7">Function:</text:span></text:span><text:span text:style-name="Category"><text:span text:style-name="T24">values </text:span></text:span><text:span text:style-name="Category"><text:span text:style-name="T33">obj …</text:span></text:span></text:p>
      <text:p text:style-name="P11">[R6RS] Delivers all of its arguments to its continuation. The values procedure might be defined as follows:</text:p>
      <text:p text:style-name="Index"><text:span text:style-name="Category"><text:span text:style-name="T7">Function:</text:span></text:span><text:span text:style-name="Category"><text:span text:style-name="T24">call-with-values </text:span></text:span><text:span text:style-name="Category"><text:span text:style-name="T33">producer consumer</text:span></text:span></text:p>
      <text:p text:style-name="P11">[R6RS] <text:span text:style-name="T17">Producer</text:span> must be a procedure and should accept zero arguments. <text:span text:style-name="T17">Consumer</text:span> must be a procedure and should accept as many values as <text:span text:style-name="T17">producer</text:span> returns. The <text:span text:style-name="T17">call-with-values</text:span> procedure calls <text:span text:style-name="T17">producer</text:span> with no arguments and a continuation that, when passed some values, calls the <text:span text:style-name="T17">consumer</text:span> procedure with those values as arguments. The continuation for the call to <text:span text:style-name="T17">consumer</text:span> is the continuation of the call to <text:span text:style-name="T17">call-with-values.</text:span></text:p>
      <text:p text:style-name="P11">If a call to <text:span text:style-name="T17">call-with-values</text:span> occurs in a tail context, the call to <text:span text:style-name="T17">consumer</text:span> is also in a tail context.</text:p>
      <text:p text:style-name="Index"><text:span text:style-name="Category"><text:span text:style-name="T7">Function:</text:span></text:span><text:span text:style-name="Category"><text:span text:style-name="T24">dynamic-wind </text:span></text:span><text:span text:style-name="Category"><text:span text:style-name="T33">before thunk after</text:span></text:span></text:p>
      <text:p text:style-name="P11">[R6RS] <text:span text:style-name="T17">Before</text:span>, <text:span text:style-name="T17">thunk</text:span>, and <text:span text:style-name="T17">after</text:span> must be procedures, and each should accept zero arguments. <text:soft-page-break/>These procedures may return any number of values. The <text:span text:style-name="T17">dynamic-wind</text:span> procedure calls <text:span text:style-name="T17">thunk</text:span> without arguments, returning the results of this call. Moreover, <text:span text:style-name="T17">dynamic-wind</text:span> calls <text:span text:style-name="T17">before</text:span> without arguments whenever the dynamic extent of the call to <text:span text:style-name="T17">thunk</text:span> is entered, and <text:span text:style-name="T17">after</text:span> without arguments whenever the dynamic extent of the call to thunk is exited. Thus, in the absence of calls to escape procedures created by <text:span text:style-name="T17">call-with-current-continuation</text:span>, <text:span text:style-name="T17">dynamic-wind</text:span> calls <text:span text:style-name="T17">before</text:span>, <text:span text:style-name="T17">thunk</text:span>, and <text:span text:style-name="T17">after</text:span>, in that order.</text:p>
      <text:h text:style-name="Heading_20_3" text:outline-level="3">Iteration</text:h>
      <text:p text:style-name="Index"><text:span text:style-name="Category"><text:span text:style-name="T9">Syntax:</text:span></text:span><text:span text:style-name="Category"><text:span text:style-name="T24">let</text:span></text:span><text:span text:style-name="T18"> variable bindings body …</text:span></text:p>
      <text:p text:style-name="P11"><text:span text:style-name="T10">[R6RS] “Named let” is a variant on the syntax of let that provides a general looping construct and may also be used to express recursion. It has the same syntax and semantics as ordinary let except that </text:span><text:span text:style-name="T18">variable</text:span><text:span text:style-name="T10"> is bound within </text:span><text:span text:style-name="T18">body</text:span><text:span text:style-name="T10"> to a procedure whose parameters are the bound variables and whose body is </text:span><text:span text:style-name="T18">body</text:span><text:span text:style-name="T10">. Thus the execution of </text:span><text:span text:style-name="T18">body</text:span><text:span text:style-name="T10"> may be repeated by invoking the procedure named by </text:span><text:span text:style-name="T18">variable</text:span><text:span text:style-name="T10">.</text:span></text:p>
      <text:h text:style-name="P57" text:outline-level="3">Quasiquote</text:h>
      <text:p text:style-name="Index"><text:span text:style-name="Category"><text:span text:style-name="T9">Syntax:</text:span></text:span><text:span text:style-name="Category"><text:span text:style-name="T24">quasiquote</text:span></text:span><text:span text:style-name="T18"> qq-template</text:span></text:p>
      <text:p text:style-name="Index"><text:span text:style-name="Category"><text:span text:style-name="T9">Auxiliary syntax:</text:span></text:span><text:span text:style-name="Category"><text:span text:style-name="T24">unquote</text:span></text:span><text:span text:style-name="T18"> qq-template</text:span></text:p>
      <text:p text:style-name="Index"><text:span text:style-name="Category"><text:span text:style-name="T9">Auxiliary syntax:</text:span></text:span><text:span text:style-name="Category"><text:span text:style-name="T24">unquote-splicing</text:span></text:span><text:span text:style-name="T18"> qq-template</text:span></text:p>
      <text:p text:style-name="P13">[R6RS] “Quasiquote”expressions is useful for constructing a list or vector structure when some but not all of the desired structure is known in advance.</text:p>
      <text:p text:style-name="P11"><text:span text:style-name="T18">Qq-template</text:span><text:span text:style-name="T10"> should be as specified by the grammar at the end of this entry.</text:span></text:p>
      <text:p text:style-name="P11"><text:span text:style-name="T10"><text:s/>If no </text:span><text:span text:style-name="T18">unquote</text:span><text:span text:style-name="T10"> or </text:span><text:span text:style-name="T18">unquote-splicing</text:span><text:span text:style-name="T10"> forms appear within the </text:span><text:span text:style-name="T18">qq-template</text:span><text:span text:style-name="T10">, the result of evaluating (</text:span><text:span text:style-name="T18">quasiquote</text:span><text:span text:style-name="T10"> </text:span><text:span text:style-name="T18">qq-template</text:span><text:span text:style-name="T10">) is equivalent to the result of evaluating (</text:span><text:span text:style-name="T18">quote</text:span><text:span text:style-name="T10"> </text:span><text:span text:style-name="T18">qq-template</text:span><text:span text:style-name="T10">).</text:span></text:p>
      <text:p text:style-name="P11"><text:span text:style-name="T10">If an (</text:span><text:span text:style-name="T18">unquote</text:span><text:span text:style-name="T10"> </text:span><text:span text:style-name="T18">expression</text:span><text:span text:style-name="T10"> ...) form appears inside a </text:span><text:span text:style-name="T18">qq-template</text:span><text:span text:style-name="T10">, however, the </text:span><text:span text:style-name="T18">expression</text:span><text:span text:style-name="T10">s are evaluated (“</text:span><text:span text:style-name="T18">unquoted</text:span><text:span text:style-name="T10">”) and their results are inserted into the structure instead of the </text:span><text:span text:style-name="T18">unquote</text:span><text:span text:style-name="T10"> form.</text:span></text:p>
      <text:p text:style-name="P11"><text:span text:style-name="T10">If an (</text:span><text:span text:style-name="T18">unquote-splicing</text:span><text:span text:style-name="T10"> </text:span><text:span text:style-name="T18">expression</text:span><text:span text:style-name="T10"> ...) form appears inside a </text:span><text:span text:style-name="T18">qq-template</text:span><text:span text:style-name="T10">, then the </text:span><text:span text:style-name="T18">expression</text:span><text:span text:style-name="T10">s must evaluate to lists; the opening and closing parentheses of the lists are then “</text:span><text:span text:style-name="T18">stripped away</text:span><text:span text:style-name="T10">” and the elements of the lists are inserted in place of the </text:span><text:span text:style-name="T18">unquote-splicing</text:span><text:span text:style-name="T10"> form.</text:span></text:p>
      <text:p text:style-name="P11"><text:span text:style-name="T10">Any </text:span><text:span text:style-name="T18">unquote-splicing</text:span><text:span text:style-name="T10"> or multi-operand </text:span><text:span text:style-name="T18">unquote</text:span><text:span text:style-name="T10"> form must appear only within a list or vector </text:span><text:span text:style-name="T18">qq-template</text:span><text:span text:style-name="T10">.</text:span></text:p>
      <text:p text:style-name="P11"><text:span text:style-name="T10">Note: even </text:span><text:span text:style-name="T18">unquote</text:span><text:span text:style-name="T10"> and </text:span><text:span text:style-name="T18">unquote-splicing</text:span><text:span text:style-name="T10"> are bounded, however it does not work with import prefix nor renamed import.</text:span></text:p>
      <text:h text:style-name="P60" text:outline-level="3">Binding constructs for syntactic keywords</text:h>
      <text:p text:style-name="P2">The <text:span text:style-name="T17">let-syntax</text:span> and <text:span text:style-name="T17">letrec-syntax</text:span> forms bind keywords. On R6RS mode it works like a <text:span text:style-name="T17">begin</text:span> form, a <text:span text:style-name="T17">let-syntax</text:span> or <text:span text:style-name="T17">letrec-syntax</text:span> form may appear in a definition context, in which case it is treated as a definition, and the forms in the body must also be definitions. A <text:span text:style-name="T17">let-syntax</text:span> or <text:span text:style-name="T17">letrec-syntax</text:span> form may also appear in an expression context, in which case the forms within their bodies must be expressions.</text:p>
      <text:p text:style-name="Index"><text:span text:style-name="Category"><text:span text:style-name="T9">Syntax:</text:span></text:span><text:span text:style-name="Category"><text:span text:style-name="T24">let-syntax</text:span></text:span><text:span text:style-name="T18"> bindings form …</text:span></text:p>
      <text:p text:style-name="P13">[R6RS] <text:span text:style-name="T17">Bindings</text:span> must have the form</text:p>
      <text:p text:style-name="P13">((<text:span text:style-name="T17">keyword</text:span> <text:span text:style-name="T17">expression</text:span>) ...)</text:p>
      <text:p text:style-name="P13">Each <text:span text:style-name="T17">keyword</text:span> is an identifier, and each <text:span text:style-name="T17">expression</text:span> is an expression that evaluates, at macro-expansion time, to a transformer. Transformers may be created by <text:span text:style-name="T17">syntax-rules</text:span> or <text:span text:style-name="T17">identifier-syntax</text:span> or by one of the other mechanisms described in library chapter on “<text:span text:style-name="T17">syntax-case</text:span>”. It is a syntax <text:soft-page-break/>violation for <text:span text:style-name="T17">keyword</text:span> to appear more than once in the list of keywords being bound.</text:p>
      <text:p text:style-name="P13">The <text:span text:style-name="T17">form</text:span>s are expanded in the syntactic environment obtained by extending the syntactic environment of the <text:span text:style-name="T17">let-syntax</text:span> form with macros whose keywords are the <text:span text:style-name="T17">keyword</text:span>s, bound to the specified transformers. Each binding of a <text:span text:style-name="T17">keyword</text:span> has the <text:span text:style-name="T17">form</text:span>s as its region.</text:p>
      <text:p text:style-name="Index"><text:span text:style-name="Category"><text:span text:style-name="T9">Syntax:</text:span></text:span><text:span text:style-name="Category"><text:span text:style-name="T24">letrec-syntax</text:span></text:span><text:span text:style-name="T18"> bindings form …</text:span></text:p>
      <text:p text:style-name="P13">[R6RS] <text:span text:style-name="T17">Bindings</text:span> must have the form</text:p>
      <text:p text:style-name="P13">((<text:span text:style-name="T17">keyword</text:span> <text:span text:style-name="T17">expression</text:span>) ...)</text:p>
      <text:p text:style-name="P13">Each <text:span text:style-name="T17">keyword</text:span> is an identifier, and each <text:span text:style-name="T17">expression</text:span> is an expression that evaluates, at macro-expansion time, to a transformer. Transformers may be created by <text:span text:style-name="T17">syntax-rules</text:span> or <text:span text:style-name="T17">identifier-syntax</text:span> or by one of the other mechanisms described in library chapter on “<text:span text:style-name="T17">syntax-case</text:span>”. It is a syntax violation for <text:span text:style-name="T17">keyword</text:span> to appear more than once in the list of keywords being bound.</text:p>
      <text:p text:style-name="P13">The <text:span text:style-name="T17">form</text:span>s are expanded in the syntactic environment obtained by extending the syntactic environment of the<text:span text:style-name="T17"> letrec-syntax</text:span> form with macros whose keywords are the <text:span text:style-name="T17">keyword</text:span>s, bound to the specified transformers. Each binding of a <text:span text:style-name="T17">keyword</text:span> has the <text:span text:style-name="T17">bindings</text:span> as well as the &lt;<text:span text:style-name="T17">orm</text:span>s within its region, so the transformers can transcribe forms into uses of the macros introduced by the <text:span text:style-name="T17">letrec-syntax</text:span> form.</text:p>
      <text:p text:style-name="P13">Note: The <text:span text:style-name="T17">form</text:span>s of a <text:span text:style-name="T17">let-syntax </text:span>and a <text:span text:style-name="T17">letrec-syntax</text:span> form are treated, whether in definition or expression context, as if wrapped in an implicit <text:span text:style-name="T17">begin </text:span>on R6RS mode, it is, then, treated as if wrapped in an implicit <text:span text:style-name="T17">let</text:span> on compatible mode. Thus on compatible mode, it creates a scope.</text:p>
      <text:h text:style-name="Heading_20_3" text:outline-level="3">Macro transformers</text:h>
      <text:p text:style-name="P2">In R6RS, it requires '<text:span text:style-name="T17">_'</text:span><text:span text:style-name="T7"> '</text:span><text:span text:style-name="T17">...'</text:span><text:span text:style-name="T7"> as bounded symbols but in Sagittarius these are not bound.And if import clause has </text:span><text:span text:style-name="T17">rename </text:span><text:span text:style-name="T7">or </text:span><text:span text:style-name="T17">prefix</text:span><text:span text:style-name="T7"> these auxiliary syntax are not be renamed or prefixed. This behaivour may be fixed in future.</text:span></text:p>
      <text:p text:style-name="Index"><text:span text:style-name="Category"><text:span text:style-name="T9">Syntax:</text:span></text:span><text:span text:style-name="Category"><text:span text:style-name="T24">syntax-rules</text:span></text:span><text:span text:style-name="T18"> (literal …) <text:s/>rule … </text:span></text:p>
      <text:p text:style-name="P11"><text:span text:style-name="T10">[R6RS] Each </text:span><text:span text:style-name="T18">literal</text:span><text:span text:style-name="T10"> must be an identifier. Each </text:span><text:span text:style-name="T18">rule</text:span><text:span text:style-name="T10"> must have the following form:</text:span></text:p>
      <text:p text:style-name="P11"><text:span text:style-name="T10">(sr</text:span><text:span text:style-name="T18">pattern</text:span><text:span text:style-name="T10"> </text:span><text:span text:style-name="T18">template</text:span><text:span text:style-name="T10">)</text:span></text:p>
      <text:p text:style-name="P11"><text:span text:style-name="T10">An sr</text:span><text:span text:style-name="T18">pattern</text:span><text:span text:style-name="T10"> is a restricted form of </text:span><text:span text:style-name="T18">pattern</text:span><text:span text:style-name="T10">, namely, a nonempty </text:span><text:span text:style-name="T18">pattern</text:span><text:span text:style-name="T10"> in one of four parenthesized forms below whose first subform is an identifier or an underscore </text:span><text:span text:style-name="T18">_</text:span><text:span text:style-name="T10">. A </text:span><text:span text:style-name="T18">pattern</text:span><text:span text:style-name="T10"> is an identifier, constant, or one of the following.</text:span></text:p>
      <text:p text:style-name="Quotations"><text:span text:style-name="T10">(</text:span><text:span text:style-name="T18">pattern</text:span><text:span text:style-name="T10"> ...)</text:span></text:p>
      <text:p text:style-name="Quotations"><text:span text:style-name="T10">(</text:span><text:span text:style-name="T18">pattern pattern</text:span><text:span text:style-name="T10"> ... . </text:span><text:span text:style-name="T18">pattern</text:span><text:span text:style-name="T10">)</text:span></text:p>
      <text:p text:style-name="Quotations"><text:span text:style-name="T10">(</text:span><text:span text:style-name="T18">pattern</text:span><text:span text:style-name="T10"> ... </text:span><text:span text:style-name="T18">pattern</text:span><text:span text:style-name="T10"> </text:span><text:span text:style-name="T18">ellipsis</text:span><text:span text:style-name="T10"> </text:span><text:span text:style-name="T18">pattern</text:span><text:span text:style-name="T10"> ...)</text:span></text:p>
      <text:p text:style-name="Quotations"><text:span text:style-name="T10">(</text:span><text:span text:style-name="T18">pattern</text:span><text:span text:style-name="T10"> ... </text:span><text:span text:style-name="T18">pattern</text:span><text:span text:style-name="T10"> </text:span><text:span text:style-name="T18">ellipsis</text:span><text:span text:style-name="T10"> </text:span><text:span text:style-name="T18">pattern</text:span><text:span text:style-name="T10"> ... . </text:span><text:span text:style-name="T18">pattern</text:span><text:span text:style-name="T10">)</text:span></text:p>
      <text:p text:style-name="Quotations"><text:span text:style-name="T10">#(</text:span><text:span text:style-name="T18">pattern</text:span><text:span text:style-name="T10"> ...)</text:span></text:p>
      <text:p text:style-name="Quotations"><text:span text:style-name="T10">#(</text:span><text:span text:style-name="T18">pattern</text:span><text:span text:style-name="T10"> ... </text:span><text:span text:style-name="T18">pattern</text:span><text:span text:style-name="T10"> </text:span><text:span text:style-name="T18">ellipsis</text:span><text:span text:style-name="T10"> pattern ...)</text:span></text:p>
      <text:p text:style-name="P11"><text:span text:style-name="T10">An </text:span><text:span text:style-name="T18">ellipsis</text:span><text:span text:style-name="T10"> is the identifier “</text:span><text:span text:style-name="T18">...</text:span><text:span text:style-name="T10">” (three periods).</text:span></text:p>
      <text:p text:style-name="P11"><text:span text:style-name="T10">A </text:span><text:span text:style-name="T18">template</text:span><text:span text:style-name="T10"> is a pattern variable, an identifier that is not a pattern variable, a pattern datum, or one of the following.</text:span></text:p>
      <text:p text:style-name="Quotations"><text:span text:style-name="T10">(</text:span><text:span text:style-name="T18">subtemplate</text:span><text:span text:style-name="T10"> ...)</text:span></text:p>
      <text:p text:style-name="Quotations"><text:soft-page-break/><text:span text:style-name="T10">(</text:span><text:span text:style-name="T18">subtemplate</text:span><text:span text:style-name="T10"> ... . </text:span><text:span text:style-name="T18">template</text:span><text:span text:style-name="T10">)</text:span></text:p>
      <text:p text:style-name="Quotations"><text:span text:style-name="T10">#(</text:span><text:span text:style-name="T18">subtemplate</text:span><text:span text:style-name="T10"> …)</text:span></text:p>
      <text:p text:style-name="First_20_line_20_indent"><text:span text:style-name="T10">A </text:span><text:span text:style-name="T18">subtemplate</text:span><text:span text:style-name="T10"> is a </text:span><text:span text:style-name="T18">template</text:span><text:span text:style-name="T10"> followed by zero or more ellipses.</text:span></text:p>
      <text:p text:style-name="First_20_line_20_indent"><text:span text:style-name="T10">An instance of </text:span><text:span text:style-name="T18">syntax-rules</text:span><text:span text:style-name="T10"> evaluates, at macro-expansion time, to a new macro transformer by specifying a sequence of hygienic rewrite rules. A use of a macro whose keyword is associated with a transformer specified by </text:span><text:span text:style-name="T18">syntax-rules</text:span><text:span text:style-name="T10"> is matched against the patterns contained in the </text:span><text:span text:style-name="T18">rule</text:span><text:span text:style-name="T10">s, beginning with the leftmost </text:span><text:span text:style-name="T18">rule</text:span><text:span text:style-name="T10">. When a match is found, the macro use is transcribed hygienically according to the template. It is a </text:span><text:span text:style-name="T18">syntax violation</text:span><text:span text:style-name="T10"> when no match is found.</text:span></text:p>
      <text:p text:style-name="Index"><text:span text:style-name="Category"><text:span text:style-name="T9">Macro:</text:span></text:span><text:span text:style-name="Category"><text:span text:style-name="T24">idetifier-syntax</text:span></text:span><text:span text:style-name="T18"> template</text:span></text:p>
      <text:p text:style-name="Index"><text:span text:style-name="Category"><text:span text:style-name="T9">Macro:</text:span></text:span><text:span text:style-name="Category"><text:span text:style-name="T24">idetifier-syntax</text:span></text:span><text:span text:style-name="T18"> (id1 template1) ((set! id2 pattern) template2)</text:span></text:p>
      <text:p text:style-name="P11"><text:span text:style-name="T10">[R6RS] The </text:span><text:span text:style-name="T18">id</text:span><text:span text:style-name="T10">s must be identifiers. The </text:span><text:span text:style-name="T18">template</text:span><text:span text:style-name="T10">s must be as for </text:span><text:span text:style-name="T18">syntax-rules</text:span><text:span text:style-name="T10">.</text:span></text:p>
      <text:p text:style-name="P11"><text:span text:style-name="T10">When a keyword is bound to a transformer produced by the first form of </text:span><text:span text:style-name="T18">identifier-syntax,</text:span><text:span text:style-name="T10"> references to the keyword within the scope of the binding are replaced by </text:span><text:span text:style-name="T18">template</text:span><text:span text:style-name="T10">.</text:span></text:p>
      <text:p text:style-name="P13">(define p (cons 4 5))</text:p>
      <text:p text:style-name="P13">(define-syntax p.car (identifier-syntax (car p)))</text:p>
      <text:p text:style-name="P13">p.car <text:s text:c="8"/>⇒ 4</text:p>
      <text:p text:style-name="P13">(set! p.car 15) <text:s text:c="8"/>⇒ <text:s/>&amp;syntax exception</text:p>
      <text:p text:style-name="P11"><text:span text:style-name="T10">The second, more general, form of identifier-syntax permits the transformer to determine what happens when </text:span><text:span text:style-name="T18">set!</text:span><text:span text:style-name="T10"> is used. In this case, uses of the identifier by itself are replaced by </text:span><text:span text:style-name="T18">template1</text:span><text:span text:style-name="T10">, and uses of </text:span><text:span text:style-name="T18">set!</text:span><text:span text:style-name="T10"> with the identifier are replaced by </text:span><text:span text:style-name="T18">template2</text:span></text:p>
      <text:p text:style-name="P13">(define p (cons 4 5))</text:p>
      <text:p text:style-name="P13">(define-syntax p.car</text:p>
      <text:p text:style-name="P13"><text:s text:c="2"/>(identifier-syntax</text:p>
      <text:p text:style-name="P13"><text:s text:c="4"/>(_ (car p))</text:p>
      <text:p text:style-name="P13"><text:s text:c="4"/>((set! _ e) (set-car! p e))))</text:p>
      <text:p text:style-name="P13">(set! p.car 15)</text:p>
      <text:p text:style-name="P13">p.car <text:s text:c="16"/>⇒ 15</text:p>
      <text:p text:style-name="P13">p <text:s text:c="22"/>⇒ (15 5).</text:p>
      <text:h text:style-name="P40" text:outline-level="2">(rnrs unicode (6))</text:h>
      <text:p text:style-name="Index"><text:span text:style-name="Source_20_Text"><text:span text:style-name="T12">Library:</text:span></text:span><text:span text:style-name="T11">(rnrs unicode (6))</text:span></text:p>
      <text:p text:style-name="First_20_line_20_indent"><text:span text:style-name="T16">[R6RS] The procedures exported by the (</text:span><text:span text:style-name="T19">rnrs unicode</text:span><text:span text:style-name="T16"> (</text:span><text:span text:style-name="T19">6</text:span><text:span text:style-name="T16">))library provide access to some aspects of the Unicode semantics for characters and strings: category information, case-independent comparisons, case mappings, and normalization.</text:span></text:p>
      <text:p text:style-name="First_20_line_20_indent"><text:span text:style-name="T16">Some of the procedures that operate on characters or strings ignore the difference between upper </text:span><text:span text:style-name="T16">case and lower case. These procedures have “-ci” (for “case insensitive”) embedded in their names.</text:span></text:p>
      <text:h text:style-name="P59" text:outline-level="3">Characters</text:h>
      <text:p text:style-name="Index"><text:span text:style-name="Source_20_Text"><text:span text:style-name="T12">Function:</text:span></text:span><text:span text:style-name="T11">char-upcase </text:span><text:span text:style-name="T18">char</text:span></text:p>
      <text:p text:style-name="Index"><text:span text:style-name="Source_20_Text"><text:span text:style-name="T12">Function:</text:span></text:span><text:span text:style-name="T11">char-downcase </text:span><text:span text:style-name="T18">char</text:span></text:p>
      <text:p text:style-name="Index"><text:span text:style-name="Source_20_Text"><text:span text:style-name="T12">Function:</text:span></text:span><text:span text:style-name="T11">char-titlecase </text:span><text:span text:style-name="T18">char</text:span></text:p>
      <text:p text:style-name="Index"><text:soft-page-break/><text:span text:style-name="Source_20_Text"><text:span text:style-name="T12">Function:</text:span></text:span><text:span text:style-name="T11">char-foldcase </text:span><text:span text:style-name="T18">char</text:span></text:p>
      <text:p text:style-name="First_20_line_20_indent"><text:span text:style-name="T16">[R6RS] These procedures take a character argument and return a character result. If the argument is an upper-case or title-case character, and if there is a single character that is its lower-case form, then </text:span><text:span text:style-name="T19">char-downcase</text:span><text:span text:style-name="T16"> returns that character. If the argument is a lower-case or title-case character, and there is a single character that is its upper-case form, then </text:span><text:span text:style-name="T19">char-upcase</text:span><text:span text:style-name="T16"> returns that character. If the argument is a lower-case or upper-case character, and there is a single character that is its title-case form, then </text:span><text:span text:style-name="T19">char-titlecase</text:span><text:span text:style-name="T16"> returns that character. If the argument is not a title-case character and there is no single character that is its title-case form, then </text:span><text:span text:style-name="T19">char-titlecase</text:span><text:span text:style-name="T16"> returns the upper-case form of the argument. Finally, if the character has a case-folded character, then </text:span><text:span text:style-name="T19">char-foldcase</text:span><text:span text:style-name="T16"> returns that character. Otherwise the character returned is the same as the argument. For Turkic characters İ (#\x130) and ı (#\x131), char-foldcase behaves as the identity function; otherwise </text:span><text:span text:style-name="T19">char-foldcase</text:span><text:span text:style-name="T16"> is the same as </text:span><text:span text:style-name="T19">char-downcase</text:span><text:span text:style-name="T16"> composed with </text:span><text:span text:style-name="T19">char-upcase</text:span><text:span text:style-name="T16">.</text:span></text:p>
      <text:p text:style-name="Index"><text:span text:style-name="Source_20_Text"><text:span text:style-name="T12">Function:</text:span></text:span><text:span text:style-name="T11">char-ci=? </text:span><text:span text:style-name="T18">char1 char2 char3 …</text:span></text:p>
      <text:p text:style-name="Index"><text:span text:style-name="Source_20_Text"><text:span text:style-name="T5">Function:</text:span></text:span><text:span text:style-name="T8">char-ci&gt;? </text:span><text:span text:style-name="T18">char1 char2 char3 …</text:span></text:p>
      <text:p text:style-name="Index"><text:span text:style-name="Source_20_Text"><text:span text:style-name="T5">Function:</text:span></text:span><text:span text:style-name="T8">char-ci&lt;?</text:span><text:span text:style-name="T22"> </text:span><text:span text:style-name="T18">char1 char2 char3 …</text:span></text:p>
      <text:p text:style-name="Index"><text:span text:style-name="Source_20_Text"><text:span text:style-name="T5">Function:</text:span></text:span><text:span text:style-name="T8">char-ci&gt;=?</text:span><text:span text:style-name="T22"> </text:span><text:span text:style-name="T18">char1 char2 char3 …</text:span></text:p>
      <text:p text:style-name="Index"><text:span text:style-name="Source_20_Text"><text:span text:style-name="T5">Function:</text:span></text:span><text:span text:style-name="T8">char-ci&lt;=?</text:span><text:span text:style-name="T22"> </text:span><text:span text:style-name="T18">char1 char2 char3 …</text:span></text:p>
      <text:p text:style-name="First_20_line_20_indent"><text:span text:style-name="T16">[R6RS] These procedures are similar to</text:span><text:span text:style-name="T19"> char=?,</text:span><text:span text:style-name="T16"> etc., but operate on the case-folded versions of the characters.</text:span></text:p>
      <text:p text:style-name="Index"><text:span text:style-name="Source_20_Text"><text:span text:style-name="T12">Function:</text:span></text:span><text:span text:style-name="T11">char-alphabetic? </text:span><text:span text:style-name="T18">char</text:span></text:p>
      <text:p text:style-name="Index"><text:span text:style-name="Source_20_Text"><text:span text:style-name="T5">Function:</text:span></text:span><text:span text:style-name="T8">char-numeric?</text:span><text:span text:style-name="T22"> </text:span><text:span text:style-name="T18">char</text:span></text:p>
      <text:p text:style-name="Index"><text:span text:style-name="Source_20_Text"><text:span text:style-name="T5">Function:</text:span></text:span><text:span text:style-name="T8">char-whitespace?</text:span><text:span text:style-name="T22"> </text:span><text:span text:style-name="T18">char</text:span></text:p>
      <text:p text:style-name="Index"><text:span text:style-name="Source_20_Text"><text:span text:style-name="T5">Function:</text:span></text:span><text:span text:style-name="T8">char-upper-case?</text:span><text:span text:style-name="T22"> </text:span><text:span text:style-name="T18">char</text:span></text:p>
      <text:p text:style-name="Index"><text:span text:style-name="Source_20_Text"><text:span text:style-name="T5">Function:</text:span></text:span><text:span text:style-name="T8">char-lower-case?</text:span><text:span text:style-name="T22"> </text:span><text:span text:style-name="T18">char</text:span></text:p>
      <text:p text:style-name="Index"><text:span text:style-name="Source_20_Text"><text:span text:style-name="T5">Function:</text:span></text:span><text:span text:style-name="T8">char-title-case?</text:span><text:span text:style-name="T22"> </text:span><text:span text:style-name="T18">char</text:span></text:p>
      <text:p text:style-name="P14">[R6RS] These procedures return #t if their arguments are alphabetic, numeric, whitespace, upper-case, lower-case, or title-case characters, respectively; otherwise they return #f.</text:p>
      <text:p text:style-name="P14">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5">Function:</text:span></text:span><text:span text:style-name="T8">char-general-category</text:span><text:span text:style-name="T22"> </text:span><text:span text:style-name="T18">char</text:span></text:p>
      <text:p text:style-name="P14">[R6RS] Returns a symbol representing the Unicode general category of char, one of Lu, Ll, Lt, Lm, Lo, Mn, Mc, Me, Nd, Nl, No, Ps, Pe, Pi, Pf, Pd, Pc, Po, Sc, Sm, Sk, So, Zs, Zp, Zl, Cc, Cf, Cs, Co, or Cn.</text:p>
      <text:h text:style-name="P62" text:outline-level="3">Strings</text:h>
      <text:p text:style-name="Index"><text:span text:style-name="Source_20_Text"><text:span text:style-name="T12">Function:</text:span></text:span><text:span text:style-name="T11">string-upcase </text:span><text:span text:style-name="T18">string</text:span></text:p>
      <text:p text:style-name="Index"><text:span text:style-name="Source_20_Text"><text:span text:style-name="T12">Function:</text:span></text:span><text:span text:style-name="T11">string-downcase </text:span><text:span text:style-name="T18">string</text:span></text:p>
      <text:p text:style-name="Index"><text:span text:style-name="Source_20_Text"><text:span text:style-name="T12">Function:</text:span></text:span><text:span text:style-name="T11">string-titlecase </text:span><text:span text:style-name="T18">string</text:span></text:p>
      <text:p text:style-name="Index"><text:span text:style-name="Source_20_Text"><text:span text:style-name="T12">Function:</text:span></text:span><text:span text:style-name="T11">string-foldcase </text:span><text:span text:style-name="T18">string</text:span></text:p>
      <text:p text:style-name="P21"><text:span text:style-name="T14">[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of the input string. When the specified result is equal in the sense of </text:span><text:span text:style-name="T20">string=?</text:span><text:span text:style-name="T14"> to the argument, these procedures may return the argument instead of a newly allocated string.</text:span></text:p>
      <text:p text:style-name="P21"><text:span text:style-name="T14">The </text:span><text:span text:style-name="T20">string-upcase</text:span><text:span text:style-name="T14"> procedure converts a string to upper case; </text:span><text:span text:style-name="T20">string-downcase</text:span><text:span text:style-name="T14"> converts a string to lower case. The </text:span><text:span text:style-name="T20">string-foldcase</text:span><text:span text:style-name="T14"> procedure converts the string to its case-folded counterpart, using </text:span><text:soft-page-break/><text:span text:style-name="T14">the full case-folding mapping, but without the special mappings for Turkic languages. The </text:span><text:span text:style-name="T20">string-titlecase</text:span><text:span text:style-name="T14"> procedure converts the first cased character of each word via char-titlecase, and downcases all other cased characters.</text:span></text:p>
      <text:p text:style-name="Index"><text:span text:style-name="Source_20_Text"><text:span text:style-name="T12">Function:</text:span></text:span><text:span text:style-name="T11">string-ci=? </text:span><text:span text:style-name="T18">string1 string2 string3 …</text:span></text:p>
      <text:p text:style-name="Index"><text:span text:style-name="Source_20_Text"><text:span text:style-name="T12">Function:</text:span></text:span><text:span text:style-name="T11">string-ci&gt;? </text:span><text:span text:style-name="T18">string1 string2 string3 …</text:span></text:p>
      <text:p text:style-name="Index"><text:span text:style-name="Source_20_Text"><text:span text:style-name="T12">Function:</text:span></text:span><text:span text:style-name="T11">string-ci&lt;? </text:span><text:span text:style-name="T18">string1 string2 string3 …</text:span></text:p>
      <text:p text:style-name="Index"><text:span text:style-name="Source_20_Text"><text:span text:style-name="T12">Function:</text:span></text:span><text:span text:style-name="T11">string-ci&gt;=? </text:span><text:span text:style-name="T18">string1 string2 string3 …</text:span></text:p>
      <text:p text:style-name="Index"><text:span text:style-name="Source_20_Text"><text:span text:style-name="T12">Function:</text:span></text:span><text:span text:style-name="T11">string-ci&lt;=? </text:span><text:span text:style-name="T18">string1 string2 string3 …</text:span></text:p>
      <text:p text:style-name="P21"><text:span text:style-name="T14">[R6RS] These procedures are similar to </text:span><text:span text:style-name="T20">string=?</text:span><text:span text:style-name="T14">, etc., but operate on the case-folded versions of the strings.</text:span></text:p>
      <text:p text:style-name="Index"><text:span text:style-name="Source_20_Text"><text:span text:style-name="T12">Function:</text:span></text:span><text:span text:style-name="T11">string-nfd </text:span><text:span text:style-name="T18">string</text:span></text:p>
      <text:p text:style-name="Index"><text:span text:style-name="Source_20_Text"><text:span text:style-name="T12">Function:</text:span></text:span><text:span text:style-name="T11">string-nfkd </text:span><text:span text:style-name="T18">string</text:span></text:p>
      <text:p text:style-name="Index"><text:span text:style-name="Source_20_Text"><text:span text:style-name="T12">Function:</text:span></text:span><text:span text:style-name="T11">string-nfc </text:span><text:span text:style-name="T18">string</text:span></text:p>
      <text:p text:style-name="Index"><text:span text:style-name="Source_20_Text"><text:span text:style-name="T12">Function:</text:span></text:span><text:span text:style-name="T11">string-nfkc </text:span><text:span text:style-name="T18">string</text:span></text:p>
      <text:p text:style-name="P14">[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39" text:outline-level="2">(rnrs bytevectors (6)</text:h>
      <text:p text:style-name="Text_20_body"><text:span text:style-name="T14">Many applications deal with blocks of binary data by accessing them in various ways—extracting signed or unsigned numbers of various sizes. Therefore, the </text:span><text:span text:style-name="T20">(rnrs bytevectors (6))</text:span><text:span text:style-name="T14">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61" text:outline-level="3">General operations</text:h>
      <text:p text:style-name="Index"><text:span text:style-name="Source_20_Text"><text:span text:style-name="T12">Macro:</text:span></text:span><text:span text:style-name="T11">endianness </text:span><text:span text:style-name="T18"><text:s/>symbol</text:span></text:p>
      <text:p text:style-name="P14">[R6RS] The name of <text:span text:style-name="T17">symbol</text:span> must be a symbol describing an endianness. An implementation must support at least the symbols big and little, but may support other endianness symbols. (<text:span text:style-name="T17">endianness symbol</text:span>) evaluates to the symbol named <text:span text:style-name="T17">symbol</text:span>. Whenever one of the procedures operating on bytevectors accepts an endianness as an argument, that argument must be one of these symbols. It is a syntax violation for <text:span text:style-name="T17">symbol</text:span> to be anything other than an endianness symbol supported by the implementation.</text:p>
      <text:p text:style-name="Index"><text:soft-page-break/><text:span text:style-name="Source_20_Text"><text:span text:style-name="T12">Function:</text:span></text:span><text:span text:style-name="T11">native-endianness </text:span></text:p>
      <text:p text:style-name="P14">[R6RS] Returns the endianness symbol associated implementation’s preferred endianness (usually that of the underlying machine architecture). This may be any <text:span text:style-name="T17">symbol</text:span>, including a symbol other than big and little.</text:p>
      <text:p text:style-name="Index"><text:span text:style-name="Source_20_Text"><text:span text:style-name="T12">Function:</text:span></text:span><text:span text:style-name="T11">bytevector? </text:span><text:span text:style-name="T18">obj</text:span></text:p>
      <text:p text:style-name="P14">[R6RS] Returns #t if obj is a bytevector, otherwise returns #f.</text:p>
      <text:p text:style-name="Index"><text:span text:style-name="Source_20_Text"><text:span text:style-name="T12">Function:</text:span></text:span><text:span text:style-name="T11">make-bytevector </text:span><text:span text:style-name="T18">k :optional fill</text:span></text:p>
      <text:p text:style-name="P14">[R6RS] Returns a newly allocated bytevector of <text:span text:style-name="T17">k</text:span> bytes.</text:p>
      <text:p text:style-name="P14">If the <text:span text:style-name="T17">fill</text:span> argument is missing, the initial contents of the returned bytevector are unspecified.</text:p>
      <text:p text:style-name="P14">If the <text:span text:style-name="T17">fill</text:span> argument is present, it must be an exact integer object in the interval { - 128, ... 255} that specifies the initial value for the bytes of the bytevector: If <text:span text:style-name="T17">fill</text:span> is positive, it is interpreted as an octet; if it is negative, it is interpreted as a byte.</text:p>
      <text:p text:style-name="Index"><text:span text:style-name="Source_20_Text"><text:span text:style-name="T12">Function:</text:span></text:span><text:span text:style-name="T11">bytevector-length </text:span><text:span text:style-name="T18">bytevector</text:span></text:p>
      <text:p text:style-name="P14">[R6RS] Returns, as an exact integer object, the number of bytes in <text:span text:style-name="T17">bytevector</text:span>.</text:p>
      <text:p text:style-name="Index"><text:span text:style-name="Source_20_Text"><text:span text:style-name="T12">Function:</text:span></text:span><text:span text:style-name="T11">bytevector=? </text:span><text:span text:style-name="T18">bytevector1 bytevector2</text:span></text:p>
      <text:p text:style-name="P14">[R6RS] Returns #t if <text:span text:style-name="T17">bytevector1</text:span> and <text:span text:style-name="T17">bytevector2</text:span> are equal—that is, if they have the same length and equal bytes at all valid indices. It returns #f otherwise.</text:p>
      <text:p text:style-name="Index"><text:span text:style-name="Source_20_Text"><text:span text:style-name="T12">Function:</text:span></text:span><text:span text:style-name="T11">bytevector-fill! </text:span><text:span text:style-name="T18">bytevector fill</text:span></text:p>
      <text:p text:style-name="P14">[R6RS] The <text:span text:style-name="T17">fill</text:span> argument is as in the description of the <text:span text:style-name="T17">make-bytevector</text:span> procedure. The <text:span text:style-name="T17">bytevector-fill!</text:span> procedure stores <text:span text:style-name="T17">fill</text:span> in every element of <text:span text:style-name="T17">bytevector</text:span> and returns unspecified values. Analogous to <text:span text:style-name="T17">vector-fill!.</text:span></text:p>
      <text:p text:style-name="Index"><text:span text:style-name="Source_20_Text"><text:span text:style-name="T12">Function:</text:span></text:span><text:span text:style-name="T11">bytevector-copy! </text:span><text:span text:style-name="T18">source source-start target target-start k</text:span></text:p>
      <text:p text:style-name="P14"><text:span text:style-name="T7">[R6RS]</text:span><text:span text:style-name="T17"> Source</text:span><text:span text:style-name="T7"> and </text:span><text:span text:style-name="T17">target</text:span><text:span text:style-name="T7"> must be bytevectors. </text:span><text:span text:style-name="T17">Source-start, target-start,</text:span><text:span text:style-name="T7"> and</text:span><text:span text:style-name="T17"> k</text:span><text:span text:style-name="T7"> must be non-negative exact integer objects that satisfy</text:span></text:p>
      <text:p text:style-name="P9"><draw:frame draw:style-name="fr2" draw:name="オブジェクト3" text:anchor-type="as-char" svg:y="0in" svg:width="3.6811in" svg:height="0.3756in" draw:z-index="2"><draw:object xlink:href="./Object 3" xlink:type="simple" xlink:show="embed" xlink:actuate="onLoad"/><draw:image xlink:href="./ObjectReplacements/Object 3" xlink:type="simple" xlink:show="embed" xlink:actuate="onLoad"/></draw:frame></text:p>
      <text:p text:style-name="P14">where <text:span text:style-name="T17">source-length</text:span> is the length of <text:span text:style-name="T17">source</text:span> and <text:span text:style-name="T17">target-length</text:span> is the length of <text:span text:style-name="T17">target</text:span>.</text:p>
      <text:p text:style-name="P14">The <text:span text:style-name="T17">bytevector-copy!</text:span> procedure copies the bytes from source at indices</text:p>
      <text:p text:style-name="P14"><draw:frame draw:style-name="fr1" draw:name="オブジェクト5" text:anchor-type="as-char" svg:width="2.6102in" svg:height="0.1839in" draw:z-index="3"><draw:object xlink:href="./Object 5" xlink:type="simple" xlink:show="embed" xlink:actuate="onLoad"/><draw:image xlink:href="./ObjectReplacements/Object 5" xlink:type="simple" xlink:show="embed" xlink:actuate="onLoad"/></draw:frame></text:p>
      <text:p text:style-name="P14">to consecutive indices in <text:span text:style-name="T17">target</text:span> starting at <text:span text:style-name="T17">target-index</text:span>.</text:p>
      <text:p text:style-name="P14">This must work even if the memory regions for the source and the target overlap, i.e., the bytes at the target location after the copy must be equal to the bytes at the source location before the copy.</text:p>
      <text:p text:style-name="P14">This returns unspecified values.</text:p>
      <text:p text:style-name="Index"><text:span text:style-name="Source_20_Text"><text:span text:style-name="T12">Function:</text:span></text:span><text:span text:style-name="T11">bytevector-copy </text:span><text:span text:style-name="T18">bytevector</text:span></text:p>
      <text:p text:style-name="P14"><text:span text:style-name="T7">[R6RS]</text:span><text:span text:style-name="T17"> </text:span><text:span text:style-name="T7">Returns a newly allocated copy of bytevector.</text:span></text:p>
      <text:h text:style-name="P58" text:outline-level="3">Operation on bytes and octets</text:h>
      <text:p text:style-name="Index"><text:span text:style-name="Source_20_Text"><text:span text:style-name="T12">Function:</text:span></text:span><text:span text:style-name="T11">bytevector-u8-ref </text:span><text:span text:style-name="T18">bytevector k</text:span></text:p>
      <text:p text:style-name="Index"><text:span text:style-name="Source_20_Text"><text:span text:style-name="T12">Function:</text:span></text:span><text:span text:style-name="T11">bytevector-s8-ref </text:span><text:span text:style-name="T18">bytevector k</text:span></text:p>
      <text:p text:style-name="P9">[R6RS]<text:span text:style-name="T17"> K </text:span>must be a valid index of <text:span text:style-name="T17">bytevector</text:span>.</text:p>
      <text:p text:style-name="P9">The <text:span text:style-name="T17">bytevector-u8-ref</text:span> procedure returns the byte at index<text:span text:style-name="T17"> k</text:span> of <text:span text:style-name="T17">bytevector</text:span>, as an octet.</text:p>
      <text:p text:style-name="P9">The <text:span text:style-name="T17">bytevector-s8-ref</text:span> procedure returns the byte at index <text:span text:style-name="T17">k</text:span> of <text:span text:style-name="T17">bytevector</text:span>, as a (signed) byte.</text:p>
      <text:p text:style-name="P9">(let ((b1 (make-bytevector 16 -127))</text:p>
      <text:p text:style-name="P9"><text:soft-page-break/><text:s text:c="6"/>(b2 (make-bytevector 16 255)))</text:p>
      <text:p text:style-name="P9"><text:s text:c="2"/>(list</text:p>
      <text:p text:style-name="P9"><text:s text:c="4"/>(bytevector-s8-ref b1 0)</text:p>
      <text:p text:style-name="P9"><text:s text:c="4"/>(bytevector-u8-ref b1 0)</text:p>
      <text:p text:style-name="P9"><text:s text:c="4"/>(bytevector-s8-ref b2 0)</text:p>
      <text:p text:style-name="P9"><text:s text:c="4"/>(bytevector-u8-ref b2 0))) </text:p>
      <text:p text:style-name="P9"><text:s text:c="16"/>⇒ (-127 129 -1 255)</text:p>
      <text:p text:style-name="Index"><text:span text:style-name="Source_20_Text"><text:span text:style-name="T12">Function:</text:span></text:span><text:span text:style-name="T11">bytevector-u8-set! </text:span><text:span text:style-name="T18">bytevector k octet</text:span></text:p>
      <text:p text:style-name="Index"><text:span text:style-name="Source_20_Text"><text:span text:style-name="T12">Function:</text:span></text:span><text:span text:style-name="T11">bytevector-s8-set! </text:span><text:span text:style-name="T18">bytevector k byte</text:span></text:p>
      <text:p text:style-name="P9">[R6RS]<text:span text:style-name="T17"> K</text:span> must be a valid index of <text:span text:style-name="T17">bytevector</text:span>.</text:p>
      <text:p text:style-name="P9">The <text:span text:style-name="T17">bytevector-u8-set!</text:span> procedure stores <text:span text:style-name="T17">octet</text:span> in element <text:span text:style-name="T17">k</text:span> of <text:span text:style-name="T17">bytevector</text:span>.</text:p>
      <text:p text:style-name="P9">The <text:span text:style-name="T17">bytevector-s8-set!</text:span> procedure stores the two’s-complement representation of <text:span text:style-name="T17">byte</text:span> in element <text:span text:style-name="T17">k</text:span> of <text:span text:style-name="T17">bytevector</text:span>.</text:p>
      <text:p text:style-name="P9">Both procedures return unspecified values.</text:p>
      <text:p text:style-name="P9">(let ((b (make-bytevector 16 -127)))</text:p>
      <text:p text:style-name="P9"><text:s text:c="2"/>(bytevector-s8-set! b 0 -126)</text:p>
      <text:p text:style-name="P9"><text:s text:c="2"/>(bytevector-u8-set! b 1 246)</text:p>
      <text:p text:style-name="P9"><text:s text:c="2"/>(list</text:p>
      <text:p text:style-name="P9"><text:s text:c="4"/>(bytevector-s8-ref b 0)</text:p>
      <text:p text:style-name="P9"><text:s text:c="4"/>(bytevector-u8-ref b 0)</text:p>
      <text:p text:style-name="P9"><text:s text:c="4"/>(bytevector-s8-ref b 1)</text:p>
      <text:p text:style-name="P9"><text:s text:c="4"/>(bytevector-u8-ref b 1))) </text:p>
      <text:p text:style-name="P9"><text:s text:c="16"/>⇒ (-126 130 -10 246)</text:p>
      <text:p text:style-name="Standard"><text:span text:style-name="Source_20_Text"><text:span text:style-name="T12">Function:</text:span></text:span><text:span text:style-name="T11">bytevector-&gt;u8-list </text:span><text:span text:style-name="T18">bytevector</text:span></text:p>
      <text:p text:style-name="Standard"><text:span text:style-name="Source_20_Text"><text:span text:style-name="T12">Function:</text:span></text:span><text:span text:style-name="T11">u8-list-&gt;bytevector </text:span><text:span text:style-name="T18">list</text:span></text:p>
      <text:p text:style-name="P9">[R6RS]<text:span text:style-name="T17"> List</text:span> must be a list of octets.</text:p>
      <text:p text:style-name="P9">The <text:span text:style-name="T17">bytevector-&gt;u8-list</text:span> procedure returns a newly allocated list of the octets of <text:span text:style-name="T17">bytevector</text:span> in the same order.</text:p>
      <text:p text:style-name="P9">The <text:span text:style-name="T17">u8-list-&gt;bytevector</text:span> procedure returns a newly allocated bytevector whose elements are the elements of list <text:span text:style-name="T17">list</text:span>, in the same order. It is analogous to <text:span text:style-name="T17">list-&gt;vector.</text:span></text:p>
      <text:h text:style-name="P58" text:outline-level="3">Operations on integers of arbitary size</text:h>
      <text:p text:style-name="Index"><text:span text:style-name="Source_20_Text"><text:span text:style-name="T12">Function:</text:span></text:span><text:span text:style-name="T11">bytevector-uint-ref </text:span><text:span text:style-name="T18">bytevector k endianness size</text:span></text:p>
      <text:p text:style-name="Index"><text:span text:style-name="Source_20_Text"><text:span text:style-name="T12">Function:</text:span></text:span><text:span text:style-name="T11">bytevector-sint-ref </text:span><text:span text:style-name="T18">bytevector k endianness size</text:span></text:p>
      <text:p text:style-name="Index"><text:span text:style-name="Source_20_Text"><text:span text:style-name="T12">Function:</text:span></text:span><text:span text:style-name="T11">bytevector-uint-set! </text:span><text:span text:style-name="T18">bytevector k n endianness size</text:span></text:p>
      <text:p text:style-name="Index"><text:span text:style-name="Source_20_Text"><text:span text:style-name="T12">Function:</text:span></text:span><text:span text:style-name="T11">bytevector-sint-set! </text:span><text:span text:style-name="T18">bytevector k n endianness size</text:span></text:p>
      <text:p text:style-name="P9">[R6RS] <text:span text:style-name="T17">Size</text:span> must be a positive exact integer object. <text:span text:style-name="T17">K</text:span>, ..., <text:span text:style-name="T17">k + size - 1</text:span> must be valid indices of <text:span text:style-name="T17">bytevector</text:span>.</text:p>
      <text:p text:style-name="P9">The <text:span text:style-name="T17">bytevector-uint-ref</text:span> procedure retrieves the exact integer object corresponding to the unsigned representation of size <text:span text:style-name="T17">size</text:span> and specified by <text:span text:style-name="T17">endianness</text:span> at indices <text:span text:style-name="T17">k, ..., k + size - 1</text:span>.</text:p>
      <text:p text:style-name="P9"><text:soft-page-break/>The <text:span text:style-name="T17">bytevector-sint-ref</text:span> procedure retrieves the exact integer object corresponding to the two’s-complement representation of size <text:span text:style-name="T17">size</text:span> and specified by <text:span text:style-name="T17">endianness</text:span> at indices <text:span text:style-name="T17">k, ..., k + size - 1</text:span>.</text:p>
      <text:p text:style-name="P9">For <text:span text:style-name="T17">bytevector-uint-set!</text:span>, <text:span text:style-name="T17">n</text:span> must be an exact integer object in the interval <text:span text:style-name="T17"><draw:frame draw:style-name="fr1" draw:name="オブジェクト6" text:anchor-type="as-char" svg:width="1.0717in" svg:height="0.2047in" draw:z-index="4"><draw:object xlink:href="./Object 6" xlink:type="simple" xlink:show="embed" xlink:actuate="onLoad"/><draw:image xlink:href="./ObjectReplacements/Object 6" xlink:type="simple" xlink:show="embed" xlink:actuate="onLoad"/></draw:frame></text:span></text:p>
      <text:p text:style-name="P9">The bytevector-uint-set! procedure stores the unsigned representation of size <text:span text:style-name="T17">size</text:span> and specified by <text:span text:style-name="T17">endianness</text:span> into <text:span text:style-name="T17">bytevector</text:span> at indices <text:span text:style-name="T17">k, ..., k + size - 1</text:span>.</text:p>
      <text:p text:style-name="P9">For <text:span text:style-name="T17">bytevector-sint-set!</text:span>, <text:span text:style-name="T17">n</text:span> must be an exact integer object in the interval <draw:frame draw:style-name="fr1" draw:name="オブジェクト4" text:anchor-type="as-char" svg:width="1.852in" svg:height="0.2047in" draw:z-index="5"><draw:object xlink:href="./Object 4" xlink:type="simple" xlink:show="embed" xlink:actuate="onLoad"/><draw:image xlink:href="./ObjectReplacements/Object 4" xlink:type="simple" xlink:show="embed" xlink:actuate="onLoad"/></draw:frame>. <text:span text:style-name="T17">bytevector-sint-set!</text:span> stores the two’s-complement representation of size <text:span text:style-name="T17">size</text:span> and specified by <text:span text:style-name="T17">endianness</text:span> into <text:span text:style-name="T17">bytevector</text:span> at indices <text:span text:style-name="T17">k, ..., k + size - 1</text:span>.</text:p>
      <text:p text:style-name="P9">The <text:span text:style-name="T17">...-set!</text:span> procedures return unspecified values.</text:p>
      <text:p text:style-name="Standard"><text:span text:style-name="Source_20_Text"><text:span text:style-name="T12">Function:</text:span></text:span><text:span text:style-name="T11">bytevector-&gt;uint-list </text:span><text:span text:style-name="T18">bytevector endianness size</text:span></text:p>
      <text:p text:style-name="Standard"><text:span text:style-name="Source_20_Text"><text:span text:style-name="T12">Function:</text:span></text:span><text:span text:style-name="T11">bytevector-&gt;sint-list </text:span><text:span text:style-name="T18">bytevector endianness size</text:span></text:p>
      <text:p text:style-name="Standard"><text:span text:style-name="Source_20_Text"><text:span text:style-name="T12">Function:</text:span></text:span><text:span text:style-name="T11">uint-list-&gt;bytevector </text:span><text:span text:style-name="T18">list endianness size</text:span></text:p>
      <text:p text:style-name="Standard"><text:span text:style-name="Source_20_Text"><text:span text:style-name="T12">Function:</text:span></text:span><text:span text:style-name="T11">sint-list-&gt;bytevector </text:span><text:span text:style-name="T18">list endianness size</text:span></text:p>
      <text:p text:style-name="P9">[R6RS]<text:span text:style-name="T17"> Size</text:span> must be a positive exact integer object. For <text:span text:style-name="T17">uint-list-&gt;bytevector</text:span>, <text:span text:style-name="T17">list</text:span> must be a list of exact integer objects in the interval <draw:frame draw:style-name="fr1" draw:name="オブジェクト7" text:anchor-type="as-char" svg:width="1.0717in" svg:height="0.2047in" draw:z-index="6"><draw:object xlink:href="./Object 7" xlink:type="simple" xlink:show="embed" xlink:actuate="onLoad"/><draw:image xlink:href="./ObjectReplacements/Object 7" xlink:type="simple" xlink:show="embed" xlink:actuate="onLoad"/></draw:frame>. For <text:span text:style-name="T17">sint-list-&gt;bytevector</text:span>, <text:span text:style-name="T17">list</text:span> must be a list of exact integer objects in the interval <draw:frame draw:style-name="fr1" draw:name="オブジェクト8" text:anchor-type="as-char" svg:width="1.8484in" svg:height="0.2047in" draw:z-index="7"><draw:object xlink:href="./Object 8" xlink:type="simple" xlink:show="embed" xlink:actuate="onLoad"/><draw:image xlink:href="./ObjectReplacements/Object 8" xlink:type="simple" xlink:show="embed" xlink:actuate="onLoad"/></draw:frame>. The length of <text:span text:style-name="T17">bytevector</text:span> or, respectively, of <text:span text:style-name="T17">list</text:span> must be divisible by <text:span text:style-name="T17">size</text:span>.</text:p>
      <text:p text:style-name="P9">These procedures convert between lists of integer objects and their consecutive representations according to <text:span text:style-name="T17">size</text:span> and <text:span text:style-name="T17">endianness</text:span> in the bytevector objects in the same way as<text:span text:style-name="T17"> bytevector-&gt;u8-list</text:span> and <text:span text:style-name="T17">u8-list-&gt;bytevector</text:span> do for one-byte representations.</text:p>
      <text:h text:style-name="Heading_20_3" text:outline-level="3">Operation on 16-bit integers</text:h>
      <text:p text:style-name="Standard"><text:span text:style-name="Source_20_Text"><text:span text:style-name="T12">Function:</text:span></text:span><text:span text:style-name="T11">bytevector-u16-ref </text:span><text:span text:style-name="T18">bytevector k endianness</text:span></text:p>
      <text:p text:style-name="Standard"><text:span text:style-name="Source_20_Text"><text:span text:style-name="T12">Function:</text:span></text:span><text:span text:style-name="T11">bytevector-s16-ref </text:span><text:span text:style-name="T18">bytevector k endianness</text:span></text:p>
      <text:p text:style-name="Standard"><text:span text:style-name="Source_20_Text"><text:span text:style-name="T12">Function:</text:span></text:span><text:span text:style-name="T11">bytevector-u16-native-ref </text:span><text:span text:style-name="T18">bytevector k</text:span></text:p>
      <text:p text:style-name="Standard"><text:span text:style-name="Source_20_Text"><text:span text:style-name="T12">Function:</text:span></text:span><text:span text:style-name="T11">bytevector-s16-native-ref </text:span><text:span text:style-name="T18">bytevector k</text:span></text:p>
      <text:p text:style-name="Standard"><text:span text:style-name="Source_20_Text"><text:span text:style-name="T12">Function:</text:span></text:span><text:span text:style-name="T11">bytevector-u16-set! </text:span><text:span text:style-name="T18">bytevector k n endianness</text:span></text:p>
      <text:p text:style-name="Standard"><text:span text:style-name="Source_20_Text"><text:span text:style-name="T12">Function:</text:span></text:span><text:span text:style-name="T11">bytevector-s16-set! </text:span><text:span text:style-name="T18">bytevector k n endianness</text:span></text:p>
      <text:p text:style-name="Standard"><text:span text:style-name="Source_20_Text"><text:span text:style-name="T12">Function:</text:span></text:span><text:span text:style-name="T11">bytevector-u16-native-set! </text:span><text:span text:style-name="T18">bytevector k n</text:span></text:p>
      <text:p text:style-name="Standard"><text:span text:style-name="Source_20_Text"><text:span text:style-name="T12">Function:</text:span></text:span><text:span text:style-name="T11">bytevector-s16-native-set! </text:span><text:span text:style-name="T18">bytevector k n</text:span></text:p>
      <text:p text:style-name="P9">[R6RS] <text:span text:style-name="T17">K</text:span> must be a valid index of <text:span text:style-name="T17">bytevector</text:span>; so must <text:span text:style-name="T17">k + 1</text:span>. For <text:span text:style-name="T17">bytevector-u16-set! </text:span>and <text:span text:style-name="T17">bytevector-u16-native-set!</text:span>, <text:span text:style-name="T17">n</text:span> must be an exact integer object in the interval <draw:frame draw:style-name="fr2" draw:name="オブジェクト9" text:anchor-type="as-char" svg:y="-0.1311in" svg:width="0.8453in" svg:height="0.2075in" draw:z-index="8"><draw:object xlink:href="./Object 9" xlink:type="simple" xlink:show="embed" xlink:actuate="onLoad"/><draw:image xlink:href="./ObjectReplacements/Object 9" xlink:type="simple" xlink:show="embed" xlink:actuate="onLoad"/></draw:frame>. For <text:span text:style-name="T17">bytevector-s16-set!</text:span> and <text:span text:style-name="T17">bytevector-s16-native-set!</text:span>, <text:span text:style-name="T17">n</text:span> must be an exact integer object in the interval <draw:frame draw:style-name="fr1" draw:name="オブジェクト10" text:anchor-type="as-char" svg:width="1.0602in" svg:height="0.2075in" draw:z-index="9"><draw:object xlink:href="./Object 10" xlink:type="simple" xlink:show="embed" xlink:actuate="onLoad"/><draw:image xlink:href="./ObjectReplacements/Object 10" xlink:type="simple" xlink:show="embed" xlink:actuate="onLoad"/></draw:frame>.</text:p>
      <text:p text:style-name="P9">These retrieve and set two-byte representations of numbers at indices <text:span text:style-name="T17">k</text:span> and <text:span text:style-name="T17">k + 1</text:span>, according to the endianness specified by <text:span text:style-name="T17">endianness</text:span>. The procedures with <text:span text:style-name="T17">u16</text:span> in their names deal with the unsigned representation; those with <text:span text:style-name="T17">s16</text:span> in their names deal with the two’s-complement representation.</text:p>
      <text:p text:style-name="P9">The procedures with native in their names employ the native endianness, and work only at aligned indices: <text:span text:style-name="T17">k</text:span> must be a multiple of 2.</text:p>
      <text:p text:style-name="P9">The <text:span text:style-name="T17">...-set!</text:span> procedures return unspecified values.</text:p>
      <text:h text:style-name="Heading_20_3" text:outline-level="3">Operation on 32-bit integers</text:h>
      <text:p text:style-name="Standard"><text:span text:style-name="Source_20_Text"><text:span text:style-name="T12">Function:</text:span></text:span><text:span text:style-name="T11">bytevector-u32-ref </text:span><text:span text:style-name="T18">bytevector k endianness</text:span></text:p>
      <text:p text:style-name="Standard"><text:span text:style-name="Source_20_Text"><text:span text:style-name="T12">Function:</text:span></text:span><text:span text:style-name="T11">bytevector-s32-ref </text:span><text:span text:style-name="T18">bytevector k endianness</text:span></text:p>
      <text:p text:style-name="Standard"><text:soft-page-break/><text:span text:style-name="Source_20_Text"><text:span text:style-name="T12">Function:</text:span></text:span><text:span text:style-name="T11">bytevector-u32-native-ref </text:span><text:span text:style-name="T18">bytevector k</text:span></text:p>
      <text:p text:style-name="Standard"><text:span text:style-name="Source_20_Text"><text:span text:style-name="T12">Function:</text:span></text:span><text:span text:style-name="T11">bytevector-s32-native-ref </text:span><text:span text:style-name="T18">bytevector k</text:span></text:p>
      <text:p text:style-name="Standard"><text:span text:style-name="Source_20_Text"><text:span text:style-name="T12">Function:</text:span></text:span><text:span text:style-name="T11">bytevector-u32-set! </text:span><text:span text:style-name="T18">bytevector k n endianness</text:span></text:p>
      <text:p text:style-name="Standard"><text:span text:style-name="Source_20_Text"><text:span text:style-name="T12">Function:</text:span></text:span><text:span text:style-name="T11">bytevector-s32-set! </text:span><text:span text:style-name="T18">bytevector k n endianness</text:span></text:p>
      <text:p text:style-name="Standard"><text:span text:style-name="Source_20_Text"><text:span text:style-name="T12">Function:</text:span></text:span><text:span text:style-name="T11">bytevector-u32-native-set! </text:span><text:span text:style-name="T18">bytevector k n</text:span></text:p>
      <text:p text:style-name="Standard"><text:span text:style-name="Source_20_Text"><text:span text:style-name="T12">Function:</text:span></text:span><text:span text:style-name="T11">bytevector-s32-native-set! </text:span><text:span text:style-name="T18">bytevector k n</text:span></text:p>
      <text:p text:style-name="P9">[R6RS] <text:span text:style-name="T17">K, … k + 3 </text:span><text:s/>must be a valid indices of <text:span text:style-name="T17">bytevector</text:span>. For <text:span text:style-name="T17">bytevector-u32-set! </text:span>and <text:span text:style-name="T17">bytevector-u32-native-set!</text:span>, <text:span text:style-name="T17">n</text:span> must be an exact integer object in the interval <draw:frame draw:style-name="fr1" draw:name="オブジェクト11" text:anchor-type="as-char" svg:width="0.8457in" svg:height="0.2075in" draw:z-index="11"><draw:object xlink:href="./Object 11" xlink:type="simple" xlink:show="embed" xlink:actuate="onLoad"/><draw:image xlink:href="./ObjectReplacements/Object 11" xlink:type="simple" xlink:show="embed" xlink:actuate="onLoad"/></draw:frame>. For <text:span text:style-name="T17">bytevector-s32-set!</text:span> and <text:span text:style-name="T17">bytevector-s32-native-set!</text:span>, <text:span text:style-name="T17">n</text:span> must be an exact integer object in the interval <draw:frame draw:style-name="fr1" draw:name="オブジェクト12" text:anchor-type="as-char" svg:width="1.0654in" svg:height="0.2075in" draw:z-index="10"><draw:object xlink:href="./Object 12" xlink:type="simple" xlink:show="embed" xlink:actuate="onLoad"/><draw:image xlink:href="./ObjectReplacements/Object 12" xlink:type="simple" xlink:show="embed" xlink:actuate="onLoad"/><svg:desc>数式</svg:desc></draw:frame>.</text:p>
      <text:p text:style-name="P9">These retrieve and set two-byte representations of numbers at indices <text:span text:style-name="T17">k, …, </text:span><text:s/><text:span text:style-name="T17">k + 3</text:span>, according to the endianness specified by <text:span text:style-name="T17">endianness</text:span>. The procedures with <text:span text:style-name="T17">u32</text:span> in their names deal with the unsigned representation; those with <text:span text:style-name="T17">s32</text:span> in their names deal with the two’s-complement representation.</text:p>
      <text:p text:style-name="P9">The procedures with native in their names employ the native endianness, and work only at aligned indices: <text:span text:style-name="T17">k</text:span> must be a multiple of 4.</text:p>
      <text:p text:style-name="P9">The <text:span text:style-name="T17">...-set!</text:span> procedures return unspecified values.</text:p>
      <text:h text:style-name="Heading_20_3" text:outline-level="3">Operation on 64-bit integers</text:h>
      <text:p text:style-name="Standard"><text:span text:style-name="Source_20_Text"><text:span text:style-name="T12">Function:</text:span></text:span><text:span text:style-name="T11">bytevector-u64-ref </text:span><text:span text:style-name="T18">bytevector k endianness</text:span></text:p>
      <text:p text:style-name="Standard"><text:span text:style-name="Source_20_Text"><text:span text:style-name="T12">Function:</text:span></text:span><text:span text:style-name="T11">bytevector-s64-ref </text:span><text:span text:style-name="T18">bytevector k endianness</text:span></text:p>
      <text:p text:style-name="Standard"><text:span text:style-name="Source_20_Text"><text:span text:style-name="T12">Function:</text:span></text:span><text:span text:style-name="T11">bytevector-u64-native-ref </text:span><text:span text:style-name="T18">bytevector k</text:span></text:p>
      <text:p text:style-name="Standard"><text:span text:style-name="Source_20_Text"><text:span text:style-name="T12">Function:</text:span></text:span><text:span text:style-name="T11">bytevector-s64-native-ref </text:span><text:span text:style-name="T18">bytevector k</text:span></text:p>
      <text:p text:style-name="Standard"><text:span text:style-name="Source_20_Text"><text:span text:style-name="T12">Function:</text:span></text:span><text:span text:style-name="T11">bytevector-u64-set! </text:span><text:span text:style-name="T18">bytevector k n endianness</text:span></text:p>
      <text:p text:style-name="Standard"><text:span text:style-name="Source_20_Text"><text:span text:style-name="T12">Function:</text:span></text:span><text:span text:style-name="T11">bytevector-s64-set! </text:span><text:span text:style-name="T18">bytevector k n endianness</text:span></text:p>
      <text:p text:style-name="Standard"><text:span text:style-name="Source_20_Text"><text:span text:style-name="T12">Function:</text:span></text:span><text:span text:style-name="T11">bytevector-u64-native-set! </text:span><text:span text:style-name="T18">bytevector k n</text:span></text:p>
      <text:p text:style-name="Standard"><text:span text:style-name="Source_20_Text"><text:span text:style-name="T12">Function:</text:span></text:span><text:span text:style-name="T11">bytevector-s64-native-set! </text:span><text:span text:style-name="T18">bytevector k n</text:span></text:p>
      <text:p text:style-name="P9">[R6RS] <text:span text:style-name="T17">K, … k + 7 </text:span><text:s/>must be a valid indices of <text:span text:style-name="T17">bytevector</text:span>. For <text:span text:style-name="T17">bytevector-u64-set! </text:span>and <text:span text:style-name="T17">bytevector-u64-native-set!</text:span>, <text:span text:style-name="T17">n</text:span> must be an exact integer object in the interval <draw:frame draw:style-name="fr1" draw:name="オブジェクト13" text:anchor-type="as-char" svg:width="0.848in" svg:height="0.2075in" draw:z-index="12"><draw:object xlink:href="./Object 13" xlink:type="simple" xlink:show="embed" xlink:actuate="onLoad"/><draw:image xlink:href="./ObjectReplacements/Object 13" xlink:type="simple" xlink:show="embed" xlink:actuate="onLoad"/><svg:desc>数式</svg:desc></draw:frame>. For <text:span text:style-name="T17">bytevector-s64-set!</text:span> and <text:span text:style-name="T17">bytevector-s64-native-set!</text:span>, <text:span text:style-name="T17">n</text:span> must be an exact integer object in the interval <draw:frame draw:style-name="fr1" draw:name="オブジェクト14" text:anchor-type="as-char" svg:width="1.0654in" svg:height="0.2075in" draw:z-index="13"><draw:object xlink:href="./Object 14" xlink:type="simple" xlink:show="embed" xlink:actuate="onLoad"/><draw:image xlink:href="./ObjectReplacements/Object 14" xlink:type="simple" xlink:show="embed" xlink:actuate="onLoad"/><svg:desc>数式</svg:desc></draw:frame>.</text:p>
      <text:p text:style-name="P9">These retrieve and set two-byte representations of numbers at indices <text:span text:style-name="T17">k, …, </text:span><text:s/><text:span text:style-name="T17">k + 7</text:span>, according to the endianness specified by <text:span text:style-name="T17">endianness</text:span>. The procedures with <text:span text:style-name="T17">u64</text:span> in their names deal with the unsigned representation; those with <text:span text:style-name="T17">s64</text:span> in their names deal with the two’s-complement representation.</text:p>
      <text:p text:style-name="P9">The procedures with native in their names employ the native endianness, and work only at aligned indices: <text:span text:style-name="T17">k</text:span> must be a multiple of 8.</text:p>
      <text:p text:style-name="P9">The <text:span text:style-name="T17">...-set!</text:span> procedures return unspecified values.</text:p>
      <text:h text:style-name="Heading_20_3" text:outline-level="3">Operation on IEEE-754 representations</text:h>
      <text:p text:style-name="Standard"><text:span text:style-name="Source_20_Text"><text:span text:style-name="T12">Function:</text:span></text:span><text:span text:style-name="T11">bytevector-ieee-single-native-ref </text:span><text:span text:style-name="T18">bytevector k</text:span></text:p>
      <text:p text:style-name="Standard"><text:span text:style-name="Source_20_Text"><text:span text:style-name="T12">Function:</text:span></text:span><text:span text:style-name="T11">bytevector-ieee-single-ref </text:span><text:span text:style-name="T18">bytevector k endianness</text:span></text:p>
      <text:p text:style-name="P9">[R6RS] <text:span text:style-name="T17">K, …, k + 3</text:span> must be valid indices of <text:span text:style-name="T17">bytevector</text:span>. For<text:span text:style-name="T17"> bytevector-ieee-single-native-ref</text:span>, <text:span text:style-name="T17">k</text:span> must be a multiple of 4.</text:p>
      <text:p text:style-name="P9">These procedures return the inexact real number object that best represents the IEEE-754 single-precision number represented by the four bytes beginning at index <text:span text:style-name="T17">k</text:span>.</text:p>
      <text:p text:style-name="Standard"><text:soft-page-break/><text:span text:style-name="Source_20_Text"><text:span text:style-name="T12">Function:</text:span></text:span><text:span text:style-name="T11">bytevector-ieee-double-native-ref </text:span><text:span text:style-name="T18">bytevector k</text:span></text:p>
      <text:p text:style-name="Standard"><text:span text:style-name="Source_20_Text"><text:span text:style-name="T12">Function:</text:span></text:span><text:span text:style-name="T11">bytevector-ieee-double-ref </text:span><text:span text:style-name="T18">bytevector k endianness</text:span></text:p>
      <text:p text:style-name="P9">[R6RS] <text:span text:style-name="T17">K, …, k + 7</text:span> must be valid indices of <text:span text:style-name="T17">bytevector</text:span>. For<text:span text:style-name="T17"> bytevector-ieee-double-native-ref</text:span>, <text:span text:style-name="T17">k</text:span> must be a multiple of 8.</text:p>
      <text:p text:style-name="P9">These procedures return the inexact real number object that best represents the IEEE-754 double-precision number represented by the four bytes beginning at index <text:span text:style-name="T17">k</text:span>.</text:p>
      <text:p text:style-name="Standard"><text:span text:style-name="Source_20_Text"><text:span text:style-name="T12">Function:</text:span></text:span><text:span text:style-name="T11">bytevector-ieee-single-native-set! </text:span><text:span text:style-name="T18">bytevector k x</text:span></text:p>
      <text:p text:style-name="Standard"><text:span text:style-name="Source_20_Text"><text:span text:style-name="T12">Function:</text:span></text:span><text:span text:style-name="T11">bytevector-ieee-single-set! </text:span><text:span text:style-name="T18">bytevector k x endianness</text:span></text:p>
      <text:p text:style-name="P9">[R6RS] <text:span text:style-name="T17">K, …, k + 3</text:span> must be valid indices of <text:span text:style-name="T17">bytevector</text:span>. For <text:span text:style-name="T17">bytevector-ieee-single-native-set!</text:span>, <text:span text:style-name="T17">k</text:span> must be a multiple of 4.</text:p>
      <text:p text:style-name="P9">These procedures store an IEEE-754 single-precision representation of <text:span text:style-name="T17">x</text:span> into elements <text:span text:style-name="T17">k</text:span> through <text:span text:style-name="T17">k + 3</text:span> of <text:span text:style-name="T17">bytevector</text:span>, and return unspecified values.</text:p>
      <text:p text:style-name="Standard"><text:span text:style-name="Source_20_Text"><text:span text:style-name="T12">Function:</text:span></text:span><text:span text:style-name="T11">bytevector-ieee-double-native-set! </text:span><text:span text:style-name="T18">bytevector k x</text:span></text:p>
      <text:p text:style-name="Standard"><text:span text:style-name="Source_20_Text"><text:span text:style-name="T12">Function:</text:span></text:span><text:span text:style-name="T11">bytevector-ieee-double-set! </text:span><text:span text:style-name="T18">bytevector k x endianness</text:span></text:p>
      <text:p text:style-name="P9">[R6RS] <text:span text:style-name="T17">K, …, k + 7</text:span> must be valid indices of <text:span text:style-name="T17">bytevector</text:span>. For <text:span text:style-name="T17">bytevector-ieee-diuble-native-set!</text:span>, <text:span text:style-name="T17">k</text:span> must be a multiple of 8.</text:p>
      <text:p text:style-name="P9">These procedures store an IEEE-754 double-precision representation of <text:span text:style-name="T17">x</text:span> into elements <text:span text:style-name="T17">k</text:span> through <text:span text:style-name="T17">k + 7</text:span> of <text:span text:style-name="T17">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2">Function:</text:span></text:span><text:span text:style-name="T11">string-&gt;utf8 </text:span><text:span text:style-name="T18">string</text:span></text:p>
      <text:p text:style-name="P9">[R6RS] Returns a newly allocated (unless empty) bytevector that contains the UTF-8 encoding of the given string.</text:p>
      <text:p text:style-name="Standard"><text:span text:style-name="Source_20_Text"><text:span text:style-name="T12">Function:</text:span></text:span><text:span text:style-name="T11">string-&gt;utf16 </text:span><text:span text:style-name="T18">string :optional endianness</text:span></text:p>
      <text:p text:style-name="P9">[R6RS] If <text:span text:style-name="T17">endianness</text:span> is specified, it must be the symbol big or the symbol little. The <text:span text:style-name="T17">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2">Function:</text:span></text:span><text:span text:style-name="T11">string-&gt;utf32 </text:span><text:span text:style-name="T18">string :optional endianness</text:span></text:p>
      <text:p text:style-name="P9">[R6RS] If <text:span text:style-name="T17">endianness</text:span> is specified, it must be the symbol big or the symbol little. The <text:span text:style-name="T17">string-&gt;utf32</text:span> procedure returns a newly allocated (unless empty) bytevector that contains the UTF-32BE or UTF-32LE encoding of the given string (with no byte mark). If endianness is not specified or is big, then UTF-32BE is used. If endianness is little, then UTF-32LE is used.</text:p>
      <text:p text:style-name="Standard"><text:span text:style-name="Source_20_Text"><text:span text:style-name="T12">Function:</text:span></text:span><text:span text:style-name="T11">utf8-&gt;string</text:span><text:span text:style-name="T18"> bytevector</text:span></text:p>
      <text:p text:style-name="P9">[R6RS] Returns a newly allocated (unless empty) string whose character sequence is encoded by the given bytevector.</text:p>
      <text:p text:style-name="Standard"><text:span text:style-name="Source_20_Text"><text:span text:style-name="T12">Function:</text:span></text:span><text:span text:style-name="T11">utf16-&gt;string</text:span><text:span text:style-name="T18"> bytevector endianness :optional endianness-mandatory?</text:span></text:p>
      <text:p text:style-name="P9">[R6RS] <text:span text:style-name="T17">Endianness</text:span> must be the symbol big or the symbol little. The <text:span text:style-name="T17">utf16-&gt;string</text:span> procedure returns a newly allocated (unless empty) string whose character sequence is encoded by the given bytevector. <text:span text:style-name="T17">Bytevector</text:span> is decoded according to UTF-16BE or UTF-16LE: If <text:span text:style-name="T17">endianness-mandatory?</text:span> is absent or #f, <text:span text:style-name="T17">utf16-&gt;string</text:span> determines the endianness according to a UTF-16 BOM <text:soft-page-break/>at the beginning of <text:span text:style-name="T17">bytevector</text:span> if a BOM is present; in this case, the BOM is not decoded as a character. Also in this case, if no UTF-16 BOM is present, <text:span text:style-name="T17">endianness</text:span> specifies the endianness of the encoding. If <text:span text:style-name="T17">endianness-mandatory? </text:span>is a true value, <text:span text:style-name="T17">endianness</text:span> specifies the endianness of the encoding, and any UTF-16 BOM in the encoding is decoded as a regular character.</text:p>
      <text:p text:style-name="Standard"><text:span text:style-name="Source_20_Text"><text:span text:style-name="T12">Function:</text:span></text:span><text:span text:style-name="T11">utf32-&gt;string</text:span><text:span text:style-name="T18"> bytevector endianness :optional endianness-mandatory?</text:span></text:p>
      <text:p text:style-name="P9">[R6RS] <text:span text:style-name="T17">Endianness</text:span> must be the symbol big or the symbol little. The <text:span text:style-name="T17">utf32-&gt;string</text:span> procedure returns a newly allocated (unless empty) string whose character sequence is encoded by the given bytevector. <text:span text:style-name="T17">Bytevector</text:span> is decoded according to UTF-32BE or UTF-32LE: If <text:span text:style-name="T17">endianness-mandatory?</text:span> is absent or #f, <text:span text:style-name="T17">utf32-&gt;string</text:span> determines the endianness according to a UTF-32 BOM at the beginning of <text:span text:style-name="T17">bytevector</text:span> if a BOM is present; in this case, the BOM is not decoded as a character. Also in this case, if no UTF-32 BOM is present, <text:span text:style-name="T17">endianness</text:span> specifies the endianness of the encoding. If <text:span text:style-name="T17">endianness-mandatory?</text:span> is a true value, <text:span text:style-name="T17">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2">Library:</text:span></text:span><text:span text:style-name="T11">(rnrs lists (6))</text:span></text:p>
      <text:p text:style-name="P9">[R6RS] The <text:span text:style-name="T17">(rnrs lists (6))</text:span>library, which contains various useful procedures that operate on lists.</text:p>
      <text:p text:style-name="Standard"><text:span text:style-name="Source_20_Text"><text:span text:style-name="T12">Function:</text:span></text:span><text:span text:style-name="T11">find</text:span><text:span text:style-name="T18"> proc list</text:span></text:p>
      <text:p text:style-name="P9">[R6RS] <text:span text:style-name="T17">Proc</text:span> should accept one argument and return a single value. <text:span text:style-name="T17">Proc</text:span> should not mutate <text:span text:style-name="T17">list</text:span>. The <text:span text:style-name="T17">find</text:span> procedure applies <text:span text:style-name="T17">proc</text:span> to the elements of <text:span text:style-name="T17">list</text:span> in order. If <text:span text:style-name="T17">proc</text:span> returns a true value for an element, <text:span text:style-name="T17">find</text:span> immediately returns that element. If <text:span text:style-name="T17">proc</text:span> returns #f for all elements of the list, find returns #f.</text:p>
      <text:p text:style-name="Standard"><text:span text:style-name="Source_20_Text"><text:span text:style-name="T12">Function:</text:span></text:span><text:span text:style-name="T11">for-all</text:span><text:span text:style-name="T18"> proc list1 list2 …</text:span></text:p>
      <text:p text:style-name="P9">[R6RS+] Applies <text:span text:style-name="T17">proc</text:span> across each element of <text:span text:style-name="T17">lists</text:span>, and returns #f as soon as pred returns #f. If all application of <text:span text:style-name="T17">proc</text:span> return a non-false value, <text:span text:style-name="T17">for-all</text:span> returns the last result of the applications.</text:p>
      <text:p text:style-name="Standard"><text:span text:style-name="Source_20_Text"><text:span text:style-name="T12">Function:</text:span></text:span><text:span text:style-name="T11">exists</text:span><text:span text:style-name="T18"> proc list1 list2 …</text:span></text:p>
      <text:p text:style-name="P9">[R6RS+] Applies <text:span text:style-name="T17">proc</text:span> across each element of <text:span text:style-name="T17">lists</text:span>, and returns as soon as pred returns a non-false value. The return value of any is the non-false value pred returned. If <text:span text:style-name="T17">lists</text:span> are exhausted before <text:span text:style-name="T17">proc</text:span> returns a non-false value, #f is returned.</text:p>
      <text:p text:style-name="P9">Note: R6RS requires the same length list for <text:span text:style-name="T17">for-all</text:span> and <text:span text:style-name="T17">exists. </text:span>On Sagittarius, however, these can accespt different length list and it will finish to process when the shortest list is finish to process.</text:p>
      <text:p text:style-name="Standard"><text:span text:style-name="Source_20_Text"><text:span text:style-name="T12">Function:</text:span></text:span><text:span text:style-name="T11">filter</text:span><text:span text:style-name="T18"> proc list</text:span></text:p>
      <text:p text:style-name="Standard"><text:span text:style-name="Source_20_Text"><text:span text:style-name="T12">Function:</text:span></text:span><text:span text:style-name="T11">partition</text:span><text:span text:style-name="T18"> proc list</text:span></text:p>
      <text:p text:style-name="P9">[R6RS] <text:span text:style-name="T17">Proc</text:span> should accept one argument and return a single value.</text:p>
      <text:p text:style-name="P9">The <text:span text:style-name="T17">filter</text:span> procedure applies <text:span text:style-name="T17">proc</text:span> to each element of <text:span text:style-name="T17">list</text:span> and returns a list of the elements of <text:span text:style-name="T17">list</text:span> for which <text:span text:style-name="T17">proc</text:span> returned a true value. The <text:span text:style-name="T17">partition</text:span> procedure also applies <text:span text:style-name="T17">proc</text:span> to each element of <text:span text:style-name="T17">list</text:span>, but returns two values, the first one a list of the elements of <text:span text:style-name="T17">list</text:span> for which <text:span text:style-name="T17">proc</text:span> returned a true value, and the second a list of the elements of <text:span text:style-name="T17">list</text:span> for which proc returned #f. In both cases, the elements of the result list(s) are in the same order as they appear in the input list. If multiple returns occur from <text:span text:style-name="T17">filter</text:span> or <text:span text:style-name="T17">partitions</text:span>, the return values returned by earlier returns are not mutated.</text:p>
      <text:p text:style-name="Standard"><text:span text:style-name="Source_20_Text"><text:span text:style-name="T12">Function:</text:span></text:span><text:span text:style-name="T11">fold-left</text:span><text:span text:style-name="T18"> combine nil list1 list2 …</text:span></text:p>
      <text:p text:style-name="P9">[R6RS+] <text:span text:style-name="T17">Combine</text:span> must be a procedure. It should accept one more argument than there are <text:span text:style-name="T17">lists</text:span> and return a single value. It should not mutate the <text:span text:style-name="T17">list</text:span> arguments. The <text:span text:style-name="T17">fold-left</text:span> procedure iterates the <text:span text:style-name="T17">combine</text:span> procedure over an accumulator value and the elements of the <text:span text:style-name="T17">lists</text:span> from left to right, starting with an accumulator value of <text:span text:style-name="T17">nil</text:span>. More specifically, <text:span text:style-name="T17">fold-left</text:span> returns <text:span text:style-name="T17">nil</text:span> if the <text:span text:style-name="T17">lists</text:span> are empty. If they are not empty, <text:span text:style-name="T17">combine</text:span> is first applied to <text:span text:style-name="T17">nil</text:span> and the respective first elements of the <text:soft-page-break/><text:span text:style-name="T17">lists</text:span> in order. The result becomes the new accumulator value, and combine is applied to the new accumulator value and the respective next elements of the <text:span text:style-name="T17">list</text:span>. This step is repeated until the end of the list is reached; then the accumulator value is returned.</text:p>
      <text:p text:style-name="Standard"><text:span text:style-name="Source_20_Text"><text:span text:style-name="T12">Function:</text:span></text:span><text:span text:style-name="T11">fold-right</text:span><text:span text:style-name="T18"> combine nil list1 list2 …</text:span></text:p>
      <text:p text:style-name="P9">[R6RS+] <text:span text:style-name="T17">Combine</text:span> must be a procedure. It should accept one more argument than there are lists and return a single value. <text:span text:style-name="T17">Combine</text:span> should not mutate the list arguments. The <text:span text:style-name="T17">fold-right</text:span> procedure iterates the <text:span text:style-name="T17">combine</text:span> procedure over the elements of the <text:span text:style-name="T17">lists</text:span> from right to left and an accumulator value, starting with an accumulator value of <text:span text:style-name="T17">nil</text:span>. More specifically,<text:span text:style-name="T17"> fold-right</text:span> returns <text:span text:style-name="T17">nil</text:span> if the <text:span text:style-name="T17">lists</text:span> are empty. If they are not empty, <text:span text:style-name="T17">combine</text:span> is first applied to the respective last elements of the <text:span text:style-name="T17">lists</text:span> in order and <text:span text:style-name="T17">nil</text:span>. The result becomes the new accumulator value, and combine is applied to the respective previous elements of the <text:span text:style-name="T17">lists</text:span> and the new accumulator value. This step is repeated until the beginning of the list is reached; then the accumulator value is returned.</text:p>
      <text:p text:style-name="P9">Note: R6RS requires the same length list for <text:span text:style-name="T17">fold-left</text:span> and <text:span text:style-name="T17">fold-right. </text:span>On Sagittarius, however, these can accespt different length list and it will finish to process when the shortest list is finish to process.</text:p>
      <text:p text:style-name="Standard"><text:span text:style-name="Source_20_Text"><text:span text:style-name="T12">Function:</text:span></text:span><text:span text:style-name="T11">remp</text:span><text:span text:style-name="T18"> proc list</text:span></text:p>
      <text:p text:style-name="Standard"><text:span text:style-name="Source_20_Text"><text:span text:style-name="T12">Function:</text:span></text:span><text:span text:style-name="T11">remove</text:span><text:span text:style-name="T18"> obj list</text:span></text:p>
      <text:p text:style-name="Standard"><text:span text:style-name="Source_20_Text"><text:span text:style-name="T12">Function:</text:span></text:span><text:span text:style-name="T11">remv</text:span><text:span text:style-name="T18"> obj list</text:span></text:p>
      <text:p text:style-name="Standard"><text:span text:style-name="Source_20_Text"><text:span text:style-name="T12">Function:</text:span></text:span><text:span text:style-name="T11">remq</text:span><text:span text:style-name="T18"> obj list</text:span></text:p>
      <text:p text:style-name="P9">[R6RS] <text:span text:style-name="T17">Proc</text:span> should accept one argument and return a single value. <text:span text:style-name="T17">Proc</text:span> should not mutate <text:span text:style-name="T17">list</text:span>.</text:p>
      <text:p text:style-name="P9">Each of these procedures returns a list of the elements of <text:span text:style-name="T17">list</text:span> that do not satisfy a given condition. The <text:span text:style-name="T17">remp</text:span> procedure applies <text:span text:style-name="T17">proc</text:span> to each element of list and returns a list of the elements of <text:span text:style-name="T17">list</text:span> for which <text:span text:style-name="T17">proc</text:span> returned #f. The <text:span text:style-name="T17">remove</text:span>, <text:span text:style-name="T17">remv</text:span>, and <text:span text:style-name="T17">remq</text:span> procedures return a list of the elements that are not <text:span text:style-name="T17">obj</text:span>. The <text:span text:style-name="T17">remq</text:span> procedure uses <text:span text:style-name="T17">eq?</text:span> to compare <text:span text:style-name="T17">obj</text:span> with the elements of <text:span text:style-name="T17">list</text:span>, while <text:span text:style-name="T17">remv</text:span> uses <text:span text:style-name="T17">eqv?</text:span> and <text:span text:style-name="T17">remove</text:span> uses <text:span text:style-name="T17">equal?</text:span>. The elements of the result list are in the same order as they appear in the input list. If multiple returns occur from <text:span text:style-name="T17">remp</text:span>, the return values returned by earlier returns are not mutated.</text:p>
      <text:p text:style-name="Standard"><text:span text:style-name="Source_20_Text"><text:span text:style-name="T12">Function:</text:span></text:span><text:span text:style-name="T11">memp</text:span><text:span text:style-name="T18"> proc list</text:span></text:p>
      <text:p text:style-name="Standard"><text:span text:style-name="Source_20_Text"><text:span text:style-name="T12">Function:</text:span></text:span><text:span text:style-name="T11">member</text:span><text:span text:style-name="T18"> obj list :optional =</text:span></text:p>
      <text:p text:style-name="Standard"><text:span text:style-name="Source_20_Text"><text:span text:style-name="T12">Function:</text:span></text:span><text:span text:style-name="T11">memv</text:span><text:span text:style-name="T18"> obj list</text:span></text:p>
      <text:p text:style-name="Standard"><text:span text:style-name="Source_20_Text"><text:span text:style-name="T12">Function:</text:span></text:span><text:span text:style-name="T11">memq</text:span><text:span text:style-name="T18"> obj list</text:span></text:p>
      <text:p text:style-name="P9">[R6RS+] <text:span text:style-name="T17">Proc</text:span> should accept one argument and return a single value. <text:span text:style-name="T17">Proc</text:span> should not mutate <text:span text:style-name="T17">list</text:span>.</text:p>
      <text:p text:style-name="P9">These procedures return the first sublist of <text:span text:style-name="T17">list</text:span> whose car satisfies a given condition, where the sublists of <text:span text:style-name="T17">lists</text:span> are the lists returned by <text:span text:style-name="T17">(list-tail list k)</text:span> for <text:span text:style-name="T17">k</text:span> less than the length of <text:span text:style-name="T17">list</text:span>. The <text:span text:style-name="T17">memp</text:span> procedure applies <text:span text:style-name="T17">proc</text:span> to the cars of the sublists of <text:span text:style-name="T17">list</text:span> until it finds one for which <text:span text:style-name="T17">proc</text:span> returns a true value. The <text:span text:style-name="T17">member</text:span>, <text:span text:style-name="T17">memv</text:span>, and <text:span text:style-name="T17">memq</text:span> procedures look for the first occurrence of <text:span text:style-name="T17">obj</text:span>. If list does not contain an element satisfying the condition, then #f (not the empty list) is returned. The <text:span text:style-name="T17">member</text:span> procedure uses <text:span text:style-name="T17">equal? </text:span>or if <text:span text:style-name="T17">=</text:span> is given use it to compare <text:span text:style-name="T17">obj</text:span> with the elements of <text:span text:style-name="T17">list</text:span>, while <text:span text:style-name="T17">memv</text:span> uses <text:span text:style-name="T17">eqv?</text:span> and <text:span text:style-name="T17">memq</text:span> uses <text:span text:style-name="T17">eq?.</text:span></text:p>
      <text:p text:style-name="Standard"><text:span text:style-name="Source_20_Text"><text:span text:style-name="T12">Function:</text:span></text:span><text:span text:style-name="T11">assp</text:span><text:span text:style-name="T18"> proc alist</text:span></text:p>
      <text:p text:style-name="Standard"><text:span text:style-name="Source_20_Text"><text:span text:style-name="T12">Function:</text:span></text:span><text:span text:style-name="T11">assoc</text:span><text:span text:style-name="T18"> obj alist :optional =</text:span></text:p>
      <text:p text:style-name="Standard"><text:span text:style-name="Source_20_Text"><text:span text:style-name="T12">Function:</text:span></text:span><text:span text:style-name="T11">assv</text:span><text:span text:style-name="T18"> obj alist</text:span></text:p>
      <text:p text:style-name="Standard"><text:span text:style-name="Source_20_Text"><text:span text:style-name="T12">Function:</text:span></text:span><text:span text:style-name="T11">assq</text:span><text:span text:style-name="T18"> obj alist</text:span></text:p>
      <text:p text:style-name="P9">[R6RS+] <text:span text:style-name="T17">Alist</text:span> (for “association list”) should be a list of pairs. <text:span text:style-name="T17">Proc</text:span> should accept one argument and return a single value. <text:span text:style-name="T17">Proc</text:span> should not mutate <text:span text:style-name="T17">alist</text:span>.</text:p>
      <text:p text:style-name="P9">These procedures find the first pair in alist whose car field satisfies a given condition, and returns that pair without traversing <text:span text:style-name="T17">alist</text:span> further. If no pair in alist satisfies the condition, then #f is returned. The <text:span text:style-name="T17">assp</text:span> procedure successively applies <text:span text:style-name="T17">proc</text:span> to the car fields of alist and looks for a pair for which <text:soft-page-break/>it returns a true value. The <text:span text:style-name="T17">assoc</text:span>, <text:span text:style-name="T17">assv</text:span>, and <text:span text:style-name="T17">assq</text:span> procedures look for a pair that has <text:span text:style-name="T17">obj</text:span> as its car. The <text:span text:style-name="T17">assoc</text:span> procedure uses <text:span text:style-name="T17">equal?</text:span> or if <text:span text:style-name="T17">=</text:span> is given use it to compare <text:span text:style-name="T17">obj</text:span> with the car fields of the pairs in <text:span text:style-name="T17">alist</text:span>, while <text:span text:style-name="T17">assv</text:span> uses <text:span text:style-name="T17">eqv?</text:span> and <text:span text:style-name="T17">assq</text:span> uses<text:span text:style-name="T17"> eq?</text:span>.</text:p>
      <text:p text:style-name="P9">Note: <text:span text:style-name="T17">member </text:span>and <text:span text:style-name="T17">assoc</text:span> procedures are the same behaviour as SRFI-1.</text:p>
      <text:p text:style-name="Standard"><text:span text:style-name="Source_20_Text"><text:span text:style-name="T12">Function:</text:span></text:span><text:span text:style-name="T11">cons*</text:span><text:span text:style-name="T18"> obj1 obj2 …</text:span></text:p>
      <text:p text:style-name="P9">[R6RS] Like <text:span text:style-name="T17">list</text:span>, but the last argument provides the tail of the constructed list.</text:p>
      <text:h text:style-name="Heading_20_2" text:outline-level="2">(rnrs sorting (6))</text:h>
      <text:p text:style-name="Text_20_body">The <text:span text:style-name="T17">(rnrs sorting (6)) </text:span>library for sorting lists and vectors.</text:p>
      <text:p text:style-name="Standard"><text:span text:style-name="Source_20_Text"><text:span text:style-name="T12">Function:</text:span></text:span><text:span text:style-name="T11">list-sort</text:span><text:span text:style-name="T18"> proc list</text:span></text:p>
      <text:p text:style-name="Standard"><text:span text:style-name="Source_20_Text"><text:span text:style-name="T12">Function:</text:span></text:span><text:span text:style-name="T11">vector-sort</text:span><text:span text:style-name="T18"> proc vector</text:span></text:p>
      <text:p text:style-name="P9">[R6RS] <text:span text:style-name="T17">Proc</text:span> should accept any two elements of <text:span text:style-name="T17">list</text:span> or <text:span text:style-name="T17">vector</text:span>, and should not have any side effects. <text:span text:style-name="T17">Proc</text:span> should return a true value when its first argument is strictly less than its second, and #f otherwise.</text:p>
      <text:p text:style-name="P9">The <text:span text:style-name="T17">list-sort</text:span> and <text:span text:style-name="T17">vector-sort</text:span> procedures perform a stable sort of <text:span text:style-name="T17">list</text:span> or <text:span text:style-name="T17">vector</text:span> in ascending order according to <text:span text:style-name="T17">proc</text:span>, without changing <text:span text:style-name="T17">list</text:span> or <text:span text:style-name="T17">vector</text:span> in any way. The<text:span text:style-name="T17"> list-sort</text:span> procedure returns a list, and<text:span text:style-name="T17"> vector-sort</text:span> returns a vector. The results may be <text:span text:style-name="T17">eq?</text:span> to the argument when the argument is already sorted, and the result of <text:span text:style-name="T17">list-sort</text:span> may share structure with a tail of the original list. The sorting algorithm performs O(n lg n) calls to <text:span text:style-name="T17">proc</text:span> where n is the length of <text:span text:style-name="T17">list</text:span> or <text:span text:style-name="T17">vector</text:span>, and all arguments passed to <text:span text:style-name="T17">proc</text:span> are elements of the list or vector being sorted, but the pairing of arguments and the sequencing of calls to <text:span text:style-name="T17">proc</text:span> are not specified. If multiple returns occur from<text:span text:style-name="T17"> list-sort</text:span> or <text:span text:style-name="T17">vector-sort</text:span>, the return values returned by earlier returns are not mutated.</text:p>
      <text:p text:style-name="Standard"><text:span text:style-name="Source_20_Text"><text:span text:style-name="T12">Function:</text:span></text:span><text:span text:style-name="T11">vector-sort!</text:span><text:span text:style-name="T18"> proc vector</text:span></text:p>
      <text:p text:style-name="P9">[R6RS] <text:span text:style-name="T17">Proc</text:span> should accept any two elements of the <text:span text:style-name="T17">vector</text:span>, and should not have any side effects. <text:span text:style-name="T17">Proc</text:span> should return a true value when its first argument is strictly less than its second, and #f otherwise. The <text:span text:style-name="T17">vector-sort!</text:span> procedure destructively sorts <text:span text:style-name="T17">vector</text:span> in ascending order according to <text:span text:style-name="T17">proc</text:span>. The sorting algorithm performs O(n2) calls to <text:span text:style-name="T17">proc</text:span> where n is the length of <text:span text:style-name="T17">vector</text:span>, and all arguments passed to <text:span text:style-name="T17">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7">(rnrs control (6))</text:span> library, which provides useful control structures.</text:p>
      <text:p text:style-name="Standard"><text:span text:style-name="Source_20_Text"><text:span text:style-name="T12">Syntax:</text:span></text:span><text:span text:style-name="T11">when</text:span><text:span text:style-name="T18"> test expression …</text:span></text:p>
      <text:p text:style-name="Standard"><text:span text:style-name="Source_20_Text"><text:span text:style-name="T12">Syntax:</text:span></text:span><text:span text:style-name="T11">unless</text:span><text:span text:style-name="T18"> test expression …</text:span></text:p>
      <text:p text:style-name="P9">[R6RS] <text:span text:style-name="T17">Test</text:span> must be an expression.</text:p>
      <text:p text:style-name="P9">A <text:span text:style-name="T17">when</text:span> expression is evaluated by evaluating the <text:span text:style-name="T17">test</text:span> expression. If <text:span text:style-name="T17">test</text:span> evaluates to a true value, the remaining <text:span text:style-name="T17">expression</text:span>s are evaluated in order, and the results of the last <text:span text:style-name="T17">expression</text:span> are returned as the results of the entire <text:span text:style-name="T17">when</text:span> expression. Otherwise, the <text:span text:style-name="T17">when</text:span> expression returns unspecified values. An <text:span text:style-name="T17">unless</text:span> expression is evaluated by evaluating the <text:span text:style-name="T17">test</text:span> expression. If <text:span text:style-name="T17">test</text:span> evaluates to #f, the remaining <text:span text:style-name="T17">expression</text:span>s are evaluated in order, and the results of the last <text:span text:style-name="T17">expression</text:span> are returned as the results of the entire <text:span text:style-name="T17">unless</text:span> expression. Otherwise, the <text:span text:style-name="T17">unless</text:span> expression returns unspecified values.</text:p>
      <text:p text:style-name="Standard"><text:span text:style-name="Source_20_Text"><text:span text:style-name="T12">Syntax:</text:span></text:span><text:span text:style-name="T11">do</text:span><text:span text:style-name="T18"> ((variable init step) …) (test expression …) command</text:span></text:p>
      <text:p text:style-name="P9">[R6RS] The <text:span text:style-name="T17">init</text:span>s, <text:span text:style-name="T17">step</text:span>s, <text:span text:style-name="T17">test</text:span>s, and <text:span text:style-name="T17">command</text:span>s must be expressions. The <text:span text:style-name="T17">variable</text:span>s must be pairwise distinct variables.</text:p>
      <text:p text:style-name="P9"><text:soft-page-break/>The <text:span text:style-name="T17">do</text:span> expression is an iteration construct. It specifies a set of variables to be bound, how they are to be initialized at the start, and how they are to be updated on each iteration.</text:p>
      <text:p text:style-name="P9">A <text:span text:style-name="T17">do</text:span> expression is evaluated as follows: The <text:span text:style-name="T17">init</text:span> expressions are evaluated (in some unspecified order), the <text:span text:style-name="T17">variable</text:span>s are bound to fresh locations, the results of the <text:span text:style-name="T17">init</text:span> expressions are stored in the bindings of the <text:span text:style-name="T17">variable</text:span>s, and then the iteration phase begins.</text:p>
      <text:p text:style-name="P9">Each iteration begins by evaluating <text:span text:style-name="T17">test</text:span>&gt; if the result is #f, then the <text:span text:style-name="T17">command</text:span>s are evaluated in order for effect, the <text:span text:style-name="T17">step</text:span> expressions are evaluated in some unspecified order, the <text:span text:style-name="T17">variable</text:span>s are bound to fresh locations holding the results, and the next iteration begins.</text:p>
      <text:p text:style-name="P9">If <text:span text:style-name="T17">test</text:span> evaluates to a true value, the <text:span text:style-name="T17">expression</text:span>s are evaluated from left to right and the values of the last <text:span text:style-name="T17">expression</text:span> are returned. If no <text:span text:style-name="T17">expression</text:span>s are present, then the do expression returns unspecified values.</text:p>
      <text:p text:style-name="P9">The regionof the binding of a <text:span text:style-name="T17">variable</text:span> consists of the entire do expression except for the <text:span text:style-name="T17">init</text:span>s.</text:p>
      <text:p text:style-name="P9">A <text:span text:style-name="T17">step</text:span> may be omitted, in which case the effect is the same as if (<text:span text:style-name="T17">variable</text:span> <text:span text:style-name="T17">init</text:span> <text:span text:style-name="T17">variable</text:span>) had been written instead of (<text:span text:style-name="T17">variable</text:span> <text:span text:style-name="T17">init</text:span>).</text:p>
      <text:p text:style-name="P9">(do ((vec (make-vector 5))</text:p>
      <text:p text:style-name="P9"><text:s text:c="6"/>(i 0 (+ i 1)))</text:p>
      <text:p text:style-name="P9"><text:s text:c="5"/>((= i 5) vec)</text:p>
      <text:p text:style-name="P9"><text:s text:c="2"/>(vector-set! vec i i)) <text:s text:c="17"/>⇒ <text:s/>#(0 1 2 3 4)</text:p>
      <text:p text:style-name="P9"/>
      <text:p text:style-name="P9">(let ((x ’(1 3 5 7 9)))</text:p>
      <text:p text:style-name="P9"><text:s text:c="2"/>(do ((x x (cdr x))</text:p>
      <text:p text:style-name="P9"><text:s text:c="8"/>(sum 0 (+ sum (car x))))</text:p>
      <text:p text:style-name="P9"><text:s text:c="7"/>((null? x) sum))) <text:s text:c="16"/>⇒ <text:s/>25</text:p>
      <text:p text:style-name="Standard"><text:span text:style-name="Source_20_Text"><text:span text:style-name="T12">Macro:</text:span></text:span><text:span text:style-name="T11">case-lambda</text:span><text:span text:style-name="T18"> calse-lambda-clause …</text:span></text:p>
      <text:p text:style-name="P9">[R6RS] Each <text:span text:style-name="T17">case-lambda-clause</text:span> must be of the form</text:p>
      <text:p text:style-name="P9">(<text:span text:style-name="T17">formals</text:span> <text:span text:style-name="T17">body</text:span>)</text:p>
      <text:p text:style-name="P9"><text:span text:style-name="T17">Formals</text:span> must be as in a <text:span text:style-name="T17">lambda</text:span> form.</text:p>
      <text:p text:style-name="P9">A <text:span text:style-name="T17">case-lambda</text:span> expression evaluates to a procedure. This procedure, when applied, tries to match its arguments to the <text:span text:style-name="T17">case-lambda-clause</text:span>s in order. The arguments match a clause if one of the following conditions is fulfilled:</text:p>
      <text:p text:style-name="P9"><text:span text:style-name="T17">Formals</text:span> has the form (<text:span text:style-name="T17">variable</text:span> ...) and the number of arguments is the same as the number of formal parameters in <text:span text:style-name="T17">formals</text:span>.</text:p>
      <text:p text:style-name="P9"><text:span text:style-name="T17">Formals</text:span> has the form</text:p>
      <text:p text:style-name="P9">(<text:span text:style-name="T17">variable1</text:span> ...<text:span text:style-name="T17">variablen</text:span> . <text:span text:style-name="T17">variablen+1</text:span>&gt; </text:p>
      <text:p text:style-name="P9">and the number of arguments is at least <text:span text:style-name="T17">n</text:span>.</text:p>
      <text:p text:style-name="P9"><text:span text:style-name="T17">Formals</text:span> has the form <text:span text:style-name="T17">variable</text:span>.</text:p>
      <text:p text:style-name="P9">For the first clause matched by the arguments, the variables of the <text:span text:style-name="T17">formals</text:span> are bound to fresh locations containing the argument values in the same arrangement as with lambda.</text:p>
      <text:p text:style-name="P9">The last expression of a <text:span text:style-name="T17">body</text:span> in a case-lambda expression is in tail context.</text:p>
      <text:p text:style-name="P9">If the arguments match none of the clauses, an exception with condition type <text:span text:style-name="T17">&amp;assertion</text:span> is raised.</text:p>
      <text:h text:style-name="Heading_20_2" text:outline-level="2"><text:soft-page-break/>(rnrs records syntactic (6))</text:h>
      <text:p text:style-name="Text_20_body">The <text:span text:style-name="T17">(rnrs records syntactic (6)) </text:span>library. Some details of the specification are explained in terms of the specification of the procedural layer below.</text:p>
      <text:p text:style-name="Standard"><text:span text:style-name="Source_20_Text"><text:span text:style-name="T12">Macro:</text:span></text:span><text:span text:style-name="T11">define-record-type</text:span><text:span text:style-name="T18"> name-spec record-clause…</text:span></text:p>
      <text:p text:style-name="Index"><text:span text:style-name="Category"><text:span text:style-name="T9">Auxiliary syntax:</text:span></text:span><text:span text:style-name="Category"><text:span text:style-name="T24">fields</text:span></text:span><text:span text:style-name="T18"> field-spec …</text:span></text:p>
      <text:p text:style-name="Index"><text:span text:style-name="Category"><text:span text:style-name="T9">Auxiliary syntax:</text:span></text:span><text:span text:style-name="Category"><text:span text:style-name="T24">parent</text:span></text:span><text:span text:style-name="T18"> parent-name</text:span></text:p>
      <text:p text:style-name="Index"><text:span text:style-name="Category"><text:span text:style-name="T9">Auxiliary syntax:</text:span></text:span><text:span text:style-name="Category"><text:span text:style-name="T24">protocol</text:span></text:span><text:span text:style-name="T18"> expression</text:span></text:p>
      <text:p text:style-name="Index"><text:span text:style-name="Category"><text:span text:style-name="T9">Auxiliary syntax:</text:span></text:span><text:span text:style-name="Category"><text:span text:style-name="T24">sealed</text:span></text:span><text:span text:style-name="T18"> boolean</text:span></text:p>
      <text:p text:style-name="Index"><text:span text:style-name="Category"><text:span text:style-name="T9">Auxiliary syntax:</text:span></text:span><text:span text:style-name="Category"><text:span text:style-name="T24">opaque</text:span></text:span><text:span text:style-name="T18"> boolean</text:span></text:p>
      <text:p text:style-name="Index"><text:span text:style-name="Category"><text:span text:style-name="T9">Auxiliary syntax:</text:span></text:span><text:span text:style-name="Category"><text:span text:style-name="T24">nongenerative</text:span></text:span><text:span text:style-name="T18"> :optional uid</text:span></text:p>
      <text:p text:style-name="Index"><text:span text:style-name="Category"><text:span text:style-name="T9">Auxiliary syntax:</text:span></text:span><text:span text:style-name="Category"><text:span text:style-name="T24">parent-rtd</text:span></text:span><text:span text:style-name="T18"> parent-rtd parent-cd</text:span></text:p>
      <text:p text:style-name="P9">[R6RS] A <text:span text:style-name="T17">define-record-type</text:span> form defines a record type along with associated constructor descriptor and constructor, predicate, field accessors, and field mutators. The<text:span text:style-name="T17"> define-record-type</text:span> form expands into a set of definitions in the environment where define-record-type appears; hence, it is possible to refer to the bindings (except for that of the record type itself) recursively.</text:p>
      <text:p text:style-name="P9">The <text:span text:style-name="T17">name-spec</text:span> specifies the names of the record type, constructor, and predicate. It must take one of the following forms:</text:p>
      <text:p text:style-name="P19">(record-name constructor-name predicate-name)</text:p>
      <text:p text:style-name="P19">record-name</text:p>
      <text:p text:style-name="P9"><text:span text:style-name="T17">Record-name</text:span>, <text:span text:style-name="T17">constructor-name</text:span>, and <text:span text:style-name="T17">predicate-name</text:span> must all be identifiers.</text:p>
      <text:p text:style-name="P9"><text:span text:style-name="T17">Record-name</text:span>&gt;, taken as a symbol, becomes the name of the record type. (See the description of <text:span text:style-name="T17">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7">ecord-type-descriptor</text:span> and <text:span text:style-name="T17">record-constructor-descriptor</text:span>).</text:p>
      <text:p text:style-name="P9"><text:span text:style-name="T17">Constructor-name</text:span>&gt; is defined by this definition to be a constructor for the defined record type, with a protocol specified by the protocol clause, or, in its absence, using a default protocol. For details, see the description of the <text:span text:style-name="T17">protocol</text:span> clause below.</text:p>
      <text:p text:style-name="P9"><text:span text:style-name="T17">Predicate-name</text:span> is defined by this definition to a predicate for the defined record type.</text:p>
      <text:p text:style-name="P9">The second form of <text:span text:style-name="T17">name-spec</text:span> is an abbreviation for the first form, where the name of the constructor is generated by prefixing the record name with <text:span text:style-name="T17">make-</text:span>, and the predicate name is generated by adding a question mark (<text:span text:style-name="T17">?</text:span>) to the end of the record name. For example, if the record name is <text:span text:style-name="T17">frob</text:span>, the name of the constructor is <text:span text:style-name="T17">make-frob</text:span>, and the predicate name is <text:span text:style-name="T17">frob?</text:span>.</text:p>
      <text:p text:style-name="P9">Each <text:span text:style-name="T17">record-clause</text:span> must take one of the auxiliary syntax forms; it is a syntax violation if multiple <text:span text:style-name="T17">record-clause</text:span>s of the same kind appear in a <text:span text:style-name="T17">define-record-type</text:span> form.</text:p>
      <text:p text:style-name="P29">(fields field-spec…)</text:p>
      <text:p text:style-name="P9">Each <text:span text:style-name="T17">field spec</text:span> has one of the following forms</text:p>
      <text:p text:style-name="P19">(immutable field-name accessor-name)</text:p>
      <text:p text:style-name="P19">(mutable field-name accessor-name mutator-name)</text:p>
      <text:p text:style-name="P19">(immutable field-name)</text:p>
      <text:p text:style-name="P19">(mutable field-name)</text:p>
      <text:p text:style-name="P19">field-name</text:p>
      <text:p text:style-name="P9"><text:soft-page-break/><text:span text:style-name="T17">Field-name</text:span>&gt;, <text:span text:style-name="T17">accessor-name</text:span>, and <text:span text:style-name="T17">mutator-name</text:span>&gt; must all be identifiers. The first form declares an immutable field called <text:span text:style-name="T17">field-name</text:span>&gt;, with the corresponding accessor named <text:span text:style-name="T17">accessor-name</text:span>. The second form declares a mutable field called <text:span text:style-name="T17">field-name</text:span>, with the corresponding accessor named <text:span text:style-name="T17">accessor-name</text:span>, and with the corresponding mutator named <text:span text:style-name="T17">mutator-name</text:span>.</text:p>
      <text:p text:style-name="P9">If <text:span text:style-name="T17">field-spec</text:span> takes the third or fourth form, the accessor name is generated by appending the record name and field name with a hyphen separator, and the mutator name (for a mutable field) is generated by adding a <text:span text:style-name="T17">-set!</text:span> suffix to the accessor name. For example, if the record name is <text:span text:style-name="T17">frob</text:span> and the field name is <text:span text:style-name="T17">widget</text:span>, the accessor name is <text:span text:style-name="T17">frob-widget</text:span> and the mutator name is <text:span text:style-name="T17">frob-widget-set!</text:span>.</text:p>
      <text:p text:style-name="P9">If <text:span text:style-name="T17">field-spec</text:span> is just a <text:span text:style-name="T17">field-name</text:span> form, it is an abbreviation for <text:span text:style-name="T17">(immutable field-name).</text:span></text:p>
      <text:p text:style-name="P9">The <text:span text:style-name="T17">field-name</text:span>s become, as symbols, the names of the fields in the record-type descriptor being created, in the same order.</text:p>
      <text:p text:style-name="P9">The <text:span text:style-name="T17">fields</text:span> clause may be absent; this is equivalent to an empty <text:span text:style-name="T17">fields</text:span> clause.</text:p>
      <text:p text:style-name="P19">(parent parent-name)</text:p>
      <text:p text:style-name="P9">Specifies that the record type is to have parent type <text:span text:style-name="T17">parent-name</text:span>, where <text:span text:style-name="T17">parent-name</text:span> is the <text:span text:style-name="T17">record-name</text:span> of a record type previously defined using <text:span text:style-name="T17">define-record-type</text:span>. The record-type definition associated with <text:span text:style-name="T17">parent-name</text:span> must not be sealed. If no <text:span text:style-name="T17">parent</text:span> clause and no <text:span text:style-name="T17">parent-rtd</text:span> (see below) clause is present, the record type is a base type.</text:p>
      <text:p text:style-name="P19">(protocol expression)</text:p>
      <text:p text:style-name="P9"><text:span text:style-name="T17">Expression</text:span> is evaluated in the same environment as the <text:span text:style-name="T17">define-record-type</text:span> form, and must evaluate to a protocol appropriate for the record type being defined.</text:p>
      <text:p text:style-name="P9">The protocol is used to create a record-constructor descriptor as described below. If no <text:span text:style-name="T17">protocol</text:span> clause is specified, a constructor descriptor is still created using a default protocol. The clause can be absent only if the record type being defined has no parent type, or if the parent definition does not specify a protocol.</text:p>
      <text:p text:style-name="P19">(sealed boolean)</text:p>
      <text:p text:style-name="P9">If this option is specified with operand #t, the defined record type is sealed, i.e., no extensions of the record type can be created. If this option is specified with operand #f, or is absent, the defined record type is not sealed.</text:p>
      <text:p text:style-name="P19">(opaque boolean)</text:p>
      <text:p text:style-name="P9">If this option is specified with operand #t, or if an opaque parent record type is specified, the defined record type is opaque. Otherwise, the defined record type is not opaque. See the specification of record-rtd below for details.</text:p>
      <text:p text:style-name="P19">(nongenerative uid)</text:p>
      <text:p text:style-name="P19">(nongenerative)</text:p>
      <text:p text:style-name="P9">This specifies that the record type is nongenerative with uid <text:span text:style-name="T17">uid</text:span>, which must be an <text:span text:style-name="T17">identifier</text:span>. If <text:span text:style-name="T17">uid</text:span> is absent, a unique uid is generated at macro-expansion time. If two record-type definitions specify the same uid, then the record-type definitions should be equivalent, i.e., the implied arguments to <text:span text:style-name="T17">make-record-type-descriptor</text:span> must be equivalent as described under <text:span text:style-name="T17">make-record-type-descriptor.</text:span> If this condition is not met, it is either considered a syntax violation or an exception with condition type <text:span text:style-name="T17">&amp;assertion</text:span> is raised. If the condition is met, a single record type is generated for both definitions.</text:p>
      <text:p text:style-name="P9">In the absence of a <text:span text:style-name="T17">nongenerative</text:span> clause, a new record type is generated every time a define-record-type form is evaluated:</text:p>
      <text:p text:style-name="P9">(let ((f (lambda (x)</text:p>
      <text:p text:style-name="P9"><text:soft-page-break/><text:s text:c="11"/>(define-record-type r ...)</text:p>
      <text:p text:style-name="P9"><text:s text:c="11"/>(if x r? (make-r ...)))))</text:p>
      <text:p text:style-name="P9"><text:s text:c="2"/>((f #t) (f #f))) <text:s text:c="8"/>⇒ #f</text:p>
      <text:p text:style-name="P19">(parent-rtd parent-rtd parent-cd)</text:p>
      <text:p text:style-name="P9">Specifies that the record type is to have its parent type specified by <text:span text:style-name="T17">parent-rtd</text:span>, which should be an expression evaluating to a record-type descriptor, and <text:span text:style-name="T17">parent-cd</text:span>, which should be an expression evaluating to a constructor descriptor. The record-type definition associated with the value of <text:span text:style-name="T17">parent-rtd</text:span> must not be sealed. Moreover, a record-type definition must not have both a <text:span text:style-name="T17">parent</text:span> and a <text:span text:style-name="T17">parent-rtd </text:span>clause.</text:p>
      <text:p text:style-name="P9">All bindings created by define-record-type (for the record type, the constructor, the predicate, the accessors, and the mutators) must have names that are pairwise distinct.</text:p>
      <text:p text:style-name="P9">The constructor created by a define-record-type form is a procedure as follows:</text:p>
      <text:list xml:id="list34340685" text:style-name="L5">
        <text:list-item>
          <text:p text:style-name="P44">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44">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44">The constructor returned by the protocol procedure can accept an arbitrary number of arguments, and should call p once to construct a record object, and return that record object.</text:p>
          <text:p text:style-name="P44">For example, the following protocol expression for a record-type definition with three fields creates a constructor that accepts values for all fields, and initialized them in the reverse order of the arguments:</text:p>
          <text:p text:style-name="P44">(lambda (p)</text:p>
          <text:p text:style-name="P44"><text:s text:c="2"/>(lambda (v1 v2 v3)</text:p>
          <text:p text:style-name="P44"><text:s text:c="4"/>(p v3 v2 v1)))</text:p>
        </text:list-item>
        <text:list-item>
          <text:p text:style-name="P44">If there is both a parent clause and a protocol clause, then the protocol procedure is called once with a procedure n as its argument. As in the previous case, the protocol procedure should return a procedure, which will become the constructor bound to &lt;constructor name&gt;. However, n is different from p in the previous case: It accepts arguments corresponding to 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44">The constructor returned by the protocol procedure can accept an arbitrary number of arguments, and should call n once to construct the procedure p, and call p once to create the record object, and finally return that record object.</text:p>
          <text:p text:style-name="P44">For example, the following protocol expression assumes that the constructor of the parent type takes three arguments:</text:p>
          <text:p text:style-name="P44">(lambda (n)</text:p>
          <text:p text:style-name="P44"><text:soft-page-break/><text:s text:c="2"/>(lambda (v1 v2 v3 x1 x2 x3 x4)</text:p>
          <text:p text:style-name="P44"><text:s text:c="4"/>(let ((p (n v1 v2 v3)))</text:p>
          <text:p text:style-name="P44"><text:s text:c="6"/>(p x1 x2 x3 x4))))</text:p>
          <text:p text:style-name="P44">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44">If there is a parent clause, but no protocol clause, then the parent type must not have a protocol clause itself. The constructor bound to <text:span text:style-name="T17">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44">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9">Macro:</text:span></text:span><text:span text:style-name="Category"><text:span text:style-name="T24">record-type-descriptor</text:span></text:span><text:span text:style-name="T18"> record-name</text:span></text:p>
      <text:p text:style-name="P9">[R6RS] Evaluates to the record-type descriptor (see below) associated with the type specified by <text:span text:style-name="T17">record-name</text:span>.</text:p>
      <text:p text:style-name="Index"><text:span text:style-name="Category"><text:span text:style-name="T9">Macro:</text:span></text:span><text:span text:style-name="Category"><text:span text:style-name="T24">record-constructor-descriptor</text:span></text:span><text:span text:style-name="T18"> record-name</text:span></text:p>
      <text:p text:style-name="P9">[R6RS] Evaluates to the record-type constructor (see below) associated with the type specified by <text:span text:style-name="T17">record-name</text:span>.</text:p>
      <text:p text:style-name="P9">The following example uses the record? procedure from the <text:span text:style-name="T17">(rnrs records inspection (6))</text:span> library:</text:p>
      <text:p text:style-name="P9">(define-record-type (point make-point point?)</text:p>
      <text:p text:style-name="P9"><text:s text:c="2"/>(fields (immutable x point-x)</text:p>
      <text:p text:style-name="P9"><text:s text:c="11"/>(mutable y point-y set-point-y!))</text:p>
      <text:p text:style-name="P9"><text:s text:c="2"/>(nongenerative point-4893d957-e00b-11d9-817f-00111175eb9e))</text:p>
      <text:p text:style-name="P9">(define-record-type (cpoint make-cpoint cpoint?)</text:p>
      <text:p text:style-name="P9"><text:s text:c="2"/>(parent point)</text:p>
      <text:p text:style-name="P9"><text:s text:c="2"/>(protocol (lambda (n)</text:p>
      <text:p text:style-name="P9"><text:s text:c="17"/>(lambda (x y c) </text:p>
      <text:p text:style-name="P9"><text:s text:c="19"/>((n x y) (color-&gt;rgb c)))))</text:p>
      <text:p text:style-name="P9"><text:s text:c="2"/>(fields (mutable rgb cpoint-rgb cpoint-rgb-set!)))</text:p>
      <text:p text:style-name="P9">(define (color-&gt;rgb c) (cons ’rgb c))</text:p>
      <text:p text:style-name="P9">(define p1 (make-point 1 2))</text:p>
      <text:p text:style-name="P9">(define p2 (make-cpoint 3 4 ’red))</text:p>
      <text:p text:style-name="P9">(point? p1) <text:s text:c="8"/>⇒ #t</text:p>
      <text:p text:style-name="P9">(point? p2) <text:s text:c="8"/>⇒ #t</text:p>
      <text:p text:style-name="P9">(point? (vector)) <text:s text:c="8"/>⇒ #f</text:p>
      <text:p text:style-name="P9">(point? (cons ’a ’b)) <text:s text:c="2"/>⇒ #f</text:p>
      <text:p text:style-name="P9">(cpoint? p1) <text:s text:c="8"/>⇒ #f</text:p>
      <text:p text:style-name="P9">(cpoint? p2) <text:s text:c="8"/>⇒ #t</text:p>
      <text:p text:style-name="P9"><text:soft-page-break/>(point-x p1) <text:s text:c="8"/>⇒ 1</text:p>
      <text:p text:style-name="P9">(point-y p1) <text:s text:c="8"/>⇒ 2</text:p>
      <text:p text:style-name="P9">(point-x p2) <text:s text:c="8"/>⇒ 3</text:p>
      <text:p text:style-name="P9">(point-y p2) <text:s text:c="8"/>⇒ 4</text:p>
      <text:p text:style-name="P9">(cpoint-rgb p2) <text:s text:c="3"/>⇒ (rgb . red)</text:p>
      <text:p text:style-name="P9">(set-point-y! p1 17) <text:s text:c="8"/>⇒ unspecified</text:p>
      <text:p text:style-name="P9">(point-y p1) <text:s text:c="8"/>⇒ 17)</text:p>
      <text:p text:style-name="P9">(record-rtd p1) <text:s text:c="3"/>⇒ (record-type-descriptor point)</text:p>
      <text:p text:style-name="P9">(define-record-type (ex1 make-ex1 ex1?)</text:p>
      <text:p text:style-name="P9"><text:s text:c="2"/>(protocol (lambda (p) (lambda a (p a))))</text:p>
      <text:p text:style-name="P9"><text:s text:c="2"/>(fields (immutable f ex1-f)))</text:p>
      <text:p text:style-name="P9">(define ex1-i1 (make-ex1 1 2 3))</text:p>
      <text:p text:style-name="P9">(ex1-f ex1-i1) <text:s text:c="8"/>⇒ (1 2 3)</text:p>
      <text:p text:style-name="P9">(define-record-type (ex2 make-ex2 ex2?)</text:p>
      <text:p text:style-name="P9"><text:s text:c="2"/>(protocol</text:p>
      <text:p text:style-name="P9"><text:s text:c="4"/>(lambda (p) (lambda (a . b) (p a b))))</text:p>
      <text:p text:style-name="P9"><text:s text:c="2"/>(fields (immutable a ex2-a)</text:p>
      <text:p text:style-name="P9"><text:s text:c="11"/>(immutable b ex2-b)))</text:p>
      <text:p text:style-name="P9">(define ex2-i1 (make-ex2 1 2 3))</text:p>
      <text:p text:style-name="P9">(ex2-a ex2-i1) <text:s text:c="8"/>⇒ 1</text:p>
      <text:p text:style-name="P9">(ex2-b ex2-i1) <text:s text:c="8"/>⇒ (2 3)</text:p>
      <text:p text:style-name="P9">(define-record-type (unit-vector make-unit-vector unit-vector?)</text:p>
      <text:p text:style-name="P9"><text:s text:c="2"/>(protocol (lambda (p)</text:p>
      <text:p text:style-name="P9"><text:s text:c="17"/>(lambda (x y z)</text:p>
      <text:p text:style-name="P9"><text:s text:c="19"/>(let ((length (sqrt (+ (* x x) (* y y) (* z z)))))</text:p>
      <text:p text:style-name="P9"><text:s text:c="25"/>(p (/ x length) (/ y length) (/ z length))))))</text:p>
      <text:p text:style-name="P9"><text:s text:c="2"/>(fields (immutable x unit-vector-x)</text:p>
      <text:p text:style-name="P9"><text:s text:c="11"/>(immutable y unit-vector-y)</text:p>
      <text:p text:style-name="P9"><text:s text:c="11"/>(immutable z unit-vector-z)))</text:p>
      <text:p text:style-name="P9">(define *ex3-instance* #f)</text:p>
      <text:p text:style-name="P9">(define-record-type ex3</text:p>
      <text:p text:style-name="P9"><text:s text:c="2"/>(parent cpoint)</text:p>
      <text:p text:style-name="P9"><text:s text:c="2"/>(protocol (lambda (n)</text:p>
      <text:p text:style-name="P9"><text:s text:c="17"/>(lambda (x y t)</text:p>
      <text:p text:style-name="P9"><text:s text:c="19"/>(let ((r ((n x y ’red) t)))</text:p>
      <text:p text:style-name="P9"><text:s text:c="21"/>(set! *ex3-instance* r)</text:p>
      <text:p text:style-name="P9"><text:s text:c="21"/>r))))</text:p>
      <text:p text:style-name="P9"><text:soft-page-break/><text:s text:c="2"/>(fields <text:s/>(mutable thickness))</text:p>
      <text:p text:style-name="P9"><text:s text:c="2"/>(sealed #t) (opaque #t))</text:p>
      <text:p text:style-name="P9">(define ex3-i1 (make-ex3 1 2 17))</text:p>
      <text:p text:style-name="P9">(ex3? ex3-i1) <text:s text:c="8"/>⇒ #t</text:p>
      <text:p text:style-name="P9">(cpoint-rgb ex3-i1) <text:s text:c="8"/>⇒ (rgb . red)</text:p>
      <text:p text:style-name="P9">(ex3-thickness ex3-i1) <text:s text:c="8"/>⇒ 17</text:p>
      <text:p text:style-name="P9">(ex3-thickness-set! ex3-i1 18) <text:s/>⇒ unspecified</text:p>
      <text:p text:style-name="P9">(ex3-thickness ex3-i1) <text:s text:c="8"/>⇒ 18</text:p>
      <text:p text:style-name="P9">*ex3-instance* <text:s text:c="8"/>⇒ ex3-i1</text:p>
      <text:p text:style-name="P9">(record? ex3-i1) <text:s text:c="8"/>⇒ #f</text:p>
      <text:h text:style-name="Heading_20_2" text:outline-level="2">(rnrs records procedural (6))</text:h>
      <text:p text:style-name="Text_20_body">The procedural layer is provided by the <text:span text:style-name="T17">(rnrs records procedural (6)) </text:span>library.</text:p>
      <text:p text:style-name="Index"><text:span text:style-name="Category"><text:span text:style-name="T9">Function:</text:span></text:span><text:span text:style-name="Category"><text:span text:style-name="T24">make-record-type-descriptor</text:span></text:span><text:span text:style-name="T18"> name parent uid sealed? opaque? fields</text:span></text:p>
      <text:p text:style-name="P9">[R6RS] Returns a record-type descriptor (rtd).</text:p>
      <text:p text:style-name="P9">The <text:span text:style-name="T17">name</text:span> argument must be a symbol. It names the record type, and is intended purely for informational purposes and may be used for printing by the underlying Scheme system.</text:p>
      <text:p text:style-name="P9">The <text:span text:style-name="T17">parent</text:span> argument must be either #f or an rtd. If it is an rtd, the returned record type, <text:span text:style-name="T17">t</text:span>, extends the record type <text:span text:style-name="T17">p</text:span> represented by parent. An exception with condition type <text:span text:style-name="T17">&amp;assertion</text:span> is raised if parent is sealed (see below).</text:p>
      <text:p text:style-name="P9">The <text:span text:style-name="T17">uid</text:span> argument must be either #f or a symbol. If <text:span text:style-name="T17">uid</text:span> is a symbol, the record-creation operation is <text:span text:style-name="T17">nongenerative</text:span> i.e., a new record type is created only if no previous call to <text:span text:style-name="T17">make-record-type-descriptor</text:span> was made with the <text:span text:style-name="T17">uid</text:span>. If <text:span text:style-name="T17">uid</text:span> is #f, the record-creation operation is generative, i.e., a new record type is created even if a previous call to <text:span text:style-name="T17">make-record-type-descriptor</text:span> was made with the same arguments.</text:p>
      <text:p text:style-name="P9">If <text:span text:style-name="T17">make-record-type-descriptor</text:span> is called twice with the same <text:span text:style-name="T17">uid</text:span> symbol, the parent arguments in the two calls must be <text:span text:style-name="T17">eqv?</text:span>, the <text:span text:style-name="T17">fields</text:span> arguments <text:span text:style-name="T17">equal?</text:span>, the <text:span text:style-name="T17">sealed?</text:span> arguments boolean-equivalent (both #f or both true), and the <text:span text:style-name="T17">opaque?</text:span> arguments boolean-equivalent. If these conditions are not met, an exception with condition type <text:span text:style-name="T17">&amp;assertion</text:span> is raised when the second call occurs. If they are met, the second call returns, without creating a new record type, the same record-type descriptor (in the sense of <text:span text:style-name="T17">eqv?</text:span>) as the first call.</text:p>
      <text:p text:style-name="P9">The <text:span text:style-name="T17">sealed?</text:span> flag must be a boolean. If true, the returned record type is sealed, i.e., it cannot be extended.</text:p>
      <text:p text:style-name="P9">The <text:span text:style-name="T17">opaque?</text:span> flag must be a boolean. If true, the record type is opaque. If passed an instance of the record type, <text:span text:style-name="T17">record?</text:span> returns #f. Moreover, if <text:span text:style-name="T17">record-rtd</text:span> (see <text:span text:style-name="T17">(rnrs records inspection (6))</text:span>) is called with an instance of the record type, an exception with condition type <text:span text:style-name="T17">&amp;assertion</text:span> is raised. The record type is also opaque if an opaque parent is supplied. If <text:span text:style-name="T17">opaque?</text:span> is #f and an opaque parent is not supplied, the record is not opaque.</text:p>
      <text:p text:style-name="P9">The <text:span text:style-name="T17">fields</text:span> argument must be a vector of field specifiers. Each field specifier must be a list of the form (mutable <text:span text:style-name="T17">name</text:span>) or a list of the form (immutable <text:span text:style-name="T17">name</text:span>). Each name must be a symbol and names the corresponding field of the record type; the names need not be distinct. A field identified as mutable may be modified, whereas, when a program attempts to obtain a mutator for a field identified as immutable, an exception with condition type <text:span text:style-name="T17">&amp;assertion</text:span> is raised. Where field order is relevant, e.g., for record construction and field access, the fields are considered to be ordered as <text:soft-page-break/>specified, although no particular order is required for the actual representation of a record instance.</text:p>
      <text:p text:style-name="P9">The specified fields are added to the parent fields, if any, to determine the complete set of fields of the returned record type. If <text:span text:style-name="T17">fields</text:span> is modified after <text:span text:style-name="T17">make-record-type-descriptor</text:span> has been called, the effect on the returned rtd is unspecified.</text:p>
      <text:p text:style-name="P9">A <text:span text:style-name="T17">generative</text:span> record-type descriptor created by a call to <text:span text:style-name="T17">make-record-type-descriptor</text:span> is not <text:span text:style-name="T17">eqv?</text:span> to any record-type descriptor (generative or nongenerative) created by another call to <text:span text:style-name="T17">make-record-type-descriptor.</text:span> A generative record-type descriptor is <text:span text:style-name="T17">eqv?</text:span> only to itself, i.e., (<text:span text:style-name="T17">eqv? rtd1 rtd2</text:span>) iff (<text:span text:style-name="T17">eq? rtd1 rtd2</text:span>). Also, two nongenerative record-type descriptors are <text:span text:style-name="T17">eqv?</text:span> if they were created by calls to <text:span text:style-name="T17">make-record-type-descriptor</text:span> with the same uid arguments.</text:p>
      <text:p text:style-name="Index"><text:span text:style-name="Category"><text:span text:style-name="T9">Function:</text:span></text:span><text:span text:style-name="Category"><text:span text:style-name="T24">record-type-descriptor?</text:span></text:span><text:span text:style-name="T18"> obj</text:span></text:p>
      <text:p text:style-name="P9">[R6RS] Returns #t if the argument is a record-type descriptor, #f otherwise.</text:p>
      <text:p text:style-name="Index"><text:span text:style-name="Category"><text:span text:style-name="T9">Function:</text:span></text:span><text:span text:style-name="Category"><text:span text:style-name="T24">make-record-constructor-descriptor</text:span></text:span><text:span text:style-name="T18"> rtd parent-constructor-descriptor protocol</text:span></text:p>
      <text:p text:style-name="P9">[R6RS] Returns a <text:span text:style-name="T17">record-constructor descriptor</text:span> (or <text:span text:style-name="T17">constructor descriptor</text:span> for short) that specifies a <text:span text:style-name="T17">record constructor</text:span> (or <text:span text:style-name="T17">constructor</text:span> for short), that can be used to construct record values of the type specified by <text:span text:style-name="T17">rtd</text:span>, and which can be obtained via <text:span text:style-name="T17">record-constructor</text:span>. A constructor descriptor can also be used to create other constructor descriptors for subtypes of its own record type. <text:span text:style-name="T17">Rtd</text:span> must be a record-type descriptor. <text:span text:style-name="T17">Protocol</text:span> must be a procedure or #f. If it is #f, a default protocol procedure is supplied.</text:p>
      <text:p text:style-name="P9">If <text:span text:style-name="T17">protocol</text:span> is a procedure, it is handled analogously to the protocol expression in a <text:span text:style-name="T17">define-record-type</text:span> form.</text:p>
      <text:p text:style-name="P9">If <text:span text:style-name="T17">rtd</text:span> is a base record type and protocol is a procedure, <text:span text:style-name="T17">parent-constructor-descriptor</text:span> must be #f. In this case, <text:span text:style-name="T17">protocol</text:span> is called by<text:span text:style-name="T17"> record-constructor</text:span> with a single argument <text:span text:style-name="T17">p</text:span>. <text:span text:style-name="T17">P</text:span> is a procedure that expects one argument for every field of <text:span text:style-name="T17">rtd</text:span> and returns a record with the fields of <text:span text:style-name="T17">rtd</text:span> initialized to these arguments. The procedure returned by <text:span text:style-name="T17">protocol</text:span> should call <text:span text:style-name="T17">p</text:span> once with the number of arguments p expects and return the resulting record as shown in the simple example below:</text:p>
      <text:p text:style-name="P9">(lambda (p)</text:p>
      <text:p text:style-name="P9"><text:s text:c="2"/>(lambda (v1 v2 v3)</text:p>
      <text:p text:style-name="P9"><text:s text:c="4"/>(p v1 v2 v3)))</text:p>
      <text:p text:style-name="P9">Here, the call to <text:span text:style-name="T17">p</text:span> returns a record whose fields are initialized with the values of <text:span text:style-name="T17">v1</text:span>, <text:span text:style-name="T17">v2</text:span>, and <text:span text:style-name="T17">v3</text:span>. The expression above is equivalent to (lambda (p) p). Note that the procedure returned by <text:span text:style-name="T17">protocol</text:span> is otherwise unconstrained; specifically, it can take any number of arguments.</text:p>
      <text:p text:style-name="P10">If <text:span text:style-name="T17">rtd</text:span> is an extension of another record type <text:span text:style-name="T17">parent-rtd</text:span> and <text:span text:style-name="T17">protocol</text:span> is a procedure, <text:span text:style-name="T17">parent-constructor-descriptor</text:span> must be a constructor descriptor of <text:span text:style-name="T17">parent-rtd </text:span>or #f. If <text:span text:style-name="T17">parent-constructor-descriptor </text:span>is a constructor descriptor, <text:span text:style-name="T17">protocol</text:span> it is called by <text:span text:style-name="T17">record-constructor</text:span> with a single argument n, which is a procedure that accepts the same number of arguments as the constructor of <text:span text:style-name="T17">parent-constructor-descriptor</text:span> and returns a procedure p that, when called, constructs the record itself. The <text:span text:style-name="T17">p</text:span> procedure expects one argument for every field of <text:span text:style-name="T17">rtd</text:span> (not including parent fields) and returns a record with the fields of <text:span text:style-name="T17">rtd</text:span> initialized to these arguments, and the fields of <text:span text:style-name="T17">parent-rtd</text:span> and its parents initialized as specified by <text:span text:style-name="T17">parent-constructor-descriptor</text:span>.</text:p>
      <text:p text:style-name="P10">The procedure returned by <text:span text:style-name="T17">protocol</text:span> should call <text:span text:style-name="T17">n</text:span> once with the number of arguments <text:span text:style-name="T17">n</text:span> expects, call the procedure <text:span text:style-name="T17">p</text:span> it returns once with the number of arguments p expects and return the resulting record. A simple <text:span text:style-name="T17">protocol</text:span> in this case might be written as follows:</text:p>
      <text:p text:style-name="P10">(lambda (n)</text:p>
      <text:p text:style-name="P10"><text:s text:c="2"/>(lambda (v1 v2 v3 x1 x2 x3 x4)</text:p>
      <text:p text:style-name="P10"><text:s text:c="4"/>(let ((p (n v1 v2 v3)))</text:p>
      <text:p text:style-name="P10"><text:soft-page-break/><text:s text:c="6"/>(p x1 x2 x3 x4))))</text:p>
      <text:p text:style-name="P10">This passes arguments <text:span text:style-name="T17">v1, v2, v3</text:span> to n for <text:span text:style-name="T17">parent-constructor-descriptor </text:span>and calls <text:span text:style-name="T17">p</text:span> with <text:span text:style-name="T17">x1, ..., x4</text:span> to initialize the fields of <text:span text:style-name="T17">rtd</text:span> itself.</text:p>
      <text:p text:style-name="P10">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0"><text:span text:style-name="T17">Protocol</text:span> may be #f, specifying a default constructor that accepts one argument for each field of <text:span text:style-name="T17">rtd</text:span> (including the fields of its parent type, if any). Specifically, if <text:span text:style-name="T17">rtd</text:span> is a base type, the default protocol procedure behaves as if it were (lambda (p) p). If <text:span text:style-name="T17">rtd</text:span> is an extension of another type, then <text:span text:style-name="T17">parent-constructor-descriptor </text:span>must be either #f or itself specify a default constructor, and the default <text:span text:style-name="T17">protocol</text:span> procedure behaves as if it were:</text:p>
      <text:p text:style-name="P10">(lambda (n)</text:p>
      <text:p text:style-name="P10"><text:s text:c="2"/>(lambda (v1 ... vj x1 ... xk)</text:p>
      <text:p text:style-name="P10"><text:s text:c="4"/>(let ((p (n v1 ... vj)))</text:p>
      <text:p text:style-name="P10"><text:s text:c="6"/>(p x1 ... xk))))</text:p>
      <text:p text:style-name="P10">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7">j</text:span> is the complete number of fields of the parent type, and k is the number of fields of <text:span text:style-name="T17">rtd</text:span> itself.)</text:p>
      <text:p text:style-name="P10">If <text:span text:style-name="T17">rtd</text:span> is an extension of another record type, and <text:span text:style-name="T17">parent-constructor-descriptor</text:span> or the <text:span text:style-name="T17">protocol</text:span> of <text:span text:style-name="T17">parent-constructor-descriptor </text:span>is #f, <text:span text:style-name="T17">protocol</text:span> must also be #f, and a default constructor descriptor as described above is also assumed.</text:p>
      <text:p text:style-name="Index"><text:span text:style-name="Category"><text:span text:style-name="T9">Function:</text:span></text:span><text:span text:style-name="Category"><text:span text:style-name="T24">record-constructor</text:span></text:span><text:span text:style-name="T18"> constructor-descriptor</text:span></text:p>
      <text:p text:style-name="P10">[R6RS] Calls the <text:span text:style-name="T17">protocol</text:span> of <text:span text:style-name="T17">constructor-descriptor </text:span>(as described for <text:span text:style-name="T17">make-record-constructor-descriptor</text:span>) and returns the resulting constructor <text:span text:style-name="T17">constructor</text:span> for records of the record type associated with <text:span text:style-name="T17">constructor-descriptor.</text:span></text:p>
      <text:p text:style-name="Index"><text:span text:style-name="Category"><text:span text:style-name="T9">Function:</text:span></text:span><text:span text:style-name="Category"><text:span text:style-name="T24">record-predicate</text:span></text:span><text:span text:style-name="T18"> rtd</text:span></text:p>
      <text:p text:style-name="P10">[R6RS] Returns a procedure that, given an object <text:span text:style-name="T17">obj</text:span>, returns #t if <text:span text:style-name="T17">obj</text:span> is a record of the type represented by <text:span text:style-name="T17">rtd</text:span>, and #f otherwise.</text:p>
      <text:p text:style-name="Index"><text:span text:style-name="Category"><text:span text:style-name="T9">Function:</text:span></text:span><text:span text:style-name="Category"><text:span text:style-name="T24">record-accessor</text:span></text:span><text:span text:style-name="T18"> rtd k</text:span></text:p>
      <text:p text:style-name="P10">[R6RS] <text:span text:style-name="T17">K</text:span> must be a valid field index of <text:span text:style-name="T17">rtd</text:span>. The <text:span text:style-name="T17">record-accessor</text:span> procedure returns a one-argument procedure whose argument must be a record of the type represented by <text:span text:style-name="T17">rtd</text:span>. This procedure returns the value of the selected field of that record.</text:p>
      <text:p text:style-name="P10">The field selected corresponds to the <text:span text:style-name="T17">k</text:span>th element (0-based) of the <text:span text:style-name="T17">fields</text:span> argument to the invocation of <text:span text:style-name="T17">make-record-type-descriptor</text:span> that created rtd. Note that <text:span text:style-name="T17">k</text:span> cannot be used to specify a field of any type <text:span text:style-name="T17">rtd</text:span> extends.</text:p>
      <text:p text:style-name="Index"><text:span text:style-name="Category"><text:span text:style-name="T9">Function:</text:span></text:span><text:span text:style-name="Category"><text:span text:style-name="T24">record-mutator</text:span></text:span><text:span text:style-name="T18"> rtd k</text:span></text:p>
      <text:p text:style-name="P10">[R6RS] <text:span text:style-name="T17">K</text:span> must be a valid field index of <text:span text:style-name="T17">rtd</text:span>. The r<text:span text:style-name="T17">ecord-mutator</text:span> procedure returns a two-argument procedure whose arguments must be a record record <text:span text:style-name="T17">r</text:span> of the type represented by <text:span text:style-name="T17">rtd</text:span> and an object <text:span text:style-name="T17">obj</text:span>. This procedure stores <text:span text:style-name="T17">obj</text:span> within the field of r specified by <text:span text:style-name="T17">k</text:span>. The <text:span text:style-name="T17">k</text:span> argument is as in record-accessor. If <text:span text:style-name="T17">k</text:span> specifies an immutable field, an exception with condition type <text:span text:style-name="T17">&amp;assertion</text:span> is raised. The mutator returns unspecified values.</text:p>
      <text:h text:style-name="Heading_20_2" text:outline-level="2"><text:soft-page-break/>(rnrs records inspection (6))</text:h>
      <text:p text:style-name="Text_20_body">The <text:span text:style-name="T17">(rnrs records inspection (6)) </text:span><text:span text:style-name="T7">l</text:span>ibrary provides procedures for inspecting records and their record-type descriptors. These procedures are designed to allow the writing of portable printers and inspectors.</text:p>
      <text:p text:style-name="Index"><text:span text:style-name="Category"><text:span text:style-name="T9">Function:</text:span></text:span><text:span text:style-name="Category"><text:span text:style-name="T24">record?</text:span></text:span><text:span text:style-name="T18"> obj</text:span></text:p>
      <text:p text:style-name="P10">[R6RS] Returns #t if obj is a record, and its record type is not opaque, and returns #f otherwise.</text:p>
      <text:p text:style-name="Index"><text:span text:style-name="Category"><text:span text:style-name="T9">Function:</text:span></text:span><text:span text:style-name="Category"><text:span text:style-name="T24">record-rtd</text:span></text:span><text:span text:style-name="T18"> record</text:span></text:p>
      <text:p text:style-name="P10">[R6RS] Returns the rtd representing the type of <text:span text:style-name="T17">record</text:span> if the type is not opaque. The rtd of the most precise type is returned; that is, the type <text:span text:style-name="T17">t</text:span> such that <text:span text:style-name="T17">record</text:span> is of type t but not of any type that extends <text:span text:style-name="T17">t</text:span>. If the type is opaque, an exception is raised with condition type <text:span text:style-name="T17">&amp;assertion.</text:span></text:p>
      <text:p text:style-name="Index"><text:span text:style-name="Category"><text:span text:style-name="T9">Function:</text:span></text:span><text:span text:style-name="Category"><text:span text:style-name="T24">record-type-name</text:span></text:span><text:span text:style-name="T18"> rtd</text:span></text:p>
      <text:p text:style-name="P10">[R6RS] Returns the name of the record-type descriptor <text:span text:style-name="T17">rtd</text:span>.</text:p>
      <text:p text:style-name="Index"><text:span text:style-name="Category"><text:span text:style-name="T9">Function:</text:span></text:span><text:span text:style-name="Category"><text:span text:style-name="T24">record-type-parent</text:span></text:span><text:span text:style-name="T18"> rtd</text:span></text:p>
      <text:p text:style-name="P10">[R6RS] Returns the parent of the record-type descriptor <text:span text:style-name="T17">rtd</text:span>, or #f if it has none.</text:p>
      <text:p text:style-name="Index"><text:span text:style-name="Category"><text:span text:style-name="T9">Function:</text:span></text:span><text:span text:style-name="Category"><text:span text:style-name="T24">record-type-uid</text:span></text:span><text:span text:style-name="T18"> rtd</text:span></text:p>
      <text:p text:style-name="P10">[R6RS] Returns the uid of the record-type descriptor <text:span text:style-name="T17">rtd</text:span>, or #f if it has none.</text:p>
      <text:p text:style-name="Index"><text:span text:style-name="Category"><text:span text:style-name="T9">Function:</text:span></text:span><text:span text:style-name="Category"><text:span text:style-name="T24">record-type-generative?</text:span></text:span><text:span text:style-name="T18"> rtd</text:span></text:p>
      <text:p text:style-name="P10">[R6RS] Returns #t if <text:span text:style-name="T17">rtd</text:span> is generative, and #f if not.</text:p>
      <text:p text:style-name="Index"><text:span text:style-name="Category"><text:span text:style-name="T9">Function:</text:span></text:span><text:span text:style-name="Category"><text:span text:style-name="T24">record-type-sealed?</text:span></text:span><text:span text:style-name="T18"> rtd</text:span></text:p>
      <text:p text:style-name="P10">[R6RS] Returns #t if the record-type descriptor is sealed, and #f if not.</text:p>
      <text:p text:style-name="Index"><text:span text:style-name="Category"><text:span text:style-name="T9">Function:</text:span></text:span><text:span text:style-name="Category"><text:span text:style-name="T24">record-type-opaque?</text:span></text:span><text:span text:style-name="T18"> rtd</text:span></text:p>
      <text:p text:style-name="P10">[R6RS] Returns #t if the the record-type descriptor is opaque, and #f if not.</text:p>
      <text:p text:style-name="Index"><text:span text:style-name="Category"><text:span text:style-name="T9">Function:</text:span></text:span><text:span text:style-name="Category"><text:span text:style-name="T24">record-type-field-names</text:span></text:span><text:span text:style-name="T18"> rtd</text:span></text:p>
      <text:p text:style-name="P10">[R6RS] Returns a vector of symbols naming the fields of the type represented by <text:span text:style-name="T17">rtd</text:span> (not including the fields of parent types) where the fields are ordered as described under <text:span text:style-name="T17">make-record-</text:span><text:span text:style-name="T17">type-descriptor</text:span>.</text:p>
      <text:p text:style-name="Index"><text:span text:style-name="Category"><text:span text:style-name="T9">Function:</text:span></text:span><text:span text:style-name="Category"><text:span text:style-name="T24">record-type-mutable?</text:span></text:span><text:span text:style-name="T18"> rtd k</text:span></text:p>
      <text:p text:style-name="P22"><text:span text:style-name="T1">[R6RS] Returns #t if the field specified by </text:span><text:span text:style-name="T19">k</text:span><text:span text:style-name="T1"> of the type represented by </text:span><text:span text:style-name="T19">rtd</text:span><text:span text:style-name="T1"> is mutable, and #f if not. </text:span><text:span text:style-name="T19">K</text:span><text:span text:style-name="T1"> is as in </text:span><text:span text:style-name="T19">record-accessor</text:span><text:span text:style-name="T1">.</text:span></text:p>
      <text:h text:style-name="Heading_20_2" text:outline-level="2">(rnrs exceptions (6))</text:h>
      <text:p text:style-name="Text_20_body">This section describes exception-handling and exception-raising constructs provided by the <text:span text:style-name="T17">(rnrs exceptions (6)) </text:span><text:span text:style-name="T7">l</text:span>ibrary.</text:p>
      <text:p text:style-name="Index"><text:span text:style-name="Category"><text:span text:style-name="T9">Function:</text:span></text:span><text:span text:style-name="Category"><text:span text:style-name="T24">with-exception-handler</text:span></text:span><text:span text:style-name="T18"> handler thunk</text:span></text:p>
      <text:p text:style-name="P10">[R6RS] <text:span text:style-name="T17">Handler</text:span> must be a procedure and should accept one argument. <text:span text:style-name="T17">Thunk</text:span> must be a procedure that accepts zero arguments. The <text:span text:style-name="T17">with-exception-handler</text:span> procedure returns the results of invoking <text:span text:style-name="T17">thunk</text:span>. When an exception is raised, <text:span text:style-name="T17">handler</text:span> will be invoked with the exception.</text:p>
      <text:p text:style-name="Index"><text:span text:style-name="Category"><text:span text:style-name="T9">Macro:</text:span></text:span><text:span text:style-name="Category"><text:span text:style-name="T24">guard</text:span></text:span><text:span text:style-name="T18"> (veriable cond-clause …) body</text:span></text:p>
      <text:p text:style-name="P10">[R6RS] Each <text:span text:style-name="T17">cond-clause</text:span> is as in the specification of <text:span text:style-name="T17">cond</text:span>. and <text:span text:style-name="T17">else</text:span> are the same as in the <text:span text:style-name="T17">(rnrs base (6))</text:span> library.</text:p>
      <text:p text:style-name="P10">Evaluating a guard form evaluates <text:span text:style-name="T17">body</text:span> with an exception handler that binds the raised object to <text:span text:style-name="T17">variable</text:span> and within the scope of that binding evaluates the clauses as if they were the clauses of a cond expression. If every <text:span text:style-name="T17">cond-clause</text:span>’s <text:span text:style-name="T17">test</text:span> evaluates to #f and there is no <text:span text:style-name="T17">else</text:span> clause, then raise is re-invoked on the raised object.</text:p>
      <text:p text:style-name="Index"><text:soft-page-break/><text:span text:style-name="Category"><text:span text:style-name="T9">Function:</text:span></text:span><text:span text:style-name="Category"><text:span text:style-name="T24">raise</text:span></text:span><text:span text:style-name="T18"> obj</text:span></text:p>
      <text:p text:style-name="P10">[R6RS] Raises a non-continuable exception by invoking the current exception handler on <text:span text:style-name="T17">obj</text:span>.</text:p>
      <text:p text:style-name="Index"><text:span text:style-name="Category"><text:span text:style-name="T9">Function:</text:span></text:span><text:span text:style-name="Category"><text:span text:style-name="T24">raise-continuable</text:span></text:span><text:span text:style-name="T18"> obj</text:span></text:p>
      <text:p text:style-name="P10">[R6RS] Raises a <text:span text:style-name="T17">continuable exception</text:span> by invoking the current exception handler on <text:span text:style-name="T17">obj</text:span>.</text:p>
      <text:h text:style-name="Heading_20_2" text:outline-level="2">(rnrs conditions (6))</text:h>
      <text:p text:style-name="Text_20_body">The section describes <text:span text:style-name="T17">(rnrs conditions (6)) </text:span>library for creating and inspecting condition types and values. A condition value encapsulates information about an exceptional situation.</text:p>
      <text:p text:style-name="Index"><text:span text:style-name="Category"><text:span text:style-name="T9">Function:</text:span></text:span><text:span text:style-name="Category"><text:span text:style-name="T24">condition</text:span></text:span><text:span text:style-name="T18"> condition … </text:span></text:p>
      <text:p text:style-name="P10">[R6RS] The <text:span text:style-name="T17">condition</text:span> procedure returns a condition object with the components of the <text:span text:style-name="T17">conditions</text:span> as its components, in the same order. The returned condition is compound if the total number of components is zero or greater than one. Otherwise, it may be compound or simple.</text:p>
      <text:p text:style-name="Index"><text:span text:style-name="Category"><text:span text:style-name="T9">Function:</text:span></text:span><text:span text:style-name="Category"><text:span text:style-name="T24">simple-conditions</text:span></text:span><text:span text:style-name="T18"> condition</text:span></text:p>
      <text:p text:style-name="P10">[R6RS] The <text:span text:style-name="T17">simple-conditions</text:span> procedure returns a list of the components of condition, in the same order as they appeared in the construction of <text:span text:style-name="T17">condition.</text:span></text:p>
      <text:p text:style-name="Index"><text:span text:style-name="Category"><text:span text:style-name="T9">Function:</text:span></text:span><text:span text:style-name="Category"><text:span text:style-name="T24">condition?</text:span></text:span><text:span text:style-name="T18"> obj</text:span></text:p>
      <text:p text:style-name="P10">[R6RS] Returns #t if obj is a (simple or compound) condition, otherwise returns #f.</text:p>
      <text:p text:style-name="Index"><text:span text:style-name="Category"><text:span text:style-name="T9">Function:</text:span></text:span><text:span text:style-name="Category"><text:span text:style-name="T24">condition-predicate</text:span></text:span><text:span text:style-name="T18"> rtd</text:span></text:p>
      <text:p text:style-name="P10">[R6RS] <text:span text:style-name="T17">Rtd</text:span> must be a record-type descriptor of a subtype of <text:span text:style-name="T17">&amp;condition</text:span>. The <text:span text:style-name="T17">condition-predicate</text:span> procedure returns a procedure that takes one argument. This procedure returns #t if its argument is a condition of the condition type represented by <text:span text:style-name="T17">rtd</text:span>, i.e., if it is either a simple condition of that record type (or one of its subtypes) or a compound conditition with such a simple condition as one of its components, and #f otherwise.</text:p>
      <text:p text:style-name="Index"><text:span text:style-name="Category"><text:span text:style-name="T9">Function:</text:span></text:span><text:span text:style-name="Category"><text:span text:style-name="T24">condition-accessor</text:span></text:span><text:span text:style-name="T18"> rtd proc</text:span></text:p>
      <text:p text:style-name="P10">[R6RS] <text:span text:style-name="T17">Rtd</text:span> must be a record-type descriptor of a subtype of <text:span text:style-name="T17">&amp;condition</text:span>. <text:span text:style-name="T17">Proc</text:span> should accept one argument, a record of the record type of <text:span text:style-name="T17">rtd</text:span>. The <text:span text:style-name="T17">condition-accessor</text:span> procedure returns a procedure that accepts a single argument, which must be a condition of the type represented by <text:span text:style-name="T17">rtd</text:span>. This procedure extracts the first component of the condition of the type represented by <text:span text:style-name="T17">rtd</text:span>, and returns the result of applying <text:span text:style-name="T17">proc</text:span> to that component.</text:p>
      <text:p text:style-name="Index"><text:span text:style-name="Category"><text:span text:style-name="T9">Macro:</text:span></text:span><text:span text:style-name="Category"><text:span text:style-name="T24">define-condition-type</text:span></text:span><text:span text:style-name="T18"> condition-type supertypes constructor predicate field-spec …</text:span></text:p>
      <text:p text:style-name="P10">[R6RS] <text:span text:style-name="T17">Condition-type</text:span>, <text:span text:style-name="T17">supertypes</text:span>, <text:span text:style-name="T17">constructor</text:span>, and <text:span text:style-name="T17">predicate</text:span> must all be identifiers. Each <text:span text:style-name="T17">field-spec</text:span> must be of the form</text:p>
      <text:p text:style-name="P10">(<text:span text:style-name="T17">field accessor</text:span>)</text:p>
      <text:p text:style-name="P10">where both <text:span text:style-name="T17">field</text:span> and <text:span text:style-name="T17">accessor</text:span> must be identifiers.</text:p>
      <text:p text:style-name="P10">The <text:span text:style-name="T17">define-condition-type</text:span> form expands into a record-type definition for a record type <text:span text:style-name="T17">condition-type</text:span>. The record type will be non-opaque, non-sealed, and its fields will be immutable. It will have <text:span text:style-name="T17">supertype</text:span> has its parent type. The remaining identifiers will be bound as follows:</text:p>
      <text:list xml:id="list34354638" text:style-name="L6">
        <text:list-item>
          <text:p text:style-name="P46"><text:span text:style-name="T17">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46"><text:span text:style-name="T17">Predicate</text:span> is bound to a predicate that identifies conditions of type <text:span text:style-name="T17">condition-type</text:span> or any of its subtypes.</text:p>
        </text:list-item>
        <text:list-item>
          <text:p text:style-name="P46">Each <text:span text:style-name="T17">accessor</text:span> is bound to a procedure that extracts the corresponding field from a condition of type <text:span text:style-name="T17">condition-type</text:span>.</text:p>
        </text:list-item>
      </text:list>
      <text:h text:style-name="Heading_20_3" text:outline-level="3"><text:soft-page-break/>Standard condition types</text:h>
      <text:p text:style-name="Text_20_body">Hierarchy of standard condition types:</text:p>
      <text:list xml:id="list34331767" text:style-name="L7">
        <text:list-item>
          <text:p text:style-name="P32">&amp;condition</text:p>
          <text:list>
            <text:list-item>
              <text:p text:style-name="P32">&amp;warning</text:p>
            </text:list-item>
            <text:list-item>
              <text:p text:style-name="P32">&amp;serious</text:p>
              <text:list>
                <text:list-item>
                  <text:p text:style-name="P32">&amp;error</text:p>
                </text:list-item>
                <text:list-item>
                  <text:p text:style-name="P32">&amp;violation</text:p>
                  <text:list>
                    <text:list-item>
                      <text:p text:style-name="P32">&amp;assertion</text:p>
                    </text:list-item>
                    <text:list-item>
                      <text:p text:style-name="P32">&amp;non-continuable</text:p>
                    </text:list-item>
                    <text:list-item>
                      <text:p text:style-name="P32">&amp;implementation-restriction</text:p>
                    </text:list-item>
                    <text:list-item>
                      <text:p text:style-name="P32">&amp;lexical</text:p>
                    </text:list-item>
                    <text:list-item>
                      <text:p text:style-name="P32">&amp;syntax</text:p>
                    </text:list-item>
                    <text:list-item>
                      <text:p text:style-name="P32">&amp;undefined</text:p>
                    </text:list-item>
                  </text:list>
                </text:list-item>
              </text:list>
            </text:list-item>
            <text:list-item>
              <text:p text:style-name="P32">&amp;message</text:p>
            </text:list-item>
            <text:list-item>
              <text:p text:style-name="P32">&amp;irritants</text:p>
            </text:list-item>
          </text:list>
        </text:list-item>
      </text:list>
      <text:p text:style-name="Index"><text:span text:style-name="Category"><text:span text:style-name="T9">Condition Type:</text:span></text:span><text:span text:style-name="Category"><text:span text:style-name="T24">&amp;message</text:span></text:span><text:span text:style-name="T18"> </text:span></text:p>
      <text:p text:style-name="Index"><text:span text:style-name="Category"><text:span text:style-name="T9">Function:</text:span></text:span><text:span text:style-name="Category"><text:span text:style-name="T24">make-message-condition</text:span></text:span><text:span text:style-name="T18"> message</text:span></text:p>
      <text:p text:style-name="Index"><text:span text:style-name="Category"><text:span text:style-name="T9">Function:</text:span></text:span><text:span text:style-name="Category"><text:span text:style-name="T24">message-condition?</text:span></text:span><text:span text:style-name="T18"> obj</text:span></text:p>
      <text:p text:style-name="Index"><text:span text:style-name="Category"><text:span text:style-name="T9">Function:</text:span></text:span><text:span text:style-name="Category"><text:span text:style-name="T24">condition-message</text:span></text:span><text:span text:style-name="T18"> condition</text:span></text:p>
      <text:p text:style-name="P10">[R6RS] It carries a message further describing the nature of the condition to humans.</text:p>
      <text:p text:style-name="Index"><text:span text:style-name="Category"><text:span text:style-name="T9">Condition Type:</text:span></text:span><text:span text:style-name="Category"><text:span text:style-name="T24">&amp;warning</text:span></text:span><text:span text:style-name="T18"> </text:span></text:p>
      <text:p text:style-name="Index"><text:span text:style-name="Category"><text:span text:style-name="T9">Function:</text:span></text:span><text:span text:style-name="Category"><text:span text:style-name="T24">make-warning</text:span></text:span></text:p>
      <text:p text:style-name="Index"><text:span text:style-name="Category"><text:span text:style-name="T9">Function:</text:span></text:span><text:span text:style-name="Category"><text:span text:style-name="T24">warning?</text:span></text:span><text:span text:style-name="T18"> obj</text:span></text:p>
      <text:p text:style-name="P10">[R6RS] This type describes conditions that do not, in principle, prohibit immediate continued execution of the program, but may interfere with the program’s execution later.</text:p>
      <text:p text:style-name="Index"><text:span text:style-name="Category"><text:span text:style-name="T9">Condition Type:</text:span></text:span><text:span text:style-name="Category"><text:span text:style-name="T24">&amp;serious</text:span></text:span><text:span text:style-name="T18"> </text:span></text:p>
      <text:p text:style-name="Index"><text:span text:style-name="Category"><text:span text:style-name="T9">Function:</text:span></text:span><text:span text:style-name="Category"><text:span text:style-name="T24">make-serious-condition</text:span></text:span></text:p>
      <text:p text:style-name="Index"><text:span text:style-name="Category"><text:span text:style-name="T9">Function:</text:span></text:span><text:span text:style-name="Category"><text:span text:style-name="T24">serious-condition?</text:span></text:span><text:span text:style-name="T18"> obj</text:span></text:p>
      <text:p text:style-name="P10">[R6RS] This type describes conditions serious enough that they cannot safely be ignored. This condition type is primarily intended as a supertype of other condition types.</text:p>
      <text:p text:style-name="Index"><text:span text:style-name="Category"><text:span text:style-name="T9">Condition Type:</text:span></text:span><text:span text:style-name="Category"><text:span text:style-name="T24">&amp;error</text:span></text:span><text:span text:style-name="T18"> </text:span></text:p>
      <text:p text:style-name="Index"><text:span text:style-name="Category"><text:span text:style-name="T9">Function:</text:span></text:span><text:span text:style-name="Category"><text:span text:style-name="T24">make-error</text:span></text:span></text:p>
      <text:p text:style-name="Index"><text:span text:style-name="Category"><text:span text:style-name="T9">Function:</text:span></text:span><text:span text:style-name="Category"><text:span text:style-name="T24">error?</text:span></text:span><text:span text:style-name="T18"> obj</text:span></text:p>
      <text:p text:style-name="P10">[R6RS] This type describes errors, typically caused by something that has gone wrong in the interaction of the program with the external world or the user.</text:p>
      <text:p text:style-name="Index"><text:span text:style-name="Category"><text:span text:style-name="T9">Condition Type:</text:span></text:span><text:span text:style-name="Category"><text:span text:style-name="T24">&amp;violation</text:span></text:span><text:span text:style-name="T18"> </text:span></text:p>
      <text:p text:style-name="Index"><text:span text:style-name="Category"><text:span text:style-name="T9">Function:</text:span></text:span><text:span text:style-name="Category"><text:span text:style-name="T24">make-violation</text:span></text:span></text:p>
      <text:p text:style-name="Index"><text:span text:style-name="Category"><text:span text:style-name="T9">Function:</text:span></text:span><text:span text:style-name="Category"><text:span text:style-name="T24">violation?</text:span></text:span><text:span text:style-name="T18"> obj</text:span></text:p>
      <text:p text:style-name="P10">[R6RS] This type describes violations of the language standard or a library standard, typically caused by a programming error.</text:p>
      <text:p text:style-name="Index"><text:span text:style-name="Category"><text:span text:style-name="T9">Condition Type:</text:span></text:span><text:span text:style-name="Category"><text:span text:style-name="T24">&amp;assertion</text:span></text:span><text:span text:style-name="T18"> </text:span></text:p>
      <text:p text:style-name="Index"><text:soft-page-break/><text:span text:style-name="Category"><text:span text:style-name="T9">Function:</text:span></text:span><text:span text:style-name="Category"><text:span text:style-name="T24">make-assertion-violation</text:span></text:span></text:p>
      <text:p text:style-name="Index"><text:span text:style-name="Category"><text:span text:style-name="T9">Function:</text:span></text:span><text:span text:style-name="Category"><text:span text:style-name="T24">assertion-violation?</text:span></text:span><text:span text:style-name="T18"> obj</text:span></text:p>
      <text:p text:style-name="P10">[R6RS] This type describes an invalid call to a procedure, either passing an invalid number of arguments, or passing an argument of the wrong type.</text:p>
      <text:p text:style-name="Index"><text:span text:style-name="Category"><text:span text:style-name="T9">Condition Type:</text:span></text:span><text:span text:style-name="Category"><text:span text:style-name="T24">&amp;irritants</text:span></text:span><text:span text:style-name="T18"> </text:span></text:p>
      <text:p text:style-name="Index"><text:span text:style-name="Category"><text:span text:style-name="T9">Function:</text:span></text:span><text:span text:style-name="Category"><text:span text:style-name="T24">make-irritants-condition</text:span></text:span><text:span text:style-name="T18"> irritants</text:span></text:p>
      <text:p text:style-name="Index"><text:span text:style-name="Category"><text:span text:style-name="T9">Function:</text:span></text:span><text:span text:style-name="Category"><text:span text:style-name="T24">irritants-condition?</text:span></text:span><text:span text:style-name="T18"> obj</text:span></text:p>
      <text:p text:style-name="Index"><text:span text:style-name="Category"><text:span text:style-name="T9">Function:</text:span></text:span><text:span text:style-name="Category"><text:span text:style-name="T24">condition-irritants</text:span></text:span><text:span text:style-name="T18"> condition</text:span></text:p>
      <text:p text:style-name="P10">[R6RS] <text:span text:style-name="T17">Irritants</text:span> should be a list of objects. This condition provides additional information about a condition, typically the argument list of a procedure that detected an exception. Conditions of this type are created by the <text:span text:style-name="T17">error</text:span> and <text:span text:style-name="T17">assertion-violation</text:span> procedures.</text:p>
      <text:p text:style-name="Index"><text:span text:style-name="Category"><text:span text:style-name="T9">Condition Type:</text:span></text:span><text:span text:style-name="Category"><text:span text:style-name="T24">&amp;who</text:span></text:span><text:span text:style-name="T18"> </text:span></text:p>
      <text:p text:style-name="Index"><text:span text:style-name="Category"><text:span text:style-name="T9">Function:</text:span></text:span><text:span text:style-name="Category"><text:span text:style-name="T24">make-who-condition</text:span></text:span><text:span text:style-name="T18"> who</text:span></text:p>
      <text:p text:style-name="Index"><text:span text:style-name="Category"><text:span text:style-name="T9">Function:</text:span></text:span><text:span text:style-name="Category"><text:span text:style-name="T24">who-condition?</text:span></text:span><text:span text:style-name="T18"> obj</text:span></text:p>
      <text:p text:style-name="Index"><text:span text:style-name="Category"><text:span text:style-name="T9">Function:</text:span></text:span><text:span text:style-name="Category"><text:span text:style-name="T24">condition-who</text:span></text:span><text:span text:style-name="T18"> condition</text:span></text:p>
      <text:p text:style-name="P10">[R6RS] Who should be a symbol or string identifying the entity reporting the exception. Conditions of this type are created by the <text:span text:style-name="T17">error</text:span> and <text:span text:style-name="T17">assertion-violation</text:span> procedures, and the <text:span text:style-name="T17">syntax-violation</text:span> procedure.</text:p>
      <text:p text:style-name="Index"><text:span text:style-name="Category"><text:span text:style-name="T9">Condition Type:</text:span></text:span><text:span text:style-name="Category"><text:span text:style-name="T24">&amp;non-continuable</text:span></text:span><text:span text:style-name="T18"> </text:span></text:p>
      <text:p text:style-name="Index"><text:span text:style-name="Category"><text:span text:style-name="T9">Function:</text:span></text:span><text:span text:style-name="Category"><text:span text:style-name="T24">make-non-continuable-violation</text:span></text:span></text:p>
      <text:p text:style-name="Index"><text:span text:style-name="Category"><text:span text:style-name="T9">Function:</text:span></text:span><text:span text:style-name="Category"><text:span text:style-name="T24">non-continuable-violation?</text:span></text:span><text:span text:style-name="T18"> obj</text:span></text:p>
      <text:p text:style-name="P10">[R6RS] This type indicates that an exception handler invoked via raise has returned.</text:p>
      <text:p text:style-name="Index"><text:span text:style-name="Category"><text:span text:style-name="T9">Condition Type:</text:span></text:span><text:span text:style-name="Category"><text:span text:style-name="T24">&amp;implementation-restriction</text:span></text:span><text:span text:style-name="T18"> </text:span></text:p>
      <text:p text:style-name="Index"><text:span text:style-name="Category"><text:span text:style-name="T9">Function:</text:span></text:span><text:span text:style-name="Category"><text:span text:style-name="T24">make-implementation-restriction-violation</text:span></text:span></text:p>
      <text:p text:style-name="Index"><text:span text:style-name="Category"><text:span text:style-name="T9">Function:</text:span></text:span><text:span text:style-name="Category"><text:span text:style-name="T24">implementation-restriction-violation?</text:span></text:span><text:span text:style-name="T18"> obj</text:span></text:p>
      <text:p text:style-name="P10">[R6RS] This type describes a violation of an implementation restriction allowed by the specification, such as the absence of representations for NaNs and infinities.</text:p>
      <text:p text:style-name="Index"><text:span text:style-name="Category"><text:span text:style-name="T9">Condition Type:</text:span></text:span><text:span text:style-name="Category"><text:span text:style-name="T24">&amp;lexical</text:span></text:span></text:p>
      <text:p text:style-name="Index"><text:span text:style-name="Category"><text:span text:style-name="T9">Function:</text:span></text:span><text:span text:style-name="Category"><text:span text:style-name="T24">make-lexical-violation</text:span></text:span></text:p>
      <text:p text:style-name="Index"><text:span text:style-name="Category"><text:span text:style-name="T9">Function:</text:span></text:span><text:span text:style-name="Category"><text:span text:style-name="T24">lexical-violation?</text:span></text:span><text:span text:style-name="T18"> obj</text:span></text:p>
      <text:p text:style-name="P10">[R6RS] This type describes syntax violations at the level of the datum syntax.</text:p>
      <text:p text:style-name="Index"><text:span text:style-name="Category"><text:span text:style-name="T9">Condition Type:</text:span></text:span><text:span text:style-name="Category"><text:span text:style-name="T24">&amp;syntax</text:span></text:span><text:span text:style-name="T18"> </text:span></text:p>
      <text:p text:style-name="Index"><text:span text:style-name="Category"><text:span text:style-name="T9">Function:</text:span></text:span><text:span text:style-name="Category"><text:span text:style-name="T24">make-syntax-violation</text:span></text:span><text:span text:style-name="T18"> irritants</text:span></text:p>
      <text:p text:style-name="Index"><text:span text:style-name="Category"><text:span text:style-name="T9">Function:</text:span></text:span><text:span text:style-name="Category"><text:span text:style-name="T24">syntax-violation?</text:span></text:span><text:span text:style-name="T18"> obj</text:span></text:p>
      <text:p text:style-name="Index"><text:span text:style-name="Category"><text:span text:style-name="T9">Function:</text:span></text:span><text:span text:style-name="Category"><text:span text:style-name="T24"> syntax-violation-form</text:span></text:span><text:span text:style-name="T18"> condition</text:span></text:p>
      <text:p text:style-name="Index"><text:span text:style-name="Category"><text:span text:style-name="T9">Function:</text:span></text:span><text:span text:style-name="Category"><text:span text:style-name="T24"> syntax-violation-subform</text:span></text:span><text:span text:style-name="T18"> condition</text:span></text:p>
      <text:p text:style-name="P10">[R6RS] This type describes syntax violations. <text:span text:style-name="T17">Form</text:span> should be the erroneous syntax object or a datum representing the code of the erroneous form. <text:span text:style-name="T17">Subform</text:span> should be an optional syntax object or datum within the erroneous form that more precisely locates the violation. It can be #f to indicate the absence of more precise information.</text:p>
      <text:p text:style-name="Index"><text:span text:style-name="Category"><text:span text:style-name="T9">Condition Type:</text:span></text:span><text:span text:style-name="Category"><text:span text:style-name="T24">&amp;undefined</text:span></text:span></text:p>
      <text:p text:style-name="Index"><text:span text:style-name="Category"><text:span text:style-name="T9">Function:</text:span></text:span><text:span text:style-name="Category"><text:span text:style-name="T24">make-undefined-violation</text:span></text:span></text:p>
      <text:p text:style-name="Index"><text:span text:style-name="Category"><text:span text:style-name="T9">Function:</text:span></text:span><text:span text:style-name="Category"><text:span text:style-name="T24">undefined-violation?</text:span></text:span><text:span text:style-name="T18"> obj</text:span></text:p>
      <text:p text:style-name="P10">[R6RS] This type describes unbound identifiers in the program.</text:p>
      <text:h text:style-name="Heading_20_2" text:outline-level="2"><text:soft-page-break/>(rnrs io ports) and (rnrs io simple)</text:h>
      <text:h text:style-name="Heading_20_3" text:outline-level="3">Condition types</text:h>
      <text:p text:style-name="Text_20_body">The condition types and corresponding predicates and accessors are exported by both the <text:span text:style-name="T17">(rnrs io ports (6))</text:span> and <text:span text:style-name="T17">(rnrs io simple (6))</text:span> libraries. They are also exported by the <text:span text:style-name="T17">(rnrs files (6))</text:span> library.</text:p>
      <text:p text:style-name="Index"><text:span text:style-name="Category"><text:span text:style-name="T9">Condition Type:</text:span></text:span><text:span text:style-name="Category"><text:span text:style-name="T24">&amp;i/o</text:span></text:span></text:p>
      <text:p text:style-name="Index"><text:span text:style-name="Category"><text:span text:style-name="T9">Function:</text:span></text:span><text:span text:style-name="Category"><text:span text:style-name="T24">make-i/o-error</text:span></text:span></text:p>
      <text:p text:style-name="Index"><text:span text:style-name="Category"><text:span text:style-name="T9">Function:</text:span></text:span><text:span text:style-name="Category"><text:span text:style-name="T24">i/o-error?</text:span></text:span><text:span text:style-name="T18"> obj</text:span></text:p>
      <text:p text:style-name="P10">[R6RS] This is a supertype for a set of more specific I/O errors.</text:p>
      <text:p text:style-name="Index"><text:span text:style-name="Category"><text:span text:style-name="T9">Condition Type:</text:span></text:span><text:span text:style-name="Category"><text:span text:style-name="T24">&amp;i/o-read</text:span></text:span></text:p>
      <text:p text:style-name="Index"><text:span text:style-name="Category"><text:span text:style-name="T9">Function:</text:span></text:span><text:span text:style-name="Category"><text:span text:style-name="T24">make-i/o-read-error</text:span></text:span></text:p>
      <text:p text:style-name="Index"><text:span text:style-name="Category"><text:span text:style-name="T9">Function:</text:span></text:span><text:span text:style-name="Category"><text:span text:style-name="T24">i/o-read-error?</text:span></text:span><text:span text:style-name="T18"> obj</text:span></text:p>
      <text:p text:style-name="P10">[R6RS] This condition type describes read errors that occurred during an I/O operation.</text:p>
      <text:p text:style-name="Index"><text:span text:style-name="Category"><text:span text:style-name="T9">Condition Type:</text:span></text:span><text:span text:style-name="Category"><text:span text:style-name="T24">&amp;i/o-write</text:span></text:span></text:p>
      <text:p text:style-name="Index"><text:span text:style-name="Category"><text:span text:style-name="T9">Function:</text:span></text:span><text:span text:style-name="Category"><text:span text:style-name="T24">make-i/o-write-error</text:span></text:span></text:p>
      <text:p text:style-name="Index"><text:span text:style-name="Category"><text:span text:style-name="T9">Function:</text:span></text:span><text:span text:style-name="Category"><text:span text:style-name="T24">i/o-write-error?</text:span></text:span><text:span text:style-name="T18"> obj</text:span></text:p>
      <text:p text:style-name="P10">[R6RS] This condition type describes write errors that occurred during an I/O operation.</text:p>
      <text:p text:style-name="Index"><text:span text:style-name="Category"><text:span text:style-name="T9">Condition Type:</text:span></text:span><text:span text:style-name="Category"><text:span text:style-name="T24">&amp;i/o-invalid-position</text:span></text:span></text:p>
      <text:p text:style-name="Index"><text:span text:style-name="Category"><text:span text:style-name="T9">Function:</text:span></text:span><text:span text:style-name="Category"><text:span text:style-name="T24">make-i/o-invalid-position-error </text:span></text:span><text:span text:style-name="Category"><text:span text:style-name="T33">position</text:span></text:span></text:p>
      <text:p text:style-name="Index"><text:span text:style-name="Category"><text:span text:style-name="T9">Function:</text:span></text:span><text:span text:style-name="Category"><text:span text:style-name="T24">i/o-invalid-position-error?</text:span></text:span><text:span text:style-name="T18"> obj</text:span></text:p>
      <text:p text:style-name="Index"><text:span text:style-name="Category"><text:span text:style-name="T9">Function:</text:span></text:span><text:span text:style-name="Category"><text:span text:style-name="T24">i/o-error-position</text:span></text:span><text:span text:style-name="T18"> condition</text:span></text:p>
      <text:p text:style-name="P10">[R6RS] This condition type describes attempts to set the file position to an invalid position. <text:span text:style-name="T17">Position</text:span> should be the file position that the program intended to set. This condition describes a range error, but not an assertion violation.</text:p>
      <text:p text:style-name="Index"><text:span text:style-name="Category"><text:span text:style-name="T9">Condition Type:</text:span></text:span><text:span text:style-name="Category"><text:span text:style-name="T24">&amp;i/o-filename</text:span></text:span></text:p>
      <text:p text:style-name="Index"><text:span text:style-name="Category"><text:span text:style-name="T9">Function:</text:span></text:span><text:span text:style-name="Category"><text:span text:style-name="T24">make-i/o-filename-error </text:span></text:span><text:span text:style-name="Category"><text:span text:style-name="T33">filename</text:span></text:span></text:p>
      <text:p text:style-name="Index"><text:span text:style-name="Category"><text:span text:style-name="T9">Function:</text:span></text:span><text:span text:style-name="Category"><text:span text:style-name="T24">i/o-filename-error?</text:span></text:span><text:span text:style-name="T18"> obj</text:span></text:p>
      <text:p text:style-name="Index"><text:span text:style-name="Category"><text:span text:style-name="T9">Function:</text:span></text:span><text:span text:style-name="Category"><text:span text:style-name="T24">i/o-error-filename</text:span></text:span><text:span text:style-name="T18"> condition</text:span></text:p>
      <text:p text:style-name="P10">[R6RS] This condition type describes an I/O error that occurred during an operation on a named file. <text:span text:style-name="T17">Filename</text:span> should be the name of the file.</text:p>
      <text:p text:style-name="Index"><text:span text:style-name="Category"><text:span text:style-name="T9">Condition Type:</text:span></text:span><text:span text:style-name="Category"><text:span text:style-name="T24">&amp;i/o-file-protection</text:span></text:span></text:p>
      <text:p text:style-name="Index"><text:span text:style-name="Category"><text:span text:style-name="T9">Function:</text:span></text:span><text:span text:style-name="Category"><text:span text:style-name="T24">make-i/o-file-protection-error </text:span></text:span><text:span text:style-name="Category"><text:span text:style-name="T33">filename</text:span></text:span></text:p>
      <text:p text:style-name="Index"><text:span text:style-name="Category"><text:span text:style-name="T9">Function:</text:span></text:span><text:span text:style-name="Category"><text:span text:style-name="T24">i/o-file-protection-error?</text:span></text:span><text:span text:style-name="T18"> obj</text:span></text:p>
      <text:p text:style-name="P10">[R6RS] A condition of this type specifies that an operation tried to operate on a named file with insufficient access rights.</text:p>
      <text:p text:style-name="Index"><text:span text:style-name="Category"><text:span text:style-name="T9">Condition Type:</text:span></text:span><text:span text:style-name="Category"><text:span text:style-name="T24">&amp;i/o-file-is-read-only</text:span></text:span></text:p>
      <text:p text:style-name="Index"><text:span text:style-name="Category"><text:span text:style-name="T9">Function:</text:span></text:span><text:span text:style-name="Category"><text:span text:style-name="T24">make-i/o-file-is-read-only-error </text:span></text:span><text:span text:style-name="Category"><text:span text:style-name="T33">filename</text:span></text:span></text:p>
      <text:p text:style-name="Index"><text:span text:style-name="Category"><text:span text:style-name="T9">Function:</text:span></text:span><text:span text:style-name="Category"><text:span text:style-name="T24">i/o-file-is-read-only-error?</text:span></text:span><text:span text:style-name="T18"> obj</text:span></text:p>
      <text:p text:style-name="P10">[R6RS] A condition of this type specifies that an operation tried to operate on a named read-only file under the assumption that it is writeable.</text:p>
      <text:p text:style-name="Index"><text:span text:style-name="Category"><text:span text:style-name="T9">Condition Type:</text:span></text:span><text:span text:style-name="Category"><text:span text:style-name="T24">&amp;i/o-file-already-exists</text:span></text:span></text:p>
      <text:p text:style-name="Index"><text:span text:style-name="Category"><text:span text:style-name="T9">Function:</text:span></text:span><text:span text:style-name="Category"><text:span text:style-name="T24">make-i/o-file-already-exists-error </text:span></text:span><text:span text:style-name="Category"><text:span text:style-name="T33">filename</text:span></text:span></text:p>
      <text:p text:style-name="Index"><text:span text:style-name="Category"><text:span text:style-name="T9">Function:</text:span></text:span><text:span text:style-name="Category"><text:span text:style-name="T24">i/o-file-already-exists-error?</text:span></text:span><text:span text:style-name="T18"> obj</text:span></text:p>
      <text:p text:style-name="P10">[R6RS] A condition of this type specifies that an operation tried to operate on an existing named file under the assumption that it did not exist.</text:p>
      <text:p text:style-name="Index"><text:soft-page-break/><text:span text:style-name="Category"><text:span text:style-name="T9">Condition Type:</text:span></text:span><text:span text:style-name="Category"><text:span text:style-name="T24">&amp;i/o-file-does-not-exist</text:span></text:span></text:p>
      <text:p text:style-name="Index"><text:span text:style-name="Category"><text:span text:style-name="T9">Function:</text:span></text:span><text:span text:style-name="Category"><text:span text:style-name="T24">make-i/o-file-does-not-exist-error </text:span></text:span><text:span text:style-name="Category"><text:span text:style-name="T33">filename</text:span></text:span></text:p>
      <text:p text:style-name="Index"><text:span text:style-name="Category"><text:span text:style-name="T9">Function:</text:span></text:span><text:span text:style-name="Category"><text:span text:style-name="T24">i/o-file-does-not-exist-error?</text:span></text:span><text:span text:style-name="T18"> obj</text:span></text:p>
      <text:p text:style-name="P10">[R6RS] A condition of this type specifies that an operation tried to operate on an non-existent named file under the assumption that it existed.</text:p>
      <text:p text:style-name="Index"><text:span text:style-name="Category"><text:span text:style-name="T9">Condition Type:</text:span></text:span><text:span text:style-name="Category"><text:span text:style-name="T24">&amp;i/o-port</text:span></text:span></text:p>
      <text:p text:style-name="Index"><text:span text:style-name="Category"><text:span text:style-name="T9">Function:</text:span></text:span><text:span text:style-name="Category"><text:span text:style-name="T24">make-i/o-port-error </text:span></text:span><text:span text:style-name="Category"><text:span text:style-name="T33">port</text:span></text:span></text:p>
      <text:p text:style-name="Index"><text:span text:style-name="Category"><text:span text:style-name="T9">Function:</text:span></text:span><text:span text:style-name="Category"><text:span text:style-name="T24">i/o-port-error?</text:span></text:span><text:span text:style-name="T18"> obj</text:span></text:p>
      <text:p text:style-name="Index"><text:span text:style-name="Category"><text:span text:style-name="T9">Function:</text:span></text:span><text:span text:style-name="Category"><text:span text:style-name="T24">i/o-error-port</text:span></text:span><text:span text:style-name="T18"> condition</text:span></text:p>
      <text:p text:style-name="P10">[R6RS] This condition type specifies the port with which an I/O error is associated. <text:span text:style-name="T17">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hash. On Sagittarius both of it can be used as file path.Inside of the resolution of file path, Sagittarius replaces those file separators to OS specific one. Even though programmer does not have to care about it, I think it's better to use slash as file seperator on script files.</text:p>
      <text:p text:style-name="Index"><text:span text:style-name="Category"><text:span text:style-name="T9">Macro:</text:span></text:span><text:span text:style-name="Category"><text:span text:style-name="T24">file-options</text:span></text:span><text:span text:style-name="T18"> file-option-symbol …</text:span></text:p>
      <text:p text:style-name="P10">[R6RS] Each <text:span text:style-name="T17">file-option-symbol</text:span> must be a symbol. The <text:span text:style-name="T17">file-options</text:span> syntax returns a file-options object that encapsulates the specified options.</text:p>
      <text:p text:style-name="P10">When supplied to an operation that opens a file for output, the file-options object returned by (<text:span text:style-name="T17">file-options</text:span>) specifies that the file is created if it does not exist and an exception with condition type <text:span text:style-name="T17">&amp;i/o-file-already-exists</text:span> is raised if it does exist. The following standard options can be included to modify the default behavior.</text:p>
      <text:list xml:id="list34341508" text:style-name="L8">
        <text:list-item>
          <text:p text:style-name="P47"><text:span text:style-name="T17">no-create</text:span> If the file does not already exist, it is not created; instead, an exception with condition type <text:span text:style-name="T17">&amp;i/o-file-does-not-exist</text:span> is raised. If the file already exists, the exception with condition type <text:span text:style-name="T17">&amp;i/o-file-already-exists</text:span> is not raised and the file is truncated to zero length.</text:p>
        </text:list-item>
        <text:list-item>
          <text:p text:style-name="P47"><text:span text:style-name="T17">no-fail</text:span> If the file already exists, the exception with condition type <text:span text:style-name="T17">&amp;i/o-file-already-exists</text:span> is not raised, even if <text:span text:style-name="T17">no-create</text:span> is not included, and the file is truncated to zero length.</text:p>
        </text:list-item>
        <text:list-item>
          <text:p text:style-name="P47"><text:span text:style-name="T17">no-truncate</text:span> If the file already exists and the exception with condition type <text:span text:style-name="T17">&amp;i/o-file-already-exists</text:span> has been inhibited by inclusion of <text:span text:style-name="T17">no-create</text:span> or <text:span text:style-name="T17">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9">Macro:</text:span></text:span><text:span text:style-name="Category"><text:span text:style-name="T24">buffer-mode</text:span></text:span><text:span text:style-name="T18"> buffer-mode-symbol</text:span></text:p>
      <text:p text:style-name="First_20_line_20_indent">[R6RS] <text:span text:style-name="T17">Buffer-mode-symbol</text:span> must be a symbol whose name is one of <text:span text:style-name="T17">none</text:span>, <text:span text:style-name="T17">line</text:span>, and <text:span text:style-name="T17">block</text:span>. The result is the corresponding symbol, and specifies the associated buffer mode.</text:p>
      <text:p text:style-name="Index"><text:span text:style-name="Category"><text:span text:style-name="T9">Function:</text:span></text:span><text:span text:style-name="Category"><text:span text:style-name="T24">buffer-mode?</text:span></text:span><text:span text:style-name="T18">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9">Function:</text:span></text:span><text:span text:style-name="Category"><text:span text:style-name="T24">latin-1-codec</text:span></text:span></text:p>
      <text:p text:style-name="Index"><text:span text:style-name="Category"><text:span text:style-name="T9">Function:</text:span></text:span><text:span text:style-name="Category"><text:span text:style-name="T24">utf-8-codec</text:span></text:span></text:p>
      <text:p text:style-name="Index"><text:span text:style-name="Category"><text:span text:style-name="T9">Function:</text:span></text:span><text:span text:style-name="Category"><text:span text:style-name="T24">utf-16-codec</text:span></text:span></text:p>
      <text:p text:style-name="First_20_line_20_indent"><text:soft-page-break/>[R6RS] These are predefined codecs for the ISO 8859-1, UTF-8, and UTF-16 encoding schemes.</text:p>
      <text:p text:style-name="Index"><text:span text:style-name="Category"><text:span text:style-name="T9">Macro:</text:span></text:span><text:span text:style-name="Category"><text:span text:style-name="T24">eol-style</text:span></text:span><text:span text:style-name="T18"> eol-style-symbol</text:span></text:p>
      <text:p text:style-name="First_20_line_20_indent">[R6RS] <text:span text:style-name="T17">Eol-style-symbol</text:span> should be a symbol whose name is one of <text:span text:style-name="T17">lf, cr, crlf, nel, crnel, ls,</text:span> and <text:span text:style-name="T17">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9">Function:</text:span></text:span><text:span text:style-name="Category"><text:span text:style-name="T24">native-eol-style</text:span></text:span></text:p>
      <text:p text:style-name="First_20_line_20_indent">[R6RS] Returns the default end-of-line style of the underlying platform.</text:p>
      <text:p text:style-name="Index"><text:span text:style-name="Category"><text:span text:style-name="T9">Condition Type:</text:span></text:span><text:span text:style-name="Category"><text:span text:style-name="T24">&amp;i/o-decoding</text:span></text:span></text:p>
      <text:p text:style-name="Index"><text:span text:style-name="Category"><text:span text:style-name="T9">Function:</text:span></text:span><text:span text:style-name="Category"><text:span text:style-name="T24">make-i/o-decoding-error </text:span></text:span><text:span text:style-name="Category"><text:span text:style-name="T33">port</text:span></text:span></text:p>
      <text:p text:style-name="Index"><text:span text:style-name="Category"><text:span text:style-name="T9">Function:</text:span></text:span><text:span text:style-name="Category"><text:span text:style-name="T24">i/o-decoding-error?</text:span></text:span><text:span text:style-name="T18"> obj</text:span></text:p>
      <text:p text:style-name="P10">[R6RS] An exception with this type is raised when one of the operations for textual input from a port encounters a sequence of bytes that cannot be translated into a character or string by the input direction of the port's transcoder.</text:p>
      <text:p text:style-name="P10">When such an exception is raised, the port's position is past the invalid encoding.</text:p>
      <text:p text:style-name="Index"><text:span text:style-name="Category"><text:span text:style-name="T9">Condition Type:</text:span></text:span><text:span text:style-name="Category"><text:span text:style-name="T24">&amp;i/o-encoding</text:span></text:span></text:p>
      <text:p text:style-name="Index"><text:span text:style-name="Category"><text:span text:style-name="T9">Function:</text:span></text:span><text:span text:style-name="Category"><text:span text:style-name="T24">make-i/o-encoding-error </text:span></text:span><text:span text:style-name="Category"><text:span text:style-name="T33">port char</text:span></text:span></text:p>
      <text:p text:style-name="Index"><text:span text:style-name="Category"><text:span text:style-name="T9">Function:</text:span></text:span><text:span text:style-name="Category"><text:span text:style-name="T24">i/o-encoding-error?</text:span></text:span><text:span text:style-name="T18"> obj</text:span></text:p>
      <text:p text:style-name="Index"><text:span text:style-name="Category"><text:span text:style-name="T9">Function:</text:span></text:span><text:span text:style-name="Category"><text:span text:style-name="T24">i/o-encoding-error-char</text:span></text:span><text:span text:style-name="T18"> obj</text:span></text:p>
      <text:p text:style-name="P10">[R6RS] An exception with this type is raised when one of the operations for textual output to a port encounters a character that cannot be translated into bytes by the output direction of the port’s transcoder. <text:span text:style-name="T17">Char</text:span> is the character that could not be encoded.</text:p>
      <text:p text:style-name="Index"><text:span text:style-name="Category"><text:span text:style-name="T9">Macro:</text:span></text:span><text:span text:style-name="Category"><text:span text:style-name="T24">error-handling-mode</text:span></text:span><text:span text:style-name="T18"> error-handling-mode-symbol</text:span></text:p>
      <text:p text:style-name="P10">[R6RS] <text:span text:style-name="T17">Error-handling-mode-symbol</text:span> should be a symbol whose name is one of <text:span text:style-name="T17">ignore, raise,</text:span> and <text:span text:style-name="T17">replace</text:span>. The form evaluates to the corresponding symbol.</text:p>
      <text:p text:style-name="Index"><text:span text:style-name="Category"><text:span text:style-name="T9">Function:</text:span></text:span><text:span text:style-name="Category"><text:span text:style-name="T24">make-transcoder</text:span></text:span><text:span text:style-name="T18"> codec :optional eol-style handling-mode</text:span></text:p>
      <text:p text:style-name="P10">[R6RS] <text:span text:style-name="T17">Codec</text:span> must be a codec; <text:span text:style-name="T17">eol-style</text:span>, if present, an eol-style symbol; and <text:span text:style-name="T17">handling-mode</text:span>, if present, an error-handling-mode symbol. <text:span text:style-name="T17">Eol-style</text:span> may be omitted, in which case it defaults to the native end-of-line style of the underlying platform. <text:span text:style-name="T17">Handling-mode</text:span> may be omitted, in which case it defaults to replace. The result is a transcoder with the behavior specified by its arguments.</text:p>
      <text:p text:style-name="Index"><text:span text:style-name="Category"><text:span text:style-name="T9">Function:</text:span></text:span><text:span text:style-name="Category"><text:span text:style-name="T24">native-transcoder</text:span></text:span></text:p>
      <text:p text:style-name="P10">[R6RS] Returns platform dependent transcoder.</text:p>
      <text:p text:style-name="Index"><text:span text:style-name="Category"><text:span text:style-name="T9">Function:</text:span></text:span><text:span text:style-name="Category"><text:span text:style-name="T24">transcoder-codec </text:span></text:span><text:span text:style-name="Category"><text:span text:style-name="T33">transcoder</text:span></text:span></text:p>
      <text:p text:style-name="Index"><text:span text:style-name="Category"><text:span text:style-name="T9">Function:</text:span></text:span><text:span text:style-name="Category"><text:span text:style-name="T24">transcoder-eol-style </text:span></text:span><text:span text:style-name="Category"><text:span text:style-name="T33">transcoder</text:span></text:span></text:p>
      <text:p text:style-name="Index"><text:span text:style-name="Category"><text:span text:style-name="T9">Function:</text:span></text:span><text:span text:style-name="Category"><text:span text:style-name="T24">transcoder-error-handling-mode </text:span></text:span><text:span text:style-name="Category"><text:span text:style-name="T33">transcoder</text:span></text:span></text:p>
      <text:p text:style-name="P10">[R6RS] These are accessors for transcoder objects; when applied to a transcoder returned by <text:span text:style-name="T17">make-transcoder</text:span>, they return the <text:span text:style-name="T17">codec, eol-style</text:span>, and <text:span text:style-name="T17">handling-mode</text:span> arguments, respectively.</text:p>
      <text:p text:style-name="Index"><text:span text:style-name="Category"><text:span text:style-name="T9">Function:</text:span></text:span><text:span text:style-name="Category"><text:span text:style-name="T24">bytevector-&gt;string </text:span></text:span><text:span text:style-name="Category"><text:span text:style-name="T33">bytevector transcoder</text:span></text:span></text:p>
      <text:p text:style-name="P10">[R6RS] Returns the string that results from transcoding the <text:span text:style-name="T17">bytevector</text:span> according to the input direction of the transcoder.</text:p>
      <text:p text:style-name="Index"><text:span text:style-name="Category"><text:span text:style-name="T9">Function:</text:span></text:span><text:span text:style-name="Category"><text:span text:style-name="T24">string-&gt;bytevector </text:span></text:span><text:span text:style-name="Category"><text:span text:style-name="T33">string transcoder</text:span></text:span></text:p>
      <text:p text:style-name="P10">[R6RS] Returns the bytevector that results from transcoding the <text:span text:style-name="T17">string</text:span> according to the output direction of the transcoder.</text:p>
      <text:h text:style-name="Heading_20_3" text:outline-level="3"><text:soft-page-break/>End-of-file object</text:h>
      <text:p text:style-name="Index"><text:span text:style-name="Category"><text:span text:style-name="T9">Function:</text:span></text:span><text:span text:style-name="Category"><text:span text:style-name="T24">eof-object</text:span></text:span></text:p>
      <text:p text:style-name="P10">[R6RS] Returns the end-of-file object. </text:p>
      <text:p text:style-name="Index"><text:span text:style-name="Category"><text:span text:style-name="T9">Function:</text:span></text:span><text:span text:style-name="Category"><text:span text:style-name="T24">eof-object?</text:span></text:span><text:span text:style-name="Category"><text:span text:style-name="T25"> </text:span></text:span><text:span text:style-name="Category"><text:span text:style-name="T33">obj</text:span></text:span></text:p>
      <text:p text:style-name="P10">[R6RS] Returns #t if <text:span text:style-name="T17">obj</text:span> is the end-of-file object, #f otherwise.</text:p>
      <text:h text:style-name="Heading_20_3" text:outline-level="3">Input and output ports</text:h>
      <text:p text:style-name="Index"><text:span text:style-name="Category"><text:span text:style-name="T9">Function:</text:span></text:span><text:span text:style-name="Category"><text:span text:style-name="T24">port?</text:span></text:span><text:span text:style-name="Category"><text:span text:style-name="T25"> </text:span></text:span><text:span text:style-name="Category"><text:span text:style-name="T33">obj</text:span></text:span></text:p>
      <text:p text:style-name="P10">[R6RS] Returns #t if <text:span text:style-name="T17">obj</text:span> is port, #f otherwise.</text:p>
      <text:p text:style-name="Index"><text:span text:style-name="Category"><text:span text:style-name="T9">Function:</text:span></text:span><text:span text:style-name="Category"><text:span text:style-name="T24">port-transcoder</text:span></text:span><text:span text:style-name="Category"><text:span text:style-name="T25"> </text:span></text:span><text:span text:style-name="Category"><text:span text:style-name="T33">port</text:span></text:span></text:p>
      <text:p text:style-name="P10">[R6RS] Returns the transcoder associated with port if port is textual and has an associated transcoder, and returns #f if port is binary or does not have an associated transcoder.</text:p>
      <text:p text:style-name="Index"><text:span text:style-name="Category"><text:span text:style-name="T9">Function:</text:span></text:span><text:span text:style-name="Category"><text:span text:style-name="T24">textual-port?</text:span></text:span><text:span text:style-name="Category"><text:span text:style-name="T25"> </text:span></text:span><text:span text:style-name="Category"><text:span text:style-name="T33">obj</text:span></text:span></text:p>
      <text:p text:style-name="Index"><text:span text:style-name="Category"><text:span text:style-name="T9">Function:</text:span></text:span><text:span text:style-name="Category"><text:span text:style-name="T24">binary-port?</text:span></text:span><text:span text:style-name="Category"><text:span text:style-name="T25"> </text:span></text:span><text:span text:style-name="Category"><text:span text:style-name="T33">obj</text:span></text:span></text:p>
      <text:p text:style-name="P10">[R6RS] The <text:span text:style-name="T17">textual-port?</text:span> procedure returns #t if <text:span text:style-name="T17">port</text:span> is textual, and returns #f otherwise. The <text:span text:style-name="T17">binary-port?</text:span> procedure returns #t if <text:span text:style-name="T17">port</text:span> is binary, and returns #f otherwise. </text:p>
      <text:p text:style-name="Index"><text:span text:style-name="Category"><text:span text:style-name="T9">Function:</text:span></text:span><text:span text:style-name="Category"><text:span text:style-name="T24">transcoded-port</text:span></text:span><text:span text:style-name="Category"><text:span text:style-name="T25"> </text:span></text:span><text:span text:style-name="Category"><text:span text:style-name="T33">binary-port transcoder</text:span></text:span></text:p>
      <text:p text:style-name="P10">[R6RS] The <text:span text:style-name="T17">transcoded-port</text:span> procedure returns a new textual port with the specified <text:span text:style-name="T17">transcoder</text:span>. Otherwise the new textual port’s state is largely the same as that of <text:span text:style-name="T17">binary-port</text:span>. If <text:span text:style-name="T17">binary-port</text:span> is an input port, the new textual port will be an input port and will transcode the bytes that have not yet been read from <text:span text:style-name="T17">binary-port</text:span>. If <text:span text:style-name="T17">binary-port</text:span> is an output port, the new textual port will be an output port and will transcode output characters into bytes that are written to the byte sink represented by <text:span text:style-name="T17">binary-port</text:span>.</text:p>
      <text:p text:style-name="Index"><text:span text:style-name="Category"><text:span text:style-name="T9">Function:</text:span></text:span><text:span text:style-name="Category"><text:span text:style-name="T24">port-has-port-position?</text:span></text:span><text:span text:style-name="Category"><text:span text:style-name="T25"> </text:span></text:span><text:span text:style-name="Category"><text:span text:style-name="T33">port</text:span></text:span></text:p>
      <text:p text:style-name="Index"><text:span text:style-name="Category"><text:span text:style-name="T9">Function:</text:span></text:span><text:span text:style-name="Category"><text:span text:style-name="T24">port-position</text:span></text:span><text:span text:style-name="Category"><text:span text:style-name="T25"> </text:span></text:span><text:span text:style-name="Category"><text:span text:style-name="T33">port</text:span></text:span></text:p>
      <text:p text:style-name="P10">[R6RS] The <text:span text:style-name="T17">port-has-port-position?</text:span> procedure returns #t if the port supports the <text:span text:style-name="T17">port-position</text:span> operation, and #f otherwise.</text:p>
      <text:p text:style-name="P10"><text:s/>The <text:span text:style-name="T17">port-position</text:span> procedure returns the index of the position at which the next position would be read from or written to the port as an exact non-negative integer object.</text:p>
      <text:p text:style-name="Index"><text:span text:style-name="Category"><text:span text:style-name="T9">Function:</text:span></text:span><text:span text:style-name="Category"><text:span text:style-name="T24">port-has-set-port-position!?</text:span></text:span><text:span text:style-name="Category"><text:span text:style-name="T25"> </text:span></text:span><text:span text:style-name="Category"><text:span text:style-name="T33">port</text:span></text:span></text:p>
      <text:p text:style-name="Index"><text:span text:style-name="Category"><text:span text:style-name="T9">Function:</text:span></text:span><text:span text:style-name="Category"><text:span text:style-name="T24">set-port-position</text:span></text:span><text:span text:style-name="Category"><text:span text:style-name="T25"> </text:span></text:span><text:span text:style-name="Category"><text:span text:style-name="T33">port pos</text:span></text:span></text:p>
      <text:p text:style-name="P10">[R6RS] The <text:span text:style-name="T17">port-has-set-port-position!?</text:span> procedure returns #t if the <text:span text:style-name="T17">port</text:span> supports the <text:span text:style-name="T17">set-port-position!</text:span> operation, and #f otherwise.</text:p>
      <text:p text:style-name="P10">The <text:span text:style-name="T17">set-port-position!</text:span> procedure raises an exception with condition type <text:span text:style-name="T17">&amp;assertion</text:span> if the <text:span text:style-name="T17">port</text:span> does not support the operation, and an exception with condition type <text:span text:style-name="T17">&amp;i/o-invalid-position</text:span> if <text:span text:style-name="T17">pos</text:span> is not in the range of valid positions of port. Otherwise, it sets the current position of the <text:span text:style-name="T17">port</text:span> to <text:span text:style-name="T17">pos</text:span>. If <text:span text:style-name="T17">port</text:span> is an output port, <text:span text:style-name="T17">set-port-position!</text:span> first flushes port.</text:p>
      <text:p text:style-name="P10">On Sagittarius Scheme, binary port and string port have port-position but transcoded file port does not support the <text:span text:style-name="T17">port-position </text:span>and <text:span text:style-name="T17">set-port-position!.</text:span></text:p>
      <text:p text:style-name="Index"><text:span text:style-name="Category"><text:span text:style-name="T9">Function:</text:span></text:span><text:span text:style-name="Category"><text:span text:style-name="T24">close-port</text:span></text:span><text:span text:style-name="Category"><text:span text:style-name="T25"> </text:span></text:span><text:span text:style-name="Category"><text:span text:style-name="T33">port</text:span></text:span></text:p>
      <text:p text:style-name="First_20_line_20_indent">[R6RS] Closes the port, rendering the port incapable of delivering or accepting data. If <text:span text:style-name="T17">port</text:span> is an output port, it is flushed before being closed. This has no effect if the port has already been closed. A closed port is still a port. The <text:span text:style-name="T17">close-port</text:span> procedure returns unspecified values.</text:p>
      <text:p text:style-name="Index"><text:span text:style-name="Category"><text:span text:style-name="T9">Function:</text:span></text:span><text:span text:style-name="Category"><text:span text:style-name="T24">call-with-port</text:span></text:span><text:span text:style-name="Category"><text:span text:style-name="T25"> </text:span></text:span><text:span text:style-name="Category"><text:span text:style-name="T33">proc port</text:span></text:span></text:p>
      <text:p text:style-name="First_20_line_20_indent">[R6RS] <text:span text:style-name="T17">Proc</text:span> must accept one argument. The <text:span text:style-name="T17">call-with-port</text:span> procedure calls <text:span text:style-name="T17">proc</text:span> with <text:span text:style-name="T17">port</text:span> as an <text:soft-page-break/>argument. If <text:span text:style-name="T17">proc</text:span> returns, <text:span text:style-name="T17">port</text:span> is closed automatically and the values returned by <text:span text:style-name="T17">proc</text:span> are returned. If <text:span text:style-name="T17">proc</text:span> does not return, <text:span text:style-name="T17">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9">Function:</text:span></text:span><text:span text:style-name="Category"><text:span text:style-name="T24">input-port?</text:span></text:span><text:span text:style-name="Category"><text:span text:style-name="T25"> </text:span></text:span><text:span text:style-name="Category"><text:span text:style-name="T33">obj</text:span></text:span></text:p>
      <text:p text:style-name="P10">[R6RS] Returns #t if <text:span text:style-name="T17">obj</text:span> is an input port (or a combined input and output port), #f otherwise.</text:p>
      <text:p text:style-name="Index"><text:span text:style-name="Category"><text:span text:style-name="T9">Function:</text:span></text:span><text:span text:style-name="Category"><text:span text:style-name="T24">port-eof?</text:span></text:span><text:span text:style-name="Category"><text:span text:style-name="T25"> </text:span></text:span><text:span text:style-name="Category"><text:span text:style-name="T33">input-port</text:span></text:span></text:p>
      <text:p text:style-name="P10">[R6RS] Returns #t if the <text:span text:style-name="T17">lookahead-u8</text:span> procedure (if <text:span text:style-name="T17">input-port</text:span> is a binary port) or the <text:span text:style-name="T17">lookahead-char</text:span> procedure (if <text:span text:style-name="T17">input-port </text:span>is a textual port) would return the end-of-file object, and #f otherwise.</text:p>
      <text:p text:style-name="Index"><text:span text:style-name="Category"><text:span text:style-name="T9">Function:</text:span></text:span><text:span text:style-name="Category"><text:span text:style-name="T24">open-file-input-port</text:span></text:span><text:span text:style-name="Category"><text:span text:style-name="T25"> </text:span></text:span><text:span text:style-name="Category"><text:span text:style-name="T33">filename :optional file-options buffer-mode maybe-transcoder</text:span></text:span></text:p>
      <text:p text:style-name="P10">[R6RS] <text:span text:style-name="T17">Maybe-transcoder</text:span> must be either a transcoder or #f.</text:p>
      <text:p text:style-name="P10">The <text:span text:style-name="T17">file-options</text:span> argument, which may determine various aspects of the returned port, defaults to the value of (file-options).</text:p>
      <text:p text:style-name="P10">The <text:span text:style-name="T17">buffer-mode</text:span> argument, if supplied, must be one of the symbols that name a buffer mode. The <text:span text:style-name="T17">buffer-mode</text:span> argument defaults to <text:span text:style-name="T17">block</text:span>.</text:p>
      <text:p text:style-name="P10">If <text:span text:style-name="T17">maybe-transcoder</text:span> is a transcoder, it becomes the transcoder associated with the returned port.</text:p>
      <text:p text:style-name="P10">If <text:span text:style-name="T17">maybe-transcoder</text:span> is #f or absent, the port will be a binary port, otherwise the port will be textual port.</text:p>
      <text:p text:style-name="Index"><text:span text:style-name="Category"><text:span text:style-name="T9">Function:</text:span></text:span><text:span text:style-name="Category"><text:span text:style-name="T24">open-bytevector-input-port</text:span></text:span><text:span text:style-name="Category"><text:span text:style-name="T33"> bytevector :optional maybe-transcoder</text:span></text:span></text:p>
      <text:p text:style-name="P10">[R6RS] <text:span text:style-name="T17">Maybe-transcoder</text:span> must be either a transcoder or #f.</text:p>
      <text:p text:style-name="P10">The <text:span text:style-name="T17">open-bytevector-input-port</text:span> procedure returns an input port whose bytes are drawn from <text:span text:style-name="T17">bytevector</text:span>. If transcoder is specified, it becomes the transcoder associated with the returned port.</text:p>
      <text:p text:style-name="P10">If <text:span text:style-name="T17">maybe-transcoder</text:span> is #f or absent, the port will be a binary port, otherwise the port will be textual port.</text:p>
      <text:p text:style-name="Index"><text:span text:style-name="Category"><text:span text:style-name="T9">Function:</text:span></text:span><text:span text:style-name="Category"><text:span text:style-name="T24">open-string-input-port</text:span></text:span><text:span text:style-name="Category"><text:span text:style-name="T33"> string</text:span></text:span></text:p>
      <text:p text:style-name="P10">[R6RS] Returns a textual input port whose characters are drawn from <text:span text:style-name="T17">string</text:span>.</text:p>
      <text:p text:style-name="P10">These procedures reuse the given arguments, thus if <text:span text:style-name="T17">bytevector</text:span> is modified after <text:span text:style-name="T17">open-bytevector-input-port</text:span> has been called, it affects the result of the port. So does <text:span text:style-name="T17">open-string-input-port</text:span>.</text:p>
      <text:p text:style-name="Index"><text:span text:style-name="Category"><text:span text:style-name="T9">Function:</text:span></text:span><text:span text:style-name="Category"><text:span text:style-name="T24">standard-input-port</text:span></text:span></text:p>
      <text:p text:style-name="P10">[R6RS] Returns a fresh binary input port connected to standard input.</text:p>
      <text:p text:style-name="Index"><text:span text:style-name="Category"><text:span text:style-name="T9">Function:</text:span></text:span><text:span text:style-name="Category"><text:span text:style-name="T24">current-input-port</text:span></text:span><text:span text:style-name="Category"><text:span text:style-name="T25"> </text:span></text:span><text:span text:style-name="Category"><text:span text:style-name="T33">:optional port</text:span></text:span></text:p>
      <text:p text:style-name="P10">[R6RS+] If <text:span text:style-name="T17">port</text:span> is given, the <text:span text:style-name="T17">current-input-port</text:span> sets <text:span text:style-name="T17">port</text:span> as a default port for input. Otherwise it returns a default input port.</text:p>
      <text:p text:style-name="Index"><text:span text:style-name="Category"><text:span text:style-name="T9">Function:</text:span></text:span><text:span text:style-name="Category"><text:span text:style-name="T24">make-custom-binary-input-port</text:span></text:span><text:span text:style-name="Category"><text:span text:style-name="T25"> </text:span></text:span><text:span text:style-name="Category"><text:span text:style-name="T33">id read! get-position set-position! close</text:span></text:span></text:p>
      <text:p text:style-name="P10">[R6RS] Returns a newly created binary input port whose byte source is an arbitrary algorithm represented by the <text:span text:style-name="T17">read!</text:span> procedure. <text:span text:style-name="T17">Id</text:span> must be a string naming the new port, provided for informational purposes only. <text:span text:style-name="T17">Read!</text:span> must be a procedure and should behave as specified below; it will be called by operations that perform binary input.</text:p>
      <text:p text:style-name="P10">Each of the remaining arguments may be #f; if any of those arguments is not #f, it must be a procedure and should behave as specified below.</text:p>
      <text:list xml:id="list34347268" text:style-name="L9">
        <text:list-item>
          <text:p text:style-name="P48">(<text:span text:style-name="T17">read! bytevector start count</text:span>)</text:p>
          <text:p text:style-name="P48"><text:soft-page-break/>Start will be a non-negative exact integer object, count will be a positive exact integer object, and <text:span text:style-name="T17">bytevector</text:span> will be a bytevector whose length is at least <text:span text:style-name="T17">start</text:span> + <text:span text:style-name="T17">count</text:span>. The <text:span text:style-name="T17">read!</text:span> procedure should obtain up to count bytes from the byte source, and should write those bytes into <text:span text:style-name="T17">bytevector</text:span> starting at index start. The <text:span text:style-name="T17">read!</text:span> procedure should return an exact integer object. This integer object should represent the number of bytes that it has read. To indicate an end of file, the <text:span text:style-name="T17">read!</text:span> procedure should write no bytes and return 0.</text:p>
        </text:list-item>
        <text:list-item>
          <text:p text:style-name="P48"><text:s/>(<text:span text:style-name="T17">get-position</text:span>)</text:p>
          <text:p text:style-name="P48"><text:s/>The <text:span text:style-name="T17">get-position</text:span> procedure (if supplied) should return an exact integer object representing the current position of the input port. If not supplied, the custom port will not support the <text:span text:style-name="T17">port-position</text:span> operation.</text:p>
        </text:list-item>
        <text:list-item>
          <text:p text:style-name="P48">(<text:span text:style-name="T17">set-position! pos</text:span>)</text:p>
          <text:p text:style-name="P48"><text:span text:style-name="T17">Pos</text:span> will be a non-negative exact integer object. The <text:span text:style-name="T17">set-position!</text:span> procedure (if supplied) should set the position of the input port to <text:span text:style-name="T17">pos</text:span>. If not supplied, the custom port will not support the <text:span text:style-name="T17">set-port-position!</text:span> operation.</text:p>
        </text:list-item>
        <text:list-item>
          <text:p text:style-name="P48">(<text:span text:style-name="T17">close</text:span>)</text:p>
          <text:p text:style-name="P48">The <text:span text:style-name="T17">close</text:span> procedure (if supplied) should perform any actions that are necessary when the input port is closed.</text:p>
        </text:list-item>
      </text:list>
      <text:p text:style-name="Index"><text:span text:style-name="Category"><text:span text:style-name="T9">Function:</text:span></text:span><text:span text:style-name="Category"><text:span text:style-name="T24">make-custom-textual-input-port</text:span></text:span><text:span text:style-name="Category"><text:span text:style-name="T25"> </text:span></text:span><text:span text:style-name="Category"><text:span text:style-name="T33">id read! get-position set-position! close</text:span></text:span></text:p>
      <text:p text:style-name="First_20_line_20_indent">[R6RS] Returns a newly created textual input port whose character source is an arbitrary algorithm represented by the <text:span text:style-name="T17">read!</text:span> procedure. <text:span text:style-name="T17">Id</text:span> must be a string naming the new port, provided for informational purposes only. <text:span text:style-name="T17">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34338720" text:style-name="L10">
        <text:list-item>
          <text:p text:style-name="P50">(<text:span text:style-name="T17">read! string start count</text:span>)</text:p>
          <text:p text:style-name="P50">Start will be a non-negative exact integer object, count will be a positive exact integer object, and <text:span text:style-name="T17">string</text:span> will be a string whose length is at least <text:span text:style-name="T17">start</text:span> + <text:span text:style-name="T17">count</text:span>. The <text:span text:style-name="T17">read!</text:span> procedure should obtain up to count characters from the character source, and should write those characters into string starting at index start. The <text:span text:style-name="T17">read!</text:span> procedure should return an exact integer object representing the number of characters that it has written. To indicate an end of file, the read! procedure should write no bytes and return 0.</text:p>
        </text:list-item>
        <text:list-item>
          <text:p text:style-name="P50">(<text:span text:style-name="T17">get-position</text:span>)</text:p>
          <text:p text:style-name="P50">The <text:span text:style-name="T17">get-position</text:span> procedure (if supplied) should return a single value. The return value should represent the current position of the input port. If not supplied, the custom port will not support the <text:span text:style-name="T17">port-position</text:span> operation.</text:p>
        </text:list-item>
        <text:list-item>
          <text:p text:style-name="P50">(<text:span text:style-name="T17">set-position! pos</text:span>)</text:p>
          <text:p text:style-name="P50">The <text:span text:style-name="T17">set-position!</text:span> procedure (if supplied) should set the position of the input port to <text:span text:style-name="T17">pos</text:span> if <text:span text:style-name="T17">pos</text:span> is the return value of a call to <text:span text:style-name="T17">get-position</text:span>. If not supplied, the custom port will not support the <text:span text:style-name="T17">set-port-position!</text:span> operation.</text:p>
        </text:list-item>
        <text:list-item>
          <text:p text:style-name="P50"><text:s/>(<text:span text:style-name="T17">close</text:span>)</text:p>
          <text:p text:style-name="P50">The <text:span text:style-name="T17">close</text:span> procedure (if supplied) should perform any actions that are necessary when the input port is closed.</text:p>
        </text:list-item>
      </text:list>
      <text:h text:style-name="Heading_20_3" text:outline-level="3"><text:soft-page-break/>Binary input</text:h>
      <text:p text:style-name="Index"><text:span text:style-name="Category"><text:span text:style-name="T9">Function:</text:span></text:span><text:span text:style-name="Category"><text:span text:style-name="T24">get-u8</text:span></text:span><text:span text:style-name="Category"><text:span text:style-name="T25"> </text:span></text:span><text:span text:style-name="Category"><text:span text:style-name="T33">binary-input-port</text:span></text:span></text:p>
      <text:p text:style-name="First_20_line_20_indent">[R6RS] Reads from <text:span text:style-name="T17">binary-input-port</text:span>, blocking as necessary, until a byte is available from <text:span text:style-name="T17">binary-input-port</text:span> or until an end of file is reached. If a byte becomes available, <text:span text:style-name="T17">get-u8</text:span> returns the byte as an octet and updates <text:span text:style-name="T17">binary-input-port</text:span> to point just past that byte. If no input byte is seen before an end of file is reached, the end-of-file object is returned.</text:p>
      <text:p text:style-name="Index"><text:span text:style-name="Category"><text:span text:style-name="T9">Function:</text:span></text:span><text:span text:style-name="Category"><text:span text:style-name="T24">lookahead-u8</text:span></text:span><text:span text:style-name="Category"><text:span text:style-name="T25"> </text:span></text:span><text:span text:style-name="Category"><text:span text:style-name="T33">binary-input-port</text:span></text:span></text:p>
      <text:p text:style-name="First_20_line_20_indent">[R6RS] The <text:span text:style-name="T17">lookahead-u8</text:span> procedure is like <text:span text:style-name="T17">get-u8</text:span>, but it does not update <text:span text:style-name="T17">binary-input-port</text:span> to point past the byte.</text:p>
      <text:p text:style-name="Index"><text:span text:style-name="Category"><text:span text:style-name="T9">Function:</text:span></text:span><text:span text:style-name="Category"><text:span text:style-name="T24">get-bytevector-n</text:span></text:span><text:span text:style-name="Category"><text:span text:style-name="T25"> </text:span></text:span><text:span text:style-name="Category"><text:span text:style-name="T33">binary-input-port count :optional reckless</text:span></text:span></text:p>
      <text:p text:style-name="First_20_line_20_indent">[R6RS] <text:span text:style-name="T17">Count</text:span> must be an exact, non-negative integer object representing the number of bytes to be read.</text:p>
      <text:p text:style-name="First_20_line_20_indent">The <text:span text:style-name="T17">get-bytevector-n</text:span> procedure reads from <text:span text:style-name="T17">binary-input-port</text:span>, blocking as necessary, until <text:span text:style-name="T17">count</text:span> bytes are available from <text:span text:style-name="T17">binary-input-port</text:span> or until an end of file is reached. If <text:span text:style-name="T17">count</text:span> bytes are available before an end of file, <text:span text:style-name="T17">get-bytevector-n</text:span> returns a bytevector of size <text:span text:style-name="T17">count</text:span>. If fewer bytes are available before an end of file, <text:span text:style-name="T17">get-bytevector-n</text:span> returns a bytevector containing those bytes. In either case, the input port is updated to point just past the bytes read. If an end of file is reached before any bytes are available, <text:span text:style-name="T17">get-bytevector-n</text:span> returns the end-of-file object.</text:p>
      <text:p text:style-name="Index"><text:span text:style-name="Category"><text:span text:style-name="T9">Function:</text:span></text:span><text:span text:style-name="Category"><text:span text:style-name="T24">get-bytevector-n!</text:span></text:span><text:span text:style-name="Category"><text:span text:style-name="T25"> </text:span></text:span><text:span text:style-name="Category"><text:span text:style-name="T33">binary-input-port bytevector start count :optional reckless</text:span></text:span></text:p>
      <text:p text:style-name="First_20_line_20_indent">[R6RS] <text:span text:style-name="T17">Count</text:span> must be an exact, non-negative integer object, representing the number of bytes to be read. <text:span text:style-name="T17">bytevector</text:span> must be a bytevector with at least <text:span text:style-name="T17">start</text:span> + <text:span text:style-name="T17">count</text:span> elements.</text:p>
      <text:p text:style-name="First_20_line_20_indent">The <text:span text:style-name="T17">get-bytevector-n!</text:span> procedure reads from <text:span text:style-name="T17">binary-input-port,</text:span> blocking as necessary, until <text:span text:style-name="T17">count</text:span> bytes are available from <text:span text:style-name="T17">binary-input-port</text:span> or until an end of file is reached. If <text:span text:style-name="T17">count</text:span> bytes are available before an end of file, they are written into <text:span text:style-name="T17">bytevector</text:span> starting at index <text:span text:style-name="T17">start</text:span>, and the result is <text:span text:style-name="T17">count</text:span>. If fewer bytes are available before the next end of file, the available bytes are written into <text:span text:style-name="T17">bytevector</text:span> starting at index <text:span text:style-name="T17">start</text:span>, and the result is a number object representing the number of bytes actually read. In either case, the input port is updated to point just past the bytes read. If an end of file is reached before any bytes are available, <text:span text:style-name="T17">get-bytevector-n!</text:span> returns the end-of-file object.</text:p>
      <text:p text:style-name="Index"><text:span text:style-name="Category"><text:span text:style-name="T9">Function:</text:span></text:span><text:span text:style-name="Category"><text:span text:style-name="T24">get-bytevector-some</text:span></text:span><text:span text:style-name="Category"><text:span text:style-name="T25"> </text:span></text:span><text:span text:style-name="Category"><text:span text:style-name="T33">binary-input-port :optional reckless</text:span></text:span></text:p>
      <text:p text:style-name="First_20_line_20_indent">[R6RS] Reads from <text:span text:style-name="T17">binary-input-port</text:span>, blocking as necessary, until bytes are available from <text:span text:style-name="T17">binary-input-port </text:span>or until an end of file is reached. If bytes become available, <text:span text:style-name="T17">get-bytevector-some</text:span> returns a freshly allocated bytevector containing the initial available bytes (at least one and maximum 512 bytes), and it updates <text:span text:style-name="T17">binary-input-port</text:span> to point just past these bytes. If no input bytes are seen before an end of file is reached, the end-of-file object is returned. </text:p>
      <text:p text:style-name="Index"><text:span text:style-name="Category"><text:span text:style-name="T9">Function:</text:span></text:span><text:span text:style-name="Category"><text:span text:style-name="T24">get-bytevector-all</text:span></text:span><text:span text:style-name="Category"><text:span text:style-name="T25"> </text:span></text:span><text:span text:style-name="Category"><text:span text:style-name="T33">binary-input-port :optional reckless</text:span></text:span></text:p>
      <text:p text:style-name="First_20_line_20_indent">[R6RS] Attempts to read all bytes until the next end of file, blocking as necessary. If one or more bytes are read, <text:span text:style-name="T17">get-bytevector-all</text:span> returns a bytevector containing all bytes up to the next end of file. Otherwise, <text:span text:style-name="T17">get-bytevector-all</text:span> returns the end-of-file object.</text:p>
      <text:p text:style-name="First_20_line_20_indent">These procedures can take optional argument <text:span text:style-name="T17">reckless</text:span><text:span text:style-name="T7">. If this is given, these procedures can read bytes from textual port. This optional argument is for socket programming. Users needs to make sure that the given port can be read as textual port after reading port recklessly.</text:span></text:p>
      <text:h text:style-name="P58" text:outline-level="3">Textual Input</text:h>
      <text:p text:style-name="Index"><text:span text:style-name="Category"><text:span text:style-name="T9">Function:</text:span></text:span><text:span text:style-name="Category"><text:span text:style-name="T24">get-char</text:span></text:span><text:span text:style-name="Category"><text:span text:style-name="T25"> </text:span></text:span><text:span text:style-name="Category"><text:span text:style-name="T33">textual-input-port</text:span></text:span></text:p>
      <text:p text:style-name="P11">[R6RS] Reads from <text:span text:style-name="T17">textual-input-port</text:span>, blocking as necessary, until a complete character is available from textual-input-port, or until an end of file is reached.</text:p>
      <text:p text:style-name="P11">If a complete character is available before the next end of file, <text:span text:style-name="T17">get-char</text:span> returns that character and <text:soft-page-break/>updates the input port to point past the character. If an end of file is reached before any character is read, <text:span text:style-name="T17">get-char</text:span> returns the end-of-file object. </text:p>
      <text:p text:style-name="Index"><text:span text:style-name="Category"><text:span text:style-name="T9">Function:</text:span></text:span><text:span text:style-name="Category"><text:span text:style-name="T24">lookahead-char</text:span></text:span><text:span text:style-name="Category"><text:span text:style-name="T25"> </text:span></text:span><text:span text:style-name="Category"><text:span text:style-name="T33">textual-input-port</text:span></text:span></text:p>
      <text:p text:style-name="P11">[R6RS] The <text:span text:style-name="T17">lookahead-char</text:span> procedure is like <text:span text:style-name="T17">get-char</text:span>, but it does not update <text:span text:style-name="T17">textual-input-port</text:span> to point past the character.</text:p>
      <text:p text:style-name="Index"><text:span text:style-name="Category"><text:span text:style-name="T9">Function:</text:span></text:span><text:span text:style-name="Category"><text:span text:style-name="T24">get-string-n</text:span></text:span><text:span text:style-name="Category"><text:span text:style-name="T25"> </text:span></text:span><text:span text:style-name="Category"><text:span text:style-name="T33">textual-input-port count</text:span></text:span></text:p>
      <text:p text:style-name="P11">[R6RS] <text:span text:style-name="T17">Count</text:span> must be an exact, non-negative integer object, representing the number of characters to be read.</text:p>
      <text:p text:style-name="P11">The <text:span text:style-name="T17">get-string-n</text:span> procedure reads from textual-input-port, blocking as necessary, until <text:span text:style-name="T17">count</text:span> characters are available, or until an end of file is reached.</text:p>
      <text:p text:style-name="P11">If <text:span text:style-name="T17">count</text:span> characters are available before end of file, <text:span text:style-name="T17">get-string-n</text:span> returns a string consisting of those <text:span text:style-name="T17">count</text:span> characters. If fewer characters are available before an end of file, but one or more characters can be read, <text:span text:style-name="T17">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9">Function:</text:span></text:span><text:span text:style-name="Category"><text:span text:style-name="T24">get-string-n!</text:span></text:span><text:span text:style-name="Category"><text:span text:style-name="T25"> </text:span></text:span><text:span text:style-name="Category"><text:span text:style-name="T33">textual-input-port string start count</text:span></text:span></text:p>
      <text:p text:style-name="P11">[R6RS] <text:span text:style-name="T17">Start</text:span> and <text:span text:style-name="T17">count</text:span> must be exact, non-negative integer objects, with <text:span text:style-name="T17">count</text:span> representing the number of characters to be read. <text:span text:style-name="T17">String</text:span> must be a string with at least <text:span text:style-name="T17">start</text:span> + <text:span text:style-name="T17">count</text:span> characters.</text:p>
      <text:p text:style-name="P11">The <text:span text:style-name="T17">get-string-n!</text:span> procedure reads from <text:span text:style-name="T17">textual-input-port</text:span> in the same manner as <text:span text:style-name="T20">get-string-n</text:span>. If <text:span text:style-name="T17">count</text:span> characters are available before an end of file, they are written into <text:span text:style-name="T17">string</text:span> starting at index <text:span text:style-name="T17">start</text:span>, and <text:span text:style-name="T17">count</text:span> is returned. If fewer characters are available before an end of file, but one or more can be read, those characters are written into <text:span text:style-name="T17">string</text:span> starting at index <text:span text:style-name="T17">start</text:span> and the number of characters actually read is returned as an exact integer object. If no characters can be read before an end of file, the end-of-file object is returned.</text:p>
      <text:p text:style-name="Index"><text:span text:style-name="Category"><text:span text:style-name="T9">Function:</text:span></text:span><text:span text:style-name="Category"><text:span text:style-name="T24">get-string-all</text:span></text:span><text:span text:style-name="Category"><text:span text:style-name="T25"> </text:span></text:span><text:span text:style-name="Category"><text:span text:style-name="T33">textual-input-port</text:span></text:span></text:p>
      <text:p text:style-name="P11">[R6RS] Reads from <text:span text:style-name="T17">textual-input-port</text:span> until an end of file, decoding characters in the same manner as <text:span text:style-name="T17">get-string-n</text:span> and <text:span text:style-name="T17">get-string-n!</text:span>.</text:p>
      <text:p text:style-name="P11">If characters are available before the end of file, a string containing all the characters decoded from that data are returned. If no character precedes the end of file, the end-of-file object is returned. </text:p>
      <text:p text:style-name="Index"><text:span text:style-name="Category"><text:span text:style-name="T9">Function:</text:span></text:span><text:span text:style-name="Category"><text:span text:style-name="T24">get-line</text:span></text:span><text:span text:style-name="Category"><text:span text:style-name="T25"> </text:span></text:span><text:span text:style-name="Category"><text:span text:style-name="T33">textual-input-port</text:span></text:span></text:p>
      <text:p text:style-name="P11">[R6RS] Reads from <text:span text:style-name="T17">textual-input-port</text:span> up to and including the linefeed character or end of file, decoding characters in the same manner as <text:span text:style-name="T17">get-string-n</text:span> and <text:span text:style-name="T17">get-string-n!</text:span>.</text:p>
      <text:p text:style-name="P11">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9">Function:</text:span></text:span><text:span text:style-name="Category"><text:span text:style-name="T24">get-datum</text:span></text:span><text:span text:style-name="Category"><text:span text:style-name="T25"> </text:span></text:span><text:span text:style-name="Category"><text:span text:style-name="T33">textual-input-port</text:span></text:span></text:p>
      <text:p text:style-name="P11">[R6RS] Reads an external representation from <text:span text:style-name="T17">textual-input-port</text:span> and returns the datum it represents. The <text:span text:style-name="T17">get-datum</text:span> procedure returns the next datum that can be parsed from the given <text:span text:style-name="T17">textual-input-port</text:span>, updating <text:span text:style-name="T17">textual-input-port</text:span> to point exactly past the end of the external representation of the object.</text:p>
      <text:p text:style-name="P11">If a character inconsistent with an external representation is encountered in the input, an exception with condition types <text:span text:style-name="T17">&amp;lexical</text:span> and <text:span text:style-name="T17">&amp;i/o-read</text:span> is raised. Also, if the end of file is encountered after the beginning of an external representation, but the external representation is incomplete and therefore cannot be parsed, an exception with condition types <text:span text:style-name="T17">&amp;lexical</text:span> and <text:span text:style-name="T17">&amp;i/o-</text:span><text:soft-page-break/><text:span text:style-name="T17">read</text:span> is raised. </text:p>
      <text:h text:style-name="Heading_20_3" text:outline-level="3">Output ports</text:h>
      <text:p text:style-name="Index"><text:span text:style-name="Category"><text:span text:style-name="T9">Function:</text:span></text:span><text:span text:style-name="Category"><text:span text:style-name="T24">output-port?</text:span></text:span><text:span text:style-name="Category"><text:span text:style-name="T25"> </text:span></text:span><text:span text:style-name="Category"><text:span text:style-name="T33">obj</text:span></text:span></text:p>
      <text:p text:style-name="P10">[R6RS] Returns #t if <text:span text:style-name="T17">obj</text:span> is an output port (or a combined input and output port), #f otherwise.</text:p>
      <text:p text:style-name="Index"><text:span text:style-name="Category"><text:span text:style-name="T9">Function:</text:span></text:span><text:span text:style-name="Category"><text:span text:style-name="T24">flush-output-port</text:span></text:span><text:span text:style-name="Category"><text:span text:style-name="T25"> </text:span></text:span><text:span text:style-name="Category"><text:span text:style-name="T33">output-port</text:span></text:span></text:p>
      <text:p text:style-name="P10">[R6RS] Flushes any buffered output from the buffer of <text:span text:style-name="T17">output-port </text:span>to the underlying file, device, or object. The <text:span text:style-name="T17">flush-output-port</text:span> procedure returns unspecified values.</text:p>
      <text:p text:style-name="Index"><text:span text:style-name="Category"><text:span text:style-name="T9">Function:</text:span></text:span><text:span text:style-name="Category"><text:span text:style-name="T24">output-port-buffer-mode</text:span></text:span><text:span text:style-name="Category"><text:span text:style-name="T25"> </text:span></text:span><text:span text:style-name="Category"><text:span text:style-name="T33">output-port</text:span></text:span></text:p>
      <text:p text:style-name="P10">[R6RS] Returns the symbol that represents the buffer mode of <text:span text:style-name="T17">output-port</text:span>.</text:p>
      <text:p text:style-name="Index"><text:span text:style-name="Category"><text:span text:style-name="T9">Function:</text:span></text:span><text:span text:style-name="Category"><text:span text:style-name="T24">open-file-output-port</text:span></text:span><text:span text:style-name="Category"><text:span text:style-name="T25"> </text:span></text:span><text:span text:style-name="Category"><text:span text:style-name="T33">filename :optional file-options buffer-mode maybe-transcoder</text:span></text:span></text:p>
      <text:p text:style-name="P10">[R6RS] <text:span text:style-name="T17">Maybe-transcoder</text:span> must be either a transcoder or #f.</text:p>
      <text:p text:style-name="P10">The <text:span text:style-name="T17">open-file-output-port</text:span> procedure returns an output port for the named file.</text:p>
      <text:p text:style-name="P10">The <text:span text:style-name="T17">file-options</text:span> argument, which may determine various aspects of the returned port, defaults to the value of (file-options).</text:p>
      <text:p text:style-name="P10">The <text:span text:style-name="T17">buffer-mode</text:span> argument, if supplied, must be one of the symbols that name a buffer mode. The buffer-mode argument defaults to <text:span text:style-name="T17">block</text:span>.</text:p>
      <text:p text:style-name="P10">If <text:span text:style-name="T17">maybe-transcoder</text:span> is a transcoder, it becomes the transcoder associated with the port.</text:p>
      <text:p text:style-name="P10">If <text:span text:style-name="T17">maybe-transcoder</text:span> is #f or absent, the port will be a binary port, otherwise the port will be textual port.</text:p>
      <text:p text:style-name="Index"><text:span text:style-name="Category"><text:span text:style-name="T9">Function:</text:span></text:span><text:span text:style-name="Category"><text:span text:style-name="T24">open-bytevector-output-port</text:span></text:span><text:span text:style-name="Category"><text:span text:style-name="T25"> </text:span></text:span><text:span text:style-name="Category"><text:span text:style-name="T33">:optional maybe-transcoder</text:span></text:span></text:p>
      <text:p text:style-name="P10">[R6RS] <text:span text:style-name="T17">Maybe-transcoder</text:span> must be either a transcoder or #f.</text:p>
      <text:p text:style-name="P10">The <text:span text:style-name="T17">open-bytevector-output-port</text:span> procedure returns two values: an output port and an extraction procedure. The output port accumulates the bytes written to it for later extraction by the procedure.</text:p>
      <text:p text:style-name="P10">If <text:span text:style-name="T17">maybe-transcoder</text:span> is a transcoder, it becomes the transcoder associated with the port. If <text:span text:style-name="T17">maybe-transcoder</text:span> is #f or absent, the port will be a binary port, otherwise the port will be textual port.</text:p>
      <text:p text:style-name="P10">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9">Function:</text:span></text:span><text:span text:style-name="Category"><text:span text:style-name="T24">call-with-bytevector-output-port</text:span></text:span><text:span text:style-name="Category"><text:span text:style-name="T25"> </text:span></text:span><text:span text:style-name="Category"><text:span text:style-name="T33">proc</text:span></text:span><text:span text:style-name="Category"><text:span text:style-name="T25"> </text:span></text:span><text:span text:style-name="Category"><text:span text:style-name="T33">:optional maybe-transcoder</text:span></text:span></text:p>
      <text:p text:style-name="P10">[R6RS] <text:span text:style-name="T17">Proc</text:span> must accept one argument. <text:span text:style-name="T17">Maybe-transcoder </text:span>must be either a transcoder or #f.</text:p>
      <text:p text:style-name="P10">The <text:span text:style-name="T17">call-with-bytevector-output-port</text:span> procedure creates an output port that accumulates the bytes written to it and calls <text:span text:style-name="T17">proc</text:span> with that output port as an argument. Whenever <text:span text:style-name="T17">proc</text:span> returns, a bytevector consisting of all of the port’s accumulated bytes (regardless of the port’s current position) is returned and the port is closed.</text:p>
      <text:p text:style-name="P10">The transcoder associated with the output port is determined as for a call to <text:span text:style-name="T17">open-bytevector-output-port</text:span>.</text:p>
      <text:p text:style-name="Index"><text:span text:style-name="Category"><text:span text:style-name="T9">Function:</text:span></text:span><text:span text:style-name="Category"><text:span text:style-name="T24">open-string-output-port</text:span></text:span></text:p>
      <text:p text:style-name="P10">[R6RS] Returns two values: a textual output port and an extraction procedure. The output port accumulates the characters written to it for later extraction by the procedure.</text:p>
      <text:p text:style-name="P10">The extraction procedure takes no arguments. When called, it returns a string consisting of all of the port’s accumulated characters (regardless of the current position), removes the accumulated characters from the port, and resets the port’s position.</text:p>
      <text:p text:style-name="Index"><text:soft-page-break/><text:span text:style-name="Category"><text:span text:style-name="T9">Function:</text:span></text:span><text:span text:style-name="Category"><text:span text:style-name="T24">call-with-string-output-port</text:span></text:span><text:span text:style-name="Category"><text:span text:style-name="T25"> </text:span></text:span><text:span text:style-name="Category"><text:span text:style-name="T33">proc</text:span></text:span></text:p>
      <text:p text:style-name="P10">[R6RS] <text:span text:style-name="T17">Proc</text:span> must accept one argument. The <text:span text:style-name="T17">call-with-string-output-port</text:span> procedure creates a textual output port that accumulates the characters written to it and calls <text:span text:style-name="T17">proc</text:span> with that output port as an argument. Whenever <text:span text:style-name="T17">proc</text:span> returns, a string consisting of all of the port’s accumulated characters (regardless of the port’s current position) is returned and the port is closed.</text:p>
      <text:p text:style-name="Index"><text:span text:style-name="Category"><text:span text:style-name="T9">Function:</text:span></text:span><text:span text:style-name="Category"><text:span text:style-name="T24">standard-output-port</text:span></text:span></text:p>
      <text:p text:style-name="Index"><text:span text:style-name="Category"><text:span text:style-name="T9">Function:</text:span></text:span><text:span text:style-name="Category"><text:span text:style-name="T24">standard-error-port</text:span></text:span></text:p>
      <text:p text:style-name="P10">[R6RS] Returns a fresh binary output port connected to the standard output or standard error respectively.</text:p>
      <text:p text:style-name="Index"><text:span text:style-name="Category"><text:span text:style-name="T9">Function:</text:span></text:span><text:span text:style-name="Category"><text:span text:style-name="T24">current-output-port</text:span></text:span><text:span text:style-name="Category"><text:span text:style-name="T25"> </text:span></text:span><text:span text:style-name="Category"><text:span text:style-name="T33">:optional port</text:span></text:span></text:p>
      <text:p text:style-name="Index"><text:span text:style-name="Category"><text:span text:style-name="T9">Function:</text:span></text:span><text:span text:style-name="Category"><text:span text:style-name="T24">current-error-port</text:span></text:span><text:span text:style-name="Category"><text:span text:style-name="T25"> </text:span></text:span><text:span text:style-name="Category"><text:span text:style-name="T33">:optional port</text:span></text:span></text:p>
      <text:p text:style-name="P10">[R6RS+] If <text:span text:style-name="T17">port</text:span> is given, these procedures set <text:span text:style-name="T17">port</text:span> as a default port for output and error. These return default ports for regular output and error output.</text:p>
      <text:p text:style-name="Index"><text:span text:style-name="Category"><text:span text:style-name="T9">Function:</text:span></text:span><text:span text:style-name="Category"><text:span text:style-name="T24">make-custom-binary-output-port</text:span></text:span><text:span text:style-name="Category"><text:span text:style-name="T25"> </text:span></text:span><text:span text:style-name="Category"><text:span text:style-name="T33">id write! get-position set-position! close</text:span></text:span></text:p>
      <text:p text:style-name="P10">[R6RS] Returns a newly created binary output port whose byte sink is an arbitrary algorithm represented by the <text:span text:style-name="T17">write!</text:span> procedure. <text:span text:style-name="T17">Id</text:span> must be a string naming the new port, provided for informational purposes only. <text:span text:style-name="T17">Write!</text:span> must be a procedure and should behave as specified below; it will be called by operations that perform binary output.</text:p>
      <text:p text:style-name="P10">Each of the remaining arguments may be #f; if any of those arguments is not #f, it must be a procedure and should behave as specified in the description of <text:span text:style-name="T17">make-custom-binary-input-port</text:span>.</text:p>
      <text:list xml:id="list34341312" text:style-name="L11">
        <text:list-item>
          <text:p text:style-name="P49">(<text:span text:style-name="T17">write! bytevector start count</text:span>)</text:p>
          <text:p text:style-name="P49"><text:span text:style-name="T17">Start</text:span> and count will be non-negative exact integer objects, and <text:span text:style-name="T17">bytevector</text:span> will be a bytevector whose length is at least <text:span text:style-name="T17">start</text:span> + <text:span text:style-name="T17">count</text:span>. The <text:span text:style-name="T17">write!</text:span> procedure should write up to <text:span text:style-name="T17">count</text:span> bytes from <text:span text:style-name="T17">bytevector</text:span> starting at index <text:span text:style-name="T17">start</text:span> to the byte sink. If count is 0, the <text:span text:style-name="T17">write!</text:span> procedure should have the effect of passing an end-of-file object to the byte sink. In any case, the <text:span text:style-name="T17">write!</text:span> procedure should return the number of bytes that it wrote, as an exact integer object.</text:p>
        </text:list-item>
      </text:list>
      <text:p text:style-name="Index"><text:span text:style-name="Category"><text:span text:style-name="T9">Function:</text:span></text:span><text:span text:style-name="Category"><text:span text:style-name="T24">make-custom-textual-output-port</text:span></text:span><text:span text:style-name="Category"><text:span text:style-name="T25"> </text:span></text:span><text:span text:style-name="Category"><text:span text:style-name="T33">id write! get-position set-position! close</text:span></text:span></text:p>
      <text:p text:style-name="First_20_line_20_indent">[R6RS] Returns a newly created textual output port whose byte sink is an arbitrary algorithm represented by the <text:span text:style-name="T17">write!</text:span> procedure. <text:span text:style-name="T17">Id</text:span> must be a string naming the new port, provided for informational purposes only. <text:span text:style-name="T17">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7">make-custom-textual-input-port</text:span>.</text:p>
      <text:list xml:id="list34344196" text:style-name="L12">
        <text:list-item>
          <text:p text:style-name="P51">(<text:span text:style-name="T17">write! string start count</text:span>)</text:p>
          <text:p text:style-name="P51"><text:span text:style-name="T17">Start</text:span> and <text:span text:style-name="T17">count</text:span> will be non-negative exact integer objects, and <text:span text:style-name="T17">string</text:span> will be a string whose length is at least <text:span text:style-name="T17">start</text:span> + <text:span text:style-name="T17">count</text:span>. The <text:span text:style-name="T17">write!</text:span> procedure should write up to <text:span text:style-name="T17">count</text:span> characters from <text:span text:style-name="T17">string</text:span> starting at index <text:span text:style-name="T17">start</text:span> to the character sink. If count is 0, the <text:span text:style-name="T17">write!</text:span> procedure should have the effect of passing an end-of-file object to the character sink. In any case, the <text:span text:style-name="T17">write!</text:span> procedure should return the number of characters that it wrote, as an exact integer object.</text:p>
        </text:list-item>
      </text:list>
      <text:h text:style-name="Heading_20_3" text:outline-level="3">Binary output</text:h>
      <text:p text:style-name="Index"><text:span text:style-name="Category"><text:span text:style-name="T9">Function:</text:span></text:span><text:span text:style-name="Category"><text:span text:style-name="T24">put-u8</text:span></text:span><text:span text:style-name="Category"><text:span text:style-name="T25"> </text:span></text:span><text:span text:style-name="Category"><text:span text:style-name="T33">binary-output-port octet</text:span></text:span></text:p>
      <text:p text:style-name="P10">[R6RS] Writes <text:span text:style-name="T17">octet</text:span> to the output port and returns unspecified values.</text:p>
      <text:p text:style-name="Index"><text:span text:style-name="Category"><text:span text:style-name="T9">Function:</text:span></text:span><text:span text:style-name="Category"><text:span text:style-name="T24">put-bytevector</text:span></text:span><text:span text:style-name="Category"><text:span text:style-name="T25"> </text:span></text:span><text:span text:style-name="Category"><text:span text:style-name="T33">binary-output-port bytevector :optional start count</text:span></text:span></text:p>
      <text:p text:style-name="P10"><text:soft-page-break/>[R6RS] <text:span text:style-name="T17">Start</text:span> and <text:span text:style-name="T17">count</text:span> must be non-negative exact integer objects that default to 0 and (bytevector-length <text:span text:style-name="T17">bytevector</text:span>) - <text:span text:style-name="T17">start</text:span>, respectively. <text:span text:style-name="T17">Bytevector</text:span> must have a length of at least <text:span text:style-name="T17">start</text:span> + <text:span text:style-name="T17">count</text:span>. The <text:span text:style-name="T17">put-bytevector</text:span> procedure writes the <text:span text:style-name="T17">count</text:span> bytes of the bytevector <text:span text:style-name="T17">bytevector</text:span> starting at index <text:span text:style-name="T17">start</text:span> to the output port. The <text:span text:style-name="T17">put-bytevector</text:span> procedure returns unspecified values.</text:p>
      <text:h text:style-name="Heading_20_3" text:outline-level="3">Textual output</text:h>
      <text:p text:style-name="Index"><text:span text:style-name="Category"><text:span text:style-name="T9">Function:</text:span></text:span><text:span text:style-name="Category"><text:span text:style-name="T24">put-char</text:span></text:span><text:span text:style-name="Category"><text:span text:style-name="T25"> </text:span></text:span><text:span text:style-name="Category"><text:span text:style-name="T33">textual-output-port char</text:span></text:span></text:p>
      <text:p text:style-name="P10">[R6RS] Writes <text:span text:style-name="T17">char</text:span> to the port and returns unspecified values.</text:p>
      <text:p text:style-name="Index"><text:span text:style-name="Category"><text:span text:style-name="T9">Function:</text:span></text:span><text:span text:style-name="Category"><text:span text:style-name="T24">put-string</text:span></text:span><text:span text:style-name="Category"><text:span text:style-name="T25"> </text:span></text:span><text:span text:style-name="Category"><text:span text:style-name="T33">textual-output-port string :optional start count</text:span></text:span></text:p>
      <text:p text:style-name="P10">[R6RS] <text:span text:style-name="T17">Start</text:span> and <text:span text:style-name="T17">count</text:span> must be non-negative exact integer objects. <text:span text:style-name="T17">String</text:span> must have a length of at least <text:span text:style-name="T17">start</text:span> + <text:span text:style-name="T17">count</text:span>. <text:span text:style-name="T17">Start</text:span> defaults to 0. Count defaults to (string-length <text:span text:style-name="T17">string</text:span>) - <text:span text:style-name="T17">start</text:span>. The <text:span text:style-name="T17">put-string</text:span> procedure writes the <text:span text:style-name="T17">count</text:span> characters of <text:span text:style-name="T17">string</text:span> starting at index <text:span text:style-name="T17">start</text:span> to the port. The <text:span text:style-name="T17">put-string</text:span> procedure returns unspecified values.</text:p>
      <text:p text:style-name="Index"><text:span text:style-name="Category"><text:span text:style-name="T9">Function:</text:span></text:span><text:span text:style-name="Category"><text:span text:style-name="T24">put-datum</text:span></text:span><text:span text:style-name="Category"><text:span text:style-name="T25"> </text:span></text:span><text:span text:style-name="Category"><text:span text:style-name="T33">textual-output-port datum</text:span></text:span></text:p>
      <text:p text:style-name="P10">[R6RS] <text:span text:style-name="T17">Datum</text:span> should be a datum value. The <text:span text:style-name="T17">put-datum</text:span> procedure writes an external representation of datum to <text:span text:style-name="T17">textual-output-port</text:span>.</text:p>
      <text:h text:style-name="Heading_20_3" text:outline-level="3">Input/output ports</text:h>
      <text:p text:style-name="Index"><text:span text:style-name="Category"><text:span text:style-name="T9">Function:</text:span></text:span><text:span text:style-name="Category"><text:span text:style-name="T24">open-file-input/output-port</text:span></text:span><text:span text:style-name="Category"><text:span text:style-name="T25"> </text:span></text:span><text:span text:style-name="Category"><text:span text:style-name="T33">filename :optional file-options buffer-mode transcoder</text:span></text:span></text:p>
      <text:p text:style-name="P10">[R6RS] Returns a single port that is both an input port and an output port for the named file. The optional arguments default as described in the specification of <text:span text:style-name="T17">open-file-output-port</text:span>. If the input/output port supports <text:span text:style-name="T17">port-position</text:span> and/or <text:span text:style-name="T17">set-port-position!</text:span>, the same port position is used for both input and output.</text:p>
      <text:p text:style-name="Index"><text:span text:style-name="Category"><text:span text:style-name="T9">Function:</text:span></text:span><text:span text:style-name="Category"><text:span text:style-name="T24">make-custom-binary-input/output-port</text:span></text:span><text:span text:style-name="Category"><text:span text:style-name="T25"> </text:span></text:span><text:span text:style-name="Category"><text:span text:style-name="T33">id read! write! get-position set-position! close</text:span></text:span></text:p>
      <text:p text:style-name="P10">[R6RS] Returns a newly created binary input/output port whose byte source and sink are arbitrary algorithms represented by the <text:span text:style-name="T17">read!</text:span> and <text:span text:style-name="T17">write!</text:span> procedures. <text:span text:style-name="T17">Id</text:span> must be a string naming the new port, provided for informational purposes only. <text:span text:style-name="T17">Read!</text:span> and <text:span text:style-name="T17">write!</text:span> must be procedures, and should behave as specified for the <text:span text:style-name="T17">make-custom-binary-input-port</text:span> and <text:span text:style-name="T17">make-custom-binary-output-port</text:span> procedures.</text:p>
      <text:p text:style-name="P10">Each of the remaining arguments may be #f; if any of those arguments is not #f, it must be a procedure and should behave as specified in the description of <text:span text:style-name="T17">make-custom-binary-input-port</text:span>.</text:p>
      <text:p text:style-name="Index"><text:span text:style-name="Category"><text:span text:style-name="T9">Function:</text:span></text:span><text:span text:style-name="Category"><text:span text:style-name="T24">make-custom-textual-input/output-port</text:span></text:span><text:span text:style-name="Category"><text:span text:style-name="T25"> </text:span></text:span><text:span text:style-name="Category"><text:span text:style-name="T33">id read! write! get-position set-position! close</text:span></text:span></text:p>
      <text:p text:style-name="P10">[R6RS] Returns a newly created textual input/output port whose textual source and sink are arbitrary algorithms represented by the <text:span text:style-name="T17">read!</text:span> and <text:span text:style-name="T17">write!</text:span> procedures. <text:span text:style-name="T17">Id</text:span> must be a string naming the new port, provided for informational purposes only. <text:span text:style-name="T17">Read!</text:span> and <text:span text:style-name="T17">write!</text:span> must be procedures, and should behave as specified for the <text:span text:style-name="T17">make-custom-textual-input-port</text:span> and <text:span text:style-name="T17">make-custom-textual-output-port</text:span> procedures.</text:p>
      <text:p text:style-name="P10">Each of the remaining arguments may be #f; if any of those arguments is not #f, it must be a procedure and should behave as specified in the description of <text:span text:style-name="T17">make-custom-textual-input-port</text:span>.</text:p>
      <text:h text:style-name="Heading_20_3" text:outline-level="3">Simple I/O</text:h>
      <text:p text:style-name="Text_20_body">This section describes the <text:span text:style-name="T17">(rnrs io simple (6))</text:span>library, which provides a somewhat more convenient interface for performing textual I/O on ports. This library also exports the same procedures as <text:span text:style-name="T17">(rnrs io posts (6))</text:span><text:span text:style-name="T7">library. I do not write the documentation of it, if you want to import only this library, make sure which procedures are exported. You can see it on R6RS.</text:span></text:p>
      <text:p text:style-name="Index"><text:soft-page-break/><text:span text:style-name="Category"><text:span text:style-name="T9">Function:</text:span></text:span><text:span text:style-name="Category"><text:span text:style-name="T24">call-with-input-file</text:span></text:span><text:span text:style-name="Category"><text:span text:style-name="T25"> </text:span></text:span><text:span text:style-name="Category"><text:span text:style-name="T33">filename proc</text:span></text:span></text:p>
      <text:p text:style-name="Index"><text:span text:style-name="Category"><text:span text:style-name="T9">Function:</text:span></text:span><text:span text:style-name="Category"><text:span text:style-name="T24">call-with-output-file</text:span></text:span><text:span text:style-name="Category"><text:span text:style-name="T25"> </text:span></text:span><text:span text:style-name="Category"><text:span text:style-name="T33">filename proc</text:span></text:span></text:p>
      <text:p text:style-name="P10">[R6RS] <text:span text:style-name="T17">Proc</text:span> should accept one argument. These procedures open the file named by <text:span text:style-name="T17">filename</text:span> for input or for output, with no specified file options, and call <text:span text:style-name="T17">proc</text:span> with the obtained port as an argument. If <text:span text:style-name="T17">proc</text:span> returns, the port is closed automatically and the values returned by <text:span text:style-name="T17">proc</text:span> are returned. If <text:span text:style-name="T17">proc</text:span> does not return, the port is not closed automatically, unless it is possible to prove that the port will never again be used for an I/O operation.</text:p>
      <text:p text:style-name="Index"><text:span text:style-name="Category"><text:span text:style-name="T9">Function:</text:span></text:span><text:span text:style-name="Category"><text:span text:style-name="T24">with-input-from-file</text:span></text:span><text:span text:style-name="Category"><text:span text:style-name="T25"> </text:span></text:span><text:span text:style-name="Category"><text:span text:style-name="T33">filename thunk</text:span></text:span></text:p>
      <text:p text:style-name="Index"><text:span text:style-name="Category"><text:span text:style-name="T9">Function:</text:span></text:span><text:span text:style-name="Category"><text:span text:style-name="T24">with-output-to-file</text:span></text:span><text:span text:style-name="Category"><text:span text:style-name="T25"> </text:span></text:span><text:span text:style-name="Category"><text:span text:style-name="T33">filename thunk</text:span></text:span></text:p>
      <text:p text:style-name="P10">[R6RS] <text:span text:style-name="T17">Thunk</text:span> must be a procedure and must accept zero arguments. The file is opened for input or output using empty file options, and <text:span text:style-name="T17">thunk</text:span> is called with no arguments. These procedure replace current input/output port during <text:span text:style-name="T17">thunk </text:span>is being called. When <text:span text:style-name="T17">thunk</text:span> returns, the port is closed automatically. The values returned by <text:span text:style-name="T17">thunk</text:span> are returned.</text:p>
      <text:p text:style-name="Index"><text:span text:style-name="Category"><text:span text:style-name="T9">Function:</text:span></text:span><text:span text:style-name="Category"><text:span text:style-name="T24">open-input-file</text:span></text:span><text:span text:style-name="Category"><text:span text:style-name="T25"> </text:span></text:span><text:span text:style-name="Category"><text:span text:style-name="T33">filename</text:span></text:span></text:p>
      <text:p text:style-name="Index"><text:span text:style-name="Category"><text:span text:style-name="T9">Function:</text:span></text:span><text:span text:style-name="Category"><text:span text:style-name="T24">open-output-file</text:span></text:span><text:span text:style-name="Category"><text:span text:style-name="T25"> </text:span></text:span><text:span text:style-name="Category"><text:span text:style-name="T33">filename</text:span></text:span></text:p>
      <text:p text:style-name="P10">[R6RS] Opens <text:span text:style-name="T17">filename</text:span> for input/output, with empty file options, and returns the obtained port.</text:p>
      <text:p text:style-name="Index"><text:span text:style-name="Category"><text:span text:style-name="T9">Function:</text:span></text:span><text:span text:style-name="Category"><text:span text:style-name="T24">close-input-port</text:span></text:span><text:span text:style-name="Category"><text:span text:style-name="T25"> </text:span></text:span><text:span text:style-name="Category"><text:span text:style-name="T33">port</text:span></text:span></text:p>
      <text:p text:style-name="Index"><text:span text:style-name="Category"><text:span text:style-name="T9">Function:</text:span></text:span><text:span text:style-name="Category"><text:span text:style-name="T24">close-output-port</text:span></text:span><text:span text:style-name="Category"><text:span text:style-name="T25"> </text:span></text:span><text:span text:style-name="Category"><text:span text:style-name="T33">port</text:span></text:span></text:p>
      <text:p text:style-name="P10">[R6RS] Closes <text:span text:style-name="T17">input-port</text:span> or <text:span text:style-name="T17">output-port</text:span>, respectively.</text:p>
      <text:p text:style-name="Index"><text:span text:style-name="Category"><text:span text:style-name="T9">Function:</text:span></text:span><text:span text:style-name="Category"><text:span text:style-name="T24">read-char</text:span></text:span><text:span text:style-name="Category"><text:span text:style-name="T25"> </text:span></text:span><text:span text:style-name="Category"><text:span text:style-name="T33">:optional textual-input-port</text:span></text:span></text:p>
      <text:p text:style-name="Index"><text:span text:style-name="Category"><text:span text:style-name="T9">Function:</text:span></text:span><text:span text:style-name="Category"><text:span text:style-name="T24">peek-char</text:span></text:span><text:span text:style-name="Category"><text:span text:style-name="T25"> </text:span></text:span><text:span text:style-name="Category"><text:span text:style-name="T33">:optional textual-input-port</text:span></text:span></text:p>
      <text:p text:style-name="P10">[R6RS] These work the same as <text:span text:style-name="T17">get-char </text:span>and <text:span text:style-name="T17">lookahead-char</text:span>.</text:p>
      <text:p text:style-name="P10">If <text:span text:style-name="T17">textual-input-port</text:span> is omitted, it defaults to the value returned by current-input-port. </text:p>
      <text:p text:style-name="Index"><text:span text:style-name="Category"><text:span text:style-name="T9">Function:</text:span></text:span><text:span text:style-name="Category"><text:span text:style-name="T24">read</text:span></text:span><text:span text:style-name="Category"><text:span text:style-name="T25"> </text:span></text:span><text:span text:style-name="Category"><text:span text:style-name="T33">:optional textual-input-port</text:span></text:span></text:p>
      <text:p text:style-name="P10">[R6RS] <text:s/>Reads an external representation from <text:span text:style-name="T17">textual-input-port</text:span> and returns the datum it represents. The read procedure operates in the same way as <text:span text:style-name="T17">get-datum</text:span>.</text:p>
      <text:p text:style-name="P10">If <text:span text:style-name="T17">textual-input-port</text:span> is omitted, it defaults to the value returned by <text:span text:style-name="T17">current-input-port</text:span>. </text:p>
      <text:p text:style-name="Index"><text:span text:style-name="Category"><text:span text:style-name="T9">Function:</text:span></text:span><text:span text:style-name="Category"><text:span text:style-name="T24">write-char</text:span></text:span><text:span text:style-name="Category"><text:span text:style-name="T25"> </text:span></text:span><text:span text:style-name="Category"><text:span text:style-name="T33">char :optional textual-output-port</text:span></text:span></text:p>
      <text:p text:style-name="P10">[R6RS] Writes an encoding of the character char to the<text:span text:style-name="T17"> textual-output-port</text:span>, and returns unspecified values.</text:p>
      <text:p text:style-name="P10">If <text:span text:style-name="T17">textual-output-port</text:span> is omitted, it defaults to the value returned by <text:span text:style-name="T17">current-output-port</text:span>.</text:p>
      <text:p text:style-name="Index"><text:span text:style-name="Category"><text:span text:style-name="T9">Function:</text:span></text:span><text:span text:style-name="Category"><text:span text:style-name="T24">newline</text:span></text:span><text:span text:style-name="Category"><text:span text:style-name="T25"> </text:span></text:span><text:span text:style-name="Category"><text:span text:style-name="T33">:optional textual-output-port</text:span></text:span></text:p>
      <text:p text:style-name="P10">[R6RS] This is equivalent to using <text:span text:style-name="T17">write-char</text:span> to write <text:span text:style-name="T17">#\linefeed</text:span> to <text:span text:style-name="T17">textual-output-port</text:span>.</text:p>
      <text:p text:style-name="P10">If <text:span text:style-name="T17">textual-output-port</text:span> is omitted, it defaults to the value returned by <text:span text:style-name="T17">current-output-port</text:span>.</text:p>
      <text:p text:style-name="Index"><text:span text:style-name="Category"><text:span text:style-name="T9">Function:</text:span></text:span><text:span text:style-name="Category"><text:span text:style-name="T24">display</text:span></text:span><text:span text:style-name="Category"><text:span text:style-name="T25"> </text:span></text:span><text:span text:style-name="Category"><text:span text:style-name="T33">obj :optional textual-output-port</text:span></text:span></text:p>
      <text:p text:style-name="P10">[R6RS] Writes a representation of <text:span text:style-name="T17">obj</text:span> to the given <text:span text:style-name="T17">textual-output-port</text:span>. Strings that appear in the written representation are not enclosed in double quotes, and no characters are escaped within those strings. Character objects appear in the representation as if written by <text:span text:style-name="T17">write-char</text:span> instead of by <text:span text:style-name="T17">write</text:span>. The <text:span text:style-name="T17">display</text:span> procedure returns unspecified values.</text:p>
      <text:p text:style-name="P10">If <text:span text:style-name="T17">textual-output-port</text:span> is omitted, it defaults to the value returned by <text:span text:style-name="T17">current-output-port</text:span>.</text:p>
      <text:p text:style-name="Index"><text:span text:style-name="Category"><text:span text:style-name="T9">Function:</text:span></text:span><text:span text:style-name="Category"><text:span text:style-name="T24">write</text:span></text:span><text:span text:style-name="Category"><text:span text:style-name="T25"> </text:span></text:span><text:span text:style-name="Category"><text:span text:style-name="T33">obj :optional textual-output-port</text:span></text:span></text:p>
      <text:p text:style-name="P10">[R6RS] Writes the external representation of <text:span text:style-name="T17">obj</text:span> to <text:span text:style-name="T17">textual-output-port</text:span>. The <text:span text:style-name="T17">write</text:span> procedure operates in the same way as <text:span text:style-name="T17">put-datum</text:span>.</text:p>
      <text:p text:style-name="P10">If <text:span text:style-name="T17">textual-output-port</text:span> is omitted, it defaults to the value returned by <text:span text:style-name="T17">current-output-port</text:span>.</text:p>
      <text:h text:style-name="Heading_20_2" text:outline-level="2"><text:soft-page-break/>(rnrs files (6))</text:h>
      <text:p text:style-name="Index"><text:span text:style-name="Category"><text:span text:style-name="T9">Function:</text:span></text:span><text:span text:style-name="Category"><text:span text:style-name="T24">file-exists?</text:span></text:span><text:span text:style-name="Category"><text:span text:style-name="T25"> </text:span></text:span><text:span text:style-name="Category"><text:span text:style-name="T33">filename</text:span></text:span></text:p>
      <text:p text:style-name="P10">[R6RS] <text:span text:style-name="T17">Filename</text:span> must be string. The <text:span text:style-name="T17">file-exists?</text:span> procedure returns #t if the named file exists at the time the procedure is called, #f otherwise.</text:p>
      <text:p text:style-name="Index"><text:span text:style-name="Category"><text:span text:style-name="T9">Function:</text:span></text:span><text:span text:style-name="Category"><text:span text:style-name="T24">delete-file</text:span></text:span><text:span text:style-name="Category"><text:span text:style-name="T25"> </text:span></text:span><text:span text:style-name="Category"><text:span text:style-name="T33">filename</text:span></text:span></text:p>
      <text:p text:style-name="P10">[R6RS] <text:span text:style-name="T17">Filename</text:span> must be a file name. The <text:span text:style-name="T17">delete-file</text:span> procedure deletes the named file if it exists and can be deleted, and returns unspecified values. If the file does not exist or cannot be deleted, an exception with condition type <text:span text:style-name="T17">&amp;i/o-filename</text:span> is raised.</text:p>
      <text:h text:style-name="Heading_20_2" text:outline-level="2">(rnrs programs (6))</text:h>
      <text:p text:style-name="Index"><text:span text:style-name="Category"><text:span text:style-name="T9">Function:</text:span></text:span><text:span text:style-name="Category"><text:span text:style-name="T24">command-line</text:span></text:span></text:p>
      <text:p text:style-name="P10">[R6RS] Returns a nonempty list of strings. The first element is the running script file name or '() on REPL. The remaining elements are command-line arguments according to the operating system’s conventions.</text:p>
      <text:p text:style-name="Index"><text:span text:style-name="Category"><text:span text:style-name="T9">Function:</text:span></text:span><text:span text:style-name="Category"><text:span text:style-name="T24">exit</text:span></text:span><text:span text:style-name="Category"><text:span text:style-name="T25"> </text:span></text:span><text:span text:style-name="Category"><text:span text:style-name="T33">:optional obj</text:span></text:span></text:p>
      <text:p text:style-name="P10">[R6RS] Exits the running program and communicates an exit value to the operating system. If no argument is supplied, the <text:span text:style-name="T17">exit</text:span> procedure should communicate to the operating system that the program exited normally. If an argument is supplied and if it is fixnum, the <text:span text:style-name="T17">exit</text:span> procedure translates it into an appropriate exit value for the operating system. Otherwise the exit is assumed to be abnormal.</text:p>
      <text:h text:style-name="Heading_20_2" text:outline-level="2">Arithmetic libraries</text:h>
      <text:p text:style-name="Text_20_body">This chapter describes <text:span text:style-name="T17">(rnrs arithmetic bitwise (6)), (rnrs arithmetic fixnum (6)) </text:span><text:span text:style-name="T7">and </text:span><text:span text:style-name="T17">(rnrs arithmetic flonum (6))</text:span><text:span text:style-name="T7"> libraries.</text:span></text:p>
      <text:h text:style-name="P58" text:outline-level="3">Fixnum</text:h>
      <text:p text:style-name="Text_20_body"><text:span text:style-name="T7">On Sagittarius Scheme, fixnum is 30 bits or 62 bits depending on platform. More generically, it will be calculated like </text:span><text:span text:style-name="T7"><draw:frame draw:style-name="fr1" draw:name="Object1" text:anchor-type="as-char" svg:width="0.4811in" svg:height="0.2075in" draw:z-index="14"><draw:object xlink:href="./Object 15" xlink:type="simple" xlink:show="embed" xlink:actuate="onLoad"/><draw:image xlink:href="./ObjectReplacements/Object 15" xlink:type="simple" xlink:show="embed" xlink:actuate="onLoad"/></draw:frame></text:span><text:span text:style-name="T7">as max fixnum size, </text:span><text:span text:style-name="T17">n </text:span><text:span text:style-name="T7">is platform pointer size. ex) On 32 bits platform it is 4. However, non 32 bits platform is not well tested so if you find a bug please send a report.</text:span></text:p>
      <text:p text:style-name="Text_20_body"><text:span text:style-name="T7">This section uses </text:span><text:span text:style-name="T17">fx, fx1 fx2, </text:span><text:span text:style-name="T7">etc., as parameter names for arguments that must be fixnums.</text:span></text:p>
      <text:p text:style-name="Index"><text:span text:style-name="Category"><text:span text:style-name="T9">Function:</text:span></text:span><text:span text:style-name="Category"><text:span text:style-name="T24">fixnum?</text:span></text:span><text:span text:style-name="Category"><text:span text:style-name="T33"> obj</text:span></text:span></text:p>
      <text:p text:style-name="P10">[R6RS] Returns #t if <text:span text:style-name="T17">obj</text:span> is an exact integer object within the fixnum range, #f otherwise.</text:p>
      <text:p text:style-name="Index"><text:span text:style-name="Category"><text:span text:style-name="T9">Function:</text:span></text:span><text:span text:style-name="Category"><text:span text:style-name="T24">fixnum-width</text:span></text:span></text:p>
      <text:p text:style-name="Index"><text:span text:style-name="Category"><text:span text:style-name="T9">Function:</text:span></text:span><text:span text:style-name="Category"><text:span text:style-name="T24">least-fixnum</text:span></text:span></text:p>
      <text:p text:style-name="Index"><text:span text:style-name="Category"><text:span text:style-name="T9">Function:</text:span></text:span><text:span text:style-name="Category"><text:span text:style-name="T24">greatest-fixnum</text:span></text:span></text:p>
      <text:p text:style-name="P10">[R6RS] These procedures returns bit size of fixnum, minimum and maximum value of the fixnum range.</text:p>
      <text:p text:style-name="Index"><text:span text:style-name="Category"><text:span text:style-name="T9">Function:</text:span></text:span><text:span text:style-name="Category"><text:span text:style-name="T24">fx=?</text:span></text:span><text:span text:style-name="Category"><text:span text:style-name="T25"> </text:span></text:span><text:span text:style-name="Category"><text:span text:style-name="T33">fx1 fx2 fx3 …</text:span></text:span></text:p>
      <text:p text:style-name="Index"><text:span text:style-name="Category"><text:span text:style-name="T9">Function:</text:span></text:span><text:span text:style-name="Category"><text:span text:style-name="T24">fx&gt;?</text:span></text:span><text:span text:style-name="Category"><text:span text:style-name="T25"> </text:span></text:span><text:span text:style-name="Category"><text:span text:style-name="T33">fx1 fx2 fx3 …</text:span></text:span></text:p>
      <text:p text:style-name="Index"><text:span text:style-name="Category"><text:span text:style-name="T9">Function:</text:span></text:span><text:span text:style-name="Category"><text:span text:style-name="T24">fx&lt;?</text:span></text:span><text:span text:style-name="Category"><text:span text:style-name="T25"> </text:span></text:span><text:span text:style-name="Category"><text:span text:style-name="T33">fx1 fx2 fx3 …</text:span></text:span></text:p>
      <text:p text:style-name="Index"><text:span text:style-name="Category"><text:span text:style-name="T9">Function:</text:span></text:span><text:span text:style-name="Category"><text:span text:style-name="T24">fx&gt;=?</text:span></text:span><text:span text:style-name="Category"><text:span text:style-name="T25"> </text:span></text:span><text:span text:style-name="Category"><text:span text:style-name="T33">fx1 fx2 fx3 …</text:span></text:span></text:p>
      <text:p text:style-name="Index"><text:span text:style-name="Category"><text:span text:style-name="T9">Function:</text:span></text:span><text:span text:style-name="Category"><text:span text:style-name="T24">fx&lt;=?</text:span></text:span><text:span text:style-name="Category"><text:span text:style-name="T25"> </text:span></text:span><text:span text:style-name="Category"><text:span text:style-name="T33">fx1 fx2 fx3 …</text:span></text:span></text:p>
      <text:p text:style-name="P10">[R6RS] These procedures return #t if their arguments are: equal, monotonically increasing, monotonically decreasing, monotonically nondecreasing, or monotonically nonincreasing, #f otherwise. </text:p>
      <text:p text:style-name="Index"><text:soft-page-break/><text:span text:style-name="Category"><text:span text:style-name="T9">Function:</text:span></text:span><text:span text:style-name="Category"><text:span text:style-name="T24">fxzero?</text:span></text:span><text:span text:style-name="Category"><text:span text:style-name="T25"> </text:span></text:span><text:span text:style-name="Category"><text:span text:style-name="T33">fx</text:span></text:span></text:p>
      <text:p text:style-name="Index"><text:span text:style-name="Category"><text:span text:style-name="T9">Function:</text:span></text:span><text:span text:style-name="Category"><text:span text:style-name="T24">fxpositive?</text:span></text:span><text:span text:style-name="Category"><text:span text:style-name="T25"> </text:span></text:span><text:span text:style-name="Category"><text:span text:style-name="T33">fx</text:span></text:span></text:p>
      <text:p text:style-name="Index"><text:span text:style-name="Category"><text:span text:style-name="T9">Function:</text:span></text:span><text:span text:style-name="Category"><text:span text:style-name="T24">fxnegative?</text:span></text:span><text:span text:style-name="Category"><text:span text:style-name="T25"> </text:span></text:span><text:span text:style-name="Category"><text:span text:style-name="T33">fx</text:span></text:span></text:p>
      <text:p text:style-name="Index"><text:span text:style-name="Category"><text:span text:style-name="T9">Function:</text:span></text:span><text:span text:style-name="Category"><text:span text:style-name="T24">fxodd?</text:span></text:span><text:span text:style-name="Category"><text:span text:style-name="T25"> </text:span></text:span><text:span text:style-name="Category"><text:span text:style-name="T33">fx</text:span></text:span></text:p>
      <text:p text:style-name="Index"><text:span text:style-name="Category"><text:span text:style-name="T9">Function:</text:span></text:span><text:span text:style-name="Category"><text:span text:style-name="T24">fxeven?</text:span></text:span><text:span text:style-name="Category"><text:span text:style-name="T25"> </text:span></text:span><text:span text:style-name="Category"><text:span text:style-name="T33">fx</text:span></text:span></text:p>
      <text:p text:style-name="P10">[R6RS] These numerical predicates test a fixnum for a particular property, returning #t or #f. The five properties tested by these procedures are: whether the number object is zero, greater than zero, less than zero, odd, or even.</text:p>
      <text:p text:style-name="Index"><text:span text:style-name="Category"><text:span text:style-name="T9">Function:</text:span></text:span><text:span text:style-name="Category"><text:span text:style-name="T24">fxmax</text:span></text:span><text:span text:style-name="Category"><text:span text:style-name="T25"> </text:span></text:span><text:span text:style-name="Category"><text:span text:style-name="T33">fx1 fx2 …</text:span></text:span></text:p>
      <text:p text:style-name="Index"><text:span text:style-name="Category"><text:span text:style-name="T9">Function:</text:span></text:span><text:span text:style-name="Category"><text:span text:style-name="T24">fxmin</text:span></text:span><text:span text:style-name="Category"><text:span text:style-name="T25"> </text:span></text:span><text:span text:style-name="Category"><text:span text:style-name="T33">fx1 fx2 …</text:span></text:span></text:p>
      <text:p text:style-name="P10">[R6RS] These procedures return the maximum or minimum of their arguments.</text:p>
      <text:p text:style-name="Index"><text:span text:style-name="Category"><text:span text:style-name="T9">Function:</text:span></text:span><text:span text:style-name="Category"><text:span text:style-name="T24">fx+</text:span></text:span><text:span text:style-name="Category"><text:span text:style-name="T25"> </text:span></text:span><text:span text:style-name="Category"><text:span text:style-name="T33">fx1 fx2</text:span></text:span></text:p>
      <text:p text:style-name="Index"><text:span text:style-name="Category"><text:span text:style-name="T9">Function:</text:span></text:span><text:span text:style-name="Category"><text:span text:style-name="T24">fx*</text:span></text:span><text:span text:style-name="Category"><text:span text:style-name="T25"> </text:span></text:span><text:span text:style-name="Category"><text:span text:style-name="T33">fx1 fx2</text:span></text:span></text:p>
      <text:p text:style-name="P22"><text:span text:style-name="T1">[R6RS] These procedures return the sum or product of their arguments, provided that sum or product is a fixnum. An exception with condition type </text:span><text:span text:style-name="T19">&amp;implementation-restriction</text:span><text:span text:style-name="T1"> is raised if that sum or product is not a fixnum.</text:span></text:p>
      <text:p text:style-name="Index"><text:span text:style-name="Category"><text:span text:style-name="T9">Function:</text:span></text:span><text:span text:style-name="Category"><text:span text:style-name="T24">fx-</text:span></text:span><text:span text:style-name="Category"><text:span text:style-name="T25"> </text:span></text:span><text:span text:style-name="Category"><text:span text:style-name="T33">fx1 :optional fx2</text:span></text:span></text:p>
      <text:p text:style-name="P22"><text:span text:style-name="T1">[R6RS] With two arguments, this procedure returns the difference </text:span><text:span text:style-name="T19">fx1</text:span><text:span text:style-name="T1"> - </text:span><text:span text:style-name="T19">fx2</text:span><text:span text:style-name="T1">, provided that difference is a fixnum.</text:span></text:p>
      <text:p text:style-name="P10">With one argument, this procedure returns the additive inverse of its argument, provided that integer object is a fixnum.</text:p>
      <text:p text:style-name="P22"><text:span text:style-name="T1">An exception with condition type </text:span><text:span text:style-name="T19">&amp;implementation-restriction</text:span><text:span text:style-name="T1"> is raised if the mathematically correct result of this procedure is not a fixnum.</text:span></text:p>
      <text:p text:style-name="P22"><text:span text:style-name="T1">NOTE: R6RS says it raises </text:span><text:span text:style-name="T19">&amp;assertion</text:span><text:span text:style-name="T1"> if the result is not fixnum, however Sagittarius raises </text:span><text:span text:style-name="T19">&amp;implementation-restriction</text:span><text:span text:style-name="T1"> for consistency with </text:span><text:span text:style-name="T19">fx+</text:span><text:span text:style-name="T1"> and </text:span><text:span text:style-name="T19">fx*</text:span><text:span text:style-name="T1">.</text:span></text:p>
      <text:p text:style-name="Index"><text:span text:style-name="Category"><text:span text:style-name="T9">Function:</text:span></text:span><text:span text:style-name="Category"><text:span text:style-name="T24">fxdiv-and-mode</text:span></text:span><text:span text:style-name="Category"><text:span text:style-name="T25"> </text:span></text:span><text:span text:style-name="Category"><text:span text:style-name="T33">fx1 fx2</text:span></text:span></text:p>
      <text:p text:style-name="Index"><text:span text:style-name="Category"><text:span text:style-name="T9">Function:</text:span></text:span><text:span text:style-name="Category"><text:span text:style-name="T24">fxdiv</text:span></text:span><text:span text:style-name="Category"><text:span text:style-name="T25"> </text:span></text:span><text:span text:style-name="Category"><text:span text:style-name="T33">fx1 fx2</text:span></text:span></text:p>
      <text:p text:style-name="Index"><text:span text:style-name="Category"><text:span text:style-name="T9">Function:</text:span></text:span><text:span text:style-name="Category"><text:span text:style-name="T24">fxmod</text:span></text:span><text:span text:style-name="Category"><text:span text:style-name="T25"> </text:span></text:span><text:span text:style-name="Category"><text:span text:style-name="T33">fx1 fx2</text:span></text:span></text:p>
      <text:p text:style-name="Index"><text:span text:style-name="Category"><text:span text:style-name="T9">Function:</text:span></text:span><text:span text:style-name="Category"><text:span text:style-name="T24">fxdiv0-and-mod0</text:span></text:span><text:span text:style-name="Category"><text:span text:style-name="T25"> </text:span></text:span><text:span text:style-name="Category"><text:span text:style-name="T33">fx1 fx2</text:span></text:span></text:p>
      <text:p text:style-name="Index"><text:span text:style-name="Category"><text:span text:style-name="T9">Function:</text:span></text:span><text:span text:style-name="Category"><text:span text:style-name="T24">fxdiv0</text:span></text:span><text:span text:style-name="Category"><text:span text:style-name="T25"> </text:span></text:span><text:span text:style-name="Category"><text:span text:style-name="T33">fx1 fx2</text:span></text:span></text:p>
      <text:p text:style-name="Index"><text:span text:style-name="Category"><text:span text:style-name="T9">Function:</text:span></text:span><text:span text:style-name="Category"><text:span text:style-name="T24">fxmod0</text:span></text:span><text:span text:style-name="Category"><text:span text:style-name="T25"> </text:span></text:span><text:span text:style-name="Category"><text:span text:style-name="T33">fx1 fx2</text:span></text:span></text:p>
      <text:p text:style-name="P22"><text:span text:style-name="T1">[R6RS] </text:span><text:span text:style-name="T19">Fx2</text:span><text:span text:style-name="T1"> must be nonzero. These procedures implement number-theoretic integer division and return the results of the corresponding mathematical operations specified in </text:span><text:span text:style-name="T19">(rnrs base (6))</text:span><text:span text:style-name="T1"> section.</text:span></text:p>
      <text:p text:style-name="Index"><text:span text:style-name="Category"><text:span text:style-name="T9">Function:</text:span></text:span><text:span text:style-name="Category"><text:span text:style-name="T24">fx+/carry</text:span></text:span><text:span text:style-name="Category"><text:span text:style-name="T25"> </text:span></text:span><text:span text:style-name="Category"><text:span text:style-name="T33">fx1 fx2 fx3</text:span></text:span></text:p>
      <text:p text:style-name="P10">[R6RS] Returns the two fixnum results of the following computation:</text:p>
      <text:p text:style-name="P20">(let* ((s (+ fx1 fx2 fx3))</text:p>
      <text:p text:style-name="P20"><text:s text:c="7"/>(s0 (mod0 s (expt 2 (fixnum-width))))</text:p>
      <text:p text:style-name="P20"><text:s text:c="7"/>(s1 (div0 s (expt 2 (fixnum-width)))))</text:p>
      <text:p text:style-name="P20"><text:s text:c="2"/>(values s0 s1))</text:p>
      <text:p text:style-name="Index"><text:span text:style-name="Category"><text:span text:style-name="T9">Function:</text:span></text:span><text:span text:style-name="Category"><text:span text:style-name="T24">fx-/carry</text:span></text:span><text:span text:style-name="Category"><text:span text:style-name="T25"> </text:span></text:span><text:span text:style-name="Category"><text:span text:style-name="T33">fx1 fx2 fx3</text:span></text:span></text:p>
      <text:p text:style-name="P10">[R6RS] Returns the two fixnum results of the following computation:</text:p>
      <text:p text:style-name="P16">(let* ((d (- fx1 fx2 fx3))</text:p>
      <text:p text:style-name="P16"><text:s text:c="7"/>(d0 (mod0 d (expt 2 (fixnum-width))))</text:p>
      <text:p text:style-name="P16"><text:soft-page-break/><text:s text:c="7"/>(d1 (div0 d (expt 2 (fixnum-width)))))</text:p>
      <text:p text:style-name="P16"><text:s text:c="2"/>(values d0 d1))</text:p>
      <text:p text:style-name="Index"><text:span text:style-name="Category"><text:span text:style-name="T9">Function:</text:span></text:span><text:span text:style-name="Category"><text:span text:style-name="T24">fx*/carry</text:span></text:span><text:span text:style-name="Category"><text:span text:style-name="T25"> </text:span></text:span><text:span text:style-name="Category"><text:span text:style-name="T33">fx1 fx2 fx3</text:span></text:span></text:p>
      <text:p text:style-name="P10">[R6RS] Returns the two fixnum results of the following computation:</text:p>
      <text:p text:style-name="P16">(let* ((s (+ (* fx1 fx2) fx3))</text:p>
      <text:p text:style-name="P16"><text:s text:c="7"/>(s0 (mod0 s (expt 2 (fixnum-width))))</text:p>
      <text:p text:style-name="P16"><text:s text:c="7"/>(s1 (div0 s (expt 2 (fixnum-width)))))</text:p>
      <text:p text:style-name="P16"><text:s text:c="2"/>(values s0 s1))</text:p>
      <text:p text:style-name="Index"><text:span text:style-name="Category"><text:span text:style-name="T9">Function:</text:span></text:span><text:span text:style-name="Category"><text:span text:style-name="T24">fxnot</text:span></text:span><text:span text:style-name="Category"><text:span text:style-name="T25"> </text:span></text:span><text:span text:style-name="Category"><text:span text:style-name="T33">fx</text:span></text:span></text:p>
      <text:p text:style-name="P16"><text:span text:style-name="T1">[R6RS] Returns the unique fixnum that is congruent mod </text:span><text:span text:style-name="T1"><draw:frame draw:style-name="fr1" draw:name="Object2" text:anchor-type="as-char" svg:width="0.4811in" svg:height="0.2075in" draw:z-index="15"><draw:object xlink:href="./Object 16" xlink:type="simple" xlink:show="embed" xlink:actuate="onLoad"/><draw:image xlink:href="./ObjectReplacements/Object 16" xlink:type="simple" xlink:show="embed" xlink:actuate="onLoad"/></draw:frame></text:span><text:span text:style-name="T1"> to the one’s-complement of </text:span><text:span text:style-name="T16">fx</text:span><text:span text:style-name="T1">. </text:span></text:p>
      <text:p text:style-name="Index"><text:span text:style-name="Category"><text:span text:style-name="T9">Function:</text:span></text:span><text:span text:style-name="Category"><text:span text:style-name="T24">fxand</text:span></text:span><text:span text:style-name="Category"><text:span text:style-name="T25"> </text:span></text:span><text:span text:style-name="Category"><text:span text:style-name="T33">fx1 … </text:span></text:span></text:p>
      <text:p text:style-name="Index"><text:span text:style-name="Category"><text:span text:style-name="T9">Function:</text:span></text:span><text:span text:style-name="Category"><text:span text:style-name="T24">fxior</text:span></text:span><text:span text:style-name="Category"><text:span text:style-name="T25"> </text:span></text:span><text:span text:style-name="Category"><text:span text:style-name="T33">fx1 … </text:span></text:span></text:p>
      <text:p text:style-name="Index"><text:span text:style-name="Category"><text:span text:style-name="T9">Function:</text:span></text:span><text:span text:style-name="Category"><text:span text:style-name="T24">fxxor</text:span></text:span><text:span text:style-name="Category"><text:span text:style-name="T25"> </text:span></text:span><text:span text:style-name="Category"><text:span text:style-name="T33">fx1 … </text:span></text:span></text:p>
      <text:p text:style-name="P10">[R6RS] These procedures return the fixnum that is the bit-wise “and”, “inclusive or”, or “exclusive or” of the two’s complement representations of their arguments. If they are passed only one argument, they return that argument. If they are passed no arguments, they return the fixnum (either - 1 or 0) that acts as identity for the operation.</text:p>
      <text:p text:style-name="Index"><text:span text:style-name="Category"><text:span text:style-name="T9">Function:</text:span></text:span><text:span text:style-name="Category"><text:span text:style-name="T24">fxif</text:span></text:span><text:span text:style-name="Category"><text:span text:style-name="T25"> </text:span></text:span><text:span text:style-name="Category"><text:span text:style-name="T33">fx1 fx2 fx3</text:span></text:span></text:p>
      <text:p text:style-name="P16"><text:span text:style-name="T1">[R6RS] Returns the fixnum that is the bit-wise “if” of the two’s complement representations of its arguments, i.e. for each bit, if it is 1 in </text:span><text:span text:style-name="T16">fx1</text:span><text:span text:style-name="T1">, the corresponding bit in </text:span><text:span text:style-name="T16">fx2</text:span><text:span text:style-name="T1"> becomes the value of the corresponding bit in the result, and if it is 0, the corresponding bit in </text:span><text:span text:style-name="T16">fx3</text:span><text:span text:style-name="T1"> becomes the corresponding bit in the value of the result. This is the fixnum result of the following computation:</text:span></text:p>
      <text:p text:style-name="P20">(fxior (fxand fx1 fx2)</text:p>
      <text:p text:style-name="P20"><text:s text:c="7"/>(fxand (fxnot fx1) fx3))</text:p>
      <text:p text:style-name="Index"><text:span text:style-name="Category"><text:span text:style-name="T9">Function:</text:span></text:span><text:span text:style-name="Category"><text:span text:style-name="T24">fxbit-count</text:span></text:span><text:span text:style-name="Category"><text:span text:style-name="T25"> </text:span></text:span><text:span text:style-name="Category"><text:span text:style-name="T33">fx</text:span></text:span></text:p>
      <text:p text:style-name="P16"><text:span text:style-name="T1">[R6RS] If </text:span><text:span text:style-name="T16">fx</text:span><text:span text:style-name="T1"> is non-negative, this procedure returns the number of 1 bits in the two’s complement representation of </text:span><text:span text:style-name="T16">fx</text:span><text:span text:style-name="T1">. Otherwise it returns the result of the following computation:</text:span></text:p>
      <text:p text:style-name="P20">(fxnot (fxbit-count (fxnot ei)))</text:p>
      <text:p text:style-name="Index"><text:span text:style-name="Category"><text:span text:style-name="T9">Function:</text:span></text:span><text:span text:style-name="Category"><text:span text:style-name="T24">fxlength</text:span></text:span><text:span text:style-name="Category"><text:span text:style-name="T25"> </text:span></text:span><text:span text:style-name="Category"><text:span text:style-name="T33">fx</text:span></text:span></text:p>
      <text:p text:style-name="P16"><text:span text:style-name="T1">[R6RS] Returns the number of bits needed to represent </text:span><text:span text:style-name="T16">fx</text:span><text:span text:style-name="T1"> if it is positive, and the number of bits needed to represent </text:span><text:span text:style-name="T16">(fxnot fx)</text:span><text:span text:style-name="T1"> if it is negative, which is the fixnum result of the following computation:</text:span></text:p>
      <text:p text:style-name="P20">(do ((result 0 (+ result 1))</text:p>
      <text:p text:style-name="P20"><text:s text:c="5"/>(bits (if (fxnegative? fx)</text:p>
      <text:p text:style-name="P20"><text:s text:c="15"/>(fxnot fx)</text:p>
      <text:p text:style-name="P20"><text:s text:c="15"/>fx)</text:p>
      <text:p text:style-name="P20"><text:s text:c="11"/>(fxarithmetic-shift-right bits 1)))</text:p>
      <text:p text:style-name="P20"><text:s text:c="4"/>((fxzero? bits)</text:p>
      <text:p text:style-name="P20"><text:s text:c="5"/>result))</text:p>
      <text:p text:style-name="Index"><text:span text:style-name="Category"><text:span text:style-name="T9">Function:</text:span></text:span><text:span text:style-name="Category"><text:span text:style-name="T24">fxfirst-bit-set</text:span></text:span><text:span text:style-name="Category"><text:span text:style-name="T25"> </text:span></text:span><text:span text:style-name="Category"><text:span text:style-name="T33">fx</text:span></text:span></text:p>
      <text:p text:style-name="P16"><text:span text:style-name="T1">[R6RS] Returns the index of the least significant 1 bit in the two’s complement representation of </text:span><text:soft-page-break/><text:span text:style-name="T16">fx</text:span><text:span text:style-name="T1">. If </text:span><text:span text:style-name="T16">fx</text:span><text:span text:style-name="T1"> is 0, then - 1 is returned.</text:span></text:p>
      <text:p text:style-name="Index"><text:span text:style-name="Category"><text:span text:style-name="T9">Function:</text:span></text:span><text:span text:style-name="Category"><text:span text:style-name="T24">fxfbit-set?</text:span></text:span><text:span text:style-name="Category"><text:span text:style-name="T25"> </text:span></text:span><text:span text:style-name="Category"><text:span text:style-name="T33">fx1 fx2</text:span></text:span></text:p>
      <text:p text:style-name="P16"><text:span text:style-name="T1">[R6RS] </text:span><text:span text:style-name="T16">Fx2</text:span><text:span text:style-name="T1"> must be non-negative and less than </text:span><text:span text:style-name="T16">(fixnum-width)</text:span><text:span text:style-name="T1">. The </text:span><text:span text:style-name="T16">fxbit-set?</text:span><text:span text:style-name="T1"> procedure returns #t if the </text:span><text:span text:style-name="T16">fx2</text:span><text:span text:style-name="T1">th bit is 1 in the two’s complement representation of </text:span><text:span text:style-name="T16">fx1</text:span><text:span text:style-name="T1">, and #f otherwise. This is the fixnum result of the following computation:</text:span></text:p>
      <text:p text:style-name="P20">(not</text:p>
      <text:p text:style-name="P20"><text:s text:c="2"/>(fxzero?</text:p>
      <text:p text:style-name="P20"><text:s text:c="4"/>(fxand fx1</text:p>
      <text:p text:style-name="P20"><text:s text:c="11"/>(fxarithmetic-shift-left 1 fx2))))</text:p>
      <text:p text:style-name="Index"><text:span text:style-name="Category"><text:span text:style-name="T9">Function:</text:span></text:span><text:span text:style-name="Category"><text:span text:style-name="T24">fxcopy-bit</text:span></text:span><text:span text:style-name="Category"><text:span text:style-name="T25"> </text:span></text:span><text:span text:style-name="Category"><text:span text:style-name="T33">fx1 fx2 fx3</text:span></text:span></text:p>
      <text:p text:style-name="P16"><text:span text:style-name="T1">[R6RS] </text:span><text:span text:style-name="T16">Fx2</text:span><text:span text:style-name="T1"> must be non-negative and less than </text:span><text:span text:style-name="T16">(fixnum-width)</text:span><text:span text:style-name="T1">. </text:span><text:span text:style-name="T16">Fx3</text:span><text:span text:style-name="T1"> must be 0 or 1. The </text:span><text:span text:style-name="T16">fxcopy-bit</text:span><text:span text:style-name="T1"> procedure returns the result of replacing the </text:span><text:span text:style-name="T16">fx2</text:span><text:span text:style-name="T1">th bit of </text:span><text:span text:style-name="T16">fx1</text:span><text:span text:style-name="T1"> by </text:span><text:span text:style-name="T16">fx3</text:span><text:span text:style-name="T1">, which is the result of the following computation:</text:span></text:p>
      <text:p text:style-name="P20">(let* ((mask (fxarithmetic-shift-left 1 fx2)))</text:p>
      <text:p text:style-name="P20"><text:s text:c="2"/>(fxif mask</text:p>
      <text:p text:style-name="P20"><text:s text:c="8"/>(fxarithmetic-shift-left fx3 fx2)</text:p>
      <text:p text:style-name="P20"><text:s text:c="8"/>fx1))</text:p>
      <text:p text:style-name="Index"><text:span text:style-name="Category"><text:span text:style-name="T9">Function:</text:span></text:span><text:span text:style-name="Category"><text:span text:style-name="T24">fxbit-field</text:span></text:span><text:span text:style-name="Category"><text:span text:style-name="T25"> </text:span></text:span><text:span text:style-name="Category"><text:span text:style-name="T33">fx1 fx2 fx3</text:span></text:span></text:p>
      <text:p text:style-name="P16"><text:span text:style-name="T1">[R6RS] </text:span><text:span text:style-name="T16">Fx2</text:span><text:span text:style-name="T1"> and </text:span><text:span text:style-name="T13">fx3</text:span><text:span text:style-name="T1"> must be non-negative and less than </text:span><text:span text:style-name="T16">(fixnum-width)</text:span><text:span text:style-name="T1">. Moreover, </text:span><text:span text:style-name="T16">fx2</text:span><text:span text:style-name="T1"> must be less than or equal to </text:span><text:span text:style-name="T16">fx3</text:span><text:span text:style-name="T1">. The </text:span><text:span text:style-name="T16">fxbit-field</text:span><text:span text:style-name="T1"> procedure returns the number represented by the bits at the positions from </text:span><text:span text:style-name="T16">fx2</text:span><text:span text:style-name="T1"> (inclusive) to </text:span><text:span text:style-name="T16">fx3</text:span><text:span text:style-name="T1"> (exclusive), which is the fixnum result of the following computation:</text:span></text:p>
      <text:p text:style-name="P20">(let* ((mask (fxnot</text:p>
      <text:p text:style-name="P20"><text:s text:c="14"/>(fxarithmetic-shift-left -1 fx3))))</text:p>
      <text:p text:style-name="P20"><text:s text:c="2"/>(fxarithmetic-shift-right (fxand fx1 mask)</text:p>
      <text:p text:style-name="P20"><text:s text:c="28"/>fx2))</text:p>
      <text:p text:style-name="Index"><text:span text:style-name="Category"><text:span text:style-name="T9">Function:</text:span></text:span><text:span text:style-name="Category"><text:span text:style-name="T24">fxcopy-bit-field</text:span></text:span><text:span text:style-name="Category"><text:span text:style-name="T25"> </text:span></text:span><text:span text:style-name="Category"><text:span text:style-name="T33">fx1 fx2 fx3 fx4</text:span></text:span></text:p>
      <text:p text:style-name="P16"><text:span text:style-name="T1">[R6RS] </text:span><text:span text:style-name="T16">Fx2</text:span><text:span text:style-name="T1"> and </text:span><text:span text:style-name="T16">fx3</text:span><text:span text:style-name="T1"> must be non-negative and less than </text:span><text:span text:style-name="T16">(fixnum-width)</text:span><text:span text:style-name="T1">. Moreover, </text:span><text:span text:style-name="T16">fx2</text:span><text:span text:style-name="T1"> must be less than or equal to </text:span><text:span text:style-name="T16">fx3</text:span><text:span text:style-name="T1">. The</text:span><text:span text:style-name="T16"> fxcopy-bit-field</text:span><text:span text:style-name="T1"> procedure returns the result of replacing in </text:span><text:span text:style-name="T16">fx1</text:span><text:span text:style-name="T1"> the bits at positions from </text:span><text:span text:style-name="T16">fx2</text:span><text:span text:style-name="T1"> (inclusive) to </text:span><text:span text:style-name="T16">fx3</text:span><text:span text:style-name="T1"> (exclusive) by the corresponding bits in </text:span><text:span text:style-name="T16">fx4</text:span><text:span text:style-name="T1">, which is the fixnum result of the following computation:</text:span></text:p>
      <text:p text:style-name="P20">(let* ((to <text:s text:c="3"/>fx1)</text:p>
      <text:p text:style-name="P20"><text:s text:c="7"/>(start fx2)</text:p>
      <text:p text:style-name="P20"><text:s text:c="7"/>(end <text:s text:c="2"/>fx3)</text:p>
      <text:p text:style-name="P20"><text:s text:c="7"/>(from <text:s/>fx4)</text:p>
      <text:p text:style-name="P20"><text:s text:c="7"/>(mask1 (fxarithmetic-shift-left -1 start))</text:p>
      <text:p text:style-name="P20"><text:s text:c="7"/>(mask2 (fxnot</text:p>
      <text:p text:style-name="P20"><text:s text:c="15"/>(fxarithmetic-shift-left -1 end)))</text:p>
      <text:p text:style-name="P20"><text:s text:c="7"/>(mask (fxand mask1 mask2)))</text:p>
      <text:p text:style-name="P20"><text:s text:c="2"/>(fxif mask</text:p>
      <text:p text:style-name="P20"><text:s text:c="8"/>(fxarithmetic-shift-left from start)</text:p>
      <text:p text:style-name="P20"><text:soft-page-break/><text:s text:c="8"/>to))</text:p>
      <text:p text:style-name="Index"><text:span text:style-name="Category"><text:span text:style-name="T9">Function:</text:span></text:span><text:span text:style-name="Category"><text:span text:style-name="T24">fxarithmetic-shift</text:span></text:span><text:span text:style-name="Category"><text:span text:style-name="T25"> </text:span></text:span><text:span text:style-name="Category"><text:span text:style-name="T33">fx1 fx2</text:span></text:span></text:p>
      <text:p text:style-name="P16"><text:span text:style-name="T1">[R6RS] The absolute value of </text:span><text:span text:style-name="T16">fx2</text:span><text:span text:style-name="T1"> must be less than </text:span><text:span text:style-name="T16">(fixnum-width)</text:span><text:span text:style-name="T1">. If </text:span></text:p>
      <text:p text:style-name="P16">(floor (* fx1 (expt 2 fx2)))</text:p>
      <text:p text:style-name="P12">is a fixnum, then that fixnum is returned. Otherwise an exception with condition type <text:span text:style-name="T17">&amp;implementation-restriction</text:span> is raised. </text:p>
      <text:p text:style-name="Index"><text:span text:style-name="Category"><text:span text:style-name="T9">Function:</text:span></text:span><text:span text:style-name="Category"><text:span text:style-name="T24">fxarithmetic-shift-left</text:span></text:span><text:span text:style-name="Category"><text:span text:style-name="T25"> </text:span></text:span><text:span text:style-name="Category"><text:span text:style-name="T33">fx1 fx2</text:span></text:span></text:p>
      <text:p text:style-name="Index"><text:span text:style-name="Category"><text:span text:style-name="T9">Function:</text:span></text:span><text:span text:style-name="Category"><text:span text:style-name="T24">fxarithmetic-shift-right</text:span></text:span><text:span text:style-name="Category"><text:span text:style-name="T25"> </text:span></text:span><text:span text:style-name="Category"><text:span text:style-name="T33">fx1 fx2</text:span></text:span></text:p>
      <text:p text:style-name="P16"><text:span text:style-name="T1">[R6RS] </text:span><text:span text:style-name="T16">Fx2</text:span><text:span text:style-name="T1"> must be non-negative, and less than</text:span><text:span text:style-name="T16"> (fixnum-width)</text:span><text:span text:style-name="T1">. The </text:span><text:span text:style-name="T16">fxarithmetic-shift-left</text:span><text:span text:style-name="T1"> procedure behaves the same as</text:span><text:span text:style-name="T16"> fxarithmetic-shift</text:span><text:span text:style-name="T1">, and </text:span><text:span text:style-name="T16">(fxarithmetic-shift-right fx1 fx2)</text:span><text:span text:style-name="T1"> behaves the same as </text:span><text:span text:style-name="T16">(fxarithmetic-shift fx1 (fx- fx2))</text:span><text:span text:style-name="T1">.</text:span></text:p>
      <text:p text:style-name="Index"><text:span text:style-name="Category"><text:span text:style-name="T9">Function:</text:span></text:span><text:span text:style-name="Category"><text:span text:style-name="T24">fxrotate-bit-field</text:span></text:span><text:span text:style-name="Category"><text:span text:style-name="T25"> </text:span></text:span><text:span text:style-name="Category"><text:span text:style-name="T33">fx1 fx2 fx3 fx4</text:span></text:span></text:p>
      <text:p text:style-name="P16"><text:span text:style-name="T1">[R6RS] </text:span><text:span text:style-name="T16">Fx2</text:span><text:span text:style-name="T1">, </text:span><text:span text:style-name="T16">fx3</text:span><text:span text:style-name="T1">, and </text:span><text:span text:style-name="T16">fx4</text:span><text:span text:style-name="T1"> must be non-negative and less than </text:span><text:span text:style-name="T16">(fixnum-width)</text:span><text:span text:style-name="T1">. </text:span><text:span text:style-name="T16">Fx2</text:span><text:span text:style-name="T1"> must be less than or equal to </text:span><text:span text:style-name="T16">fx3</text:span><text:span text:style-name="T1">. </text:span><text:span text:style-name="T16">Fx4</text:span><text:span text:style-name="T1"> must be less than the difference between </text:span><text:span text:style-name="T16">fx3</text:span><text:span text:style-name="T1"> and </text:span><text:span text:style-name="T16">fx2</text:span><text:span text:style-name="T1">. The </text:span><text:span text:style-name="T16">fxrotate-bit-field</text:span><text:span text:style-name="T1"> procedure returns the result of cyclically permuting in </text:span><text:span text:style-name="T16">fx1</text:span><text:span text:style-name="T1"> the bits at positions from </text:span><text:span text:style-name="T16">fx2</text:span><text:span text:style-name="T1"> (inclusive) to </text:span><text:span text:style-name="T16">fx3</text:span><text:span text:style-name="T1"> (exclusive) by </text:span><text:span text:style-name="T16">fx4</text:span><text:span text:style-name="T1"> bits towards the more significant bits, which is the result of the following computation:</text:span></text:p>
      <text:p text:style-name="P20">(let* ((n <text:s text:c="4"/>fx1)</text:p>
      <text:p text:style-name="P20"><text:s text:c="7"/>(start fx2)</text:p>
      <text:p text:style-name="P20"><text:s text:c="7"/>(end <text:s text:c="2"/>fx3)</text:p>
      <text:p text:style-name="P20"><text:s text:c="7"/>(count fx4)</text:p>
      <text:p text:style-name="P20"><text:s text:c="7"/>(width (fx- end start)))</text:p>
      <text:p text:style-name="P20"><text:s text:c="2"/>(if (fxpositive? width)</text:p>
      <text:p text:style-name="P20"><text:s text:c="6"/>(let* ((count (fxmod count width))</text:p>
      <text:p text:style-name="P20"><text:s text:c="13"/>(field0</text:p>
      <text:p text:style-name="P20"><text:s text:c="15"/>(fxbit-field n start end))</text:p>
      <text:p text:style-name="P20"><text:s text:c="13"/>(field1</text:p>
      <text:p text:style-name="P20"><text:s text:c="15"/>(fxarithmetic-shift-left</text:p>
      <text:p text:style-name="P20"><text:s text:c="17"/>field0 count))</text:p>
      <text:p text:style-name="P20"><text:s text:c="13"/>(field2</text:p>
      <text:p text:style-name="P20"><text:s text:c="15"/>(fxarithmetic-shift-right</text:p>
      <text:p text:style-name="P20"><text:s text:c="17"/>field0 (fx- width count)))</text:p>
      <text:p text:style-name="P20"><text:s text:c="13"/>(field (fxior field1 field2)))</text:p>
      <text:p text:style-name="P20"><text:s text:c="8"/>(fxcopy-bit-field n start end field))</text:p>
      <text:p text:style-name="P20"><text:s text:c="6"/>n))</text:p>
      <text:p text:style-name="Index"><text:span text:style-name="Category"><text:span text:style-name="T9">Function:</text:span></text:span><text:span text:style-name="Category"><text:span text:style-name="T24">fxreverse-bit-field</text:span></text:span><text:span text:style-name="Category"><text:span text:style-name="T25"> </text:span></text:span><text:span text:style-name="Category"><text:span text:style-name="T33">fx1 fx2 fx3</text:span></text:span></text:p>
      <text:p text:style-name="P16"><text:span text:style-name="T1">[R6RS] </text:span><text:span text:style-name="T16">Fx2</text:span><text:span text:style-name="T1"> and </text:span><text:span text:style-name="T16">fx3</text:span><text:span text:style-name="T1"> must be non-negative and less than</text:span><text:span text:style-name="T16"> (fixnum-width)</text:span><text:span text:style-name="T1">. Moreover, </text:span><text:span text:style-name="T16">fx2</text:span><text:span text:style-name="T1"> must be less than or equal to </text:span><text:span text:style-name="T16">fx3</text:span><text:span text:style-name="T1">. The </text:span><text:span text:style-name="T16">fxreverse-bit-field</text:span><text:span text:style-name="T1"> procedure returns the fixnum obtained from </text:span><text:span text:style-name="T16">fx1</text:span><text:span text:style-name="T1"> by reversing the order of the bits at positions from </text:span><text:span text:style-name="T16">fx2</text:span><text:span text:style-name="T1"> (inclusive) to </text:span><text:span text:style-name="T16">fx3</text:span><text:span text:style-name="T1"> (exclusive). </text:span></text:p>
      <text:h text:style-name="P59" text:outline-level="3"><text:soft-page-break/>Flonums</text:h>
      <text:p text:style-name="P5"><text:span text:style-name="T14">This section uses </text:span><text:span text:style-name="T20">fl, fl1, fl2</text:span><text:span text:style-name="T14">, etc., as parameter names for arguments that must be flonums, and </text:span><text:span text:style-name="T20">ifl</text:span><text:span text:style-name="T14"> as a name for arguments that must be integer-valued flonums, i.e., flonums for which the </text:span><text:span text:style-name="T20">integer-valued?</text:span><text:span text:style-name="T14"> predicate returns true.</text:span></text:p>
      <text:p text:style-name="Index"><text:span text:style-name="Category"><text:span text:style-name="T9">Function:</text:span></text:span><text:span text:style-name="Category"><text:span text:style-name="T24">flonum?</text:span></text:span><text:span text:style-name="Category"><text:span text:style-name="T25"> </text:span></text:span><text:span text:style-name="Category"><text:span text:style-name="T33">obj</text:span></text:span></text:p>
      <text:p text:style-name="P10">[R6RS] Returns #t if obj is a flonum, #f otherwise.</text:p>
      <text:p text:style-name="Index"><text:span text:style-name="Category"><text:span text:style-name="T9">Function:</text:span></text:span><text:span text:style-name="Category"><text:span text:style-name="T24">real-&gt;flonum</text:span></text:span><text:span text:style-name="Category"><text:span text:style-name="T25"> </text:span></text:span><text:span text:style-name="Category"><text:span text:style-name="T33">x</text:span></text:span></text:p>
      <text:p text:style-name="P18"><text:span text:style-name="T3">[R6RS] Returns the best flonum representation of </text:span><text:span text:style-name="T14">x</text:span><text:span text:style-name="T3">.</text:span></text:p>
      <text:p text:style-name="P10">The value returned is a flonum that is numerically closest to the argument.</text:p>
      <text:p text:style-name="Index"><text:span text:style-name="Category"><text:span text:style-name="T9">Function:</text:span></text:span><text:span text:style-name="Category"><text:span text:style-name="T24">fl=?</text:span></text:span><text:span text:style-name="Category"><text:span text:style-name="T25"> </text:span></text:span><text:span text:style-name="Category"><text:span text:style-name="T33">fl1 fl2 fl3 … </text:span></text:span></text:p>
      <text:p text:style-name="Index"><text:span text:style-name="Category"><text:span text:style-name="T9">Function:</text:span></text:span><text:span text:style-name="Category"><text:span text:style-name="T24">fl&gt;?</text:span></text:span><text:span text:style-name="Category"><text:span text:style-name="T25"> </text:span></text:span><text:span text:style-name="Category"><text:span text:style-name="T33">fl1 fl2 fl3 … </text:span></text:span></text:p>
      <text:p text:style-name="Index"><text:span text:style-name="Category"><text:span text:style-name="T9">Function:</text:span></text:span><text:span text:style-name="Category"><text:span text:style-name="T24">fl&lt;?</text:span></text:span><text:span text:style-name="Category"><text:span text:style-name="T25"> </text:span></text:span><text:span text:style-name="Category"><text:span text:style-name="T33">fl1 fl2 fl3 … </text:span></text:span></text:p>
      <text:p text:style-name="Index"><text:span text:style-name="Category"><text:span text:style-name="T9">Function:</text:span></text:span><text:span text:style-name="Category"><text:span text:style-name="T24">fl&gt;=?</text:span></text:span><text:span text:style-name="Category"><text:span text:style-name="T25"> </text:span></text:span><text:span text:style-name="Category"><text:span text:style-name="T33">fl1 fl2 fl3 … </text:span></text:span></text:p>
      <text:p text:style-name="Index"><text:span text:style-name="Category"><text:span text:style-name="T9">Function:</text:span></text:span><text:span text:style-name="Category"><text:span text:style-name="T24">fl&lt;=?</text:span></text:span><text:span text:style-name="Category"><text:span text:style-name="T25"> </text:span></text:span><text:span text:style-name="Category"><text:span text:style-name="T33">fl1 fl2 fl3 … </text:span></text:span></text:p>
      <text:p text:style-name="P10">[R6RS] These procedures return #t if their arguments are: equal, monotonically increasing, monotonically decreasing, monotonically nondecreasing, or monotonically nonincreasing, #f otherwise. These predicates must be transitive.</text:p>
      <text:p text:style-name="Index"><text:span text:style-name="Category"><text:span text:style-name="T9">Function:</text:span></text:span><text:span text:style-name="Category"><text:span text:style-name="T24">flinteger?</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zero?</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positive?</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negative?</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odd?</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even?</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finite?</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infinite?</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nan?</text:span></text:span><text:span text:style-name="Category"><text:span text:style-name="T25"> </text:span></text:span><text:span text:style-name="Category"><text:span text:style-name="T33">fl</text:span></text:span></text:p>
      <text:p text:style-name="P18"><text:span text:style-name="T3">[R6RS] These numerical predicates test a flonum for a particular property, returning #t or #f. The </text:span><text:span text:style-name="T14">flinteger?</text:span><text:span text:style-name="T3"> procedure tests whether the number object is an integer,</text:span><text:span text:style-name="T14"> flzero?</text:span><text:span text:style-name="T3"> tests whether it is </text:span><text:span text:style-name="T14">fl=?</text:span><text:span text:style-name="T3"> to zero, </text:span><text:span text:style-name="T14">flpositive?</text:span><text:span text:style-name="T3"> tests whether it is greater than zero, </text:span><text:span text:style-name="T14">flnegative?</text:span><text:span text:style-name="T3"> tests whether it is less than zero, </text:span><text:span text:style-name="T14">flodd?</text:span><text:span text:style-name="T3"> tests whether it is odd, </text:span><text:span text:style-name="T14">fleven?</text:span><text:span text:style-name="T3"> tests whether it is even, </text:span><text:span text:style-name="T14">flfinite?</text:span><text:span text:style-name="T3"> tests whether it is not an infinity and not a NaN, </text:span><text:span text:style-name="T14">flinfinite?</text:span><text:span text:style-name="T3"> tests whether it is an infinity, and </text:span><text:span text:style-name="T14">flnan?</text:span><text:span text:style-name="T3"> tests whether it is a NaN.</text:span></text:p>
      <text:p text:style-name="Index"><text:span text:style-name="Category"><text:span text:style-name="T9">Function:</text:span></text:span><text:span text:style-name="Category"><text:span text:style-name="T24">flmax</text:span></text:span><text:span text:style-name="Category"><text:span text:style-name="T25"> </text:span></text:span><text:span text:style-name="Category"><text:span text:style-name="T33">fl1 fl2 … </text:span></text:span></text:p>
      <text:p text:style-name="Index"><text:span text:style-name="Category"><text:span text:style-name="T9">Function:</text:span></text:span><text:span text:style-name="Category"><text:span text:style-name="T24">flmin</text:span></text:span><text:span text:style-name="Category"><text:span text:style-name="T25"> </text:span></text:span><text:span text:style-name="Category"><text:span text:style-name="T33">fl1 fl2 … </text:span></text:span></text:p>
      <text:p text:style-name="P10">[R6RS] These procedures return the maximum or minimum of their arguments. They always return a NaN when one or more of the arguments is a NaN.</text:p>
      <text:p text:style-name="Index"><text:span text:style-name="Category"><text:span text:style-name="T9">Function:</text:span></text:span><text:span text:style-name="Category"><text:span text:style-name="T24">fl+</text:span></text:span><text:span text:style-name="Category"><text:span text:style-name="T25"> </text:span></text:span><text:span text:style-name="Category"><text:span text:style-name="T33">fl1 … </text:span></text:span></text:p>
      <text:p text:style-name="Index"><text:span text:style-name="Category"><text:span text:style-name="T9">Function:</text:span></text:span><text:span text:style-name="Category"><text:span text:style-name="T24">fl*</text:span></text:span><text:span text:style-name="Category"><text:span text:style-name="T25"> </text:span></text:span><text:span text:style-name="Category"><text:span text:style-name="T33">fl1 … </text:span></text:span></text:p>
      <text:p text:style-name="P10">[R6RS] These procedures return the flonum sum or product of their flonum arguments.</text:p>
      <text:p text:style-name="Index"><text:span text:style-name="Category"><text:span text:style-name="T9">Function:</text:span></text:span><text:span text:style-name="Category"><text:span text:style-name="T24">fl-</text:span></text:span><text:span text:style-name="Category"><text:span text:style-name="T25"> </text:span></text:span><text:span text:style-name="Category"><text:span text:style-name="T33">fl1 fl2… </text:span></text:span></text:p>
      <text:p text:style-name="Index"><text:span text:style-name="Category"><text:span text:style-name="T9">Function:</text:span></text:span><text:span text:style-name="Category"><text:span text:style-name="T24">fl-</text:span></text:span><text:span text:style-name="Category"><text:span text:style-name="T25"> </text:span></text:span><text:span text:style-name="Category"><text:span text:style-name="T33">fl1 </text:span></text:span></text:p>
      <text:p text:style-name="Index"><text:span text:style-name="Category"><text:span text:style-name="T9">Function:</text:span></text:span><text:span text:style-name="Category"><text:span text:style-name="T24">fl/</text:span></text:span><text:span text:style-name="Category"><text:span text:style-name="T25"> </text:span></text:span><text:span text:style-name="Category"><text:span text:style-name="T33">fl1 fl2… </text:span></text:span></text:p>
      <text:p text:style-name="Index"><text:span text:style-name="Category"><text:span text:style-name="T9">Function:</text:span></text:span><text:span text:style-name="Category"><text:span text:style-name="T24">fl/</text:span></text:span><text:span text:style-name="Category"><text:span text:style-name="T25"> </text:span></text:span><text:span text:style-name="Category"><text:span text:style-name="T33">fl1 </text:span></text:span></text:p>
      <text:p text:style-name="P10">[R6RS] With two or more arguments, these procedures return the flonum difference or quotient of their flonum arguments, associating to the left. With one argument, however, they return the additive or multiplicative flonum inverse of their argument.</text:p>
      <text:p text:style-name="Index"><text:span text:style-name="Category"><text:span text:style-name="T9">Function:</text:span></text:span><text:span text:style-name="Category"><text:span text:style-name="T24">flabs</text:span></text:span><text:span text:style-name="Category"><text:span text:style-name="T25"> </text:span></text:span><text:span text:style-name="Category"><text:span text:style-name="T33">fl</text:span></text:span></text:p>
      <text:p text:style-name="P18"><text:soft-page-break/><text:span text:style-name="T3">[R6RS] Returns the absolute value of </text:span><text:span text:style-name="T14">fl</text:span><text:span text:style-name="T3">.</text:span></text:p>
      <text:p text:style-name="Index"><text:span text:style-name="Category"><text:span text:style-name="T9">Function:</text:span></text:span><text:span text:style-name="Category"><text:span text:style-name="T24">fldiv-and-mod</text:span></text:span><text:span text:style-name="Category"><text:span text:style-name="T25"> </text:span></text:span><text:span text:style-name="Category"><text:span text:style-name="T33">fl1 fl2</text:span></text:span></text:p>
      <text:p text:style-name="Index"><text:span text:style-name="Category"><text:span text:style-name="T9">Function:</text:span></text:span><text:span text:style-name="Category"><text:span text:style-name="T24">fldiv</text:span></text:span><text:span text:style-name="Category"><text:span text:style-name="T25"> </text:span></text:span><text:span text:style-name="Category"><text:span text:style-name="T33">fl1 fl2</text:span></text:span></text:p>
      <text:p text:style-name="Index"><text:span text:style-name="Category"><text:span text:style-name="T9">Function:</text:span></text:span><text:span text:style-name="Category"><text:span text:style-name="T24">flmod</text:span></text:span><text:span text:style-name="Category"><text:span text:style-name="T25"> </text:span></text:span><text:span text:style-name="Category"><text:span text:style-name="T33">fl1 fl2</text:span></text:span></text:p>
      <text:p text:style-name="Index"><text:span text:style-name="Category"><text:span text:style-name="T9">Function:</text:span></text:span><text:span text:style-name="Category"><text:span text:style-name="T24">fldiv0-and-mod0</text:span></text:span><text:span text:style-name="Category"><text:span text:style-name="T25"> </text:span></text:span><text:span text:style-name="Category"><text:span text:style-name="T33">fl1 fl2</text:span></text:span></text:p>
      <text:p text:style-name="Index"><text:span text:style-name="Category"><text:span text:style-name="T9">Function:</text:span></text:span><text:span text:style-name="Category"><text:span text:style-name="T24">fldiv0</text:span></text:span><text:span text:style-name="Category"><text:span text:style-name="T25"> </text:span></text:span><text:span text:style-name="Category"><text:span text:style-name="T33">fl1 fl2</text:span></text:span></text:p>
      <text:p text:style-name="Index"><text:span text:style-name="Category"><text:span text:style-name="T9">Function:</text:span></text:span><text:span text:style-name="Category"><text:span text:style-name="T24">flmod0</text:span></text:span><text:span text:style-name="Category"><text:span text:style-name="T25"> </text:span></text:span><text:span text:style-name="Category"><text:span text:style-name="T33">fl1 fl2</text:span></text:span></text:p>
      <text:p text:style-name="P10">[R6RS] These procedures implement number-theoretic integer division and return the results of the corresponding mathematical operations specified in report section on “Integer division”. For zero divisors, these procedures may return a NaN or some unspecified flonum.</text:p>
      <text:p text:style-name="Index"><text:span text:style-name="Category"><text:span text:style-name="T9">Function:</text:span></text:span><text:span text:style-name="Category"><text:span text:style-name="T24">flnumerator</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denominator</text:span></text:span><text:span text:style-name="Category"><text:span text:style-name="T25"> </text:span></text:span><text:span text:style-name="Category"><text:span text:style-name="T33">fl</text:span></text:span></text:p>
      <text:p text:style-name="P18"><text:span text:style-name="T3">[R6RS] These procedures return the numerator or denominator of </text:span><text:span text:style-name="T14">fl</text:span><text:span text:style-name="T3"> as a flonum; the result is computed as if </text:span><text:span text:style-name="T14">fl</text:span><text:span text:style-name="T3"> was represented as a fraction in lowest terms. The denominator is always positive. The denominator of 0.0 is defined to be 1.0. </text:span></text:p>
      <text:p text:style-name="Index"><text:span text:style-name="Category"><text:span text:style-name="T9">Function:</text:span></text:span><text:span text:style-name="Category"><text:span text:style-name="T24">flfloor</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ceiling</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truncate</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round</text:span></text:span><text:span text:style-name="Category"><text:span text:style-name="T25"> </text:span></text:span><text:span text:style-name="Category"><text:span text:style-name="T33">fl</text:span></text:span></text:p>
      <text:p text:style-name="P18"><text:span text:style-name="T3">[R6RS] These procedures return integral flonums for flonum arguments that are not infinities or NaNs. For such arguments, </text:span><text:span text:style-name="T14">flfloor</text:span><text:span text:style-name="T3"> returns the largest integral flonum not larger than </text:span><text:span text:style-name="T14">fl</text:span><text:span text:style-name="T3">. The </text:span><text:span text:style-name="T14">flceiling</text:span><text:span text:style-name="T3"> procedure returns the smallest integral flonum not smaller than </text:span><text:span text:style-name="T14">fl</text:span><text:span text:style-name="T3">. The </text:span><text:span text:style-name="T14">fltruncate</text:span><text:span text:style-name="T3"> procedure returns the integral flonum closest to </text:span><text:span text:style-name="T14">fl</text:span><text:span text:style-name="T3"> whose absolute value is not larger than the absolute value of </text:span><text:span text:style-name="T14">fl</text:span><text:span text:style-name="T3">. The </text:span><text:span text:style-name="T14">flround</text:span><text:span text:style-name="T3"> procedure returns the closest integral flonum to </text:span><text:span text:style-name="T14">fl</text:span><text:span text:style-name="T3">, rounding to even when </text:span><text:span text:style-name="T14">fl</text:span><text:span text:style-name="T3"> represents a number halfway between two integers.</text:span></text:p>
      <text:p text:style-name="P10">Although infinities and NaNs are not integer objects, these procedures return an infinity when given an infinity as an argument, and a NaN when given a NaN.</text:p>
      <text:p text:style-name="Index"><text:span text:style-name="Category"><text:span text:style-name="T9">Function:</text:span></text:span><text:span text:style-name="Category"><text:span text:style-name="T24">flexp</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log</text:span></text:span><text:span text:style-name="Category"><text:span text:style-name="T25"> </text:span></text:span><text:span text:style-name="Category"><text:span text:style-name="T33">fl1 :optional fl2</text:span></text:span></text:p>
      <text:p text:style-name="Index"><text:span text:style-name="Category"><text:span text:style-name="T9">Function:</text:span></text:span><text:span text:style-name="Category"><text:span text:style-name="T24">flsin</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cos</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tan</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asin</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acos</text:span></text:span><text:span text:style-name="Category"><text:span text:style-name="T25"> </text:span></text:span><text:span text:style-name="Category"><text:span text:style-name="T33">fl</text:span></text:span></text:p>
      <text:p text:style-name="Index"><text:span text:style-name="Category"><text:span text:style-name="T9">Function:</text:span></text:span><text:span text:style-name="Category"><text:span text:style-name="T24">flatan</text:span></text:span><text:span text:style-name="Category"><text:span text:style-name="T25"> </text:span></text:span><text:span text:style-name="Category"><text:span text:style-name="T33">fl1 :optional fl2</text:span></text:span></text:p>
      <text:p text:style-name="P18"><text:span text:style-name="T3">[R6RS] These procedures compute the usual transcendental functions. The </text:span><text:span text:style-name="T14">flexp</text:span><text:span text:style-name="T3"> procedure computes the base-e exponential of </text:span><text:span text:style-name="T14">fl</text:span><text:span text:style-name="T3">. The </text:span><text:span text:style-name="T14">fllog</text:span><text:span text:style-name="T3"> procedure with a single argument computes the natural logarithm of </text:span><text:span text:style-name="T14">fl1</text:span><text:span text:style-name="T3"> (not the base ten logarithm); (</text:span><text:span text:style-name="T14">fllog fl1 fl2</text:span><text:span text:style-name="T3">) computes the base-</text:span><text:span text:style-name="T14">fl2</text:span><text:span text:style-name="T3"> logarithm of </text:span><text:span text:style-name="T14">fl1</text:span><text:span text:style-name="T3">. The </text:span><text:span text:style-name="T14">flasin</text:span><text:span text:style-name="T3">, </text:span><text:span text:style-name="T14">flacos</text:span><text:span text:style-name="T3">, and </text:span><text:span text:style-name="T14">flatan</text:span><text:span text:style-name="T3"> procedures compute arcsine, arccosine, and arctangent, respectively. (</text:span><text:span text:style-name="T14">flatan fl1 fl2</text:span><text:span text:style-name="T3">) computes the arc tangent of </text:span><text:span text:style-name="T14">fl1/fl2</text:span><text:span text:style-name="T3">.</text:span></text:p>
      <text:p text:style-name="Index"><text:span text:style-name="Category"><text:span text:style-name="T9">Function:</text:span></text:span><text:span text:style-name="Category"><text:span text:style-name="T24">flsqrt</text:span></text:span><text:span text:style-name="Category"><text:span text:style-name="T25"> </text:span></text:span><text:span text:style-name="Category"><text:span text:style-name="T33">fl</text:span></text:span></text:p>
      <text:p text:style-name="P18"><text:span text:style-name="T3">[R6RS] Returns the principal square root of </text:span><text:span text:style-name="T14">fl</text:span><text:span text:style-name="T3">.</text:span></text:p>
      <text:p text:style-name="Index"><text:span text:style-name="Category"><text:span text:style-name="T9">Function:</text:span></text:span><text:span text:style-name="Category"><text:span text:style-name="T24">flexpt</text:span></text:span><text:span text:style-name="Category"><text:span text:style-name="T25"> </text:span></text:span><text:span text:style-name="Category"><text:span text:style-name="T33">fl1 fl2</text:span></text:span></text:p>
      <text:p text:style-name="P18"><text:span text:style-name="T3">[R6RS] Either </text:span><text:span text:style-name="T14">fl1</text:span><text:span text:style-name="T3"> should be non-negative, or, if </text:span><text:span text:style-name="T14">fl1</text:span><text:span text:style-name="T3"> is negative, </text:span><text:span text:style-name="T14">fl2</text:span><text:span text:style-name="T3"> should be an integer object. The </text:span><text:span text:style-name="T14">flexpt</text:span><text:span text:style-name="T3"> procedure returns </text:span><text:span text:style-name="T14">fl1</text:span><text:span text:style-name="T3"> raised to the power </text:span><text:span text:style-name="T14">fl2</text:span><text:span text:style-name="T3">. If fl1 is negative and </text:span><text:span text:style-name="T14">fl2</text:span><text:span text:style-name="T3"> is not an integer object, the result may be a NaN, or may be some unspecified flonum. If </text:span><text:span text:style-name="T14">fl1</text:span><text:span text:style-name="T3"> is zero, then the result is zero. </text:span></text:p>
      <text:p text:style-name="Index"><text:soft-page-break/><text:span text:style-name="Category"><text:span text:style-name="T9">Condition Type:</text:span></text:span><text:span text:style-name="Category"><text:span text:style-name="T24">&amp;no-infinities</text:span></text:span></text:p>
      <text:p text:style-name="Index"><text:span text:style-name="Category"><text:span text:style-name="T9">Function:</text:span></text:span><text:span text:style-name="Category"><text:span text:style-name="T24">make-no-infinities-violation</text:span></text:span><text:span text:style-name="Category"><text:span text:style-name="T25"> </text:span></text:span><text:span text:style-name="Category"><text:span text:style-name="T33">obj</text:span></text:span></text:p>
      <text:p text:style-name="Index"><text:span text:style-name="Category"><text:span text:style-name="T9">Function:</text:span></text:span><text:span text:style-name="Category"><text:span text:style-name="T24">no-infinities-violation?</text:span></text:span><text:span text:style-name="T18"> Obj</text:span></text:p>
      <text:p text:style-name="Index"><text:span text:style-name="Category"><text:span text:style-name="T9">Condition Type:</text:span></text:span><text:span text:style-name="Category"><text:span text:style-name="T24">&amp;no-nan</text:span></text:span></text:p>
      <text:p text:style-name="Index"><text:span text:style-name="Category"><text:span text:style-name="T9">Function:</text:span></text:span><text:span text:style-name="Category"><text:span text:style-name="T24">make-no-nan-violation</text:span></text:span><text:span text:style-name="Category"><text:span text:style-name="T25"> </text:span></text:span><text:span text:style-name="Category"><text:span text:style-name="T33">obj</text:span></text:span></text:p>
      <text:p text:style-name="Index"><text:span text:style-name="Category"><text:span text:style-name="T9">Function:</text:span></text:span><text:span text:style-name="Category"><text:span text:style-name="T24">no-nan-violation?</text:span></text:span><text:span text:style-name="T18"> obj</text:span></text:p>
      <text:p text:style-name="P10">[R6RS] These types describe that a program has executed an arithmetic operations that is specified to return an infinity or a NaN, respectively.</text:p>
      <text:p text:style-name="Index"><text:span text:style-name="Category"><text:span text:style-name="T9">Function:</text:span></text:span><text:span text:style-name="Category"><text:span text:style-name="T24">fixnum-&gt;flonum</text:span></text:span><text:span text:style-name="Category"><text:span text:style-name="T25"> </text:span></text:span><text:span text:style-name="Category"><text:span text:style-name="T33">fx</text:span></text:span></text:p>
      <text:p text:style-name="P20"><text:span text:style-name="T7">[R6RS] Returns a flonum that is numerically closest to </text:span>fx<text:span text:style-name="T7">.</text:span></text:p>
      <text:h text:style-name="P58" text:outline-level="3">Exact bitwise arithmetic</text:h>
      <text:p text:style-name="P7">This section uses ei, ei1, ei2, etc., as parameter names that must be exact integer objects.</text:p>
      <text:p text:style-name="Index"><text:span text:style-name="Category"><text:span text:style-name="T9">Function:</text:span></text:span><text:span text:style-name="Category"><text:span text:style-name="T24">bitwise-not</text:span></text:span><text:span text:style-name="Category"><text:span text:style-name="T25"> </text:span></text:span><text:span text:style-name="Category"><text:span text:style-name="T33">ei</text:span></text:span></text:p>
      <text:p text:style-name="P20"><text:span text:style-name="T7">[R6RS] Returns the exact integer object whose two’s complement representation is the one’s complement of the two’s complement representation of </text:span>ei<text:span text:style-name="T7">.</text:span></text:p>
      <text:p text:style-name="Index"><text:span text:style-name="Category"><text:span text:style-name="T9">Function:</text:span></text:span><text:span text:style-name="Category"><text:span text:style-name="T24">bitwise-and</text:span></text:span><text:span text:style-name="Category"><text:span text:style-name="T25"> </text:span></text:span><text:span text:style-name="Category"><text:span text:style-name="T33">ei1 … </text:span></text:span></text:p>
      <text:p text:style-name="Index"><text:span text:style-name="Category"><text:span text:style-name="T9">Function:</text:span></text:span><text:span text:style-name="Category"><text:span text:style-name="T24">bitwise-ior</text:span></text:span><text:span text:style-name="Category"><text:span text:style-name="T25"> </text:span></text:span><text:span text:style-name="Category"><text:span text:style-name="T33">ei1 … </text:span></text:span></text:p>
      <text:p text:style-name="Index"><text:span text:style-name="Category"><text:span text:style-name="T9">Function:</text:span></text:span><text:span text:style-name="Category"><text:span text:style-name="T24">bitwise-xor</text:span></text:span><text:span text:style-name="Category"><text:span text:style-name="T25"> </text:span></text:span><text:span text:style-name="Category"><text:span text:style-name="T33">ei1 … </text:span></text:span></text:p>
      <text:p text:style-name="P20"><text:span text:style-name="Category"><text:span text:style-name="T27">[R6RS] These procedures return the exact integer object that is the bit-wise “and”, “inclusive or”, or “exclusive or” of the two’s complement representations of their arguments. If they are passed only one argument, they return that argument. If they are passed no arguments, they return the integer object (either - 1 or 0) that acts as identity for the operation. </text:span></text:span></text:p>
      <text:p text:style-name="Index"><text:span text:style-name="Category"><text:span text:style-name="T9">Function:</text:span></text:span><text:span text:style-name="Category"><text:span text:style-name="T24">bitwise-if</text:span></text:span><text:span text:style-name="Category"><text:span text:style-name="T25"> </text:span></text:span><text:span text:style-name="Category"><text:span text:style-name="T33">ei1 ei2 ei3 </text:span></text:span></text:p>
      <text:p text:style-name="P20"><text:span text:style-name="Category"><text:span text:style-name="T27">[R6RS] Returns the exact integer object that is the bit-wise “if” of the two’s complement representations of its arguments, i.e. for each bit, if it is 1 in </text:span></text:span><text:span text:style-name="Category"><text:span text:style-name="T29">ei1</text:span></text:span><text:span text:style-name="Category"><text:span text:style-name="T27">, the corresponding bit in </text:span></text:span><text:span text:style-name="Category"><text:span text:style-name="T29">ei2</text:span></text:span><text:span text:style-name="Category"><text:span text:style-name="T27"> becomes the value of the corresponding bit in the result, and if it is 0, the corresponding bit in </text:span></text:span><text:span text:style-name="Category"><text:span text:style-name="T29">ei3</text:span></text:span><text:span text:style-name="Category"><text:span text:style-name="T27"> becomes the corresponding bit in the value of the result. This is the result of the following computation:</text:span></text:span></text:p>
      <text:p text:style-name="P20"><text:span text:style-name="Category"><text:span text:style-name="T29">(bitwise-ior (bitwise-and ei1 ei2)</text:span></text:span></text:p>
      <text:p text:style-name="P20"><text:span text:style-name="Category"><text:span text:style-name="T29"><text:s text:c="13"/>(bitwise-and (bitwise-not ei1) ei3))</text:span></text:span></text:p>
      <text:p text:style-name="Index"><text:span text:style-name="Category"><text:span text:style-name="T9">Function:</text:span></text:span><text:span text:style-name="Category"><text:span text:style-name="T24">bitwise-bit-count</text:span></text:span><text:span text:style-name="Category"><text:span text:style-name="T25"> </text:span></text:span><text:span text:style-name="Category"><text:span text:style-name="T33">ei </text:span></text:span></text:p>
      <text:p text:style-name="P20"><text:span text:style-name="Category"><text:span text:style-name="T27">[R6RS] If </text:span></text:span><text:span text:style-name="Category"><text:span text:style-name="T29">ei</text:span></text:span><text:span text:style-name="Category"><text:span text:style-name="T27"> is non-negative, this procedure returns the number of 1 bits in the two’s complement representation of </text:span></text:span><text:span text:style-name="Category"><text:span text:style-name="T29">ei</text:span></text:span><text:span text:style-name="Category"><text:span text:style-name="T27">. Otherwise it returns the result of the following computation:</text:span></text:span></text:p>
      <text:p text:style-name="P20"><text:span text:style-name="Category"><text:span text:style-name="T29">(bitwise-not (bitwise-bit-count (bitwise-not ei)))</text:span></text:span></text:p>
      <text:p text:style-name="Index"><text:span text:style-name="Category"><text:span text:style-name="T9">Function:</text:span></text:span><text:span text:style-name="Category"><text:span text:style-name="T24">bitwise-bit-length</text:span></text:span><text:span text:style-name="Category"><text:span text:style-name="T25"> </text:span></text:span><text:span text:style-name="Category"><text:span text:style-name="T33">ei </text:span></text:span></text:p>
      <text:p text:style-name="P20"><text:span text:style-name="Category"><text:span text:style-name="T27">[R6RS] Returns the number of bits needed to represent </text:span></text:span><text:span text:style-name="Category"><text:span text:style-name="T29">ei</text:span></text:span><text:span text:style-name="Category"><text:span text:style-name="T27"> if it is positive, and the number of bits needed to represent </text:span></text:span><text:span text:style-name="Category"><text:span text:style-name="T29">(bitwise-not ei)</text:span></text:span><text:span text:style-name="Category"><text:span text:style-name="T27"> if it is negative, which is the exact integer object that is the result of the following computation:</text:span></text:span></text:p>
      <text:p text:style-name="P20"><text:span text:style-name="Category"><text:span text:style-name="T29">(do ((result 0 (+ result 1))</text:span></text:span></text:p>
      <text:p text:style-name="P20"><text:span text:style-name="Category"><text:span text:style-name="T29"><text:s text:c="5"/>(bits (if (negative? ei)</text:span></text:span></text:p>
      <text:p text:style-name="P20"><text:span text:style-name="Category"><text:span text:style-name="T29"><text:s text:c="15"/>(bitwise-not ei)</text:span></text:span></text:p>
      <text:p text:style-name="P20"><text:span text:style-name="Category"><text:span text:style-name="T29"><text:s text:c="15"/>ei)</text:span></text:span></text:p>
      <text:p text:style-name="P20"><text:span text:style-name="Category"><text:span text:style-name="T29"><text:s text:c="11"/>(bitwise-arithmetic-shift bits -1)))</text:span></text:span></text:p>
      <text:p text:style-name="P20"><text:soft-page-break/><text:span text:style-name="Category"><text:span text:style-name="T29"><text:s text:c="4"/>((zero? bits)</text:span></text:span></text:p>
      <text:p text:style-name="P20"><text:span text:style-name="Category"><text:span text:style-name="T29"><text:s text:c="5"/>result))</text:span></text:span></text:p>
      <text:p text:style-name="Index"><text:span text:style-name="Category"><text:span text:style-name="T9">Function:</text:span></text:span><text:span text:style-name="Category"><text:span text:style-name="T24">bitwise-first-bit-set</text:span></text:span><text:span text:style-name="Category"><text:span text:style-name="T25"> </text:span></text:span><text:span text:style-name="Category"><text:span text:style-name="T33">ei </text:span></text:span></text:p>
      <text:p text:style-name="P20"><text:span text:style-name="Category"><text:span text:style-name="T27">[R6RS] Returns the index of the least significant 1 bit in the two’s complement representation of </text:span></text:span><text:span text:style-name="Category"><text:span text:style-name="T29">ei</text:span></text:span><text:span text:style-name="Category"><text:span text:style-name="T27">. If </text:span></text:span><text:span text:style-name="Category"><text:span text:style-name="T29">ei</text:span></text:span><text:span text:style-name="Category"><text:span text:style-name="T27"> is 0, then - 1 is returned.</text:span></text:span></text:p>
      <text:p text:style-name="Index"><text:span text:style-name="Category"><text:span text:style-name="T9">Function:</text:span></text:span><text:span text:style-name="Category"><text:span text:style-name="T24">bitwise-bit-set?</text:span></text:span><text:span text:style-name="Category"><text:span text:style-name="T25"> </text:span></text:span><text:span text:style-name="Category"><text:span text:style-name="T33">ei1 ei2</text:span></text:span></text:p>
      <text:p text:style-name="P20"><text:span text:style-name="Category"><text:span text:style-name="T27">[R6RS] </text:span></text:span><text:span text:style-name="Category"><text:span text:style-name="T29">Ei2</text:span></text:span><text:span text:style-name="Category"><text:span text:style-name="T27"> must be non-negative. The </text:span></text:span><text:span text:style-name="Category"><text:span text:style-name="T29">bitwise-bit-set?</text:span></text:span><text:span text:style-name="Category"><text:span text:style-name="T27"> procedure returns #t if the </text:span></text:span><text:span text:style-name="Category"><text:span text:style-name="T29">ei2</text:span></text:span><text:span text:style-name="Category"><text:span text:style-name="T27">th bit is 1 in the two’s complement representation of </text:span></text:span><text:span text:style-name="Category"><text:span text:style-name="T29">ei1</text:span></text:span><text:span text:style-name="Category"><text:span text:style-name="T27">, and #f otherwise. This is the result of the following computation:</text:span></text:span></text:p>
      <text:p text:style-name="P20"><text:span text:style-name="Category"><text:span text:style-name="T29">(not (zero?</text:span></text:span></text:p>
      <text:p text:style-name="P20"><text:span text:style-name="Category"><text:span text:style-name="T29"><text:s text:c="7"/>(bitwise-and</text:span></text:span></text:p>
      <text:p text:style-name="P20"><text:span text:style-name="Category"><text:span text:style-name="T29"><text:s text:c="9"/>(bitwise-arithmetic-shift-left 1 ei2)</text:span></text:span></text:p>
      <text:p text:style-name="P20"><text:span text:style-name="Category"><text:span text:style-name="T29"><text:s text:c="9"/>ei1)))</text:span></text:span></text:p>
      <text:p text:style-name="Index"><text:span text:style-name="Category"><text:span text:style-name="T9">Function:</text:span></text:span><text:span text:style-name="Category"><text:span text:style-name="T24">bitwise-copy-bit</text:span></text:span><text:span text:style-name="Category"><text:span text:style-name="T25"> </text:span></text:span><text:span text:style-name="Category"><text:span text:style-name="T33">ei1 ei2 ei3</text:span></text:span></text:p>
      <text:p text:style-name="P20"><text:span text:style-name="Category"><text:span text:style-name="T27">[R6RS] </text:span></text:span><text:span text:style-name="Category"><text:span text:style-name="T29">Ei2</text:span></text:span><text:span text:style-name="Category"><text:span text:style-name="T27"> must be non-negative, and </text:span></text:span><text:span text:style-name="Category"><text:span text:style-name="T29">ei3</text:span></text:span><text:span text:style-name="Category"><text:span text:style-name="T27"> must be either 0 or 1. The </text:span></text:span><text:span text:style-name="Category"><text:span text:style-name="T29">bitwise-copy-bit</text:span></text:span><text:span text:style-name="Category"><text:span text:style-name="T27"> procedure returns the result of replacing the </text:span></text:span><text:span text:style-name="Category"><text:span text:style-name="T29">ei2</text:span></text:span><text:span text:style-name="Category"><text:span text:style-name="T27">th bit of </text:span></text:span><text:span text:style-name="Category"><text:span text:style-name="T29">ei1</text:span></text:span><text:span text:style-name="Category"><text:span text:style-name="T27"> by the </text:span></text:span><text:span text:style-name="Category"><text:span text:style-name="T29">ei2</text:span></text:span><text:span text:style-name="Category"><text:span text:style-name="T27">th bit of </text:span></text:span><text:span text:style-name="Category"><text:span text:style-name="T29">ei3</text:span></text:span><text:span text:style-name="Category"><text:span text:style-name="T27">, which is the result of the following computation:</text:span></text:span></text:p>
      <text:p text:style-name="P20"><text:span text:style-name="Category"><text:span text:style-name="T29">(let* ((mask (bitwise-arithmetic-shift-left 1 ei2)))</text:span></text:span></text:p>
      <text:p text:style-name="P20"><text:span text:style-name="Category"><text:span text:style-name="T29"><text:s text:c="2"/>(bitwise-if mask</text:span></text:span></text:p>
      <text:p text:style-name="P20"><text:span text:style-name="Category"><text:span text:style-name="T29"><text:s text:c="12"/>(bitwise-arithmetic-shift-left ei3 ei2)</text:span></text:span></text:p>
      <text:p text:style-name="P20"><text:span text:style-name="Category"><text:span text:style-name="T29"><text:s text:c="12"/>ei1))</text:span></text:span></text:p>
      <text:p text:style-name="Index"><text:span text:style-name="Category"><text:span text:style-name="T9">Function:</text:span></text:span><text:span text:style-name="Category"><text:span text:style-name="T24">bitwise-bit-field</text:span></text:span><text:span text:style-name="Category"><text:span text:style-name="T25"> </text:span></text:span><text:span text:style-name="Category"><text:span text:style-name="T33">ei1 ei2 ei3</text:span></text:span></text:p>
      <text:p text:style-name="P20"><text:span text:style-name="Category"><text:span text:style-name="T27">[R6RS] </text:span></text:span><text:span text:style-name="Category"><text:span text:style-name="T29">Ei2</text:span></text:span><text:span text:style-name="Category"><text:span text:style-name="T27"> and </text:span></text:span><text:span text:style-name="Category"><text:span text:style-name="T29">ei3</text:span></text:span><text:span text:style-name="Category"><text:span text:style-name="T27"> must be non-negative, and </text:span></text:span><text:span text:style-name="Category"><text:span text:style-name="T29">ei2</text:span></text:span><text:span text:style-name="Category"><text:span text:style-name="T27"> must be less than or equal to </text:span></text:span><text:span text:style-name="Category"><text:span text:style-name="T29">ei3</text:span></text:span><text:span text:style-name="Category"><text:span text:style-name="T27">. The </text:span></text:span><text:span text:style-name="Category"><text:span text:style-name="T29">bitwise-bit-field</text:span></text:span><text:span text:style-name="Category"><text:span text:style-name="T27"> procedure returns the number represented by the bits at the positions from </text:span></text:span><text:span text:style-name="Category"><text:span text:style-name="T29">ei2</text:span></text:span><text:span text:style-name="Category"><text:span text:style-name="T27"> (inclusive) to </text:span></text:span><text:span text:style-name="Category"><text:span text:style-name="T29">ei3</text:span></text:span><text:span text:style-name="Category"><text:span text:style-name="T27"> (exclusive), which is the result of the following computation:</text:span></text:span></text:p>
      <text:p text:style-name="P20"><text:span text:style-name="Category"><text:span text:style-name="T29">(let ((mask</text:span></text:span></text:p>
      <text:p text:style-name="P20"><text:span text:style-name="Category"><text:span text:style-name="T29"><text:s text:c="7"/>(bitwise-not</text:span></text:span></text:p>
      <text:p text:style-name="P20"><text:span text:style-name="Category"><text:span text:style-name="T29"><text:s text:c="8"/>(bitwise-arithmetic-shift-left -1 ei3))))</text:span></text:span></text:p>
      <text:p text:style-name="P20"><text:span text:style-name="Category"><text:span text:style-name="T29"><text:s text:c="2"/>(bitwise-arithmetic-shift-right</text:span></text:span></text:p>
      <text:p text:style-name="P20"><text:span text:style-name="Category"><text:span text:style-name="T29"><text:s text:c="4"/>(bitwise-and ei1 mask)</text:span></text:span></text:p>
      <text:p text:style-name="P20"><text:span text:style-name="Category"><text:span text:style-name="T29"><text:s text:c="4"/>ei2))</text:span></text:span></text:p>
      <text:p text:style-name="Index"><text:span text:style-name="Category"><text:span text:style-name="T9">Function:</text:span></text:span><text:span text:style-name="Category"><text:span text:style-name="T24">bitwise-copy-bit-field</text:span></text:span><text:span text:style-name="Category"><text:span text:style-name="T25"> </text:span></text:span><text:span text:style-name="Category"><text:span text:style-name="T33">ei1 ei2 ei3 ei4</text:span></text:span></text:p>
      <text:p text:style-name="P20"><text:span text:style-name="Category"><text:span text:style-name="T27">[R6RS] </text:span></text:span><text:span text:style-name="Category"><text:span text:style-name="T29">Ei2</text:span></text:span><text:span text:style-name="Category"><text:span text:style-name="T27"> and </text:span></text:span><text:span text:style-name="Category"><text:span text:style-name="T29">ei3</text:span></text:span><text:span text:style-name="Category"><text:span text:style-name="T27"> must be non-negative, and </text:span></text:span><text:span text:style-name="Category"><text:span text:style-name="T29">ei2</text:span></text:span><text:span text:style-name="Category"><text:span text:style-name="T27"> must be less than or equal to </text:span></text:span><text:span text:style-name="Category"><text:span text:style-name="T29">ei3</text:span></text:span><text:span text:style-name="Category"><text:span text:style-name="T27">. The </text:span></text:span><text:span text:style-name="Category"><text:span text:style-name="T29">bitwise-copy-bit-field</text:span></text:span><text:span text:style-name="Category"><text:span text:style-name="T27"> procedure returns the result of replacing in </text:span></text:span><text:span text:style-name="Category"><text:span text:style-name="T29">ei1</text:span></text:span><text:span text:style-name="Category"><text:span text:style-name="T27"> the bits at positions from </text:span></text:span><text:span text:style-name="Category"><text:span text:style-name="T29">ei2</text:span></text:span><text:span text:style-name="Category"><text:span text:style-name="T27"> (inclusive) to </text:span></text:span><text:span text:style-name="Category"><text:span text:style-name="T29">ei3</text:span></text:span><text:span text:style-name="Category"><text:span text:style-name="T27"> (exclusive) by the corresponding bits in </text:span></text:span><text:span text:style-name="Category"><text:span text:style-name="T29">ei4</text:span></text:span><text:span text:style-name="Category"><text:span text:style-name="T27">, which is the fixnum result of the following computation:</text:span></text:span></text:p>
      <text:p text:style-name="P20"><text:span text:style-name="Category"><text:span text:style-name="T29">(let* ((to <text:s text:c="3"/>ei1)</text:span></text:span></text:p>
      <text:p text:style-name="P20"><text:span text:style-name="Category"><text:span text:style-name="T29"><text:s text:c="7"/>(start ei2)</text:span></text:span></text:p>
      <text:p text:style-name="P20"><text:span text:style-name="Category"><text:span text:style-name="T29"><text:s text:c="7"/>(end <text:s text:c="2"/>ei3)</text:span></text:span></text:p>
      <text:p text:style-name="P20"><text:span text:style-name="Category"><text:span text:style-name="T29"><text:s text:c="7"/>(from <text:s/>ei4)</text:span></text:span></text:p>
      <text:p text:style-name="P20"><text:span text:style-name="Category"><text:span text:style-name="T29"><text:s text:c="7"/>(mask1</text:span></text:span></text:p>
      <text:p text:style-name="P20"><text:soft-page-break/><text:span text:style-name="Category"><text:span text:style-name="T29"><text:s text:c="9"/>(bitwise-arithmetic-shift-left -1 start))</text:span></text:span></text:p>
      <text:p text:style-name="P20"><text:span text:style-name="Category"><text:span text:style-name="T29"><text:s text:c="7"/>(mask2</text:span></text:span></text:p>
      <text:p text:style-name="P20"><text:span text:style-name="Category"><text:span text:style-name="T29"><text:s text:c="9"/>(bitwise-not</text:span></text:span></text:p>
      <text:p text:style-name="P20"><text:span text:style-name="Category"><text:span text:style-name="T29"><text:s text:c="11"/>(bitwise-arithmetic-shift-left -1 end)))</text:span></text:span></text:p>
      <text:p text:style-name="P20"><text:span text:style-name="Category"><text:span text:style-name="T29"><text:s text:c="7"/>(mask (bitwise-and mask1 mask2)))</text:span></text:span></text:p>
      <text:p text:style-name="P20"><text:span text:style-name="Category"><text:span text:style-name="T29"><text:s text:c="2"/>(bitwise-if mask</text:span></text:span></text:p>
      <text:p text:style-name="P20"><text:span text:style-name="Category"><text:span text:style-name="T29"><text:s text:c="14"/>(bitwise-arithmetic-shift-left from</text:span></text:span></text:p>
      <text:p text:style-name="P20"><text:span text:style-name="Category"><text:span text:style-name="T29"><text:s text:c="45"/>start)</text:span></text:span></text:p>
      <text:p text:style-name="P20"><text:span text:style-name="Category"><text:span text:style-name="T29"><text:s text:c="14"/>to))</text:span></text:span></text:p>
      <text:p text:style-name="Index"><text:span text:style-name="Category"><text:span text:style-name="T9">Function:</text:span></text:span><text:span text:style-name="Category"><text:span text:style-name="T24">bitwise-arithmetic-shift</text:span></text:span><text:span text:style-name="Category"><text:span text:style-name="T25"> </text:span></text:span><text:span text:style-name="Category"><text:span text:style-name="T33">ei1 ei2</text:span></text:span></text:p>
      <text:p text:style-name="P20"><text:span text:style-name="Category"><text:span text:style-name="T27">[R6RS] Returns the result of the following computation:</text:span></text:span></text:p>
      <text:p text:style-name="P20"><text:span text:style-name="Category"><text:span text:style-name="T29">(floor (* ei1 (expt 2 ei2)))</text:span></text:span></text:p>
      <text:p text:style-name="Index"><text:span text:style-name="Category"><text:span text:style-name="T9">Function:</text:span></text:span><text:span text:style-name="Category"><text:span text:style-name="T24">bitwise-arithmetic-shift-left</text:span></text:span><text:span text:style-name="Category"><text:span text:style-name="T25"> </text:span></text:span><text:span text:style-name="Category"><text:span text:style-name="T33">ei1 ei2</text:span></text:span></text:p>
      <text:p text:style-name="Index"><text:span text:style-name="Category"><text:span text:style-name="T9">Function:</text:span></text:span><text:span text:style-name="Category"><text:span text:style-name="T24">bitwise-arithmetic-shift-right</text:span></text:span><text:span text:style-name="Category"><text:span text:style-name="T25"> </text:span></text:span><text:span text:style-name="Category"><text:span text:style-name="T33">ei1 ei2</text:span></text:span></text:p>
      <text:p text:style-name="P20"><text:span text:style-name="Category"><text:span text:style-name="T27">[R6RS] Ei2 must be non-negative. The </text:span></text:span><text:span text:style-name="Category"><text:span text:style-name="T29">bitwise-arithmetic-shift-left</text:span></text:span><text:span text:style-name="Category"><text:span text:style-name="T27"> procedure returns the same result as </text:span></text:span><text:span text:style-name="Category"><text:span text:style-name="T29">bitwise-arithmetic-shift</text:span></text:span><text:span text:style-name="Category"><text:span text:style-name="T27">, and</text:span></text:span></text:p>
      <text:p text:style-name="P20"><text:span text:style-name="Category"><text:span text:style-name="T29">(bitwise-arithmetic-shift-right ei1 ei2)</text:span></text:span></text:p>
      <text:p text:style-name="P20"><text:span text:style-name="Category"><text:span text:style-name="T27">returns the same result as</text:span></text:span></text:p>
      <text:p text:style-name="P20"><text:span text:style-name="Category"><text:span text:style-name="T29">(bitwise-arithmetic-shift ei1 (- ei2)).</text:span></text:span></text:p>
      <text:p text:style-name="Index"><text:span text:style-name="Category"><text:span text:style-name="T9">Function:</text:span></text:span><text:span text:style-name="Category"><text:span text:style-name="T24">bitwise-rotate-bit-field</text:span></text:span><text:span text:style-name="Category"><text:span text:style-name="T25"> </text:span></text:span><text:span text:style-name="Category"><text:span text:style-name="T33">ei1 ei2 ei3 ei4</text:span></text:span></text:p>
      <text:p text:style-name="P20"><text:span text:style-name="Category"><text:span text:style-name="T27">[R6RS] </text:span></text:span><text:span text:style-name="Category"><text:span text:style-name="T29">Ei2</text:span></text:span><text:span text:style-name="Category"><text:span text:style-name="T27">, </text:span></text:span><text:span text:style-name="Category"><text:span text:style-name="T29">ei3</text:span></text:span><text:span text:style-name="Category"><text:span text:style-name="T27">, </text:span></text:span><text:span text:style-name="Category"><text:span text:style-name="T29">ei4</text:span></text:span><text:span text:style-name="Category"><text:span text:style-name="T27"> must be non-negative, </text:span></text:span><text:span text:style-name="Category"><text:span text:style-name="T29">ei2</text:span></text:span><text:span text:style-name="Category"><text:span text:style-name="T27"> must be less than or equal to </text:span></text:span><text:span text:style-name="Category"><text:span text:style-name="T29">ei3</text:span></text:span><text:span text:style-name="Category"><text:span text:style-name="T27">, and </text:span></text:span><text:span text:style-name="Category"><text:span text:style-name="T29">ei4</text:span></text:span><text:span text:style-name="Category"><text:span text:style-name="T27"> must be non-negative. procedure returns the result of cyclically permuting in </text:span></text:span><text:span text:style-name="Category"><text:span text:style-name="T29">ei1</text:span></text:span><text:span text:style-name="Category"><text:span text:style-name="T27"> the bits at positions from </text:span></text:span><text:span text:style-name="Category"><text:span text:style-name="T29">ei2</text:span></text:span><text:span text:style-name="Category"><text:span text:style-name="T27"> (inclusive) to </text:span></text:span><text:span text:style-name="Category"><text:span text:style-name="T29">ei3</text:span></text:span><text:span text:style-name="Category"><text:span text:style-name="T27"> (exclusive) by </text:span></text:span><text:span text:style-name="Category"><text:span text:style-name="T29">ei4</text:span></text:span><text:span text:style-name="Category"><text:span text:style-name="T27"> bits towards the more significant bits, which is the result of the following computation:</text:span></text:span></text:p>
      <text:p text:style-name="P20"><text:span text:style-name="Category"><text:span text:style-name="T29">(let* ((n <text:s text:c="4"/>ei1)</text:span></text:span></text:p>
      <text:p text:style-name="P20"><text:span text:style-name="Category"><text:span text:style-name="T29"><text:s text:c="7"/>(start ei2)</text:span></text:span></text:p>
      <text:p text:style-name="P20"><text:span text:style-name="Category"><text:span text:style-name="T29"><text:s text:c="7"/>(end <text:s text:c="2"/>ei3)</text:span></text:span></text:p>
      <text:p text:style-name="P20"><text:span text:style-name="Category"><text:span text:style-name="T29"><text:s text:c="7"/>(count ei4)</text:span></text:span></text:p>
      <text:p text:style-name="P20"><text:span text:style-name="Category"><text:span text:style-name="T29"><text:s text:c="7"/>(width (- end start)))</text:span></text:span></text:p>
      <text:p text:style-name="P20"><text:span text:style-name="Category"><text:span text:style-name="T29"><text:s text:c="2"/>(if (positive? width)</text:span></text:span></text:p>
      <text:p text:style-name="P20"><text:span text:style-name="Category"><text:span text:style-name="T29"><text:s text:c="6"/>(let* ((count (mod count width))</text:span></text:span></text:p>
      <text:p text:style-name="P20"><text:span text:style-name="Category"><text:span text:style-name="T29"><text:s text:c="13"/>(field0</text:span></text:span></text:p>
      <text:p text:style-name="P20"><text:span text:style-name="Category"><text:span text:style-name="T29"><text:s text:c="15"/>(bitwise-bit-field n start end))</text:span></text:span></text:p>
      <text:p text:style-name="P20"><text:span text:style-name="Category"><text:span text:style-name="T29"><text:s text:c="13"/>(field1 (bitwise-arithmetic-shift-left</text:span></text:span></text:p>
      <text:p text:style-name="P20"><text:span text:style-name="Category"><text:span text:style-name="T29"><text:s text:c="23"/>field0 count))</text:span></text:span></text:p>
      <text:p text:style-name="P20"><text:span text:style-name="Category"><text:span text:style-name="T29"><text:s text:c="13"/>(field2 (bitwise-arithmetic-shift-right</text:span></text:span></text:p>
      <text:p text:style-name="P20"><text:span text:style-name="Category"><text:span text:style-name="T29"><text:s text:c="23"/>field0</text:span></text:span></text:p>
      <text:p text:style-name="P20"><text:span text:style-name="Category"><text:span text:style-name="T29"><text:s text:c="23"/>(- width count)))</text:span></text:span></text:p>
      <text:p text:style-name="P20"><text:span text:style-name="Category"><text:span text:style-name="T29"><text:s text:c="13"/>(field (bitwise-ior field1 field2)))</text:span></text:span></text:p>
      <text:p text:style-name="P20"><text:soft-page-break/><text:span text:style-name="Category"><text:span text:style-name="T29"><text:s text:c="8"/>(bitwise-copy-bit-field n start end field))</text:span></text:span></text:p>
      <text:p text:style-name="P20"><text:span text:style-name="Category"><text:span text:style-name="T29"><text:s text:c="6"/>n))</text:span></text:span></text:p>
      <text:p text:style-name="Index"><text:span text:style-name="Category"><text:span text:style-name="T9">Function:</text:span></text:span><text:span text:style-name="Category"><text:span text:style-name="T24">bitwise-reverse-bit-field</text:span></text:span><text:span text:style-name="Category"><text:span text:style-name="T25"> </text:span></text:span><text:span text:style-name="Category"><text:span text:style-name="T33">ei1 ei2 ei3</text:span></text:span></text:p>
      <text:p text:style-name="P20"><text:span text:style-name="Category"><text:span text:style-name="T27">[R6RS] </text:span></text:span><text:span text:style-name="Category"><text:span text:style-name="T29">Ei2</text:span></text:span><text:span text:style-name="Category"><text:span text:style-name="T27"> and </text:span></text:span><text:span text:style-name="Category"><text:span text:style-name="T29">ei3</text:span></text:span><text:span text:style-name="Category"><text:span text:style-name="T27"> must be non-negative, and </text:span></text:span><text:span text:style-name="Category"><text:span text:style-name="T29">ei2</text:span></text:span><text:span text:style-name="Category"><text:span text:style-name="T27"> must be less than or equal to </text:span></text:span><text:span text:style-name="Category"><text:span text:style-name="T29">ei3</text:span></text:span><text:span text:style-name="Category"><text:span text:style-name="T27">. The </text:span></text:span><text:span text:style-name="Category"><text:span text:style-name="T29">bitwise-reverse-bit-field</text:span></text:span><text:span text:style-name="Category"><text:span text:style-name="T27"> procedure returns the result obtained from </text:span></text:span><text:span text:style-name="Category"><text:span text:style-name="T29">ei1</text:span></text:span><text:span text:style-name="Category"><text:span text:style-name="T27"> by reversing the order of the bits at positions from </text:span></text:span><text:span text:style-name="Category"><text:span text:style-name="T29">ei2</text:span></text:span><text:span text:style-name="Category"><text:span text:style-name="T27"> (inclusive) to </text:span></text:span><text:span text:style-name="Category"><text:span text:style-name="T29">ei3</text:span></text:span><text:span text:style-name="Category"><text:span text:style-name="T27"> (exclusive). </text:span></text:span></text:p>
      <text:h text:style-name="Heading_20_2" text:outline-level="2"><text:span text:style-name="Category"><text:span text:style-name="T37">(rnrs syntax-case (6))</text:span></text:span></text:h>
      <text:p text:style-name="Text_20_body"><text:span text:style-name="Category"><text:span text:style-name="T27">On Sagittarius Scheme </text:span></text:span><text:span text:style-name="Category"><text:span text:style-name="T35">syntax-case</text:span></text:span><text:span text:style-name="Category"><text:span text:style-name="T27"> does not behave as R6RS required. This is why it is </text:span></text:span><text:span text:style-name="Category"><text:span text:style-name="T24">MOSTLY </text:span></text:span><text:span text:style-name="Category"><text:span text:style-name="T25">R6RS implementation. As far as I know the part which is not compromised with R6RS is following expression does not return correct answer:</text:span></text:span></text:p>
      <text:p text:style-name="First_20_line_20_indent"><text:span text:style-name="Category"><text:span text:style-name="T33">(define-syntax let/scope</text:span></text:span></text:p>
      <text:p text:style-name="First_20_line_20_indent"><text:span text:style-name="Category"><text:span text:style-name="T33"><text:s text:c="2"/>(lambda(x)</text:span></text:span></text:p>
      <text:p text:style-name="First_20_line_20_indent"><text:span text:style-name="Category"><text:span text:style-name="T33"><text:s text:c="4"/>(syntax-case x ()</text:span></text:span></text:p>
      <text:p text:style-name="First_20_line_20_indent"><text:span text:style-name="Category"><text:span text:style-name="T33"><text:s text:c="6"/>((k scope-name body ...)</text:span></text:span></text:p>
      <text:p text:style-name="First_20_line_20_indent"><text:span text:style-name="Category"><text:span text:style-name="T33"><text:s text:c="7"/>#'(let-syntax</text:span></text:span></text:p>
      <text:p text:style-name="First_20_line_20_indent"><text:span text:style-name="Category"><text:span text:style-name="T33"><text:s text:c="13"/>((scope-name</text:span></text:span></text:p>
      <text:p text:style-name="First_20_line_20_indent"><text:span text:style-name="Category"><text:span text:style-name="T33"><text:s text:c="15"/>(lambda(x)</text:span></text:span></text:p>
      <text:p text:style-name="First_20_line_20_indent"><text:span text:style-name="Category"><text:span text:style-name="T33"><text:s text:c="17"/>(syntax-case x ()</text:span></text:span></text:p>
      <text:p text:style-name="First_20_line_20_indent"><text:span text:style-name="Category"><text:span text:style-name="T33"><text:s text:c="19"/>((_ b (... ...))</text:span></text:span></text:p>
      <text:p text:style-name="First_20_line_20_indent"><text:span text:style-name="Category"><text:span text:style-name="T33"><text:s text:c="20"/>#`(begin</text:span></text:span></text:p>
      <text:p text:style-name="First_20_line_20_indent"><text:span text:style-name="Category"><text:span text:style-name="T33"><text:s text:c="24"/>#,@(datum-&gt;syntax #'k</text:span></text:span></text:p>
      <text:p text:style-name="First_20_line_20_indent"><text:span text:style-name="Category"><text:span text:style-name="T33"><text:s text:c="29"/>(syntax-&gt;datum #'(b (... ...))))))))))</text:span></text:span></text:p>
      <text:p text:style-name="First_20_line_20_indent"><text:span text:style-name="Category"><text:span text:style-name="T33"><text:s text:c="11"/>body ...)))))</text:span></text:span></text:p>
      <text:p text:style-name="First_20_line_20_indent"><text:span text:style-name="Category"><text:span text:style-name="T33">(let ((x 1))</text:span></text:span></text:p>
      <text:p text:style-name="First_20_line_20_indent"><text:span text:style-name="Category"><text:span text:style-name="T33"><text:s text:c="2"/>(let/scope d1</text:span></text:span></text:p>
      <text:p text:style-name="First_20_line_20_indent"><text:span text:style-name="Category"><text:span text:style-name="T33"><text:s text:c="4"/>(let ((x 2))</text:span></text:span></text:p>
      <text:p text:style-name="First_20_line_20_indent"><text:span text:style-name="Category"><text:span text:style-name="T33"><text:s text:c="6"/>(let/scope d2</text:span></text:span></text:p>
      <text:p text:style-name="First_20_line_20_indent"><text:span text:style-name="Category"><text:span text:style-name="T33"><text:s text:c="8"/>(let ((x 3))</text:span></text:span></text:p>
      <text:p text:style-name="First_20_line_20_indent"><text:span text:style-name="Category"><text:span text:style-name="T33"><text:s text:c="10"/>(list (d1 x) (d2 x) x))))))</text:span></text:span></text:p>
      <text:p text:style-name="P54"><text:span text:style-name="Category"><text:span text:style-name="T25">This should return </text:span></text:span><text:span text:style-name="Category"><text:span text:style-name="T33">(1 2 3)</text:span></text:span><text:span text:style-name="Category"><text:span text:style-name="T34"> </text:span></text:span><text:span text:style-name="Category"><text:span text:style-name="T26">however on Sagittarius it returns </text:span></text:span><text:span text:style-name="Category"><text:span text:style-name="T34">(1 1 3)</text:span></text:span><text:span text:style-name="Category"><text:span text:style-name="T26">. If you want to write a portable program with </text:span></text:span><text:span text:style-name="Category"><text:span text:style-name="T34">syntax-case</text:span></text:span><text:span text:style-name="Category"><text:span text:style-name="T26">, it is better to check in other implementation.</text:span></text:span></text:p>
      <text:p text:style-name="Index"><text:span text:style-name="Category"><text:span text:style-name="T9">Syntax:</text:span></text:span><text:span text:style-name="Category"><text:span text:style-name="T24">syntax-case</text:span></text:span><text:span text:style-name="Category"><text:span text:style-name="T25"> </text:span></text:span><text:span text:style-name="Category"><text:span text:style-name="T33">expression (literal …) clause </text:span></text:span></text:p>
      <text:p text:style-name="First_20_line_20_indent"><text:span text:style-name="Category"><text:span text:style-name="T26">[R6RS] <text:s/>Each </text:span></text:span><text:span text:style-name="Category"><text:span text:style-name="T34">literal </text:span></text:span><text:span text:style-name="Category"><text:span text:style-name="T26">must be an identifier. Each </text:span></text:span><text:span text:style-name="Category"><text:span text:style-name="T34">clause </text:span></text:span><text:span text:style-name="Category"><text:span text:style-name="T26">must take one of the following two forms.</text:span></text:span></text:p>
      <text:p text:style-name="First_20_line_20_indent"><text:span text:style-name="Category"><text:span text:style-name="T34">(pattern output-expression) </text:span></text:span></text:p>
      <text:p text:style-name="First_20_line_20_indent"><text:span text:style-name="Category"><text:span text:style-name="T34">(pattern fender output-expression)</text:span></text:span></text:p>
      <text:p text:style-name="First_20_line_20_indent"><text:span text:style-name="Category"><text:span text:style-name="T34">Fender</text:span></text:span><text:span text:style-name="Category"><text:span text:style-name="T26"> and </text:span></text:span><text:span text:style-name="Category"><text:span text:style-name="T34">output-expression </text:span></text:span><text:span text:style-name="Category"><text:span text:style-name="T26">must be expressions.</text:span></text:span></text:p>
      <text:p text:style-name="First_20_line_20_indent"><text:span text:style-name="Category"><text:span text:style-name="T34">Pattern </text:span></text:span><text:span text:style-name="Category"><text:span text:style-name="T26">is the same as </text:span></text:span><text:span text:style-name="Category"><text:span text:style-name="T34">syntax-rules</text:span></text:span><text:span text:style-name="Category"><text:span text:style-name="T26">. See </text:span></text:span><text:span text:style-name="Category"><text:span text:style-name="T34">(rnrs base (6))</text:span></text:span><text:span text:style-name="Category"><text:span text:style-name="T26"> section.</text:span></text:span></text:p>
      <text:p text:style-name="First_20_line_20_indent"><text:soft-page-break/><text:span text:style-name="Category"><text:span text:style-name="T26">A </text:span></text:span><text:span text:style-name="Category"><text:span text:style-name="T34">syntax-case</text:span></text:span><text:span text:style-name="Category"><text:span text:style-name="T26"> expression first evaluates </text:span></text:span><text:span text:style-name="Category"><text:span text:style-name="T34">expression</text:span></text:span><text:span text:style-name="Category"><text:span text:style-name="T26">. It then attempts to match the </text:span></text:span><text:span text:style-name="Category"><text:span text:style-name="T34">pattern</text:span></text:span><text:span text:style-name="Category"><text:span text:style-name="T26"> from the first </text:span></text:span><text:span text:style-name="Category"><text:span text:style-name="T34">clause</text:span></text:span><text:span text:style-name="Category"><text:span text:style-name="T26"> against the resulting value, which is unwrapped as necessary to perform the match. If the pattern matches the value and no </text:span></text:span><text:span text:style-name="Category"><text:span text:style-name="T34">fender</text:span></text:span><text:span text:style-name="Category"><text:span text:style-name="T26"> is present, </text:span></text:span><text:span text:style-name="Category"><text:span text:style-name="T34">output-expression</text:span></text:span><text:span text:style-name="Category"><text:span text:style-name="T26"> is evaluated and its value returned as the value of the </text:span></text:span><text:span text:style-name="Category"><text:span text:style-name="T34">syntax-case</text:span></text:span><text:span text:style-name="Category"><text:span text:style-name="T26"> expression. If the pattern does not match the value, </text:span></text:span><text:span text:style-name="Category"><text:span text:style-name="T34">syntax-case</text:span></text:span><text:span text:style-name="Category"><text:span text:style-name="T26"> tries the second </text:span></text:span><text:span text:style-name="Category"><text:span text:style-name="T34">clause</text:span></text:span><text:span text:style-name="Category"><text:span text:style-name="T26">, then the third, and so on. It is a syntax violation if the value does not match any of the patterns.</text:span></text:span></text:p>
      <text:p text:style-name="First_20_line_20_indent"><text:span text:style-name="Category"><text:span text:style-name="T26">If the optional </text:span></text:span><text:span text:style-name="Category"><text:span text:style-name="T34">fender</text:span></text:span><text:span text:style-name="Category"><text:span text:style-name="T26"> is present, it serves as an additional constraint on acceptance of a clause. If the </text:span></text:span><text:span text:style-name="Category"><text:span text:style-name="T34">pattern</text:span></text:span><text:span text:style-name="Category"><text:span text:style-name="T26"> of a given </text:span></text:span><text:span text:style-name="Category"><text:span text:style-name="T34">clause</text:span></text:span><text:span text:style-name="Category"><text:span text:style-name="T26"> matches the input value, the corresponding </text:span></text:span><text:span text:style-name="Category"><text:span text:style-name="T34">fender</text:span></text:span><text:span text:style-name="Category"><text:span text:style-name="T26"> is evaluated. If </text:span></text:span><text:span text:style-name="Category"><text:span text:style-name="T34">fender</text:span></text:span><text:span text:style-name="Category"><text:span text:style-name="T26"> evaluates to a true value, the clause is accepted; otherwise, the clause is rejected as if the pattern had failed to match the value. Fenders are logically a part of the matching process, i.e., they specify additional matching constraints beyond the basic structure of the input.</text:span></text:span></text:p>
      <text:p text:style-name="First_20_line_20_indent"><text:span text:style-name="Category"><text:span text:style-name="T26">Pattern variables contained within a clause’s </text:span></text:span><text:span text:style-name="Category"><text:span text:style-name="T34">pattern</text:span></text:span><text:span text:style-name="Category"><text:span text:style-name="T26"> are bound to the corresponding pieces of the input value within the clause’s </text:span></text:span><text:span text:style-name="Category"><text:span text:style-name="T34">fender</text:span></text:span><text:span text:style-name="Category"><text:span text:style-name="T26"> (if present) and </text:span></text:span><text:span text:style-name="Category"><text:span text:style-name="T34">output-expression</text:span></text:span><text:span text:style-name="Category"><text:span text:style-name="T26">. Pattern variables can be referenced only within syntax expressions (see below). Pattern variables occupy the same name space as program variables and keywords.</text:span></text:span></text:p>
      <text:p text:style-name="First_20_line_20_indent"><text:span text:style-name="Category"><text:span text:style-name="T26">If the </text:span></text:span><text:span text:style-name="Category"><text:span text:style-name="T34">syntax-case</text:span></text:span><text:span text:style-name="Category"><text:span text:style-name="T26"> form is in tail context, the </text:span></text:span><text:span text:style-name="Category"><text:span text:style-name="T34">output-expression</text:span></text:span><text:span text:style-name="Category"><text:span text:style-name="T26">s are also in tail position.</text:span></text:span></text:p>
      <text:p text:style-name="Index"><text:span text:style-name="Category"><text:span text:style-name="T9">Syntax:</text:span></text:span><text:span text:style-name="Category"><text:span text:style-name="T24">syntax</text:span></text:span><text:span text:style-name="Category"><text:span text:style-name="T25"> </text:span></text:span><text:span text:style-name="Category"><text:span text:style-name="T33">template</text:span></text:span></text:p>
      <text:p text:style-name="First_20_line_20_indent"><text:span text:style-name="Category"><text:span text:style-name="T26">[R6RS] A </text:span></text:span><text:span text:style-name="Category"><text:span text:style-name="T34">template</text:span></text:span><text:span text:style-name="Category"><text:span text:style-name="T26"> is a pattern variable, an identifier that is not a pattern variable, a pattern datum, or one of the following.</text:span></text:span></text:p>
      <text:p text:style-name="First_20_line_20_indent"><text:span text:style-name="Category"><text:span text:style-name="T34">(subtemplate ...)</text:span></text:span></text:p>
      <text:p text:style-name="First_20_line_20_indent"><text:span text:style-name="Category"><text:span text:style-name="T34">(subtemplate ... . template)</text:span></text:span></text:p>
      <text:p text:style-name="First_20_line_20_indent"><text:span text:style-name="Category"><text:span text:style-name="T34">#(subtemplate …)</text:span></text:span></text:p>
      <text:p text:style-name="First_20_line_20_indent"><text:span text:style-name="Category"><text:span text:style-name="T26">A </text:span></text:span><text:span text:style-name="Category"><text:span text:style-name="T34">subtemplate</text:span></text:span><text:span text:style-name="Category"><text:span text:style-name="T26"> is a </text:span></text:span><text:span text:style-name="Category"><text:span text:style-name="T34">template</text:span></text:span><text:span text:style-name="Category"><text:span text:style-name="T26"> followed by zero or more ellipses.</text:span></text:span></text:p>
      <text:p text:style-name="First_20_line_20_indent"><text:span text:style-name="Category"><text:span text:style-name="T26">The value of a </text:span></text:span><text:span text:style-name="Category"><text:span text:style-name="T34">syntax</text:span></text:span><text:span text:style-name="Category"><text:span text:style-name="T26"> form is a copy of </text:span></text:span><text:span text:style-name="Category"><text:span text:style-name="T34">template</text:span></text:span><text:span text:style-name="Category"><text:span text:style-name="T26"> in which the pattern variables appearing within the template are replaced with the input subforms to which they are bound. Pattern data and identifiers that are not pattern variables or ellipses are copied directly into the output. A subtemplate followed by an ellipsis expands into zero or more occurrences of the subtemplate. Pattern variables that occur in subpatterns followed by one or more ellipses may occur only in subtemplates that are followed by (at least) as many ellipses. These pattern variables are replaced in the output by the input subforms to which they are bound, distributed as specified. If a pattern variable is followed by more ellipses in the subtemplate than in the associated subpattern, the input form is replicated as necessary. The subtemplate must contain at least one pattern variable from a subpattern followed by an ellipsis, and for at least one such pattern variable, the subtemplate must be followed by exactly as many ellipses as the subpattern in which the pattern variable appears.</text:span></text:span></text:p>
      <text:p text:style-name="Index"><text:span text:style-name="Category"><text:span text:style-name="T9">Function:</text:span></text:span><text:span text:style-name="Category"><text:span text:style-name="T24">identifier?</text:span></text:span><text:span text:style-name="Category"><text:span text:style-name="T25"> </text:span></text:span><text:span text:style-name="Category"><text:span text:style-name="T33">obj</text:span></text:span></text:p>
      <text:p text:style-name="P20"><text:span text:style-name="Category"><text:span text:style-name="T28">[R6RS] Returns #t if </text:span></text:span><text:span text:style-name="Category"><text:span text:style-name="T32">obj</text:span></text:span><text:span text:style-name="Category"><text:span text:style-name="T28"> is an identifier, i.e., a syntax object representing an identifier, and #f otherwise.</text:span></text:span></text:p>
      <text:p text:style-name="Index"><text:span text:style-name="Category"><text:span text:style-name="T9">Function:</text:span></text:span><text:span text:style-name="Category"><text:span text:style-name="T24">bound-identifier=?</text:span></text:span><text:span text:style-name="Category"><text:span text:style-name="T25"> </text:span></text:span><text:span text:style-name="Category"><text:span text:style-name="T33">id1 id2</text:span></text:span></text:p>
      <text:p text:style-name="P20"><text:span text:style-name="Category"><text:span text:style-name="T28">[R6RS] </text:span></text:span><text:span text:style-name="Category"><text:span text:style-name="T32">Id1</text:span></text:span><text:span text:style-name="Category"><text:span text:style-name="T28"> and </text:span></text:span><text:span text:style-name="Category"><text:span text:style-name="T32">id2</text:span></text:span><text:span text:style-name="Category"><text:span text:style-name="T28"> must be identifiers. The procedure </text:span></text:span><text:span text:style-name="Category"><text:span text:style-name="T32">bound-identifier=?</text:span></text:span><text:span text:style-name="Category"><text:span text:style-name="T28"> returns #t if given arguments are exactly the same object.</text:span></text:span></text:p>
      <text:p text:style-name="P20"><text:span text:style-name="Category"><text:span text:style-name="T28">The </text:span></text:span><text:span text:style-name="Category"><text:span text:style-name="T32">bound-identifier=?</text:span></text:span><text:span text:style-name="Category"><text:span text:style-name="T28"> procedure can be used for detecting duplicate identifiers in a binding construct or for other preprocessing of a binding construct that requires detecting instances of the bound identifiers.</text:span></text:span></text:p>
      <text:p text:style-name="Index"><text:span text:style-name="Category"><text:span text:style-name="T9">Function:</text:span></text:span><text:span text:style-name="Category"><text:span text:style-name="T24">free-identifier=?</text:span></text:span><text:span text:style-name="Category"><text:span text:style-name="T25"> </text:span></text:span><text:span text:style-name="Category"><text:span text:style-name="T33">id1 id2</text:span></text:span></text:p>
      <text:p text:style-name="P20"><text:span text:style-name="Category"><text:span text:style-name="T28">[R6RS] </text:span></text:span><text:span text:style-name="Category"><text:span text:style-name="T32">Id1</text:span></text:span><text:span text:style-name="Category"><text:span text:style-name="T28"> and </text:span></text:span><text:span text:style-name="Category"><text:span text:style-name="T32">id2</text:span></text:span><text:span text:style-name="Category"><text:span text:style-name="T28"> must be identifiers. The </text:span></text:span><text:span text:style-name="Category"><text:span text:style-name="T32">free-identifier=?</text:span></text:span><text:span text:style-name="Category"><text:span text:style-name="T28"> procedure returns #t if given arguments are indicating the same bindings.</text:span></text:span></text:p>
      <text:p text:style-name="Index"><text:soft-page-break/><text:span text:style-name="Category"><text:span text:style-name="T9">Function:</text:span></text:span><text:span text:style-name="Category"><text:span text:style-name="T24">syntax-&gt;datum</text:span></text:span><text:span text:style-name="Category"><text:span text:style-name="T25"> </text:span></text:span><text:span text:style-name="Category"><text:span text:style-name="T33">syntax-object</text:span></text:span></text:p>
      <text:p text:style-name="P20"><text:span text:style-name="Category"><text:span text:style-name="T28">[R6RS] Strips all syntactic information from a syntax object and returns the corresponding Scheme datum.</text:span></text:span></text:p>
      <text:p text:style-name="Index"><text:span text:style-name="Category"><text:span text:style-name="T9">Function:</text:span></text:span><text:span text:style-name="Category"><text:span text:style-name="T24">generate-temporaries</text:span></text:span><text:span text:style-name="Category"><text:span text:style-name="T25"> </text:span></text:span><text:span text:style-name="Category"><text:span text:style-name="T33">l</text:span></text:span></text:p>
      <text:p text:style-name="P20"><text:span text:style-name="Category"><text:span text:style-name="T28">[R6RS] </text:span></text:span><text:span text:style-name="Category"><text:span text:style-name="T32">L</text:span></text:span><text:span text:style-name="Category"><text:span text:style-name="T28"> must be a list or syntax object representing a list-structured form. The number of temporaries generated is the number of elements in </text:span></text:span><text:span text:style-name="Category"><text:span text:style-name="T32">l</text:span></text:span><text:span text:style-name="Category"><text:span text:style-name="T28">. Each temporary is guaranteed to be unique.</text:span></text:span></text:p>
      <text:p text:style-name="P20"><text:span text:style-name="Category"><text:span text:style-name="T28">NOTE: If you want to create just one temporary symbol and do not think about portability, it's better to use </text:span></text:span><text:span text:style-name="Category"><text:span text:style-name="T32">gensym</text:span></text:span><text:span text:style-name="Category"><text:span text:style-name="T28"> in </text:span></text:span><text:span text:style-name="Category"><text:span text:style-name="T32">(sagittarius) </text:span></text:span><text:span text:style-name="Category"><text:span text:style-name="T28">library.</text:span></text:span></text:p>
      <text:p text:style-name="Index"><text:span text:style-name="Category"><text:span text:style-name="T9">Macro:</text:span></text:span><text:span text:style-name="Category"><text:span text:style-name="T24">with-syntax</text:span></text:span><text:span text:style-name="Category"><text:span text:style-name="T25"> </text:span></text:span><text:span text:style-name="Category"><text:span text:style-name="T33">((pattern expression) …) body</text:span></text:span></text:p>
      <text:p text:style-name="P20"><text:span text:style-name="Category"><text:span text:style-name="T28">[R6RS] The </text:span></text:span><text:span text:style-name="Category"><text:span text:style-name="T32">with-syntax</text:span></text:span><text:span text:style-name="Category"><text:span text:style-name="T28"> form is used to bind pattern variables, just as let is used to bind variables. This allows a transformer to construct its output in separate pieces, then put the pieces together.</text:span></text:span></text:p>
      <text:p text:style-name="P20"><text:span text:style-name="Category"><text:span text:style-name="T28">Each </text:span></text:span><text:span text:style-name="Category"><text:span text:style-name="T32">pattern</text:span></text:span><text:span text:style-name="Category"><text:span text:style-name="T28"> is identical in form to a syntax-case pattern. The value of each </text:span></text:span><text:span text:style-name="Category"><text:span text:style-name="T32">expression</text:span></text:span><text:span text:style-name="Category"><text:span text:style-name="T28"> is computed and destructured according to the corresponding </text:span></text:span><text:span text:style-name="Category"><text:span text:style-name="T32">pattern</text:span></text:span><text:span text:style-name="Category"><text:span text:style-name="T28">, and pattern variables within the </text:span></text:span><text:span text:style-name="Category"><text:span text:style-name="T32">pattern</text:span></text:span><text:span text:style-name="Category"><text:span text:style-name="T28"> are bound as with </text:span></text:span><text:span text:style-name="Category"><text:span text:style-name="T32">syntax-case</text:span></text:span><text:span text:style-name="Category"><text:span text:style-name="T28"> to the corresponding portions of the value within </text:span></text:span><text:span text:style-name="Category"><text:span text:style-name="T32">body</text:span></text:span><text:span text:style-name="Category"><text:span text:style-name="T28">.</text:span></text:span></text:p>
      <text:p text:style-name="Index"><text:span text:style-name="Category"><text:span text:style-name="T9">Macro:</text:span></text:span><text:span text:style-name="Category"><text:span text:style-name="T24">quasisyntax</text:span></text:span><text:span text:style-name="Category"><text:span text:style-name="T25"> </text:span></text:span><text:span text:style-name="Category"><text:span text:style-name="T33">template</text:span></text:span></text:p>
      <text:p text:style-name="Index"><text:span text:style-name="Category"><text:span text:style-name="T9">Auxiliary macro:</text:span></text:span><text:span text:style-name="Category"><text:span text:style-name="T24">unsyntax</text:span></text:span></text:p>
      <text:p text:style-name="Index"><text:span text:style-name="Category"><text:span text:style-name="T9">Auxiliary macro:</text:span></text:span><text:span text:style-name="Category"><text:span text:style-name="T24"> unsyntax-splicing</text:span></text:span></text:p>
      <text:p text:style-name="P20"><text:span text:style-name="Category"><text:span text:style-name="T28">[R6RS] The </text:span></text:span><text:span text:style-name="Category"><text:span text:style-name="T32">quasisyntax</text:span></text:span><text:span text:style-name="Category"><text:span text:style-name="T28"> form is similar to syntax, but it allows parts of the quoted text to be evaluated, in a manner similar to the operation of </text:span></text:span><text:span text:style-name="Category"><text:span text:style-name="T32">quasiquote</text:span></text:span><text:span text:style-name="Category"><text:span text:style-name="T28">.</text:span></text:span></text:p>
      <text:p text:style-name="P20"><text:span text:style-name="Category"><text:span text:style-name="T28">Within a </text:span></text:span><text:span text:style-name="Category"><text:span text:style-name="T32">quasisyntax</text:span></text:span><text:span text:style-name="Category"><text:span text:style-name="T28"> template, subforms of </text:span></text:span><text:span text:style-name="Category"><text:span text:style-name="T32">unsyntax</text:span></text:span><text:span text:style-name="Category"><text:span text:style-name="T28"> and </text:span></text:span><text:span text:style-name="Category"><text:span text:style-name="T32">unsyntax-splicing</text:span></text:span><text:span text:style-name="Category"><text:span text:style-name="T28"> forms are evaluated, and everything else is treated as ordinary template material, as with </text:span></text:span><text:span text:style-name="Category"><text:span text:style-name="T32">syntax</text:span></text:span><text:span text:style-name="Category"><text:span text:style-name="T28">. The value of each </text:span></text:span><text:span text:style-name="Category"><text:span text:style-name="T32">unsyntax</text:span></text:span><text:span text:style-name="Category"><text:span text:style-name="T28"> subform is inserted into the output in place of the </text:span></text:span><text:span text:style-name="Category"><text:span text:style-name="T32">unsyntax</text:span></text:span><text:span text:style-name="Category"><text:span text:style-name="T28"> form, while the value of each </text:span></text:span><text:span text:style-name="Category"><text:span text:style-name="T32">unsyntax-splicing</text:span></text:span><text:span text:style-name="Category"><text:span text:style-name="T28"> subform is spliced into the surrounding list or vector structure. Uses of </text:span></text:span><text:span text:style-name="Category"><text:span text:style-name="T32">unsyntax</text:span></text:span><text:span text:style-name="Category"><text:span text:style-name="T28"> and </text:span></text:span><text:span text:style-name="Category"><text:span text:style-name="T32">unsyntax-splicing</text:span></text:span><text:span text:style-name="Category"><text:span text:style-name="T28"> are valid only within </text:span></text:span><text:span text:style-name="Category"><text:span text:style-name="T32">quasisyntax</text:span></text:span><text:span text:style-name="Category"><text:span text:style-name="T28"> expressions.</text:span></text:span></text:p>
      <text:p text:style-name="P20"><text:span text:style-name="Category"><text:span text:style-name="T28">A </text:span></text:span><text:span text:style-name="Category"><text:span text:style-name="T32">quasisyntax</text:span></text:span><text:span text:style-name="Category"><text:span text:style-name="T28"> expression may be nested, with each </text:span></text:span><text:span text:style-name="Category"><text:span text:style-name="T32">quasisyntax</text:span></text:span><text:span text:style-name="Category"><text:span text:style-name="T28"> introducing a new level of syntax quotation and each </text:span></text:span><text:span text:style-name="Category"><text:span text:style-name="T32">unsyntax</text:span></text:span><text:span text:style-name="Category"><text:span text:style-name="T28"> or </text:span></text:span><text:span text:style-name="Category"><text:span text:style-name="T32">unsyntax-splicing</text:span></text:span><text:span text:style-name="Category"><text:span text:style-name="T28"> taking away a level of quotation. An expression nested within n </text:span></text:span><text:span text:style-name="Category"><text:span text:style-name="T32">quasisyntax</text:span></text:span><text:span text:style-name="Category"><text:span text:style-name="T28"> expressions must be within n </text:span></text:span><text:span text:style-name="Category"><text:span text:style-name="T32">unsyntax</text:span></text:span><text:span text:style-name="Category"><text:span text:style-name="T28"> or </text:span></text:span><text:span text:style-name="Category"><text:span text:style-name="T32">unsyntax-splicing</text:span></text:span><text:span text:style-name="Category"><text:span text:style-name="T28"> expressions to be evaluated.</text:span></text:span></text:p>
      <text:p text:style-name="Index"><text:span text:style-name="Category"><text:span text:style-name="T9">Function:</text:span></text:span><text:span text:style-name="Category"><text:span text:style-name="T24">syntax-violation</text:span></text:span><text:span text:style-name="Category"><text:span text:style-name="T25"> </text:span></text:span><text:span text:style-name="Category"><text:span text:style-name="T33">who message form :optional subform</text:span></text:span></text:p>
      <text:p text:style-name="P20"><text:span text:style-name="Category"><text:span text:style-name="T28">[R6RS] </text:span></text:span><text:span text:style-name="Category"><text:span text:style-name="T32">Who</text:span></text:span><text:span text:style-name="Category"><text:span text:style-name="T28"> must be #f or a string or a symbol. </text:span></text:span><text:span text:style-name="Category"><text:span text:style-name="T32">Message</text:span></text:span><text:span text:style-name="Category"><text:span text:style-name="T28"> must be a string. </text:span></text:span><text:span text:style-name="Category"><text:span text:style-name="T32">Form</text:span></text:span><text:span text:style-name="Category"><text:span text:style-name="T28"> must be a syntax object or a datum value. </text:span></text:span><text:span text:style-name="Category"><text:span text:style-name="T32">Subform</text:span></text:span><text:span text:style-name="Category"><text:span text:style-name="T28"> must be a syntax object or a datum value. The </text:span></text:span><text:span text:style-name="Category"><text:span text:style-name="T32">syntax-violation</text:span></text:span><text:span text:style-name="Category"><text:span text:style-name="T28"> procedure raises an exception, reporting a syntax violation. </text:span></text:span><text:span text:style-name="Category"><text:span text:style-name="T32">Who</text:span></text:span><text:span text:style-name="Category"><text:span text:style-name="T28"> should describe the macro transformer that detected the exception. The </text:span></text:span><text:span text:style-name="Category"><text:span text:style-name="T32">message</text:span></text:span><text:span text:style-name="Category"><text:span text:style-name="T28"> argument should describe the violation. </text:span></text:span><text:span text:style-name="Category"><text:span text:style-name="T32">Form</text:span></text:span><text:span text:style-name="Category"><text:span text:style-name="T28"> should be the erroneous source syntax object or a datum value representing a form. The optional </text:span></text:span><text:span text:style-name="Category"><text:span text:style-name="T32">subform</text:span></text:span><text:span text:style-name="Category"><text:span text:style-name="T28"> argument should be a syntax object or datum value representing a form that more precisely locates the violation.</text:span></text:span></text:p>
      <text:h text:style-name="Heading_20_2" text:outline-level="2"><text:span text:style-name="Category"><text:span text:style-name="T38">(rnrs hashtables (6))</text:span></text:span></text:h>
      <text:p text:style-name="Text_20_body"><text:span text:style-name="Category"><text:span text:style-name="T28">The</text:span></text:span><text:span text:style-name="Category"><text:span text:style-name="T36"> (rnrs hashtables (6))</text:span></text:span><text:span text:style-name="Category"><text:span text:style-name="T28">library provides a set of operations on hashtables. A hashtable is a data structure that associates keys with values.</text:span></text:span></text:p>
      <text:p text:style-name="Index"><text:span text:style-name="Category"><text:span text:style-name="T9">Function:</text:span></text:span><text:span text:style-name="Category"><text:span text:style-name="T24">make-eq-hashtable</text:span></text:span><text:span text:style-name="Category"><text:span text:style-name="T25"> </text:span></text:span><text:span text:style-name="Category"><text:span text:style-name="T33">:optional k</text:span></text:span></text:p>
      <text:p text:style-name="Index"><text:span text:style-name="Category"><text:span text:style-name="T9">Function:</text:span></text:span><text:span text:style-name="Category"><text:span text:style-name="T24">make-eqv-hashtable</text:span></text:span><text:span text:style-name="Category"><text:span text:style-name="T25"> </text:span></text:span><text:span text:style-name="Category"><text:span text:style-name="T33">:optional k</text:span></text:span></text:p>
      <text:p text:style-name="P20"><text:span text:style-name="Category"><text:span text:style-name="T28">[R6RS] Returns a newly allocated mutable hashtable that accepts arbitrary objects as keys, and compares those keys with </text:span></text:span><text:span text:style-name="Category"><text:span text:style-name="T32">eq? (make-eq-hashtable) </text:span></text:span><text:span text:style-name="Category"><text:span text:style-name="T28">or </text:span></text:span><text:span text:style-name="Category"><text:span text:style-name="T32">eqv?(make-eqv-hashtable)</text:span></text:span><text:span text:style-name="Category"><text:span text:style-name="T28">. If an argument is given, the initial capacity of the hashtable is set to approximately </text:span></text:span><text:span text:style-name="Category"><text:span text:style-name="T32">k</text:span></text:span><text:span text:style-name="Category"><text:span text:style-name="T28"> elements.</text:span></text:span></text:p>
      <text:p text:style-name="Index"><text:soft-page-break/><text:span text:style-name="Category"><text:span text:style-name="T9">Function:</text:span></text:span><text:span text:style-name="Category"><text:span text:style-name="T24">make-hashtable</text:span></text:span><text:span text:style-name="Category"><text:span text:style-name="T25"> </text:span></text:span><text:span text:style-name="Category"><text:span text:style-name="T33">hash-function equiv :optional k</text:span></text:span></text:p>
      <text:p text:style-name="P20"><text:span text:style-name="Category"><text:span text:style-name="T28">[R6RS] </text:span></text:span><text:span text:style-name="Category"><text:span text:style-name="T32">Hash-function</text:span></text:span><text:span text:style-name="Category"><text:span text:style-name="T28"> and </text:span></text:span><text:span text:style-name="Category"><text:span text:style-name="T32">equiv</text:span></text:span><text:span text:style-name="Category"><text:span text:style-name="T28"> must be procedures. </text:span></text:span><text:span text:style-name="Category"><text:span text:style-name="T32">Hash-function</text:span></text:span><text:span text:style-name="Category"><text:span text:style-name="T28"> should accept a key as an argument and should return a non-negative exact integer object. </text:span></text:span><text:span text:style-name="Category"><text:span text:style-name="T32">Equiv</text:span></text:span><text:span text:style-name="Category"><text:span text:style-name="T28"> should accept two keys as arguments and return a single value. The </text:span></text:span><text:span text:style-name="Category"><text:span text:style-name="T32">make-hashtable</text:span></text:span><text:span text:style-name="Category"><text:span text:style-name="T28"> procedure returns a newly allocated mutable hashtable using </text:span></text:span><text:span text:style-name="Category"><text:span text:style-name="T32">hash-function</text:span></text:span><text:span text:style-name="Category"><text:span text:style-name="T28"> as the hash function and </text:span></text:span><text:span text:style-name="Category"><text:span text:style-name="T32">equiv</text:span></text:span><text:span text:style-name="Category"><text:span text:style-name="T28"> as the equivalence function used to compare keys. If a third argument is given, the initial capacity of the hashtable is set to approximately </text:span></text:span><text:span text:style-name="Category"><text:span text:style-name="T32">k</text:span></text:span><text:span text:style-name="Category"><text:span text:style-name="T28"> elements.</text:span></text:span></text:p>
      <text:p text:style-name="Index"><text:span text:style-name="Category"><text:span text:style-name="T9">Function:</text:span></text:span><text:span text:style-name="Category"><text:span text:style-name="T24">hashtable?</text:span></text:span><text:span text:style-name="Category"><text:span text:style-name="T25"> </text:span></text:span><text:span text:style-name="Category"><text:span text:style-name="T33">obj</text:span></text:span></text:p>
      <text:p text:style-name="P20"><text:span text:style-name="Category"><text:span text:style-name="T28">[R6RS] Returns #t if </text:span></text:span><text:span text:style-name="Category"><text:span text:style-name="T32">obj</text:span></text:span><text:span text:style-name="Category"><text:span text:style-name="T28"> is a hashtable, #f otherwise.</text:span></text:span></text:p>
      <text:p text:style-name="Index"><text:span text:style-name="Category"><text:span text:style-name="T9">Function:</text:span></text:span><text:span text:style-name="Category"><text:span text:style-name="T24">hashtable-size</text:span></text:span><text:span text:style-name="Category"><text:span text:style-name="T25"> </text:span></text:span><text:span text:style-name="Category"><text:span text:style-name="T33">hashtable</text:span></text:span></text:p>
      <text:p text:style-name="P20"><text:span text:style-name="Category"><text:span text:style-name="T28">[R6RS] Returns the number of keys contained in </text:span></text:span><text:span text:style-name="Category"><text:span text:style-name="T32">hashtable</text:span></text:span><text:span text:style-name="Category"><text:span text:style-name="T28"> as an exact integer object. </text:span></text:span></text:p>
      <text:p text:style-name="Index"><text:span text:style-name="Category"><text:span text:style-name="T9">Function:</text:span></text:span><text:span text:style-name="Category"><text:span text:style-name="T24">hashtable-ref</text:span></text:span><text:span text:style-name="Category"><text:span text:style-name="T25"> </text:span></text:span><text:span text:style-name="Category"><text:span text:style-name="T33">hashtable key default</text:span></text:span></text:p>
      <text:p text:style-name="P20"><text:span text:style-name="Category"><text:span text:style-name="T28">[R6RS] Returns the value in </text:span></text:span><text:span text:style-name="Category"><text:span text:style-name="T32">hashtable</text:span></text:span><text:span text:style-name="Category"><text:span text:style-name="T28"> associated with </text:span></text:span><text:span text:style-name="Category"><text:span text:style-name="T32">key</text:span></text:span><text:span text:style-name="Category"><text:span text:style-name="T28">. If </text:span></text:span><text:span text:style-name="Category"><text:span text:style-name="T32">hashtable</text:span></text:span><text:span text:style-name="Category"><text:span text:style-name="T28"> does not contain an association for key, </text:span></text:span><text:span text:style-name="Category"><text:span text:style-name="T32">default</text:span></text:span><text:span text:style-name="Category"><text:span text:style-name="T28"> is returned.</text:span></text:span></text:p>
      <text:p text:style-name="Index"><text:span text:style-name="Category"><text:span text:style-name="T9">Function:</text:span></text:span><text:span text:style-name="Category"><text:span text:style-name="T24">hashtable-set!</text:span></text:span><text:span text:style-name="Category"><text:span text:style-name="T25"> </text:span></text:span><text:span text:style-name="Category"><text:span text:style-name="T33">hashtable key obj</text:span></text:span></text:p>
      <text:p text:style-name="P20"><text:span text:style-name="Category"><text:span text:style-name="T28">[R6RS] Changes </text:span></text:span><text:span text:style-name="Category"><text:span text:style-name="T32">hashtable</text:span></text:span><text:span text:style-name="Category"><text:span text:style-name="T28"> to associate </text:span></text:span><text:span text:style-name="Category"><text:span text:style-name="T32">key</text:span></text:span><text:span text:style-name="Category"><text:span text:style-name="T28"> with </text:span></text:span><text:span text:style-name="Category"><text:span text:style-name="T32">obj</text:span></text:span><text:span text:style-name="Category"><text:span text:style-name="T28">, adding a new association or replacing any existing association for </text:span></text:span><text:span text:style-name="Category"><text:span text:style-name="T32">key</text:span></text:span><text:span text:style-name="Category"><text:span text:style-name="T28">, and returns unspecified values.</text:span></text:span></text:p>
      <text:p text:style-name="Index"><text:span text:style-name="Category"><text:span text:style-name="T9">Function:</text:span></text:span><text:span text:style-name="Category"><text:span text:style-name="T24">hashtable-delete!</text:span></text:span><text:span text:style-name="Category"><text:span text:style-name="T25"> </text:span></text:span><text:span text:style-name="Category"><text:span text:style-name="T33">hashtable key</text:span></text:span></text:p>
      <text:p text:style-name="P20"><text:span text:style-name="Category"><text:span text:style-name="T28">[R6RS] Removes any association for </text:span></text:span><text:span text:style-name="Category"><text:span text:style-name="T32">key</text:span></text:span><text:span text:style-name="Category"><text:span text:style-name="T28"> within </text:span></text:span><text:span text:style-name="Category"><text:span text:style-name="T32">hashtable</text:span></text:span><text:span text:style-name="Category"><text:span text:style-name="T28"> and returns unspecified values.</text:span></text:span></text:p>
      <text:p text:style-name="Index"><text:span text:style-name="Category"><text:span text:style-name="T9">Function:</text:span></text:span><text:span text:style-name="Category"><text:span text:style-name="T24">hashtable-contains?</text:span></text:span><text:span text:style-name="Category"><text:span text:style-name="T25"> </text:span></text:span><text:span text:style-name="Category"><text:span text:style-name="T33">hashtable key</text:span></text:span></text:p>
      <text:p text:style-name="P20"><text:span text:style-name="Category"><text:span text:style-name="T28">[R6RS] Returns #t if </text:span></text:span><text:span text:style-name="Category"><text:span text:style-name="T32">hashtable</text:span></text:span><text:span text:style-name="Category"><text:span text:style-name="T28"> contains an association for </text:span></text:span><text:span text:style-name="Category"><text:span text:style-name="T32">key</text:span></text:span><text:span text:style-name="Category"><text:span text:style-name="T28">, #f otherwise.</text:span></text:span></text:p>
      <text:p text:style-name="Index"><text:span text:style-name="Category"><text:span text:style-name="T9">Function:</text:span></text:span><text:span text:style-name="Category"><text:span text:style-name="T24">hashtable-update!</text:span></text:span><text:span text:style-name="Category"><text:span text:style-name="T25"> </text:span></text:span><text:span text:style-name="Category"><text:span text:style-name="T33">hashtable key proc default</text:span></text:span></text:p>
      <text:p text:style-name="P20"><text:span text:style-name="Category"><text:span text:style-name="T28">[R6RS] </text:span></text:span><text:span text:style-name="Category"><text:span text:style-name="T32">Proc</text:span></text:span><text:span text:style-name="Category"><text:span text:style-name="T28"> should accept one argument, should return a single value. The </text:span></text:span><text:span text:style-name="Category"><text:span text:style-name="T32">hashtable-update!</text:span></text:span><text:span text:style-name="Category"><text:span text:style-name="T28"> procedure applies </text:span></text:span><text:span text:style-name="Category"><text:span text:style-name="T32">proc</text:span></text:span><text:span text:style-name="Category"><text:span text:style-name="T28"> to the value in </text:span></text:span><text:span text:style-name="Category"><text:span text:style-name="T32">hashtable</text:span></text:span><text:span text:style-name="Category"><text:span text:style-name="T28"> associated with </text:span></text:span><text:span text:style-name="Category"><text:span text:style-name="T32">key</text:span></text:span><text:span text:style-name="Category"><text:span text:style-name="T28">, or to default if </text:span></text:span><text:span text:style-name="Category"><text:span text:style-name="T32">hashtable</text:span></text:span><text:span text:style-name="Category"><text:span text:style-name="T28"> does not contain an association for </text:span></text:span><text:span text:style-name="Category"><text:span text:style-name="T32">key</text:span></text:span><text:span text:style-name="Category"><text:span text:style-name="T28">. The </text:span></text:span><text:span text:style-name="Category"><text:span text:style-name="T32">hashtable</text:span></text:span><text:span text:style-name="Category"><text:span text:style-name="T28"> is then changed to associate </text:span></text:span><text:span text:style-name="Category"><text:span text:style-name="T32">key</text:span></text:span><text:span text:style-name="Category"><text:span text:style-name="T28"> with the value returned by </text:span></text:span><text:span text:style-name="Category"><text:span text:style-name="T32">proc</text:span></text:span><text:span text:style-name="Category"><text:span text:style-name="T28">.</text:span></text:span></text:p>
      <text:p text:style-name="Index"><text:span text:style-name="Category"><text:span text:style-name="T9">Function:</text:span></text:span><text:span text:style-name="Category"><text:span text:style-name="T24">hashtable-copy</text:span></text:span><text:span text:style-name="Category"><text:span text:style-name="T25"> </text:span></text:span><text:span text:style-name="Category"><text:span text:style-name="T33">hashtable :optional mutable</text:span></text:span></text:p>
      <text:p text:style-name="P20"><text:span text:style-name="Category"><text:span text:style-name="T28">[R6RS] Returns a copy of </text:span></text:span><text:span text:style-name="Category"><text:span text:style-name="T32">hashtable</text:span></text:span><text:span text:style-name="Category"><text:span text:style-name="T28">. If the mutable argument is provided and is true, the returned </text:span></text:span><text:span text:style-name="Category"><text:span text:style-name="T32">hashtable</text:span></text:span><text:span text:style-name="Category"><text:span text:style-name="T28"> is mutable; otherwise it is immutable.</text:span></text:span></text:p>
      <text:p text:style-name="Index"><text:span text:style-name="Category"><text:span text:style-name="T9">Function:</text:span></text:span><text:span text:style-name="Category"><text:span text:style-name="T24">hashtable-clear!</text:span></text:span><text:span text:style-name="Category"><text:span text:style-name="T25"> </text:span></text:span><text:span text:style-name="Category"><text:span text:style-name="T33">hashtable :optional k</text:span></text:span></text:p>
      <text:p text:style-name="P20"><text:span text:style-name="Category"><text:span text:style-name="T28">[R6RS] Removes all associations from </text:span></text:span><text:span text:style-name="Category"><text:span text:style-name="T32">hashtable</text:span></text:span><text:span text:style-name="Category"><text:span text:style-name="T28"> and returns unspecified values.</text:span></text:span></text:p>
      <text:p text:style-name="P20"><text:span text:style-name="Category"><text:span text:style-name="T28">If a second argument is given, the current capacity of the </text:span></text:span><text:span text:style-name="Category"><text:span text:style-name="T32">hashtable</text:span></text:span><text:span text:style-name="Category"><text:span text:style-name="T28"> is reset to approximately </text:span></text:span><text:span text:style-name="Category"><text:span text:style-name="T32">k</text:span></text:span><text:span text:style-name="Category"><text:span text:style-name="T28"> elements.</text:span></text:span></text:p>
      <text:p text:style-name="Index"><text:span text:style-name="Category"><text:span text:style-name="T9">Function:</text:span></text:span><text:span text:style-name="Category"><text:span text:style-name="T24">hashtable-keys</text:span></text:span><text:span text:style-name="Category"><text:span text:style-name="T25"> </text:span></text:span><text:span text:style-name="Category"><text:span text:style-name="T33">hashtable</text:span></text:span></text:p>
      <text:p text:style-name="Index"><text:span text:style-name="Category"><text:span text:style-name="T9">Function:</text:span></text:span><text:span text:style-name="Category"><text:span text:style-name="T24">hashtable-entries</text:span></text:span><text:span text:style-name="Category"><text:span text:style-name="T25"> </text:span></text:span><text:span text:style-name="Category"><text:span text:style-name="T33">hashtable</text:span></text:span></text:p>
      <text:p text:style-name="P20"><text:span text:style-name="Category"><text:span text:style-name="T28">[R6RS] Returns a vector of all keys or entries in </text:span></text:span><text:span text:style-name="Category"><text:span text:style-name="T32">hashtable</text:span></text:span><text:span text:style-name="Category"><text:span text:style-name="T28">. The order of the vector is unspecified.</text:span></text:span></text:p>
      <text:p text:style-name="Index"><text:span text:style-name="Category"><text:span text:style-name="T9">Function:</text:span></text:span><text:span text:style-name="Category"><text:span text:style-name="T24">hashtable-equivalence-function</text:span></text:span><text:span text:style-name="Category"><text:span text:style-name="T25"> </text:span></text:span><text:span text:style-name="Category"><text:span text:style-name="T33">hashtable</text:span></text:span></text:p>
      <text:p text:style-name="Index"><text:span text:style-name="Category"><text:span text:style-name="T9">Function:</text:span></text:span><text:span text:style-name="Category"><text:span text:style-name="T24">hashtable-hash-function</text:span></text:span><text:span text:style-name="Category"><text:span text:style-name="T25"> </text:span></text:span><text:span text:style-name="Category"><text:span text:style-name="T33">hashtable</text:span></text:span></text:p>
      <text:p text:style-name="P20"><text:span text:style-name="Category"><text:span text:style-name="T28">[R6RS] Returns the equivalence or hash function used by </text:span></text:span><text:span text:style-name="Category"><text:span text:style-name="T32">hashtable</text:span></text:span><text:span text:style-name="Category"><text:span text:style-name="T28">.</text:span></text:span></text:p>
      <text:p text:style-name="Index"><text:span text:style-name="Category"><text:span text:style-name="T9">Function:</text:span></text:span><text:span text:style-name="Category"><text:span text:style-name="T24">hashtable-mutable?</text:span></text:span><text:span text:style-name="Category"><text:span text:style-name="T25"> </text:span></text:span><text:span text:style-name="Category"><text:span text:style-name="T33">hashtable</text:span></text:span></text:p>
      <text:p text:style-name="P20"><text:span text:style-name="Category"><text:span text:style-name="T28">[R6RS] Returns #t if </text:span></text:span><text:span text:style-name="Category"><text:span text:style-name="T32">hashtable</text:span></text:span><text:span text:style-name="Category"><text:span text:style-name="T28"> is mutable, otherwise #f.</text:span></text:span></text:p>
      <text:p text:style-name="Index"><text:span text:style-name="Category"><text:span text:style-name="T9">Function:</text:span></text:span><text:span text:style-name="Category"><text:span text:style-name="T24">equal-hash</text:span></text:span><text:span text:style-name="Category"><text:span text:style-name="T25"> </text:span></text:span><text:span text:style-name="Category"><text:span text:style-name="T33">obj</text:span></text:span></text:p>
      <text:p text:style-name="Index"><text:span text:style-name="Category"><text:span text:style-name="T9">Function:</text:span></text:span><text:span text:style-name="Category"><text:span text:style-name="T24">string-hash</text:span></text:span><text:span text:style-name="Category"><text:span text:style-name="T25"> </text:span></text:span><text:span text:style-name="Category"><text:span text:style-name="T33">obj</text:span></text:span></text:p>
      <text:p text:style-name="Index"><text:span text:style-name="Category"><text:span text:style-name="T9">Function:</text:span></text:span><text:span text:style-name="Category"><text:span text:style-name="T24">string-ci-hash</text:span></text:span><text:span text:style-name="Category"><text:span text:style-name="T25"> </text:span></text:span><text:span text:style-name="Category"><text:span text:style-name="T33">obj</text:span></text:span></text:p>
      <text:p text:style-name="Index"><text:soft-page-break/><text:span text:style-name="Category"><text:span text:style-name="T9">Function:</text:span></text:span><text:span text:style-name="Category"><text:span text:style-name="T24">symbol-hash</text:span></text:span><text:span text:style-name="Category"><text:span text:style-name="T25"> </text:span></text:span><text:span text:style-name="Category"><text:span text:style-name="T33">obj</text:span></text:span></text:p>
      <text:p text:style-name="P22"><text:span text:style-name="Category"><text:span text:style-name="T26">[R6RS] Returns hash value of </text:span></text:span><text:span text:style-name="Category"><text:span text:style-name="T34">obj</text:span></text:span><text:span text:style-name="Category"><text:span text:style-name="T26">. Each procedures return the hash values suitable for </text:span></text:span><text:span text:style-name="Category"><text:span text:style-name="T34">equal?, string=?, string-ci=? </text:span></text:span><text:span text:style-name="Category"><text:span text:style-name="T26">and symbols.</text:span></text:span></text:p>
      <text:p text:style-name="P22"><text:span text:style-name="Category"><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09-23T17:41:26.03</dc:date>
    <meta:editing-duration>P1DT21H5M22S</meta:editing-duration>
    <meta:editing-cycles>398</meta:editing-cycles>
    <meta:generator>LibreOffice/3.3$Win32 LibreOffice_project/330m19$Build-401</meta:generator>
    <meta:document-statistic meta:table-count="1" meta:image-count="0" meta:object-count="16" meta:page-count="75" meta:paragraph-count="1985" meta:word-count="28321" meta:character-count="186401"/>
  </office:meta>
</office:document-meta>
</file>

<file path=Object 1/content.xml><?xml version="1.0" encoding="utf-8"?>
<math xmlns="http://www.w3.org/1998/Math/MathML">
  <semantics>
    <msup>
      <mi>e</mi>
      <mrow>
        <mi mathvariant="italic">x2</mi>
        <mi>log</mi>
        <mi mathvariant="italic">z1</mi>
      </mrow>
    </msup>
    <annotation encoding="StarMath 5.0">e^{x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15/content.xml><?xml version="1.0" encoding="utf-8"?>
<math xmlns="http://www.w3.org/1998/Math/MathML">
  <semantics>
    <msup>
      <mn>2</mn>
      <mrow>
        <mo stretchy="false">(</mo>
        <mrow>
          <mn>8n</mn>
          <mo stretchy="false">−</mo>
          <mn>2</mn>
        </mrow>
        <mo stretchy="false">)</mo>
      </mrow>
    </msup>
    <annotation encoding="StarMath 5.0">2^(8n - 2)</annotation>
  </semantics>
</math>
</file>

<file path=Object 16/content.xml><?xml version="1.0" encoding="utf-8"?>
<math xmlns="http://www.w3.org/1998/Math/MathML">
  <semantics>
    <msup>
      <mn>2</mn>
      <mrow>
        <mo stretchy="false">(</mo>
        <mrow>
          <mn>8n</mn>
          <mo stretchy="false">−</mo>
          <mn>2</mn>
        </mrow>
        <mo stretchy="false">)</mo>
      </mrow>
    </msup>
    <annotation encoding="StarMath 5.0">2^(8n - 2)</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